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od_sum_v2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Origen_Id</text:p>
          </table:table-cell>
          <table:table-cell office:value-type="string">
            <text:p>Destino_Id</text:p>
          </table:table-cell>
          <table:table-cell office:value-type="string">
            <text:p>viajes</text:p>
          </table:table-cell>
          <table:table-cell office:value-type="string">
            <text:p>o_latitude</text:p>
          </table:table-cell>
          <table:table-cell office:value-type="string">
            <text:p>o_longitude</text:p>
          </table:table-cell>
          <table:table-cell office:value-type="string">
            <text:p>d_latitude</text:p>
          </table:table-cell>
          <table:table-cell office:value-type="string">
            <text:p>d_longitude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10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10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858600000000017"/>
          <table:table-cell office:value-type="float" office:value="-103.3396400000000028"/>
        </table:table-row>
        <table:table-row>
          <table:table-cell office:value-type="string">
            <text:p>10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10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860500000000016"/>
          <table:table-cell office:value-type="float" office:value="-103.3540799999999962"/>
        </table:table-row>
        <table:table-row>
          <table:table-cell office:value-type="string">
            <text:p>10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10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0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0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10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1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811509999999998"/>
          <table:table-cell office:value-type="float" office:value="-103.3388630000000035"/>
        </table:table-row>
        <table:table-row>
          <table:table-cell office:value-type="string">
            <text:p>10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0</text:p>
          </table:table-cell>
          <table:table-cell office:value-type="string">
            <text:p>63</text:p>
          </table:table-cell>
          <table:table-cell office:value-type="string">
            <text:p>5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10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10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float" office:value="20.6818710000000010"/>
          <table:table-cell office:value-type="float" office:value="-103.3503960000000035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100</text:p>
          </table:table-cell>
          <table:table-cell office:value-type="string">
            <text:p>103</text:p>
          </table:table-cell>
          <table:table-cell office:value-type="string">
            <text:p>1</text:p>
          </table:table-cell>
          <table:table-cell office:value-type="float" office:value="20.7238889999999998"/>
          <table:table-cell office:value-type="float" office:value="-103.3945850000000064"/>
          <table:table-cell office:value-type="float" office:value="20.7204380000000015"/>
          <table:table-cell office:value-type="float" office:value="-103.3918939999999935"/>
        </table:table-row>
        <table:table-row>
          <table:table-cell office:value-type="string">
            <text:p>100</text:p>
          </table:table-cell>
          <table:table-cell office:value-type="string">
            <text:p>112</text:p>
          </table:table-cell>
          <table:table-cell office:value-type="string">
            <text:p>2</text:p>
          </table:table-cell>
          <table:table-cell office:value-type="float" office:value="20.7238889999999998"/>
          <table:table-cell office:value-type="float" office:value="-103.3945850000000064"/>
          <table:table-cell office:value-type="float" office:value="20.7224269999999997"/>
          <table:table-cell office:value-type="float" office:value="-103.3829999999999956"/>
        </table:table-row>
        <table:table-row>
          <table:table-cell office:value-type="string">
            <text:p>102</text:p>
          </table:table-cell>
          <table:table-cell office:value-type="string">
            <text:p>112</text:p>
          </table:table-cell>
          <table:table-cell office:value-type="string">
            <text:p>1</text:p>
          </table:table-cell>
          <table:table-cell office:value-type="float" office:value="20.7284460000000017"/>
          <table:table-cell office:value-type="float" office:value="-103.3903099999999995"/>
          <table:table-cell office:value-type="float" office:value="20.7224269999999997"/>
          <table:table-cell office:value-type="float" office:value="-103.3829999999999956"/>
        </table:table-row>
        <table:table-row>
          <table:table-cell office:value-type="string">
            <text:p>102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float" office:value="20.7284460000000017"/>
          <table:table-cell office:value-type="float" office:value="-103.3903099999999995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103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float" office:value="20.7204380000000015"/>
          <table:table-cell office:value-type="float" office:value="-103.3918939999999935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104</text:p>
          </table:table-cell>
          <table:table-cell office:value-type="string">
            <text:p>112</text:p>
          </table:table-cell>
          <table:table-cell office:value-type="string">
            <text:p>6</text:p>
          </table:table-cell>
          <table:table-cell office:value-type="float" office:value="20.7240439999999992"/>
          <table:table-cell office:value-type="float" office:value="-103.3908019999999937"/>
          <table:table-cell office:value-type="float" office:value="20.7224269999999997"/>
          <table:table-cell office:value-type="float" office:value="-103.3829999999999956"/>
        </table:table-row>
        <table:table-row>
          <table:table-cell office:value-type="string">
            <text:p>104</text:p>
          </table:table-cell>
          <table:table-cell office:value-type="string">
            <text:p>291</text:p>
          </table:table-cell>
          <table:table-cell office:value-type="string">
            <text:p>1</text:p>
          </table:table-cell>
          <table:table-cell office:value-type="float" office:value="20.7240439999999992"/>
          <table:table-cell office:value-type="float" office:value="-103.3908019999999937"/>
          <table:table-cell office:value-type="float" office:value="20.7383699999999997"/>
          <table:table-cell office:value-type="float" office:value="-103.3805700000000058"/>
        </table:table-row>
        <table:table-row>
          <table:table-cell office:value-type="string">
            <text:p>104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float" office:value="20.7240439999999992"/>
          <table:table-cell office:value-type="float" office:value="-103.3908019999999937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106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float" office:value="20.7216430000000003"/>
          <table:table-cell office:value-type="float" office:value="-103.3901999999999930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06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  <table:table-cell office:value-type="float" office:value="20.7216430000000003"/>
          <table:table-cell office:value-type="float" office:value="-103.3901999999999930"/>
          <table:table-cell office:value-type="float" office:value="20.6686799999999984"/>
          <table:table-cell office:value-type="float" office:value="-103.3730999999999938"/>
        </table:table-row>
        <table:table-row>
          <table:table-cell office:value-type="string">
            <text:p>106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7216430000000003"/>
          <table:table-cell office:value-type="float" office:value="-103.3901999999999930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106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float" office:value="20.7216430000000003"/>
          <table:table-cell office:value-type="float" office:value="-103.3901999999999930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106</text:p>
          </table:table-cell>
          <table:table-cell office:value-type="string">
            <text:p>92</text:p>
          </table:table-cell>
          <table:table-cell office:value-type="string">
            <text:p>1</text:p>
          </table:table-cell>
          <table:table-cell office:value-type="float" office:value="20.7216430000000003"/>
          <table:table-cell office:value-type="float" office:value="-103.3901999999999930"/>
          <table:table-cell office:value-type="float" office:value="20.7263759999999984"/>
          <table:table-cell office:value-type="float" office:value="-103.3974659999999943"/>
        </table:table-row>
        <table:table-row>
          <table:table-cell office:value-type="string">
            <text:p>107</text:p>
          </table:table-cell>
          <table:table-cell office:value-type="string">
            <text:p>107</text:p>
          </table:table-cell>
          <table:table-cell office:value-type="string">
            <text:p>1</text:p>
          </table:table-cell>
          <table:table-cell office:value-type="float" office:value="20.7237399999999994"/>
          <table:table-cell office:value-type="float" office:value="-103.3886569999999949"/>
          <table:table-cell office:value-type="float" office:value="20.7237399999999994"/>
          <table:table-cell office:value-type="float" office:value="-103.3886569999999949"/>
        </table:table-row>
        <table:table-row>
          <table:table-cell office:value-type="string">
            <text:p>107</text:p>
          </table:table-cell>
          <table:table-cell office:value-type="string">
            <text:p>110</text:p>
          </table:table-cell>
          <table:table-cell office:value-type="string">
            <text:p>1</text:p>
          </table:table-cell>
          <table:table-cell office:value-type="float" office:value="20.7237399999999994"/>
          <table:table-cell office:value-type="float" office:value="-103.3886569999999949"/>
          <table:table-cell office:value-type="float" office:value="20.7210390000000011"/>
          <table:table-cell office:value-type="float" office:value="-103.3869420000000048"/>
        </table:table-row>
        <table:table-row>
          <table:table-cell office:value-type="string">
            <text:p>108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float" office:value="20.7270679999999992"/>
          <table:table-cell office:value-type="float" office:value="-103.3862859999999984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11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1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45600000000012"/>
          <table:table-cell office:value-type="float" office:value="-103.3569899999999961"/>
        </table:table-row>
        <table:table-row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11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11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11</text:p>
          </table:table-cell>
          <table:table-cell office:value-type="string">
            <text:p>174</text:p>
          </table:table-cell>
          <table:table-cell office:value-type="string">
            <text:p>6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11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11</text:p>
          </table:table-cell>
          <table:table-cell office:value-type="string">
            <text:p>181</text:p>
          </table:table-cell>
          <table:table-cell office:value-type="string">
            <text:p>2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11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60500000000016"/>
          <table:table-cell office:value-type="float" office:value="-103.3540799999999962"/>
        </table:table-row>
        <table:table-row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11</text:p>
          </table:table-cell>
          <table:table-cell office:value-type="string">
            <text:p>190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94499999999992"/>
          <table:table-cell office:value-type="float" office:value="-103.3760000000000048"/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11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1</text:p>
          </table:table-cell>
          <table:table-cell office:value-type="string">
            <text:p>216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651099999999985"/>
          <table:table-cell office:value-type="float" office:value="-103.3938799999999958"/>
        </table:table-row>
        <table:table-row>
          <table:table-cell office:value-type="string">
            <text:p>11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11</text:p>
          </table:table-cell>
          <table:table-cell office:value-type="string">
            <text:p>247</text:p>
          </table:table-cell>
          <table:table-cell office:value-type="string">
            <text:p>6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11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11</text:p>
          </table:table-cell>
          <table:table-cell office:value-type="string">
            <text:p>254</text:p>
          </table:table-cell>
          <table:table-cell office:value-type="string">
            <text:p>2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1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11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36100000000016"/>
          <table:table-cell office:value-type="float" office:value="-103.3375599999999963"/>
        </table:table-row>
        <table:table-row>
          <table:table-cell office:value-type="string">
            <text:p>11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11</text:p>
          </table:table-cell>
          <table:table-cell office:value-type="string">
            <text:p>271</text:p>
          </table:table-cell>
          <table:table-cell office:value-type="string">
            <text:p>2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11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1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11</text:p>
          </table:table-cell>
          <table:table-cell office:value-type="string">
            <text:p>31</text:p>
          </table:table-cell>
          <table:table-cell office:value-type="string">
            <text:p>10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11</text:p>
          </table:table-cell>
          <table:table-cell office:value-type="string">
            <text:p>32</text:p>
          </table:table-cell>
          <table:table-cell office:value-type="string">
            <text:p>1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11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11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1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1</text:p>
          </table:table-cell>
          <table:table-cell office:value-type="string">
            <text:p>38</text:p>
          </table:table-cell>
          <table:table-cell office:value-type="string">
            <text:p>3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11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11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60669999999998"/>
          <table:table-cell office:value-type="float" office:value="-103.3670489999999944"/>
        </table:table-row>
        <table:table-row>
          <table:table-cell office:value-type="string">
            <text:p>1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1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11509999999998"/>
          <table:table-cell office:value-type="float" office:value="-103.3388630000000035"/>
        </table:table-row>
        <table:table-row>
          <table:table-cell office:value-type="string">
            <text:p>11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1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11</text:p>
          </table:table-cell>
          <table:table-cell office:value-type="string">
            <text:p>75</text:p>
          </table:table-cell>
          <table:table-cell office:value-type="string">
            <text:p>3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11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07519000000006"/>
          <table:table-cell office:value-type="float" office:value="-103.3443800999999951"/>
        </table:table-row>
        <table:table-row>
          <table:table-cell office:value-type="string">
            <text:p>11</text:p>
          </table:table-cell>
          <table:table-cell office:value-type="string">
            <text:p>82</text:p>
          </table:table-cell>
          <table:table-cell office:value-type="string">
            <text:p>10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11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819839999999999"/>
          <table:table-cell office:value-type="float" office:value="-103.3538350000000037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110</text:p>
          </table:table-cell>
          <table:table-cell office:value-type="string">
            <text:p>106</text:p>
          </table:table-cell>
          <table:table-cell office:value-type="string">
            <text:p>1</text:p>
          </table:table-cell>
          <table:table-cell office:value-type="float" office:value="20.7210390000000011"/>
          <table:table-cell office:value-type="float" office:value="-103.3869420000000048"/>
          <table:table-cell office:value-type="float" office:value="20.7216430000000003"/>
          <table:table-cell office:value-type="float" office:value="-103.3901999999999930"/>
        </table:table-row>
        <table:table-row>
          <table:table-cell office:value-type="string">
            <text:p>110</text:p>
          </table:table-cell>
          <table:table-cell office:value-type="string">
            <text:p>108</text:p>
          </table:table-cell>
          <table:table-cell office:value-type="string">
            <text:p>1</text:p>
          </table:table-cell>
          <table:table-cell office:value-type="float" office:value="20.7210390000000011"/>
          <table:table-cell office:value-type="float" office:value="-103.3869420000000048"/>
          <table:table-cell office:value-type="float" office:value="20.7270679999999992"/>
          <table:table-cell office:value-type="float" office:value="-103.3862859999999984"/>
        </table:table-row>
        <table:table-row>
          <table:table-cell office:value-type="string">
            <text:p>110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7210390000000011"/>
          <table:table-cell office:value-type="float" office:value="-103.3869420000000048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110</text:p>
          </table:table-cell>
          <table:table-cell office:value-type="string">
            <text:p>294</text:p>
          </table:table-cell>
          <table:table-cell office:value-type="string">
            <text:p>1</text:p>
          </table:table-cell>
          <table:table-cell office:value-type="float" office:value="20.7210390000000011"/>
          <table:table-cell office:value-type="float" office:value="-103.3869420000000048"/>
          <table:table-cell office:value-type="float" office:value="20.7344100000000005"/>
          <table:table-cell office:value-type="float" office:value="-103.3807900000000046"/>
        </table:table-row>
        <table:table-row>
          <table:table-cell office:value-type="string">
            <text:p>110</text:p>
          </table:table-cell>
          <table:table-cell office:value-type="string">
            <text:p>98</text:p>
          </table:table-cell>
          <table:table-cell office:value-type="string">
            <text:p>1</text:p>
          </table:table-cell>
          <table:table-cell office:value-type="float" office:value="20.7210390000000011"/>
          <table:table-cell office:value-type="float" office:value="-103.3869420000000048"/>
          <table:table-cell office:value-type="float" office:value="20.7220100000000009"/>
          <table:table-cell office:value-type="float" office:value="-103.3942700000000059"/>
        </table:table-row>
        <table:table-row>
          <table:table-cell office:value-type="string">
            <text:p>111</text:p>
          </table:table-cell>
          <table:table-cell office:value-type="string">
            <text:p>155</text:p>
          </table:table-cell>
          <table:table-cell office:value-type="string">
            <text:p>1</text:p>
          </table:table-cell>
          <table:table-cell office:value-type="float" office:value="20.7283200000000001"/>
          <table:table-cell office:value-type="float" office:value="-103.3841560000000044"/>
          <table:table-cell office:value-type="float" office:value="20.6971999999999987"/>
          <table:table-cell office:value-type="float" office:value="-103.3677299999999946"/>
        </table:table-row>
        <table:table-row>
          <table:table-cell office:value-type="string">
            <text:p>112</text:p>
          </table:table-cell>
          <table:table-cell office:value-type="string">
            <text:p>104</text:p>
          </table:table-cell>
          <table:table-cell office:value-type="string">
            <text:p>9</text:p>
          </table:table-cell>
          <table:table-cell office:value-type="float" office:value="20.7224269999999997"/>
          <table:table-cell office:value-type="float" office:value="-103.3829999999999956"/>
          <table:table-cell office:value-type="float" office:value="20.7240439999999992"/>
          <table:table-cell office:value-type="float" office:value="-103.3908019999999937"/>
        </table:table-row>
        <table:table-row>
          <table:table-cell office:value-type="string">
            <text:p>112</text:p>
          </table:table-cell>
          <table:table-cell office:value-type="string">
            <text:p>106</text:p>
          </table:table-cell>
          <table:table-cell office:value-type="string">
            <text:p>2</text:p>
          </table:table-cell>
          <table:table-cell office:value-type="float" office:value="20.7224269999999997"/>
          <table:table-cell office:value-type="float" office:value="-103.3829999999999956"/>
          <table:table-cell office:value-type="float" office:value="20.7216430000000003"/>
          <table:table-cell office:value-type="float" office:value="-103.3901999999999930"/>
        </table:table-row>
        <table:table-row>
          <table:table-cell office:value-type="string">
            <text:p>112</text:p>
          </table:table-cell>
          <table:table-cell office:value-type="string">
            <text:p>112</text:p>
          </table:table-cell>
          <table:table-cell office:value-type="string">
            <text:p>3</text:p>
          </table:table-cell>
          <table:table-cell office:value-type="float" office:value="20.7224269999999997"/>
          <table:table-cell office:value-type="float" office:value="-103.3829999999999956"/>
          <table:table-cell office:value-type="float" office:value="20.7224269999999997"/>
          <table:table-cell office:value-type="float" office:value="-103.3829999999999956"/>
        </table:table-row>
        <table:table-row>
          <table:table-cell office:value-type="string">
            <text:p>112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7224269999999997"/>
          <table:table-cell office:value-type="float" office:value="-103.3829999999999956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112</text:p>
          </table:table-cell>
          <table:table-cell office:value-type="string">
            <text:p>288</text:p>
          </table:table-cell>
          <table:table-cell office:value-type="string">
            <text:p>1</text:p>
          </table:table-cell>
          <table:table-cell office:value-type="float" office:value="20.7224269999999997"/>
          <table:table-cell office:value-type="float" office:value="-103.3829999999999956"/>
          <table:table-cell office:value-type="float" office:value="20.7295799999999986"/>
          <table:table-cell office:value-type="float" office:value="-103.3885899999999936"/>
        </table:table-row>
        <table:table-row>
          <table:table-cell office:value-type="string">
            <text:p>115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7279130000000009"/>
          <table:table-cell office:value-type="float" office:value="-103.3881619999999941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17</text:p>
          </table:table-cell>
          <table:table-cell office:value-type="string">
            <text:p>103</text:p>
          </table:table-cell>
          <table:table-cell office:value-type="string">
            <text:p>1</text:p>
          </table:table-cell>
          <table:table-cell office:value-type="float" office:value="20.7204520000000016"/>
          <table:table-cell office:value-type="float" office:value="-103.3886289999999946"/>
          <table:table-cell office:value-type="float" office:value="20.7204380000000015"/>
          <table:table-cell office:value-type="float" office:value="-103.3918939999999935"/>
        </table:table-row>
        <table:table-row>
          <table:table-cell office:value-type="string">
            <text:p>117</text:p>
          </table:table-cell>
          <table:table-cell office:value-type="string">
            <text:p>117</text:p>
          </table:table-cell>
          <table:table-cell office:value-type="string">
            <text:p>1</text:p>
          </table:table-cell>
          <table:table-cell office:value-type="float" office:value="20.7204520000000016"/>
          <table:table-cell office:value-type="float" office:value="-103.3886289999999946"/>
          <table:table-cell office:value-type="float" office:value="20.7204520000000016"/>
          <table:table-cell office:value-type="float" office:value="-103.3886289999999946"/>
        </table:table-row>
        <table:table-row>
          <table:table-cell office:value-type="string">
            <text:p>117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7204520000000016"/>
          <table:table-cell office:value-type="float" office:value="-103.3886289999999946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117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7204520000000016"/>
          <table:table-cell office:value-type="float" office:value="-103.3886289999999946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117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7204520000000016"/>
          <table:table-cell office:value-type="float" office:value="-103.3886289999999946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117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float" office:value="20.7204520000000016"/>
          <table:table-cell office:value-type="float" office:value="-103.3886289999999946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117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7204520000000016"/>
          <table:table-cell office:value-type="float" office:value="-103.3886289999999946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2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12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12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12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12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2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93890000000005"/>
          <table:table-cell office:value-type="float" office:value="-103.3591299999999933"/>
        </table:table-row>
        <table:table-row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12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12</text:p>
          </table:table-cell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98609999999989"/>
          <table:table-cell office:value-type="float" office:value="-103.3451979999999963"/>
        </table:table-row>
        <table:table-row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4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12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12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60669999999998"/>
          <table:table-cell office:value-type="float" office:value="-103.3670489999999944"/>
        </table:table-row>
        <table:table-row>
          <table:table-cell office:value-type="string">
            <text:p>12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2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12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817859999999989"/>
          <table:table-cell office:value-type="float" office:value="-103.3572669999999931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125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  <table:table-cell office:value-type="float" office:value="20.6734200000000001"/>
          <table:table-cell office:value-type="float" office:value="-103.4094500000000068"/>
          <table:table-cell office:value-type="float" office:value="20.6734200000000001"/>
          <table:table-cell office:value-type="float" office:value="-103.4094500000000068"/>
        </table:table-row>
        <table:table-row>
          <table:table-cell office:value-type="string">
            <text:p>12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734200000000001"/>
          <table:table-cell office:value-type="float" office:value="-103.4094500000000068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125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34200000000001"/>
          <table:table-cell office:value-type="float" office:value="-103.4094500000000068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25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734200000000001"/>
          <table:table-cell office:value-type="float" office:value="-103.4094500000000068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26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float" office:value="20.6719499999999989"/>
          <table:table-cell office:value-type="float" office:value="-103.4064099999999939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126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719499999999989"/>
          <table:table-cell office:value-type="float" office:value="-103.4064099999999939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26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float" office:value="20.6719499999999989"/>
          <table:table-cell office:value-type="float" office:value="-103.4064099999999939"/>
          <table:table-cell office:value-type="float" office:value="20.6766280000000009"/>
          <table:table-cell office:value-type="float" office:value="-103.3726869999999991"/>
        </table:table-row>
        <table:table-row>
          <table:table-cell office:value-type="string">
            <text:p>127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07000000000001"/>
          <table:table-cell office:value-type="float" office:value="-103.4045799999999957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28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float" office:value="20.6698400000000007"/>
          <table:table-cell office:value-type="float" office:value="-103.4096799999999945"/>
          <table:table-cell office:value-type="float" office:value="20.6631280599999982"/>
          <table:table-cell office:value-type="float" office:value="-103.4079076000000015"/>
        </table:table-row>
        <table:table-row>
          <table:table-cell office:value-type="string">
            <text:p>128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698400000000007"/>
          <table:table-cell office:value-type="float" office:value="-103.4096799999999945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28</text:p>
          </table:table-cell>
          <table:table-cell office:value-type="string">
            <text:p>201</text:p>
          </table:table-cell>
          <table:table-cell office:value-type="string">
            <text:p>5</text:p>
          </table:table-cell>
          <table:table-cell office:value-type="float" office:value="20.6698400000000007"/>
          <table:table-cell office:value-type="float" office:value="-103.4096799999999945"/>
          <table:table-cell office:value-type="float" office:value="20.6701599999999992"/>
          <table:table-cell office:value-type="float" office:value="-103.3844799999999964"/>
        </table:table-row>
        <table:table-row>
          <table:table-cell office:value-type="string">
            <text:p>128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float" office:value="20.6698400000000007"/>
          <table:table-cell office:value-type="float" office:value="-103.4096799999999945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128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698400000000007"/>
          <table:table-cell office:value-type="float" office:value="-103.4096799999999945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29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684400000000004"/>
          <table:table-cell office:value-type="float" office:value="-103.4049499999999995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29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684400000000004"/>
          <table:table-cell office:value-type="float" office:value="-103.4049499999999995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3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float" office:value="20.6810809999999989"/>
          <table:table-cell office:value-type="float" office:value="-103.3600990000000053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13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810809999999989"/>
          <table:table-cell office:value-type="float" office:value="-103.3600990000000053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3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810809999999989"/>
          <table:table-cell office:value-type="float" office:value="-103.3600990000000053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13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float" office:value="20.6810809999999989"/>
          <table:table-cell office:value-type="float" office:value="-103.3600990000000053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13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810809999999989"/>
          <table:table-cell office:value-type="float" office:value="-103.3600990000000053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13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float" office:value="20.6673100000000005"/>
          <table:table-cell office:value-type="float" office:value="-103.4095300000000037"/>
          <table:table-cell office:value-type="float" office:value="20.6676229999999990"/>
          <table:table-cell office:value-type="float" office:value="-103.3704989999999952"/>
        </table:table-row>
        <table:table-row>
          <table:table-cell office:value-type="string">
            <text:p>130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673100000000005"/>
          <table:table-cell office:value-type="float" office:value="-103.4095300000000037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30</text:p>
          </table:table-cell>
          <table:table-cell office:value-type="string">
            <text:p>243</text:p>
          </table:table-cell>
          <table:table-cell office:value-type="string">
            <text:p>2</text:p>
          </table:table-cell>
          <table:table-cell office:value-type="float" office:value="20.6673100000000005"/>
          <table:table-cell office:value-type="float" office:value="-103.4095300000000037"/>
          <table:table-cell office:value-type="float" office:value="20.6727620099999996"/>
          <table:table-cell office:value-type="float" office:value="-103.3976248999999967"/>
        </table:table-row>
        <table:table-row>
          <table:table-cell office:value-type="string">
            <text:p>13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668781999999993"/>
          <table:table-cell office:value-type="float" office:value="-103.4031329000000028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131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  <table:table-cell office:value-type="float" office:value="20.6668781999999993"/>
          <table:table-cell office:value-type="float" office:value="-103.4031329000000028"/>
          <table:table-cell office:value-type="float" office:value="20.6698400000000007"/>
          <table:table-cell office:value-type="float" office:value="-103.4096799999999945"/>
        </table:table-row>
        <table:table-row>
          <table:table-cell office:value-type="string">
            <text:p>131</text:p>
          </table:table-cell>
          <table:table-cell office:value-type="string">
            <text:p>131</text:p>
          </table:table-cell>
          <table:table-cell office:value-type="string">
            <text:p>1</text:p>
          </table:table-cell>
          <table:table-cell office:value-type="float" office:value="20.6668781999999993"/>
          <table:table-cell office:value-type="float" office:value="-103.4031329000000028"/>
          <table:table-cell office:value-type="float" office:value="20.6668781999999993"/>
          <table:table-cell office:value-type="float" office:value="-103.4031329000000028"/>
        </table:table-row>
        <table:table-row>
          <table:table-cell office:value-type="string">
            <text:p>131</text:p>
          </table:table-cell>
          <table:table-cell office:value-type="string">
            <text:p>134</text:p>
          </table:table-cell>
          <table:table-cell office:value-type="string">
            <text:p>1</text:p>
          </table:table-cell>
          <table:table-cell office:value-type="float" office:value="20.6668781999999993"/>
          <table:table-cell office:value-type="float" office:value="-103.4031329000000028"/>
          <table:table-cell office:value-type="float" office:value="20.6603376099999991"/>
          <table:table-cell office:value-type="float" office:value="-103.4037558999999931"/>
        </table:table-row>
        <table:table-row>
          <table:table-cell office:value-type="string">
            <text:p>131</text:p>
          </table:table-cell>
          <table:table-cell office:value-type="string">
            <text:p>211</text:p>
          </table:table-cell>
          <table:table-cell office:value-type="string">
            <text:p>2</text:p>
          </table:table-cell>
          <table:table-cell office:value-type="float" office:value="20.6668781999999993"/>
          <table:table-cell office:value-type="float" office:value="-103.4031329000000028"/>
          <table:table-cell office:value-type="float" office:value="20.6699309999999983"/>
          <table:table-cell office:value-type="float" office:value="-103.3943069999999977"/>
        </table:table-row>
        <table:table-row>
          <table:table-cell office:value-type="string">
            <text:p>132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  <table:table-cell office:value-type="float" office:value="20.6658100000000005"/>
          <table:table-cell office:value-type="float" office:value="-103.4066200000000038"/>
          <table:table-cell office:value-type="float" office:value="20.6727620099999996"/>
          <table:table-cell office:value-type="float" office:value="-103.3976248999999967"/>
        </table:table-row>
        <table:table-row>
          <table:table-cell office:value-type="string">
            <text:p>133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float" office:value="20.6631280599999982"/>
          <table:table-cell office:value-type="float" office:value="-103.4079076000000015"/>
          <table:table-cell office:value-type="float" office:value="20.6631280599999982"/>
          <table:table-cell office:value-type="float" office:value="-103.4079076000000015"/>
        </table:table-row>
        <table:table-row>
          <table:table-cell office:value-type="string">
            <text:p>133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float" office:value="20.6631280599999982"/>
          <table:table-cell office:value-type="float" office:value="-103.4079076000000015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133</text:p>
          </table:table-cell>
          <table:table-cell office:value-type="string">
            <text:p>194</text:p>
          </table:table-cell>
          <table:table-cell office:value-type="string">
            <text:p>3</text:p>
          </table:table-cell>
          <table:table-cell office:value-type="float" office:value="20.6631280599999982"/>
          <table:table-cell office:value-type="float" office:value="-103.4079076000000015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33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  <table:table-cell office:value-type="float" office:value="20.6631280599999982"/>
          <table:table-cell office:value-type="float" office:value="-103.4079076000000015"/>
          <table:table-cell office:value-type="float" office:value="20.6593100000000014"/>
          <table:table-cell office:value-type="float" office:value="-103.3888400000000019"/>
        </table:table-row>
        <table:table-row>
          <table:table-cell office:value-type="string">
            <text:p>133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  <table:table-cell office:value-type="float" office:value="20.6631280599999982"/>
          <table:table-cell office:value-type="float" office:value="-103.4079076000000015"/>
          <table:table-cell office:value-type="float" office:value="20.6515799999999992"/>
          <table:table-cell office:value-type="float" office:value="-103.3895700000000062"/>
        </table:table-row>
        <table:table-row>
          <table:table-cell office:value-type="string">
            <text:p>134</text:p>
          </table:table-cell>
          <table:table-cell office:value-type="string">
            <text:p>134</text:p>
          </table:table-cell>
          <table:table-cell office:value-type="string">
            <text:p>1</text:p>
          </table:table-cell>
          <table:table-cell office:value-type="float" office:value="20.6603376099999991"/>
          <table:table-cell office:value-type="float" office:value="-103.4037558999999931"/>
          <table:table-cell office:value-type="float" office:value="20.6603376099999991"/>
          <table:table-cell office:value-type="float" office:value="-103.4037558999999931"/>
        </table:table-row>
        <table:table-row>
          <table:table-cell office:value-type="string">
            <text:p>134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float" office:value="20.6603376099999991"/>
          <table:table-cell office:value-type="float" office:value="-103.4037558999999931"/>
          <table:table-cell office:value-type="float" office:value="20.6538100000000000"/>
          <table:table-cell office:value-type="float" office:value="-103.4013400000000047"/>
        </table:table-row>
        <table:table-row>
          <table:table-cell office:value-type="string">
            <text:p>134</text:p>
          </table:table-cell>
          <table:table-cell office:value-type="string">
            <text:p>242</text:p>
          </table:table-cell>
          <table:table-cell office:value-type="string">
            <text:p>1</text:p>
          </table:table-cell>
          <table:table-cell office:value-type="float" office:value="20.6603376099999991"/>
          <table:table-cell office:value-type="float" office:value="-103.4037558999999931"/>
          <table:table-cell office:value-type="float" office:value="20.6623407199999995"/>
          <table:table-cell office:value-type="float" office:value="-103.3981344000000036"/>
        </table:table-row>
        <table:table-row>
          <table:table-cell office:value-type="string">
            <text:p>135</text:p>
          </table:table-cell>
          <table:table-cell office:value-type="string">
            <text:p>131</text:p>
          </table:table-cell>
          <table:table-cell office:value-type="string">
            <text:p>1</text:p>
          </table:table-cell>
          <table:table-cell office:value-type="float" office:value="20.6646299999999989"/>
          <table:table-cell office:value-type="float" office:value="-103.4039999999999964"/>
          <table:table-cell office:value-type="float" office:value="20.6668781999999993"/>
          <table:table-cell office:value-type="float" office:value="-103.4031329000000028"/>
        </table:table-row>
        <table:table-row>
          <table:table-cell office:value-type="string">
            <text:p>136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float" office:value="20.6592510500000017"/>
          <table:table-cell office:value-type="float" office:value="-103.4065611999999987"/>
          <table:table-cell office:value-type="float" office:value="20.6538100000000000"/>
          <table:table-cell office:value-type="float" office:value="-103.4013400000000047"/>
        </table:table-row>
        <table:table-row>
          <table:table-cell office:value-type="string">
            <text:p>136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592510500000017"/>
          <table:table-cell office:value-type="float" office:value="-103.4065611999999987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137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  <table:table-cell office:value-type="float" office:value="20.6593799999999987"/>
          <table:table-cell office:value-type="float" office:value="-103.4019499999999994"/>
          <table:table-cell office:value-type="float" office:value="20.6844700000000010"/>
          <table:table-cell office:value-type="float" office:value="-103.3798900000000032"/>
        </table:table-row>
        <table:table-row>
          <table:table-cell office:value-type="string">
            <text:p>137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float" office:value="20.6593799999999987"/>
          <table:table-cell office:value-type="float" office:value="-103.4019499999999994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139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float" office:value="20.6570099999999996"/>
          <table:table-cell office:value-type="float" office:value="-103.4046400000000006"/>
          <table:table-cell office:value-type="float" office:value="20.6538100000000000"/>
          <table:table-cell office:value-type="float" office:value="-103.4013400000000047"/>
        </table:table-row>
        <table:table-row>
          <table:table-cell office:value-type="string">
            <text:p>139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570099999999996"/>
          <table:table-cell office:value-type="float" office:value="-103.4046400000000006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14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float" office:value="20.6819890000000015"/>
          <table:table-cell office:value-type="float" office:value="-103.3629200000000026"/>
          <table:table-cell office:value-type="float" office:value="20.6810809999999989"/>
          <table:table-cell office:value-type="float" office:value="-103.3600990000000053"/>
        </table:table-row>
        <table:table-row>
          <table:table-cell office:value-type="string">
            <text:p>14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float" office:value="20.6819890000000015"/>
          <table:table-cell office:value-type="float" office:value="-103.3629200000000026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819890000000015"/>
          <table:table-cell office:value-type="float" office:value="-103.3629200000000026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14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819890000000015"/>
          <table:table-cell office:value-type="float" office:value="-103.3629200000000026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819890000000015"/>
          <table:table-cell office:value-type="float" office:value="-103.3629200000000026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4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float" office:value="20.6819890000000015"/>
          <table:table-cell office:value-type="float" office:value="-103.3629200000000026"/>
          <table:table-cell office:value-type="float" office:value="20.6722310000000000"/>
          <table:table-cell office:value-type="float" office:value="-103.3555080000000004"/>
        </table:table-row>
        <table:table-row>
          <table:table-cell office:value-type="string">
            <text:p>140</text:p>
          </table:table-cell>
          <table:table-cell office:value-type="string">
            <text:p>140</text:p>
          </table:table-cell>
          <table:table-cell office:value-type="string">
            <text:p>2</text:p>
          </table:table-cell>
          <table:table-cell office:value-type="float" office:value="20.6568660000000008"/>
          <table:table-cell office:value-type="float" office:value="-103.3977249999999941"/>
          <table:table-cell office:value-type="float" office:value="20.6568660000000008"/>
          <table:table-cell office:value-type="float" office:value="-103.3977249999999941"/>
        </table:table-row>
        <table:table-row>
          <table:table-cell office:value-type="string">
            <text:p>140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568660000000008"/>
          <table:table-cell office:value-type="float" office:value="-103.3977249999999941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40</text:p>
          </table:table-cell>
          <table:table-cell office:value-type="string">
            <text:p>219</text:p>
          </table:table-cell>
          <table:table-cell office:value-type="string">
            <text:p>3</text:p>
          </table:table-cell>
          <table:table-cell office:value-type="float" office:value="20.6568660000000008"/>
          <table:table-cell office:value-type="float" office:value="-103.3977249999999941"/>
          <table:table-cell office:value-type="float" office:value="20.6593100000000014"/>
          <table:table-cell office:value-type="float" office:value="-103.3888400000000019"/>
        </table:table-row>
        <table:table-row>
          <table:table-cell office:value-type="string">
            <text:p>140</text:p>
          </table:table-cell>
          <table:table-cell office:value-type="string">
            <text:p>220</text:p>
          </table:table-cell>
          <table:table-cell office:value-type="string">
            <text:p>1</text:p>
          </table:table-cell>
          <table:table-cell office:value-type="float" office:value="20.6568660000000008"/>
          <table:table-cell office:value-type="float" office:value="-103.3977249999999941"/>
          <table:table-cell office:value-type="float" office:value="20.6584600000000016"/>
          <table:table-cell office:value-type="float" office:value="-103.3909199999999942"/>
        </table:table-row>
        <table:table-row>
          <table:table-cell office:value-type="string">
            <text:p>140</text:p>
          </table:table-cell>
          <table:table-cell office:value-type="string">
            <text:p>224</text:p>
          </table:table-cell>
          <table:table-cell office:value-type="string">
            <text:p>1</text:p>
          </table:table-cell>
          <table:table-cell office:value-type="float" office:value="20.6568660000000008"/>
          <table:table-cell office:value-type="float" office:value="-103.3977249999999941"/>
          <table:table-cell office:value-type="float" office:value="20.6545400000000008"/>
          <table:table-cell office:value-type="float" office:value="-103.3916200000000032"/>
        </table:table-row>
        <table:table-row>
          <table:table-cell office:value-type="string">
            <text:p>140</text:p>
          </table:table-cell>
          <table:table-cell office:value-type="string">
            <text:p>51</text:p>
          </table:table-cell>
          <table:table-cell office:value-type="string">
            <text:p>11</text:p>
          </table:table-cell>
          <table:table-cell office:value-type="float" office:value="20.6568660000000008"/>
          <table:table-cell office:value-type="float" office:value="-103.397724999999994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41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698400000000007"/>
          <table:table-cell office:value-type="float" office:value="-103.4096799999999945"/>
        </table:table-row>
        <table:table-row>
          <table:table-cell office:value-type="string">
            <text:p>141</text:p>
          </table:table-cell>
          <table:table-cell office:value-type="string">
            <text:p>131</text:p>
          </table:table-cell>
          <table:table-cell office:value-type="string">
            <text:p>1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668781999999993"/>
          <table:table-cell office:value-type="float" office:value="-103.4031329000000028"/>
        </table:table-row>
        <table:table-row>
          <table:table-cell office:value-type="string">
            <text:p>141</text:p>
          </table:table-cell>
          <table:table-cell office:value-type="string">
            <text:p>134</text:p>
          </table:table-cell>
          <table:table-cell office:value-type="string">
            <text:p>2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603376099999991"/>
          <table:table-cell office:value-type="float" office:value="-103.4037558999999931"/>
        </table:table-row>
        <table:table-row>
          <table:table-cell office:value-type="string">
            <text:p>141</text:p>
          </table:table-cell>
          <table:table-cell office:value-type="string">
            <text:p>136</text:p>
          </table:table-cell>
          <table:table-cell office:value-type="string">
            <text:p>1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592510500000017"/>
          <table:table-cell office:value-type="float" office:value="-103.4065611999999987"/>
        </table:table-row>
        <table:table-row>
          <table:table-cell office:value-type="string">
            <text:p>141</text:p>
          </table:table-cell>
          <table:table-cell office:value-type="string">
            <text:p>140</text:p>
          </table:table-cell>
          <table:table-cell office:value-type="string">
            <text:p>2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568660000000008"/>
          <table:table-cell office:value-type="float" office:value="-103.3977249999999941"/>
        </table:table-row>
        <table:table-row>
          <table:table-cell office:value-type="string">
            <text:p>141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538100000000000"/>
          <table:table-cell office:value-type="float" office:value="-103.4013400000000047"/>
        </table:table-row>
        <table:table-row>
          <table:table-cell office:value-type="string">
            <text:p>141</text:p>
          </table:table-cell>
          <table:table-cell office:value-type="string">
            <text:p>194</text:p>
          </table:table-cell>
          <table:table-cell office:value-type="string">
            <text:p>5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41</text:p>
          </table:table-cell>
          <table:table-cell office:value-type="string">
            <text:p>198</text:p>
          </table:table-cell>
          <table:table-cell office:value-type="string">
            <text:p>1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720599999999983"/>
          <table:table-cell office:value-type="float" office:value="-103.3840000000000003"/>
        </table:table-row>
        <table:table-row>
          <table:table-cell office:value-type="string">
            <text:p>141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593100000000014"/>
          <table:table-cell office:value-type="float" office:value="-103.3888400000000019"/>
        </table:table-row>
        <table:table-row>
          <table:table-cell office:value-type="string">
            <text:p>141</text:p>
          </table:table-cell>
          <table:table-cell office:value-type="string">
            <text:p>242</text:p>
          </table:table-cell>
          <table:table-cell office:value-type="string">
            <text:p>1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623407199999995"/>
          <table:table-cell office:value-type="float" office:value="-103.3981344000000036"/>
        </table:table-row>
        <table:table-row>
          <table:table-cell office:value-type="string">
            <text:p>141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538100000000000"/>
          <table:table-cell office:value-type="float" office:value="-103.4013400000000047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142</text:p>
          </table:table-cell>
          <table:table-cell office:value-type="string">
            <text:p>233</text:p>
          </table:table-cell>
          <table:table-cell office:value-type="string">
            <text:p>2</text:p>
          </table:table-cell>
          <table:table-cell office:value-type="float" office:value="20.6448299999999989"/>
          <table:table-cell office:value-type="float" office:value="-103.3194799999999987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142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float" office:value="20.6448299999999989"/>
          <table:table-cell office:value-type="float" office:value="-103.3194799999999987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143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  <table:table-cell office:value-type="float" office:value="20.6383352000000002"/>
          <table:table-cell office:value-type="float" office:value="-103.3163317000000063"/>
          <table:table-cell office:value-type="float" office:value="20.6448299999999989"/>
          <table:table-cell office:value-type="float" office:value="-103.3194799999999987"/>
        </table:table-row>
        <table:table-row>
          <table:table-cell office:value-type="string">
            <text:p>143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float" office:value="20.6383352000000002"/>
          <table:table-cell office:value-type="float" office:value="-103.3163317000000063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143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  <table:table-cell office:value-type="float" office:value="20.6383352000000002"/>
          <table:table-cell office:value-type="float" office:value="-103.3163317000000063"/>
          <table:table-cell office:value-type="float" office:value="20.6392200000000017"/>
          <table:table-cell office:value-type="float" office:value="-103.3046499999999952"/>
        </table:table-row>
        <table:table-row>
          <table:table-cell office:value-type="string">
            <text:p>143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383352000000002"/>
          <table:table-cell office:value-type="float" office:value="-103.3163317000000063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143</text:p>
          </table:table-cell>
          <table:table-cell office:value-type="string">
            <text:p>232</text:p>
          </table:table-cell>
          <table:table-cell office:value-type="string">
            <text:p>2</text:p>
          </table:table-cell>
          <table:table-cell office:value-type="float" office:value="20.6383352000000002"/>
          <table:table-cell office:value-type="float" office:value="-103.3163317000000063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143</text:p>
          </table:table-cell>
          <table:table-cell office:value-type="string">
            <text:p>233</text:p>
          </table:table-cell>
          <table:table-cell office:value-type="string">
            <text:p>3</text:p>
          </table:table-cell>
          <table:table-cell office:value-type="float" office:value="20.6383352000000002"/>
          <table:table-cell office:value-type="float" office:value="-103.3163317000000063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143</text:p>
          </table:table-cell>
          <table:table-cell office:value-type="string">
            <text:p>237</text:p>
          </table:table-cell>
          <table:table-cell office:value-type="string">
            <text:p>1</text:p>
          </table:table-cell>
          <table:table-cell office:value-type="float" office:value="20.6383352000000002"/>
          <table:table-cell office:value-type="float" office:value="-103.3163317000000063"/>
          <table:table-cell office:value-type="float" office:value="20.6469799999999992"/>
          <table:table-cell office:value-type="float" office:value="-103.3061900000000009"/>
        </table:table-row>
        <table:table-row>
          <table:table-cell office:value-type="string">
            <text:p>144</text:p>
          </table:table-cell>
          <table:table-cell office:value-type="string">
            <text:p>148</text:p>
          </table:table-cell>
          <table:table-cell office:value-type="string">
            <text:p>3</text:p>
          </table:table-cell>
          <table:table-cell office:value-type="float" office:value="20.6419299999999986"/>
          <table:table-cell office:value-type="float" office:value="-103.3136599999999987"/>
          <table:table-cell office:value-type="float" office:value="20.6417600000000014"/>
          <table:table-cell office:value-type="float" office:value="-103.3171600000000012"/>
        </table:table-row>
        <table:table-row>
          <table:table-cell office:value-type="string">
            <text:p>144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float" office:value="20.6419299999999986"/>
          <table:table-cell office:value-type="float" office:value="-103.3136599999999987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145</text:p>
          </table:table-cell>
          <table:table-cell office:value-type="string">
            <text:p>148</text:p>
          </table:table-cell>
          <table:table-cell office:value-type="string">
            <text:p>2</text:p>
          </table:table-cell>
          <table:table-cell office:value-type="float" office:value="20.6418500000000016"/>
          <table:table-cell office:value-type="float" office:value="-103.3105999999999938"/>
          <table:table-cell office:value-type="float" office:value="20.6417600000000014"/>
          <table:table-cell office:value-type="float" office:value="-103.3171600000000012"/>
        </table:table-row>
        <table:table-row>
          <table:table-cell office:value-type="string">
            <text:p>145</text:p>
          </table:table-cell>
          <table:table-cell office:value-type="string">
            <text:p>150</text:p>
          </table:table-cell>
          <table:table-cell office:value-type="string">
            <text:p>1</text:p>
          </table:table-cell>
          <table:table-cell office:value-type="float" office:value="20.6418500000000016"/>
          <table:table-cell office:value-type="float" office:value="-103.3105999999999938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145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  <table:table-cell office:value-type="float" office:value="20.6418500000000016"/>
          <table:table-cell office:value-type="float" office:value="-103.3105999999999938"/>
          <table:table-cell office:value-type="float" office:value="20.6611399999999996"/>
          <table:table-cell office:value-type="float" office:value="-103.3315000000000055"/>
        </table:table-row>
        <table:table-row>
          <table:table-cell office:value-type="string">
            <text:p>14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418800000000005"/>
          <table:table-cell office:value-type="float" office:value="-103.3065100000000029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148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448299999999989"/>
          <table:table-cell office:value-type="float" office:value="-103.3194799999999987"/>
        </table:table-row>
        <table:table-row>
          <table:table-cell office:value-type="string">
            <text:p>148</text:p>
          </table:table-cell>
          <table:table-cell office:value-type="string">
            <text:p>149</text:p>
          </table:table-cell>
          <table:table-cell office:value-type="string">
            <text:p>1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384100000000004"/>
          <table:table-cell office:value-type="float" office:value="-103.3133399999999966"/>
        </table:table-row>
        <table:table-row>
          <table:table-cell office:value-type="string">
            <text:p>148</text:p>
          </table:table-cell>
          <table:table-cell office:value-type="string">
            <text:p>150</text:p>
          </table:table-cell>
          <table:table-cell office:value-type="string">
            <text:p>4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148</text:p>
          </table:table-cell>
          <table:table-cell office:value-type="string">
            <text:p>151</text:p>
          </table:table-cell>
          <table:table-cell office:value-type="string">
            <text:p>5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383399999999995"/>
          <table:table-cell office:value-type="float" office:value="-103.3095200000000062"/>
        </table:table-row>
        <table:table-row>
          <table:table-cell office:value-type="string">
            <text:p>148</text:p>
          </table:table-cell>
          <table:table-cell office:value-type="string">
            <text:p>152</text:p>
          </table:table-cell>
          <table:table-cell office:value-type="string">
            <text:p>7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392200000000017"/>
          <table:table-cell office:value-type="float" office:value="-103.3046499999999952"/>
        </table:table-row>
        <table:table-row>
          <table:table-cell office:value-type="string">
            <text:p>148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148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148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148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707999999999998"/>
          <table:table-cell office:value-type="float" office:value="-103.3438500000000033"/>
        </table:table-row>
        <table:table-row>
          <table:table-cell office:value-type="string">
            <text:p>148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417600000000014"/>
          <table:table-cell office:value-type="float" office:value="-103.3171600000000012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49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  <table:table-cell office:value-type="float" office:value="20.6384100000000004"/>
          <table:table-cell office:value-type="float" office:value="-103.3133399999999966"/>
          <table:table-cell office:value-type="float" office:value="20.6392200000000017"/>
          <table:table-cell office:value-type="float" office:value="-103.3046499999999952"/>
        </table:table-row>
        <table:table-row>
          <table:table-cell office:value-type="string">
            <text:p>149</text:p>
          </table:table-cell>
          <table:table-cell office:value-type="string">
            <text:p>153</text:p>
          </table:table-cell>
          <table:table-cell office:value-type="string">
            <text:p>2</text:p>
          </table:table-cell>
          <table:table-cell office:value-type="float" office:value="20.6384100000000004"/>
          <table:table-cell office:value-type="float" office:value="-103.3133399999999966"/>
          <table:table-cell office:value-type="float" office:value="20.6361300000000014"/>
          <table:table-cell office:value-type="float" office:value="-103.3019000000000034"/>
        </table:table-row>
        <table:table-row>
          <table:table-cell office:value-type="string">
            <text:p>149</text:p>
          </table:table-cell>
          <table:table-cell office:value-type="string">
            <text:p>226</text:p>
          </table:table-cell>
          <table:table-cell office:value-type="string">
            <text:p>2</text:p>
          </table:table-cell>
          <table:table-cell office:value-type="float" office:value="20.6384100000000004"/>
          <table:table-cell office:value-type="float" office:value="-103.3133399999999966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149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  <table:table-cell office:value-type="float" office:value="20.6384100000000004"/>
          <table:table-cell office:value-type="float" office:value="-103.3133399999999966"/>
          <table:table-cell office:value-type="float" office:value="20.6461000000000006"/>
          <table:table-cell office:value-type="float" office:value="-103.3101999999999947"/>
        </table:table-row>
        <table:table-row>
          <table:table-cell office:value-type="string">
            <text:p>149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384100000000004"/>
          <table:table-cell office:value-type="float" office:value="-103.3133399999999966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15</text:p>
          </table:table-cell>
          <table:table-cell office:value-type="string">
            <text:p>163</text:p>
          </table:table-cell>
          <table:table-cell office:value-type="string">
            <text:p>9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15</text:p>
          </table:table-cell>
          <table:table-cell office:value-type="string">
            <text:p>202</text:p>
          </table:table-cell>
          <table:table-cell office:value-type="string">
            <text:p>12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686799999999984"/>
          <table:table-cell office:value-type="float" office:value="-103.3730999999999938"/>
        </table:table-row>
        <table:table-row>
          <table:table-cell office:value-type="string">
            <text:p>15</text:p>
          </table:table-cell>
          <table:table-cell office:value-type="string">
            <text:p>208</text:p>
          </table:table-cell>
          <table:table-cell office:value-type="string">
            <text:p>1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670200000000008"/>
          <table:table-cell office:value-type="float" office:value="-103.3762100000000004"/>
        </table:table-row>
        <table:table-row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5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15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5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15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15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15</text:p>
          </table:table-cell>
          <table:table-cell office:value-type="string">
            <text:p>88</text:p>
          </table:table-cell>
          <table:table-cell office:value-type="string">
            <text:p>1</text:p>
          </table:table-cell>
          <table:table-cell office:value-type="float" office:value="20.6676229999999990"/>
          <table:table-cell office:value-type="float" office:value="-103.3704989999999952"/>
          <table:table-cell office:value-type="float" office:value="20.6670400000000001"/>
          <table:table-cell office:value-type="float" office:value="-103.3724440000000016"/>
        </table:table-row>
        <table:table-row>
          <table:table-cell office:value-type="string">
            <text:p>150</text:p>
          </table:table-cell>
          <table:table-cell office:value-type="string">
            <text:p>142</text:p>
          </table:table-cell>
          <table:table-cell office:value-type="string">
            <text:p>6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448299999999989"/>
          <table:table-cell office:value-type="float" office:value="-103.3194799999999987"/>
        </table:table-row>
        <table:table-row>
          <table:table-cell office:value-type="string">
            <text:p>150</text:p>
          </table:table-cell>
          <table:table-cell office:value-type="string">
            <text:p>150</text:p>
          </table:table-cell>
          <table:table-cell office:value-type="string">
            <text:p>3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150</text:p>
          </table:table-cell>
          <table:table-cell office:value-type="string">
            <text:p>153</text:p>
          </table:table-cell>
          <table:table-cell office:value-type="string">
            <text:p>9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361300000000014"/>
          <table:table-cell office:value-type="float" office:value="-103.3019000000000034"/>
        </table:table-row>
        <table:table-row>
          <table:table-cell office:value-type="string">
            <text:p>150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150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150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611399999999996"/>
          <table:table-cell office:value-type="float" office:value="-103.3315000000000055"/>
        </table:table-row>
        <table:table-row>
          <table:table-cell office:value-type="string">
            <text:p>150</text:p>
          </table:table-cell>
          <table:table-cell office:value-type="string">
            <text:p>230</text:p>
          </table:table-cell>
          <table:table-cell office:value-type="string">
            <text:p>3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578170000000014"/>
          <table:table-cell office:value-type="float" office:value="-103.3289800000000014"/>
        </table:table-row>
        <table:table-row>
          <table:table-cell office:value-type="string">
            <text:p>150</text:p>
          </table:table-cell>
          <table:table-cell office:value-type="string">
            <text:p>267</text:p>
          </table:table-cell>
          <table:table-cell office:value-type="string">
            <text:p>2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504800000000017"/>
          <table:table-cell office:value-type="float" office:value="-103.3099899999999991"/>
        </table:table-row>
        <table:table-row>
          <table:table-cell office:value-type="string">
            <text:p>150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15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150</text:p>
          </table:table-cell>
          <table:table-cell office:value-type="string">
            <text:p>85</text:p>
          </table:table-cell>
          <table:table-cell office:value-type="string">
            <text:p>3</text:p>
          </table:table-cell>
          <table:table-cell office:value-type="float" office:value="20.6381599999999992"/>
          <table:table-cell office:value-type="float" office:value="-103.3114800000000031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151</text:p>
          </table:table-cell>
          <table:table-cell office:value-type="string">
            <text:p>143</text:p>
          </table:table-cell>
          <table:table-cell office:value-type="string">
            <text:p>1</text:p>
          </table:table-cell>
          <table:table-cell office:value-type="float" office:value="20.6383399999999995"/>
          <table:table-cell office:value-type="float" office:value="-103.3095200000000062"/>
          <table:table-cell office:value-type="float" office:value="20.6383352000000002"/>
          <table:table-cell office:value-type="float" office:value="-103.3163317000000063"/>
        </table:table-row>
        <table:table-row>
          <table:table-cell office:value-type="string">
            <text:p>151</text:p>
          </table:table-cell>
          <table:table-cell office:value-type="string">
            <text:p>145</text:p>
          </table:table-cell>
          <table:table-cell office:value-type="string">
            <text:p>1</text:p>
          </table:table-cell>
          <table:table-cell office:value-type="float" office:value="20.6383399999999995"/>
          <table:table-cell office:value-type="float" office:value="-103.3095200000000062"/>
          <table:table-cell office:value-type="float" office:value="20.6418500000000016"/>
          <table:table-cell office:value-type="float" office:value="-103.3105999999999938"/>
        </table:table-row>
        <table:table-row>
          <table:table-cell office:value-type="string">
            <text:p>151</text:p>
          </table:table-cell>
          <table:table-cell office:value-type="string">
            <text:p>148</text:p>
          </table:table-cell>
          <table:table-cell office:value-type="string">
            <text:p>2</text:p>
          </table:table-cell>
          <table:table-cell office:value-type="float" office:value="20.6383399999999995"/>
          <table:table-cell office:value-type="float" office:value="-103.3095200000000062"/>
          <table:table-cell office:value-type="float" office:value="20.6417600000000014"/>
          <table:table-cell office:value-type="float" office:value="-103.3171600000000012"/>
        </table:table-row>
        <table:table-row>
          <table:table-cell office:value-type="string">
            <text:p>151</text:p>
          </table:table-cell>
          <table:table-cell office:value-type="string">
            <text:p>226</text:p>
          </table:table-cell>
          <table:table-cell office:value-type="string">
            <text:p>5</text:p>
          </table:table-cell>
          <table:table-cell office:value-type="float" office:value="20.6383399999999995"/>
          <table:table-cell office:value-type="float" office:value="-103.3095200000000062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151</text:p>
          </table:table-cell>
          <table:table-cell office:value-type="string">
            <text:p>227</text:p>
          </table:table-cell>
          <table:table-cell office:value-type="string">
            <text:p>4</text:p>
          </table:table-cell>
          <table:table-cell office:value-type="float" office:value="20.6383399999999995"/>
          <table:table-cell office:value-type="float" office:value="-103.3095200000000062"/>
          <table:table-cell office:value-type="float" office:value="20.6611399999999996"/>
          <table:table-cell office:value-type="float" office:value="-103.3315000000000055"/>
        </table:table-row>
        <table:table-row>
          <table:table-cell office:value-type="string">
            <text:p>151</text:p>
          </table:table-cell>
          <table:table-cell office:value-type="string">
            <text:p>231</text:p>
          </table:table-cell>
          <table:table-cell office:value-type="string">
            <text:p>1</text:p>
          </table:table-cell>
          <table:table-cell office:value-type="float" office:value="20.6383399999999995"/>
          <table:table-cell office:value-type="float" office:value="-103.3095200000000062"/>
          <table:table-cell office:value-type="float" office:value="20.6550000000000011"/>
          <table:table-cell office:value-type="float" office:value="-103.3218600000000009"/>
        </table:table-row>
        <table:table-row>
          <table:table-cell office:value-type="string">
            <text:p>151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383399999999995"/>
          <table:table-cell office:value-type="float" office:value="-103.3095200000000062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51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float" office:value="20.6383399999999995"/>
          <table:table-cell office:value-type="float" office:value="-103.3095200000000062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152</text:p>
          </table:table-cell>
          <table:table-cell office:value-type="string">
            <text:p>148</text:p>
          </table:table-cell>
          <table:table-cell office:value-type="string">
            <text:p>2</text:p>
          </table:table-cell>
          <table:table-cell office:value-type="float" office:value="20.6392200000000017"/>
          <table:table-cell office:value-type="float" office:value="-103.3046499999999952"/>
          <table:table-cell office:value-type="float" office:value="20.6417600000000014"/>
          <table:table-cell office:value-type="float" office:value="-103.3171600000000012"/>
        </table:table-row>
        <table:table-row>
          <table:table-cell office:value-type="string">
            <text:p>152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float" office:value="20.6392200000000017"/>
          <table:table-cell office:value-type="float" office:value="-103.3046499999999952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152</text:p>
          </table:table-cell>
          <table:table-cell office:value-type="string">
            <text:p>151</text:p>
          </table:table-cell>
          <table:table-cell office:value-type="string">
            <text:p>1</text:p>
          </table:table-cell>
          <table:table-cell office:value-type="float" office:value="20.6392200000000017"/>
          <table:table-cell office:value-type="float" office:value="-103.3046499999999952"/>
          <table:table-cell office:value-type="float" office:value="20.6383399999999995"/>
          <table:table-cell office:value-type="float" office:value="-103.3095200000000062"/>
        </table:table-row>
        <table:table-row>
          <table:table-cell office:value-type="string">
            <text:p>15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float" office:value="20.6392200000000017"/>
          <table:table-cell office:value-type="float" office:value="-103.3046499999999952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152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392200000000017"/>
          <table:table-cell office:value-type="float" office:value="-103.3046499999999952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152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392200000000017"/>
          <table:table-cell office:value-type="float" office:value="-103.3046499999999952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152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float" office:value="20.6392200000000017"/>
          <table:table-cell office:value-type="float" office:value="-103.3046499999999952"/>
          <table:table-cell office:value-type="float" office:value="20.6667710000000007"/>
          <table:table-cell office:value-type="float" office:value="-103.3505619999999965"/>
        </table:table-row>
        <table:table-row>
          <table:table-cell office:value-type="string">
            <text:p>153</text:p>
          </table:table-cell>
          <table:table-cell office:value-type="string">
            <text:p>143</text:p>
          </table:table-cell>
          <table:table-cell office:value-type="string">
            <text:p>1</text:p>
          </table:table-cell>
          <table:table-cell office:value-type="float" office:value="20.6361300000000014"/>
          <table:table-cell office:value-type="float" office:value="-103.3019000000000034"/>
          <table:table-cell office:value-type="float" office:value="20.6383352000000002"/>
          <table:table-cell office:value-type="float" office:value="-103.3163317000000063"/>
        </table:table-row>
        <table:table-row>
          <table:table-cell office:value-type="string">
            <text:p>153</text:p>
          </table:table-cell>
          <table:table-cell office:value-type="string">
            <text:p>150</text:p>
          </table:table-cell>
          <table:table-cell office:value-type="string">
            <text:p>4</text:p>
          </table:table-cell>
          <table:table-cell office:value-type="float" office:value="20.6361300000000014"/>
          <table:table-cell office:value-type="float" office:value="-103.3019000000000034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15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361300000000014"/>
          <table:table-cell office:value-type="float" office:value="-103.3019000000000034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153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361300000000014"/>
          <table:table-cell office:value-type="float" office:value="-103.3019000000000034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153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float" office:value="20.6361300000000014"/>
          <table:table-cell office:value-type="float" office:value="-103.3019000000000034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153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  <table:table-cell office:value-type="float" office:value="20.6361300000000014"/>
          <table:table-cell office:value-type="float" office:value="-103.3019000000000034"/>
          <table:table-cell office:value-type="float" office:value="20.6487400000000001"/>
          <table:table-cell office:value-type="float" office:value="-103.3193899999999985"/>
        </table:table-row>
        <table:table-row>
          <table:table-cell office:value-type="string">
            <text:p>153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  <table:table-cell office:value-type="float" office:value="20.6361300000000014"/>
          <table:table-cell office:value-type="float" office:value="-103.3019000000000034"/>
          <table:table-cell office:value-type="float" office:value="20.6461000000000006"/>
          <table:table-cell office:value-type="float" office:value="-103.3101999999999947"/>
        </table:table-row>
        <table:table-row>
          <table:table-cell office:value-type="string">
            <text:p>153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  <table:table-cell office:value-type="float" office:value="20.6361300000000014"/>
          <table:table-cell office:value-type="float" office:value="-103.3019000000000034"/>
          <table:table-cell office:value-type="float" office:value="20.6707999999999998"/>
          <table:table-cell office:value-type="float" office:value="-103.3438500000000033"/>
        </table:table-row>
        <table:table-row>
          <table:table-cell office:value-type="string">
            <text:p>153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  <table:table-cell office:value-type="float" office:value="20.6361300000000014"/>
          <table:table-cell office:value-type="float" office:value="-103.3019000000000034"/>
          <table:table-cell office:value-type="float" office:value="20.6504800000000017"/>
          <table:table-cell office:value-type="float" office:value="-103.3099899999999991"/>
        </table:table-row>
        <table:table-row>
          <table:table-cell office:value-type="string">
            <text:p>154</text:p>
          </table:table-cell>
          <table:table-cell office:value-type="string">
            <text:p>108</text:p>
          </table:table-cell>
          <table:table-cell office:value-type="string">
            <text:p>1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7270679999999992"/>
          <table:table-cell office:value-type="float" office:value="-103.3862859999999984"/>
        </table:table-row>
        <table:table-row>
          <table:table-cell office:value-type="string">
            <text:p>154</text:p>
          </table:table-cell>
          <table:table-cell office:value-type="string">
            <text:p>110</text:p>
          </table:table-cell>
          <table:table-cell office:value-type="string">
            <text:p>1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7210390000000011"/>
          <table:table-cell office:value-type="float" office:value="-103.3869420000000048"/>
        </table:table-row>
        <table:table-row>
          <table:table-cell office:value-type="string">
            <text:p>154</text:p>
          </table:table-cell>
          <table:table-cell office:value-type="string">
            <text:p>154</text:p>
          </table:table-cell>
          <table:table-cell office:value-type="string">
            <text:p>3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154</text:p>
          </table:table-cell>
          <table:table-cell office:value-type="string">
            <text:p>155</text:p>
          </table:table-cell>
          <table:table-cell office:value-type="string">
            <text:p>3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6971999999999987"/>
          <table:table-cell office:value-type="float" office:value="-103.3677299999999946"/>
        </table:table-row>
        <table:table-row>
          <table:table-cell office:value-type="string">
            <text:p>154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154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154</text:p>
          </table:table-cell>
          <table:table-cell office:value-type="string">
            <text:p>184</text:p>
          </table:table-cell>
          <table:table-cell office:value-type="string">
            <text:p>1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6842700000000015"/>
          <table:table-cell office:value-type="float" office:value="-103.3765300000000025"/>
        </table:table-row>
        <table:table-row>
          <table:table-cell office:value-type="string">
            <text:p>154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54</text:p>
          </table:table-cell>
          <table:table-cell office:value-type="string">
            <text:p>249</text:p>
          </table:table-cell>
          <table:table-cell office:value-type="string">
            <text:p>1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6970500000000008"/>
          <table:table-cell office:value-type="float" office:value="-103.3632199999999983"/>
        </table:table-row>
        <table:table-row>
          <table:table-cell office:value-type="string">
            <text:p>154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7092799999999997"/>
          <table:table-cell office:value-type="float" office:value="-103.3701499999999953"/>
        </table:table-row>
        <table:table-row>
          <table:table-cell office:value-type="string">
            <text:p>154</text:p>
          </table:table-cell>
          <table:table-cell office:value-type="string">
            <text:p>265</text:p>
          </table:table-cell>
          <table:table-cell office:value-type="string">
            <text:p>1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7065599999999996"/>
          <table:table-cell office:value-type="float" office:value="-103.3656399999999991"/>
        </table:table-row>
        <table:table-row>
          <table:table-cell office:value-type="string">
            <text:p>154</text:p>
          </table:table-cell>
          <table:table-cell office:value-type="string">
            <text:p>296</text:p>
          </table:table-cell>
          <table:table-cell office:value-type="string">
            <text:p>3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154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6722064000000003"/>
          <table:table-cell office:value-type="float" office:value="-103.3725879999999933"/>
        </table:table-row>
        <table:table-row>
          <table:table-cell office:value-type="string">
            <text:p>154</text:p>
          </table:table-cell>
          <table:table-cell office:value-type="string">
            <text:p>70</text:p>
          </table:table-cell>
          <table:table-cell office:value-type="string">
            <text:p>8</text:p>
          </table:table-cell>
          <table:table-cell office:value-type="float" office:value="20.6949299999999994"/>
          <table:table-cell office:value-type="float" office:value="-103.3733299999999957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155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float" office:value="20.6971999999999987"/>
          <table:table-cell office:value-type="float" office:value="-103.3677299999999946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155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6971999999999987"/>
          <table:table-cell office:value-type="float" office:value="-103.3677299999999946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15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float" office:value="20.6971999999999987"/>
          <table:table-cell office:value-type="float" office:value="-103.3677299999999946"/>
          <table:table-cell office:value-type="float" office:value="20.6820069999999987"/>
          <table:table-cell office:value-type="float" office:value="-103.3726419999999990"/>
        </table:table-row>
        <table:table-row>
          <table:table-cell office:value-type="string">
            <text:p>15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971999999999987"/>
          <table:table-cell office:value-type="float" office:value="-103.3677299999999946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155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6971999999999987"/>
          <table:table-cell office:value-type="float" office:value="-103.3677299999999946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155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  <table:table-cell office:value-type="float" office:value="20.6971999999999987"/>
          <table:table-cell office:value-type="float" office:value="-103.3677299999999946"/>
          <table:table-cell office:value-type="float" office:value="20.7004599999999996"/>
          <table:table-cell office:value-type="float" office:value="-103.3547800000000052"/>
        </table:table-row>
        <table:table-row>
          <table:table-cell office:value-type="string">
            <text:p>156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float" office:value="20.6845600000000012"/>
          <table:table-cell office:value-type="float" office:value="-103.3569899999999961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156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845600000000012"/>
          <table:table-cell office:value-type="float" office:value="-103.3569899999999961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156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845600000000012"/>
          <table:table-cell office:value-type="float" office:value="-103.3569899999999961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56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  <table:table-cell office:value-type="float" office:value="20.6845600000000012"/>
          <table:table-cell office:value-type="float" office:value="-103.3569899999999961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156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845600000000012"/>
          <table:table-cell office:value-type="float" office:value="-103.3569899999999961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156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845600000000012"/>
          <table:table-cell office:value-type="float" office:value="-103.3569899999999961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57</text:p>
          </table:table-cell>
          <table:table-cell office:value-type="string">
            <text:p>155</text:p>
          </table:table-cell>
          <table:table-cell office:value-type="string">
            <text:p>1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971999999999987"/>
          <table:table-cell office:value-type="float" office:value="-103.3677299999999946"/>
        </table:table-row>
        <table:table-row>
          <table:table-cell office:value-type="string">
            <text:p>157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157</text:p>
          </table:table-cell>
          <table:table-cell office:value-type="string">
            <text:p>165</text:p>
          </table:table-cell>
          <table:table-cell office:value-type="string">
            <text:p>2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57</text:p>
          </table:table-cell>
          <table:table-cell office:value-type="string">
            <text:p>173</text:p>
          </table:table-cell>
          <table:table-cell office:value-type="string">
            <text:p>3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57</text:p>
          </table:table-cell>
          <table:table-cell office:value-type="string">
            <text:p>174</text:p>
          </table:table-cell>
          <table:table-cell office:value-type="string">
            <text:p>2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57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860500000000016"/>
          <table:table-cell office:value-type="float" office:value="-103.3540799999999962"/>
        </table:table-row>
        <table:table-row>
          <table:table-cell office:value-type="string">
            <text:p>157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57</text:p>
          </table:table-cell>
          <table:table-cell office:value-type="string">
            <text:p>266</text:p>
          </table:table-cell>
          <table:table-cell office:value-type="string">
            <text:p>3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157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157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57</text:p>
          </table:table-cell>
          <table:table-cell office:value-type="string">
            <text:p>273</text:p>
          </table:table-cell>
          <table:table-cell office:value-type="string">
            <text:p>6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157</text:p>
          </table:table-cell>
          <table:table-cell office:value-type="string">
            <text:p>274</text:p>
          </table:table-cell>
          <table:table-cell office:value-type="string">
            <text:p>5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15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986500000000007"/>
          <table:table-cell office:value-type="float" office:value="-103.3551899999999932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58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960970000000017"/>
          <table:table-cell office:value-type="float" office:value="-103.3493820000000056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58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960970000000017"/>
          <table:table-cell office:value-type="float" office:value="-103.3493820000000056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158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960970000000017"/>
          <table:table-cell office:value-type="float" office:value="-103.3493820000000056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158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6960970000000017"/>
          <table:table-cell office:value-type="float" office:value="-103.3493820000000056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158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960970000000017"/>
          <table:table-cell office:value-type="float" office:value="-103.3493820000000056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59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6961058800000011"/>
          <table:table-cell office:value-type="float" office:value="-103.3549491999999930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159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6961058800000011"/>
          <table:table-cell office:value-type="float" office:value="-103.3549491999999930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159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float" office:value="20.6961058800000011"/>
          <table:table-cell office:value-type="float" office:value="-103.3549491999999930"/>
          <table:table-cell office:value-type="float" office:value="20.6961058800000011"/>
          <table:table-cell office:value-type="float" office:value="-103.3549491999999930"/>
        </table:table-row>
        <table:table-row>
          <table:table-cell office:value-type="string">
            <text:p>159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961058800000011"/>
          <table:table-cell office:value-type="float" office:value="-103.3549491999999930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59</text:p>
          </table:table-cell>
          <table:table-cell office:value-type="string">
            <text:p>272</text:p>
          </table:table-cell>
          <table:table-cell office:value-type="string">
            <text:p>4</text:p>
          </table:table-cell>
          <table:table-cell office:value-type="float" office:value="20.6961058800000011"/>
          <table:table-cell office:value-type="float" office:value="-103.3549491999999930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59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  <table:table-cell office:value-type="float" office:value="20.6961058800000011"/>
          <table:table-cell office:value-type="float" office:value="-103.3549491999999930"/>
          <table:table-cell office:value-type="float" office:value="20.7004599999999996"/>
          <table:table-cell office:value-type="float" office:value="-103.3547800000000052"/>
        </table:table-row>
        <table:table-row>
          <table:table-cell office:value-type="string">
            <text:p>159</text:p>
          </table:table-cell>
          <table:table-cell office:value-type="string">
            <text:p>289</text:p>
          </table:table-cell>
          <table:table-cell office:value-type="string">
            <text:p>2</text:p>
          </table:table-cell>
          <table:table-cell office:value-type="float" office:value="20.6961058800000011"/>
          <table:table-cell office:value-type="float" office:value="-103.3549491999999930"/>
          <table:table-cell office:value-type="float" office:value="20.7178000000000004"/>
          <table:table-cell office:value-type="float" office:value="-103.3833800000000025"/>
        </table:table-row>
        <table:table-row>
          <table:table-cell office:value-type="string">
            <text:p>16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6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16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810809999999989"/>
          <table:table-cell office:value-type="float" office:value="-103.3600990000000053"/>
        </table:table-row>
        <table:table-row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16</text:p>
          </table:table-cell>
          <table:table-cell office:value-type="string">
            <text:p>161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932399999999994"/>
          <table:table-cell office:value-type="float" office:value="-103.3675700000000006"/>
        </table:table-row>
        <table:table-row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793890000000005"/>
          <table:table-cell office:value-type="float" office:value="-103.3591299999999933"/>
        </table:table-row>
        <table:table-row>
          <table:table-cell office:value-type="string">
            <text:p>1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16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6</text:p>
          </table:table-cell>
          <table:table-cell office:value-type="string">
            <text:p>277</text:p>
          </table:table-cell>
          <table:table-cell office:value-type="string">
            <text:p>3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650999999999989"/>
          <table:table-cell office:value-type="float" office:value="-103.3680700000000030"/>
        </table:table-row>
        <table:table-row>
          <table:table-cell office:value-type="string">
            <text:p>16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7004699999999993"/>
          <table:table-cell office:value-type="float" office:value="-103.3615800000000036"/>
        </table:table-row>
        <table:table-row>
          <table:table-cell office:value-type="string">
            <text:p>16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841870000000014"/>
          <table:table-cell office:value-type="float" office:value="-103.3611300000000028"/>
        </table:table-row>
        <table:table-row>
          <table:table-cell office:value-type="string">
            <text:p>16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16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754439999999988"/>
          <table:table-cell office:value-type="float" office:value="-103.3701470000000029"/>
        </table:table-row>
        <table:table-row>
          <table:table-cell office:value-type="string">
            <text:p>16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6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820589999999989"/>
          <table:table-cell office:value-type="float" office:value="-103.3659690000000069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160</text:p>
          </table:table-cell>
          <table:table-cell office:value-type="string">
            <text:p>106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7216430000000003"/>
          <table:table-cell office:value-type="float" office:value="-103.3901999999999930"/>
        </table:table-row>
        <table:table-row>
          <table:table-cell office:value-type="string">
            <text:p>16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160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60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160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160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60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686799999999984"/>
          <table:table-cell office:value-type="float" office:value="-103.3730999999999938"/>
        </table:table-row>
        <table:table-row>
          <table:table-cell office:value-type="string">
            <text:p>160</text:p>
          </table:table-cell>
          <table:table-cell office:value-type="string">
            <text:p>216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651099999999985"/>
          <table:table-cell office:value-type="float" office:value="-103.3938799999999958"/>
        </table:table-row>
        <table:table-row>
          <table:table-cell office:value-type="string">
            <text:p>160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60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7092799999999997"/>
          <table:table-cell office:value-type="float" office:value="-103.3701499999999953"/>
        </table:table-row>
        <table:table-row>
          <table:table-cell office:value-type="string">
            <text:p>160</text:p>
          </table:table-cell>
          <table:table-cell office:value-type="string">
            <text:p>291</text:p>
          </table:table-cell>
          <table:table-cell office:value-type="string">
            <text:p>3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7383699999999997"/>
          <table:table-cell office:value-type="float" office:value="-103.3805700000000058"/>
        </table:table-row>
        <table:table-row>
          <table:table-cell office:value-type="string">
            <text:p>160</text:p>
          </table:table-cell>
          <table:table-cell office:value-type="string">
            <text:p>296</text:p>
          </table:table-cell>
          <table:table-cell office:value-type="string">
            <text:p>2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160</text:p>
          </table:table-cell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771080000000005"/>
          <table:table-cell office:value-type="float" office:value="-103.3650880000000001"/>
        </table:table-row>
        <table:table-row>
          <table:table-cell office:value-type="string">
            <text:p>160</text:p>
          </table:table-cell>
          <table:table-cell office:value-type="string">
            <text:p>46</text:p>
          </table:table-cell>
          <table:table-cell office:value-type="string">
            <text:p>2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746359999999996"/>
          <table:table-cell office:value-type="float" office:value="-103.3716390000000018"/>
        </table:table-row>
        <table:table-row>
          <table:table-cell office:value-type="string">
            <text:p>160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754439999999988"/>
          <table:table-cell office:value-type="float" office:value="-103.3701470000000029"/>
        </table:table-row>
        <table:table-row>
          <table:table-cell office:value-type="string">
            <text:p>16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931100000000008"/>
          <table:table-cell office:value-type="float" office:value="-103.3729799999999983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161</text:p>
          </table:table-cell>
          <table:table-cell office:value-type="string">
            <text:p>165</text:p>
          </table:table-cell>
          <table:table-cell office:value-type="string">
            <text:p>3</text:p>
          </table:table-cell>
          <table:table-cell office:value-type="float" office:value="20.6932399999999994"/>
          <table:table-cell office:value-type="float" office:value="-103.3675700000000006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61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float" office:value="20.6932399999999994"/>
          <table:table-cell office:value-type="float" office:value="-103.3675700000000006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161</text:p>
          </table:table-cell>
          <table:table-cell office:value-type="string">
            <text:p>177</text:p>
          </table:table-cell>
          <table:table-cell office:value-type="string">
            <text:p>1</text:p>
          </table:table-cell>
          <table:table-cell office:value-type="float" office:value="20.6932399999999994"/>
          <table:table-cell office:value-type="float" office:value="-103.3675700000000006"/>
          <table:table-cell office:value-type="float" office:value="20.6872299999999996"/>
          <table:table-cell office:value-type="float" office:value="-103.3708400000000012"/>
        </table:table-row>
        <table:table-row>
          <table:table-cell office:value-type="string">
            <text:p>161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932399999999994"/>
          <table:table-cell office:value-type="float" office:value="-103.3675700000000006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61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932399999999994"/>
          <table:table-cell office:value-type="float" office:value="-103.3675700000000006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161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932399999999994"/>
          <table:table-cell office:value-type="float" office:value="-103.3675700000000006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162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162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162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62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62</text:p>
          </table:table-cell>
          <table:table-cell office:value-type="string">
            <text:p>260</text:p>
          </table:table-cell>
          <table:table-cell office:value-type="string">
            <text:p>3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162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162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62</text:p>
          </table:table-cell>
          <table:table-cell office:value-type="string">
            <text:p>38</text:p>
          </table:table-cell>
          <table:table-cell office:value-type="string">
            <text:p>3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162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162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62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162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722064000000003"/>
          <table:table-cell office:value-type="float" office:value="-103.3725879999999933"/>
        </table:table-row>
        <table:table-row>
          <table:table-cell office:value-type="string">
            <text:p>162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162</text:p>
          </table:table-cell>
          <table:table-cell office:value-type="string">
            <text:p>85</text:p>
          </table:table-cell>
          <table:table-cell office:value-type="string">
            <text:p>8</text:p>
          </table:table-cell>
          <table:table-cell office:value-type="float" office:value="20.6927249999999994"/>
          <table:table-cell office:value-type="float" office:value="-103.3516000000000048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163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163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163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163</text:p>
          </table:table-cell>
          <table:table-cell office:value-type="string">
            <text:p>174</text:p>
          </table:table-cell>
          <table:table-cell office:value-type="string">
            <text:p>5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63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16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163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163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63</text:p>
          </table:table-cell>
          <table:table-cell office:value-type="string">
            <text:p>265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7065599999999996"/>
          <table:table-cell office:value-type="float" office:value="-103.3656399999999991"/>
        </table:table-row>
        <table:table-row>
          <table:table-cell office:value-type="string">
            <text:p>163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163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163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6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63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507100000000065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64</text:p>
          </table:table-cell>
          <table:table-cell office:value-type="string">
            <text:p>165</text:p>
          </table:table-cell>
          <table:table-cell office:value-type="string">
            <text:p>2</text:p>
          </table:table-cell>
          <table:table-cell office:value-type="float" office:value="20.6898100000000014"/>
          <table:table-cell office:value-type="float" office:value="-103.3581999999999965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64</text:p>
          </table:table-cell>
          <table:table-cell office:value-type="string">
            <text:p>174</text:p>
          </table:table-cell>
          <table:table-cell office:value-type="string">
            <text:p>6</text:p>
          </table:table-cell>
          <table:table-cell office:value-type="float" office:value="20.6898100000000014"/>
          <table:table-cell office:value-type="float" office:value="-103.3581999999999965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64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81999999999965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64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8199999999996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64</text:p>
          </table:table-cell>
          <table:table-cell office:value-type="string">
            <text:p>54</text:p>
          </table:table-cell>
          <table:table-cell office:value-type="string">
            <text:p>5</text:p>
          </table:table-cell>
          <table:table-cell office:value-type="float" office:value="20.6898100000000014"/>
          <table:table-cell office:value-type="float" office:value="-103.3581999999999965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6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65</text:p>
          </table:table-cell>
          <table:table-cell office:value-type="string">
            <text:p>161</text:p>
          </table:table-cell>
          <table:table-cell office:value-type="string">
            <text:p>2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932399999999994"/>
          <table:table-cell office:value-type="float" office:value="-103.3675700000000006"/>
        </table:table-row>
        <table:table-row>
          <table:table-cell office:value-type="string">
            <text:p>165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165</text:p>
          </table:table-cell>
          <table:table-cell office:value-type="string">
            <text:p>164</text:p>
          </table:table-cell>
          <table:table-cell office:value-type="string">
            <text:p>3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898100000000014"/>
          <table:table-cell office:value-type="float" office:value="-103.3581999999999965"/>
        </table:table-row>
        <table:table-row>
          <table:table-cell office:value-type="string">
            <text:p>165</text:p>
          </table:table-cell>
          <table:table-cell office:value-type="string">
            <text:p>165</text:p>
          </table:table-cell>
          <table:table-cell office:value-type="string">
            <text:p>2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65</text:p>
          </table:table-cell>
          <table:table-cell office:value-type="string">
            <text:p>167</text:p>
          </table:table-cell>
          <table:table-cell office:value-type="string">
            <text:p>5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926899999999989"/>
          <table:table-cell office:value-type="float" office:value="-103.3708199999999948"/>
        </table:table-row>
        <table:table-row>
          <table:table-cell office:value-type="string">
            <text:p>165</text:p>
          </table:table-cell>
          <table:table-cell office:value-type="string">
            <text:p>170</text:p>
          </table:table-cell>
          <table:table-cell office:value-type="string">
            <text:p>8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165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165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65</text:p>
          </table:table-cell>
          <table:table-cell office:value-type="string">
            <text:p>176</text:p>
          </table:table-cell>
          <table:table-cell office:value-type="string">
            <text:p>1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872499999999988"/>
          <table:table-cell office:value-type="float" office:value="-103.3736300000000057"/>
        </table:table-row>
        <table:table-row>
          <table:table-cell office:value-type="string">
            <text:p>165</text:p>
          </table:table-cell>
          <table:table-cell office:value-type="string">
            <text:p>244</text:p>
          </table:table-cell>
          <table:table-cell office:value-type="string">
            <text:p>5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866899999999987"/>
          <table:table-cell office:value-type="float" office:value="-103.3765700000000010"/>
        </table:table-row>
        <table:table-row>
          <table:table-cell office:value-type="string">
            <text:p>165</text:p>
          </table:table-cell>
          <table:table-cell office:value-type="string">
            <text:p>249</text:p>
          </table:table-cell>
          <table:table-cell office:value-type="string">
            <text:p>2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970500000000008"/>
          <table:table-cell office:value-type="float" office:value="-103.3632199999999983"/>
        </table:table-row>
        <table:table-row>
          <table:table-cell office:value-type="string">
            <text:p>165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65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16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65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65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930720000000008"/>
          <table:table-cell office:value-type="float" office:value="-103.3542089999999973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166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166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166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166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66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6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166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16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66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66</text:p>
          </table:table-cell>
          <table:table-cell office:value-type="string">
            <text:p>36</text:p>
          </table:table-cell>
          <table:table-cell office:value-type="string">
            <text:p>5</text:p>
          </table:table-cell>
          <table:table-cell office:value-type="float" office:value="20.6871960000000001"/>
          <table:table-cell office:value-type="float" office:value="-103.3505250000000046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167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float" office:value="20.6926899999999989"/>
          <table:table-cell office:value-type="float" office:value="-103.3708199999999948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167</text:p>
          </table:table-cell>
          <table:table-cell office:value-type="string">
            <text:p>167</text:p>
          </table:table-cell>
          <table:table-cell office:value-type="string">
            <text:p>1</text:p>
          </table:table-cell>
          <table:table-cell office:value-type="float" office:value="20.6926899999999989"/>
          <table:table-cell office:value-type="float" office:value="-103.3708199999999948"/>
          <table:table-cell office:value-type="float" office:value="20.6926899999999989"/>
          <table:table-cell office:value-type="float" office:value="-103.3708199999999948"/>
        </table:table-row>
        <table:table-row>
          <table:table-cell office:value-type="string">
            <text:p>167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  <table:table-cell office:value-type="float" office:value="20.6926899999999989"/>
          <table:table-cell office:value-type="float" office:value="-103.3708199999999948"/>
          <table:table-cell office:value-type="float" office:value="20.6896899999999988"/>
          <table:table-cell office:value-type="float" office:value="-103.3748599999999982"/>
        </table:table-row>
        <table:table-row>
          <table:table-cell office:value-type="string">
            <text:p>167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float" office:value="20.6926899999999989"/>
          <table:table-cell office:value-type="float" office:value="-103.3708199999999948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167</text:p>
          </table:table-cell>
          <table:table-cell office:value-type="string">
            <text:p>54</text:p>
          </table:table-cell>
          <table:table-cell office:value-type="string">
            <text:p>9</text:p>
          </table:table-cell>
          <table:table-cell office:value-type="float" office:value="20.6926899999999989"/>
          <table:table-cell office:value-type="float" office:value="-103.3708199999999948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67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float" office:value="20.6926899999999989"/>
          <table:table-cell office:value-type="float" office:value="-103.3708199999999948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168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float" office:value="20.6896899999999988"/>
          <table:table-cell office:value-type="float" office:value="-103.3748599999999982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168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  <table:table-cell office:value-type="float" office:value="20.6896899999999988"/>
          <table:table-cell office:value-type="float" office:value="-103.3748599999999982"/>
          <table:table-cell office:value-type="float" office:value="20.7092799999999997"/>
          <table:table-cell office:value-type="float" office:value="-103.3701499999999953"/>
        </table:table-row>
        <table:table-row>
          <table:table-cell office:value-type="string">
            <text:p>168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896899999999988"/>
          <table:table-cell office:value-type="float" office:value="-103.3748599999999982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168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896899999999988"/>
          <table:table-cell office:value-type="float" office:value="-103.3748599999999982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168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896899999999988"/>
          <table:table-cell office:value-type="float" office:value="-103.3748599999999982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168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float" office:value="20.6896899999999988"/>
          <table:table-cell office:value-type="float" office:value="-103.3748599999999982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169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898100000000014"/>
          <table:table-cell office:value-type="float" office:value="-103.3581999999999965"/>
        </table:table-row>
        <table:table-row>
          <table:table-cell office:value-type="string">
            <text:p>169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169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169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169</text:p>
          </table:table-cell>
          <table:table-cell office:value-type="string">
            <text:p>173</text:p>
          </table:table-cell>
          <table:table-cell office:value-type="string">
            <text:p>3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69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69</text:p>
          </table:table-cell>
          <table:table-cell office:value-type="string">
            <text:p>271</text:p>
          </table:table-cell>
          <table:table-cell office:value-type="string">
            <text:p>2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169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749310000000008"/>
          <table:table-cell office:value-type="float" office:value="-103.3623510000000039"/>
        </table:table-row>
        <table:table-row>
          <table:table-cell office:value-type="string">
            <text:p>169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69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69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169</text:p>
          </table:table-cell>
          <table:table-cell office:value-type="string">
            <text:p>68</text:p>
          </table:table-cell>
          <table:table-cell office:value-type="string">
            <text:p>2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169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898499999999999"/>
          <table:table-cell office:value-type="float" office:value="-103.3707100000000025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17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float" office:value="20.6831910000000008"/>
          <table:table-cell office:value-type="float" office:value="-103.3693489999999997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17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831910000000008"/>
          <table:table-cell office:value-type="float" office:value="-103.3693489999999997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7</text:p>
          </table:table-cell>
          <table:table-cell office:value-type="string">
            <text:p>211</text:p>
          </table:table-cell>
          <table:table-cell office:value-type="string">
            <text:p>2</text:p>
          </table:table-cell>
          <table:table-cell office:value-type="float" office:value="20.6831910000000008"/>
          <table:table-cell office:value-type="float" office:value="-103.3693489999999997"/>
          <table:table-cell office:value-type="float" office:value="20.6699309999999983"/>
          <table:table-cell office:value-type="float" office:value="-103.3943069999999977"/>
        </table:table-row>
        <table:table-row>
          <table:table-cell office:value-type="string">
            <text:p>17</text:p>
          </table:table-cell>
          <table:table-cell office:value-type="string">
            <text:p>277</text:p>
          </table:table-cell>
          <table:table-cell office:value-type="string">
            <text:p>5</text:p>
          </table:table-cell>
          <table:table-cell office:value-type="float" office:value="20.6831910000000008"/>
          <table:table-cell office:value-type="float" office:value="-103.3693489999999997"/>
          <table:table-cell office:value-type="float" office:value="20.6650999999999989"/>
          <table:table-cell office:value-type="float" office:value="-103.3680700000000030"/>
        </table:table-row>
        <table:table-row>
          <table:table-cell office:value-type="string">
            <text:p>17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831910000000008"/>
          <table:table-cell office:value-type="float" office:value="-103.3693489999999997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17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831910000000008"/>
          <table:table-cell office:value-type="float" office:value="-103.3693489999999997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17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831910000000008"/>
          <table:table-cell office:value-type="float" office:value="-103.3693489999999997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831910000000008"/>
          <table:table-cell office:value-type="float" office:value="-103.3693489999999997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17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831910000000008"/>
          <table:table-cell office:value-type="float" office:value="-103.3693489999999997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170</text:p>
          </table:table-cell>
          <table:table-cell office:value-type="string">
            <text:p>165</text:p>
          </table:table-cell>
          <table:table-cell office:value-type="string">
            <text:p>11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70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170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70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170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7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170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170</text:p>
          </table:table-cell>
          <table:table-cell office:value-type="string">
            <text:p>84</text:p>
          </table:table-cell>
          <table:table-cell office:value-type="string">
            <text:p>2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693260000000016"/>
          <table:table-cell office:value-type="float" office:value="-103.3625349999999941"/>
        </table:table-row>
        <table:table-row>
          <table:table-cell office:value-type="string">
            <text:p>170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170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886100000000006"/>
          <table:table-cell office:value-type="float" office:value="-103.3658140000000003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171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71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171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171</text:p>
          </table:table-cell>
          <table:table-cell office:value-type="string">
            <text:p>171</text:p>
          </table:table-cell>
          <table:table-cell office:value-type="string">
            <text:p>2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171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7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171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171</text:p>
          </table:table-cell>
          <table:table-cell office:value-type="string">
            <text:p>268</text:p>
          </table:table-cell>
          <table:table-cell office:value-type="string">
            <text:p>2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171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171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71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71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171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171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float" office:value="20.6834799999999994"/>
          <table:table-cell office:value-type="float" office:value="-103.3485299999999967"/>
          <table:table-cell office:value-type="float" office:value="20.6696279999999994"/>
          <table:table-cell office:value-type="float" office:value="-103.3487680000000069"/>
        </table:table-row>
        <table:table-row>
          <table:table-cell office:value-type="string">
            <text:p>17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72</text:p>
          </table:table-cell>
          <table:table-cell office:value-type="string">
            <text:p>163</text:p>
          </table:table-cell>
          <table:table-cell office:value-type="string">
            <text:p>5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172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172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172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172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172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72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172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172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72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172</text:p>
          </table:table-cell>
          <table:table-cell office:value-type="string">
            <text:p>247</text:p>
          </table:table-cell>
          <table:table-cell office:value-type="string">
            <text:p>2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172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72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172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836100000000016"/>
          <table:table-cell office:value-type="float" office:value="-103.3375599999999963"/>
        </table:table-row>
        <table:table-row>
          <table:table-cell office:value-type="string">
            <text:p>172</text:p>
          </table:table-cell>
          <table:table-cell office:value-type="string">
            <text:p>34</text:p>
          </table:table-cell>
          <table:table-cell office:value-type="string">
            <text:p>4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72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72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172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172</text:p>
          </table:table-cell>
          <table:table-cell office:value-type="string">
            <text:p>54</text:p>
          </table:table-cell>
          <table:table-cell office:value-type="string">
            <text:p>5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72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72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float" office:value="20.6822000000000017"/>
          <table:table-cell office:value-type="float" office:value="-103.3460100000000068"/>
          <table:table-cell office:value-type="float" office:value="20.6696279999999994"/>
          <table:table-cell office:value-type="float" office:value="-103.3487680000000069"/>
        </table:table-row>
        <table:table-row>
          <table:table-cell office:value-type="string">
            <text:p>17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7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173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10809999999989"/>
          <table:table-cell office:value-type="float" office:value="-103.3600990000000053"/>
        </table:table-row>
        <table:table-row>
          <table:table-cell office:value-type="string">
            <text:p>173</text:p>
          </table:table-cell>
          <table:table-cell office:value-type="string">
            <text:p>158</text:p>
          </table:table-cell>
          <table:table-cell office:value-type="string">
            <text:p>3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173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173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173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173</text:p>
          </table:table-cell>
          <table:table-cell office:value-type="string">
            <text:p>173</text:p>
          </table:table-cell>
          <table:table-cell office:value-type="string">
            <text:p>6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73</text:p>
          </table:table-cell>
          <table:table-cell office:value-type="string">
            <text:p>178</text:p>
          </table:table-cell>
          <table:table-cell office:value-type="string">
            <text:p>3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173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73</text:p>
          </table:table-cell>
          <table:table-cell office:value-type="string">
            <text:p>246</text:p>
          </table:table-cell>
          <table:table-cell office:value-type="string">
            <text:p>10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173</text:p>
          </table:table-cell>
          <table:table-cell office:value-type="string">
            <text:p>247</text:p>
          </table:table-cell>
          <table:table-cell office:value-type="string">
            <text:p>3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173</text:p>
          </table:table-cell>
          <table:table-cell office:value-type="string">
            <text:p>256</text:p>
          </table:table-cell>
          <table:table-cell office:value-type="string">
            <text:p>7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173</text:p>
          </table:table-cell>
          <table:table-cell office:value-type="string">
            <text:p>260</text:p>
          </table:table-cell>
          <table:table-cell office:value-type="string">
            <text:p>4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173</text:p>
          </table:table-cell>
          <table:table-cell office:value-type="string">
            <text:p>266</text:p>
          </table:table-cell>
          <table:table-cell office:value-type="string">
            <text:p>3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173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173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173</text:p>
          </table:table-cell>
          <table:table-cell office:value-type="string">
            <text:p>271</text:p>
          </table:table-cell>
          <table:table-cell office:value-type="string">
            <text:p>3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173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73</text:p>
          </table:table-cell>
          <table:table-cell office:value-type="string">
            <text:p>273</text:p>
          </table:table-cell>
          <table:table-cell office:value-type="string">
            <text:p>14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173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17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73</text:p>
          </table:table-cell>
          <table:table-cell office:value-type="string">
            <text:p>35</text:p>
          </table:table-cell>
          <table:table-cell office:value-type="string">
            <text:p>5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73</text:p>
          </table:table-cell>
          <table:table-cell office:value-type="string">
            <text:p>36</text:p>
          </table:table-cell>
          <table:table-cell office:value-type="string">
            <text:p>3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173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173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173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73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73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73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173</text:p>
          </table:table-cell>
          <table:table-cell office:value-type="string">
            <text:p>73</text:p>
          </table:table-cell>
          <table:table-cell office:value-type="string">
            <text:p>16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173</text:p>
          </table:table-cell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05599999999983"/>
          <table:table-cell office:value-type="float" office:value="-103.3575890000000044"/>
        </table:table-row>
        <table:table-row>
          <table:table-cell office:value-type="string">
            <text:p>173</text:p>
          </table:table-cell>
          <table:table-cell office:value-type="string">
            <text:p>78</text:p>
          </table:table-cell>
          <table:table-cell office:value-type="string">
            <text:p>8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173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173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173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float" office:value="20.6846500000000013"/>
          <table:table-cell office:value-type="float" office:value="-103.3452599999999961"/>
          <table:table-cell office:value-type="float" office:value="20.6704259999999991"/>
          <table:table-cell office:value-type="float" office:value="-103.3733780000000024"/>
        </table:table-row>
        <table:table-row>
          <table:table-cell office:value-type="string">
            <text:p>174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74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174</text:p>
          </table:table-cell>
          <table:table-cell office:value-type="string">
            <text:p>158</text:p>
          </table:table-cell>
          <table:table-cell office:value-type="string">
            <text:p>3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174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961058800000011"/>
          <table:table-cell office:value-type="float" office:value="-103.3549491999999930"/>
        </table:table-row>
        <table:table-row>
          <table:table-cell office:value-type="string">
            <text:p>174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898100000000014"/>
          <table:table-cell office:value-type="float" office:value="-103.3581999999999965"/>
        </table:table-row>
        <table:table-row>
          <table:table-cell office:value-type="string">
            <text:p>174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74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174</text:p>
          </table:table-cell>
          <table:table-cell office:value-type="string">
            <text:p>174</text:p>
          </table:table-cell>
          <table:table-cell office:value-type="string">
            <text:p>5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74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174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74</text:p>
          </table:table-cell>
          <table:table-cell office:value-type="string">
            <text:p>244</text:p>
          </table:table-cell>
          <table:table-cell office:value-type="string">
            <text:p>5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866899999999987"/>
          <table:table-cell office:value-type="float" office:value="-103.3765700000000010"/>
        </table:table-row>
        <table:table-row>
          <table:table-cell office:value-type="string">
            <text:p>174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174</text:p>
          </table:table-cell>
          <table:table-cell office:value-type="string">
            <text:p>271</text:p>
          </table:table-cell>
          <table:table-cell office:value-type="string">
            <text:p>2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174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74</text:p>
          </table:table-cell>
          <table:table-cell office:value-type="string">
            <text:p>275</text:p>
          </table:table-cell>
          <table:table-cell office:value-type="string">
            <text:p>3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174</text:p>
          </table:table-cell>
          <table:table-cell office:value-type="string">
            <text:p>276</text:p>
          </table:table-cell>
          <table:table-cell office:value-type="string">
            <text:p>2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7004599999999996"/>
          <table:table-cell office:value-type="float" office:value="-103.3547800000000052"/>
        </table:table-row>
        <table:table-row>
          <table:table-cell office:value-type="string">
            <text:p>174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174</text:p>
          </table:table-cell>
          <table:table-cell office:value-type="string">
            <text:p>52</text:p>
          </table:table-cell>
          <table:table-cell office:value-type="string">
            <text:p>3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74</text:p>
          </table:table-cell>
          <table:table-cell office:value-type="string">
            <text:p>54</text:p>
          </table:table-cell>
          <table:table-cell office:value-type="string">
            <text:p>3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74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898100000000014"/>
          <table:table-cell office:value-type="float" office:value="-103.3539729999999963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75</text:p>
          </table:table-cell>
          <table:table-cell office:value-type="string">
            <text:p>156</text:p>
          </table:table-cell>
          <table:table-cell office:value-type="string">
            <text:p>4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845600000000012"/>
          <table:table-cell office:value-type="float" office:value="-103.3569899999999961"/>
        </table:table-row>
        <table:table-row>
          <table:table-cell office:value-type="string">
            <text:p>175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75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858600000000017"/>
          <table:table-cell office:value-type="float" office:value="-103.3396400000000028"/>
        </table:table-row>
        <table:table-row>
          <table:table-cell office:value-type="string">
            <text:p>175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175</text:p>
          </table:table-cell>
          <table:table-cell office:value-type="string">
            <text:p>181</text:p>
          </table:table-cell>
          <table:table-cell office:value-type="string">
            <text:p>2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175</text:p>
          </table:table-cell>
          <table:table-cell office:value-type="string">
            <text:p>246</text:p>
          </table:table-cell>
          <table:table-cell office:value-type="string">
            <text:p>3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175</text:p>
          </table:table-cell>
          <table:table-cell office:value-type="string">
            <text:p>247</text:p>
          </table:table-cell>
          <table:table-cell office:value-type="string">
            <text:p>4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175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175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798609999999989"/>
          <table:table-cell office:value-type="float" office:value="-103.3451979999999963"/>
        </table:table-row>
        <table:table-row>
          <table:table-cell office:value-type="string">
            <text:p>175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75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float" office:value="20.6858600000000017"/>
          <table:table-cell office:value-type="float" office:value="-103.3396400000000028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76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float" office:value="20.6872499999999988"/>
          <table:table-cell office:value-type="float" office:value="-103.3736300000000057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176</text:p>
          </table:table-cell>
          <table:table-cell office:value-type="string">
            <text:p>183</text:p>
          </table:table-cell>
          <table:table-cell office:value-type="string">
            <text:p>2</text:p>
          </table:table-cell>
          <table:table-cell office:value-type="float" office:value="20.6872499999999988"/>
          <table:table-cell office:value-type="float" office:value="-103.3736300000000057"/>
          <table:table-cell office:value-type="float" office:value="20.6844700000000010"/>
          <table:table-cell office:value-type="float" office:value="-103.3798900000000032"/>
        </table:table-row>
        <table:table-row>
          <table:table-cell office:value-type="string">
            <text:p>176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872499999999988"/>
          <table:table-cell office:value-type="float" office:value="-103.3736300000000057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176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float" office:value="20.6872499999999988"/>
          <table:table-cell office:value-type="float" office:value="-103.3736300000000057"/>
          <table:table-cell office:value-type="float" office:value="20.6749310000000008"/>
          <table:table-cell office:value-type="float" office:value="-103.3623510000000039"/>
        </table:table-row>
        <table:table-row>
          <table:table-cell office:value-type="string">
            <text:p>177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float" office:value="20.6872299999999996"/>
          <table:table-cell office:value-type="float" office:value="-103.3708400000000012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177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872299999999996"/>
          <table:table-cell office:value-type="float" office:value="-103.3708400000000012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177</text:p>
          </table:table-cell>
          <table:table-cell office:value-type="string">
            <text:p>161</text:p>
          </table:table-cell>
          <table:table-cell office:value-type="string">
            <text:p>1</text:p>
          </table:table-cell>
          <table:table-cell office:value-type="float" office:value="20.6872299999999996"/>
          <table:table-cell office:value-type="float" office:value="-103.3708400000000012"/>
          <table:table-cell office:value-type="float" office:value="20.6932399999999994"/>
          <table:table-cell office:value-type="float" office:value="-103.3675700000000006"/>
        </table:table-row>
        <table:table-row>
          <table:table-cell office:value-type="string">
            <text:p>177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872299999999996"/>
          <table:table-cell office:value-type="float" office:value="-103.3708400000000012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177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float" office:value="20.6872299999999996"/>
          <table:table-cell office:value-type="float" office:value="-103.3708400000000012"/>
          <table:table-cell office:value-type="float" office:value="20.6820069999999987"/>
          <table:table-cell office:value-type="float" office:value="-103.3726419999999990"/>
        </table:table-row>
        <table:table-row>
          <table:table-cell office:value-type="string">
            <text:p>177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  <table:table-cell office:value-type="float" office:value="20.6872299999999996"/>
          <table:table-cell office:value-type="float" office:value="-103.3708400000000012"/>
          <table:table-cell office:value-type="float" office:value="20.6794699999999985"/>
          <table:table-cell office:value-type="float" office:value="-103.3792600000000022"/>
        </table:table-row>
        <table:table-row>
          <table:table-cell office:value-type="string">
            <text:p>177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float" office:value="20.6872299999999996"/>
          <table:table-cell office:value-type="float" office:value="-103.3708400000000012"/>
          <table:table-cell office:value-type="float" office:value="20.6792960000000008"/>
          <table:table-cell office:value-type="float" office:value="-103.3706580000000059"/>
        </table:table-row>
        <table:table-row>
          <table:table-cell office:value-type="string">
            <text:p>177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float" office:value="20.6872299999999996"/>
          <table:table-cell office:value-type="float" office:value="-103.3708400000000012"/>
          <table:table-cell office:value-type="float" office:value="20.6746359999999996"/>
          <table:table-cell office:value-type="float" office:value="-103.3716390000000018"/>
        </table:table-row>
        <table:table-row>
          <table:table-cell office:value-type="string">
            <text:p>178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float" office:value="20.6862279999999998"/>
          <table:table-cell office:value-type="float" office:value="-103.3363049999999959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178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862279999999998"/>
          <table:table-cell office:value-type="float" office:value="-103.3363049999999959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78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float" office:value="20.6862279999999998"/>
          <table:table-cell office:value-type="float" office:value="-103.3363049999999959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178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862279999999998"/>
          <table:table-cell office:value-type="float" office:value="-103.3363049999999959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178</text:p>
          </table:table-cell>
          <table:table-cell office:value-type="string">
            <text:p>31</text:p>
          </table:table-cell>
          <table:table-cell office:value-type="string">
            <text:p>3</text:p>
          </table:table-cell>
          <table:table-cell office:value-type="float" office:value="20.6862279999999998"/>
          <table:table-cell office:value-type="float" office:value="-103.3363049999999959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178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862279999999998"/>
          <table:table-cell office:value-type="float" office:value="-103.3363049999999959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78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862279999999998"/>
          <table:table-cell office:value-type="float" office:value="-103.3363049999999959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178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  <table:table-cell office:value-type="float" office:value="20.6862279999999998"/>
          <table:table-cell office:value-type="float" office:value="-103.3363049999999959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178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float" office:value="20.6862279999999998"/>
          <table:table-cell office:value-type="float" office:value="-103.3363049999999959"/>
          <table:table-cell office:value-type="float" office:value="20.6667710000000007"/>
          <table:table-cell office:value-type="float" office:value="-103.3505619999999965"/>
        </table:table-row>
        <table:table-row>
          <table:table-cell office:value-type="string">
            <text:p>179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79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179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79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179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79</text:p>
          </table:table-cell>
          <table:table-cell office:value-type="string">
            <text:p>176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872499999999988"/>
          <table:table-cell office:value-type="float" office:value="-103.3736300000000057"/>
        </table:table-row>
        <table:table-row>
          <table:table-cell office:value-type="string">
            <text:p>179</text:p>
          </table:table-cell>
          <table:table-cell office:value-type="string">
            <text:p>179</text:p>
          </table:table-cell>
          <table:table-cell office:value-type="string">
            <text:p>6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179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179</text:p>
          </table:table-cell>
          <table:table-cell office:value-type="string">
            <text:p>249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970500000000008"/>
          <table:table-cell office:value-type="float" office:value="-103.3632199999999983"/>
        </table:table-row>
        <table:table-row>
          <table:table-cell office:value-type="string">
            <text:p>179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179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179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179</text:p>
          </table:table-cell>
          <table:table-cell office:value-type="string">
            <text:p>86</text:p>
          </table:table-cell>
          <table:table-cell office:value-type="string">
            <text:p>7</text:p>
          </table:table-cell>
          <table:table-cell office:value-type="float" office:value="20.6870000000000012"/>
          <table:table-cell office:value-type="float" office:value="-103.3658199999999994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18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820069999999987"/>
          <table:table-cell office:value-type="float" office:value="-103.3726419999999990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18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float" office:value="20.6820069999999987"/>
          <table:table-cell office:value-type="float" office:value="-103.3726419999999990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8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float" office:value="20.6820069999999987"/>
          <table:table-cell office:value-type="float" office:value="-103.3726419999999990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820069999999987"/>
          <table:table-cell office:value-type="float" office:value="-103.3726419999999990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float" office:value="20.6820069999999987"/>
          <table:table-cell office:value-type="float" office:value="-103.3726419999999990"/>
          <table:table-cell office:value-type="float" office:value="20.6841870000000014"/>
          <table:table-cell office:value-type="float" office:value="-103.3611300000000028"/>
        </table:table-row>
        <table:table-row>
          <table:table-cell office:value-type="string">
            <text:p>18</text:p>
          </table:table-cell>
          <table:table-cell office:value-type="string">
            <text:p>38</text:p>
          </table:table-cell>
          <table:table-cell office:value-type="string">
            <text:p>4</text:p>
          </table:table-cell>
          <table:table-cell office:value-type="float" office:value="20.6820069999999987"/>
          <table:table-cell office:value-type="float" office:value="-103.3726419999999990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18</text:p>
          </table:table-cell>
          <table:table-cell office:value-type="string">
            <text:p>46</text:p>
          </table:table-cell>
          <table:table-cell office:value-type="string">
            <text:p>3</text:p>
          </table:table-cell>
          <table:table-cell office:value-type="float" office:value="20.6820069999999987"/>
          <table:table-cell office:value-type="float" office:value="-103.3726419999999990"/>
          <table:table-cell office:value-type="float" office:value="20.6746359999999996"/>
          <table:table-cell office:value-type="float" office:value="-103.3716390000000018"/>
        </table:table-row>
        <table:table-row>
          <table:table-cell office:value-type="string">
            <text:p>18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float" office:value="20.6820069999999987"/>
          <table:table-cell office:value-type="float" office:value="-103.3726419999999990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8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float" office:value="20.6820069999999987"/>
          <table:table-cell office:value-type="float" office:value="-103.3726419999999990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180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80</text:p>
          </table:table-cell>
          <table:table-cell office:value-type="string">
            <text:p>163</text:p>
          </table:table-cell>
          <table:table-cell office:value-type="string">
            <text:p>2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18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180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180</text:p>
          </table:table-cell>
          <table:table-cell office:value-type="string">
            <text:p>174</text:p>
          </table:table-cell>
          <table:table-cell office:value-type="string">
            <text:p>7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180</text:p>
          </table:table-cell>
          <table:table-cell office:value-type="string">
            <text:p>249</text:p>
          </table:table-cell>
          <table:table-cell office:value-type="string">
            <text:p>2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970500000000008"/>
          <table:table-cell office:value-type="float" office:value="-103.3632199999999983"/>
        </table:table-row>
        <table:table-row>
          <table:table-cell office:value-type="string">
            <text:p>180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841870000000014"/>
          <table:table-cell office:value-type="float" office:value="-103.3611300000000028"/>
        </table:table-row>
        <table:table-row>
          <table:table-cell office:value-type="string">
            <text:p>180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760669999999998"/>
          <table:table-cell office:value-type="float" office:value="-103.3670489999999944"/>
        </table:table-row>
        <table:table-row>
          <table:table-cell office:value-type="string">
            <text:p>18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80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float" office:value="20.6880336999999983"/>
          <table:table-cell office:value-type="float" office:value="-103.3627160000000060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81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float" office:value="20.6892500000000013"/>
          <table:table-cell office:value-type="float" office:value="-103.3361000000000018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181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892500000000013"/>
          <table:table-cell office:value-type="float" office:value="-103.3361000000000018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181</text:p>
          </table:table-cell>
          <table:table-cell office:value-type="string">
            <text:p>34</text:p>
          </table:table-cell>
          <table:table-cell office:value-type="string">
            <text:p>7</text:p>
          </table:table-cell>
          <table:table-cell office:value-type="float" office:value="20.6892500000000013"/>
          <table:table-cell office:value-type="float" office:value="-103.3361000000000018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81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892500000000013"/>
          <table:table-cell office:value-type="float" office:value="-103.3361000000000018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181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892500000000013"/>
          <table:table-cell office:value-type="float" office:value="-103.3361000000000018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81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892500000000013"/>
          <table:table-cell office:value-type="float" office:value="-103.3361000000000018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18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82</text:p>
          </table:table-cell>
          <table:table-cell office:value-type="string">
            <text:p>178</text:p>
          </table:table-cell>
          <table:table-cell office:value-type="string">
            <text:p>2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182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182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182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82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82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796599999999984"/>
          <table:table-cell office:value-type="float" office:value="-103.3622239999999977"/>
        </table:table-row>
        <table:table-row>
          <table:table-cell office:value-type="string">
            <text:p>182</text:p>
          </table:table-cell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793890000000005"/>
          <table:table-cell office:value-type="float" office:value="-103.3591299999999933"/>
        </table:table-row>
        <table:table-row>
          <table:table-cell office:value-type="string">
            <text:p>182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18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917499999999990"/>
          <table:table-cell office:value-type="float" office:value="-103.3625499999999988"/>
        </table:table-row>
        <table:table-row>
          <table:table-cell office:value-type="string">
            <text:p>182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182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82</text:p>
          </table:table-cell>
          <table:table-cell office:value-type="string">
            <text:p>62</text:p>
          </table:table-cell>
          <table:table-cell office:value-type="string">
            <text:p>3</text:p>
          </table:table-cell>
          <table:table-cell office:value-type="float" office:value="20.6860500000000016"/>
          <table:table-cell office:value-type="float" office:value="-103.3540799999999962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83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  <table:table-cell office:value-type="float" office:value="20.6844700000000010"/>
          <table:table-cell office:value-type="float" office:value="-103.3798900000000032"/>
          <table:table-cell office:value-type="float" office:value="20.6844700000000010"/>
          <table:table-cell office:value-type="float" office:value="-103.3798900000000032"/>
        </table:table-row>
        <table:table-row>
          <table:table-cell office:value-type="string">
            <text:p>183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  <table:table-cell office:value-type="float" office:value="20.6844700000000010"/>
          <table:table-cell office:value-type="float" office:value="-103.3798900000000032"/>
          <table:table-cell office:value-type="float" office:value="20.6794699999999985"/>
          <table:table-cell office:value-type="float" office:value="-103.3792600000000022"/>
        </table:table-row>
        <table:table-row>
          <table:table-cell office:value-type="string">
            <text:p>183</text:p>
          </table:table-cell>
          <table:table-cell office:value-type="string">
            <text:p>195</text:p>
          </table:table-cell>
          <table:table-cell office:value-type="string">
            <text:p>1</text:p>
          </table:table-cell>
          <table:table-cell office:value-type="float" office:value="20.6844700000000010"/>
          <table:table-cell office:value-type="float" office:value="-103.3798900000000032"/>
          <table:table-cell office:value-type="float" office:value="20.6755400000000016"/>
          <table:table-cell office:value-type="float" office:value="-103.3840900000000005"/>
        </table:table-row>
        <table:table-row>
          <table:table-cell office:value-type="string">
            <text:p>183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844700000000010"/>
          <table:table-cell office:value-type="float" office:value="-103.3798900000000032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83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float" office:value="20.6844700000000010"/>
          <table:table-cell office:value-type="float" office:value="-103.3798900000000032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8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844700000000010"/>
          <table:table-cell office:value-type="float" office:value="-103.3798900000000032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83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float" office:value="20.6844700000000010"/>
          <table:table-cell office:value-type="float" office:value="-103.3798900000000032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184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842700000000015"/>
          <table:table-cell office:value-type="float" office:value="-103.3765300000000025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84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float" office:value="20.6842700000000015"/>
          <table:table-cell office:value-type="float" office:value="-103.3765300000000025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186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815299999999986"/>
          <table:table-cell office:value-type="float" office:value="-103.3785000000000025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186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815299999999986"/>
          <table:table-cell office:value-type="float" office:value="-103.3785000000000025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88</text:p>
          </table:table-cell>
          <table:table-cell office:value-type="string">
            <text:p>185</text:p>
          </table:table-cell>
          <table:table-cell office:value-type="string">
            <text:p>1</text:p>
          </table:table-cell>
          <table:table-cell office:value-type="float" office:value="20.6791400000000003"/>
          <table:table-cell office:value-type="float" office:value="-103.3825300000000027"/>
          <table:table-cell office:value-type="float" office:value="20.6816800000000001"/>
          <table:table-cell office:value-type="float" office:value="-103.3819699999999955"/>
        </table:table-row>
        <table:table-row>
          <table:table-cell office:value-type="string">
            <text:p>188</text:p>
          </table:table-cell>
          <table:table-cell office:value-type="string">
            <text:p>193</text:p>
          </table:table-cell>
          <table:table-cell office:value-type="string">
            <text:p>1</text:p>
          </table:table-cell>
          <table:table-cell office:value-type="float" office:value="20.6791400000000003"/>
          <table:table-cell office:value-type="float" office:value="-103.3825300000000027"/>
          <table:table-cell office:value-type="float" office:value="20.6764699999999984"/>
          <table:table-cell office:value-type="float" office:value="-103.3760599999999954"/>
        </table:table-row>
        <table:table-row>
          <table:table-cell office:value-type="string">
            <text:p>188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float" office:value="20.6791400000000003"/>
          <table:table-cell office:value-type="float" office:value="-103.3825300000000027"/>
          <table:table-cell office:value-type="float" office:value="20.6792960000000008"/>
          <table:table-cell office:value-type="float" office:value="-103.3706580000000059"/>
        </table:table-row>
        <table:table-row>
          <table:table-cell office:value-type="string">
            <text:p>188</text:p>
          </table:table-cell>
          <table:table-cell office:value-type="string">
            <text:p>201</text:p>
          </table:table-cell>
          <table:table-cell office:value-type="string">
            <text:p>11</text:p>
          </table:table-cell>
          <table:table-cell office:value-type="float" office:value="20.6791400000000003"/>
          <table:table-cell office:value-type="float" office:value="-103.3825300000000027"/>
          <table:table-cell office:value-type="float" office:value="20.6701599999999992"/>
          <table:table-cell office:value-type="float" office:value="-103.3844799999999964"/>
        </table:table-row>
        <table:table-row>
          <table:table-cell office:value-type="string">
            <text:p>188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791400000000003"/>
          <table:table-cell office:value-type="float" office:value="-103.3825300000000027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88</text:p>
          </table:table-cell>
          <table:table-cell office:value-type="string">
            <text:p>254</text:p>
          </table:table-cell>
          <table:table-cell office:value-type="string">
            <text:p>6</text:p>
          </table:table-cell>
          <table:table-cell office:value-type="float" office:value="20.6791400000000003"/>
          <table:table-cell office:value-type="float" office:value="-103.3825300000000027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88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float" office:value="20.6791400000000003"/>
          <table:table-cell office:value-type="float" office:value="-103.3825300000000027"/>
          <table:table-cell office:value-type="float" office:value="20.6798609999999989"/>
          <table:table-cell office:value-type="float" office:value="-103.3451979999999963"/>
        </table:table-row>
        <table:table-row>
          <table:table-cell office:value-type="string">
            <text:p>189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794699999999985"/>
          <table:table-cell office:value-type="float" office:value="-103.3792600000000022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189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  <table:table-cell office:value-type="float" office:value="20.6794699999999985"/>
          <table:table-cell office:value-type="float" office:value="-103.3792600000000022"/>
          <table:table-cell office:value-type="float" office:value="20.6794699999999985"/>
          <table:table-cell office:value-type="float" office:value="-103.3792600000000022"/>
        </table:table-row>
        <table:table-row>
          <table:table-cell office:value-type="string">
            <text:p>189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794699999999985"/>
          <table:table-cell office:value-type="float" office:value="-103.3792600000000022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89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float" office:value="20.6794699999999985"/>
          <table:table-cell office:value-type="float" office:value="-103.3792600000000022"/>
          <table:table-cell office:value-type="float" office:value="20.6792960000000008"/>
          <table:table-cell office:value-type="float" office:value="-103.3706580000000059"/>
        </table:table-row>
        <table:table-row>
          <table:table-cell office:value-type="string">
            <text:p>189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794699999999985"/>
          <table:table-cell office:value-type="float" office:value="-103.3792600000000022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89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794699999999985"/>
          <table:table-cell office:value-type="float" office:value="-103.3792600000000022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189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float" office:value="20.6794699999999985"/>
          <table:table-cell office:value-type="float" office:value="-103.3792600000000022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19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819890000000015"/>
          <table:table-cell office:value-type="float" office:value="-103.3629200000000026"/>
        </table:table-row>
        <table:table-row>
          <table:table-cell office:value-type="string">
            <text:p>19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19</text:p>
          </table:table-cell>
          <table:table-cell office:value-type="string">
            <text:p>160</text:p>
          </table:table-cell>
          <table:table-cell office:value-type="string">
            <text:p>2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19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19</text:p>
          </table:table-cell>
          <table:table-cell office:value-type="string">
            <text:p>177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872299999999996"/>
          <table:table-cell office:value-type="float" office:value="-103.3708400000000012"/>
        </table:table-row>
        <table:table-row>
          <table:table-cell office:value-type="string">
            <text:p>19</text:p>
          </table:table-cell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19</text:p>
          </table:table-cell>
          <table:table-cell office:value-type="string">
            <text:p>196</text:p>
          </table:table-cell>
          <table:table-cell office:value-type="string">
            <text:p>2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9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19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9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9</text:p>
          </table:table-cell>
          <table:table-cell office:value-type="string">
            <text:p>37</text:p>
          </table:table-cell>
          <table:table-cell office:value-type="string">
            <text:p>2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19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19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722064000000003"/>
          <table:table-cell office:value-type="float" office:value="-103.3725879999999933"/>
        </table:table-row>
        <table:table-row>
          <table:table-cell office:value-type="string">
            <text:p>19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19</text:p>
          </table:table-cell>
          <table:table-cell office:value-type="string">
            <text:p>75</text:p>
          </table:table-cell>
          <table:table-cell office:value-type="string">
            <text:p>3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19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90860000000016"/>
          <table:table-cell office:value-type="float" office:value="-103.3728409999999940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190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  <table:table-cell office:value-type="float" office:value="20.6794499999999992"/>
          <table:table-cell office:value-type="float" office:value="-103.3760000000000048"/>
          <table:table-cell office:value-type="float" office:value="20.6791400000000003"/>
          <table:table-cell office:value-type="float" office:value="-103.3825300000000027"/>
        </table:table-row>
        <table:table-row>
          <table:table-cell office:value-type="string">
            <text:p>190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  <table:table-cell office:value-type="float" office:value="20.6794499999999992"/>
          <table:table-cell office:value-type="float" office:value="-103.3760000000000048"/>
          <table:table-cell office:value-type="float" office:value="20.6794699999999985"/>
          <table:table-cell office:value-type="float" office:value="-103.3792600000000022"/>
        </table:table-row>
        <table:table-row>
          <table:table-cell office:value-type="string">
            <text:p>190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float" office:value="20.6794499999999992"/>
          <table:table-cell office:value-type="float" office:value="-103.3760000000000048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19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float" office:value="20.6794499999999992"/>
          <table:table-cell office:value-type="float" office:value="-103.3760000000000048"/>
          <table:table-cell office:value-type="float" office:value="20.6792960000000008"/>
          <table:table-cell office:value-type="float" office:value="-103.3706580000000059"/>
        </table:table-row>
        <table:table-row>
          <table:table-cell office:value-type="string">
            <text:p>190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794499999999992"/>
          <table:table-cell office:value-type="float" office:value="-103.3760000000000048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91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float" office:value="20.6774099999999983"/>
          <table:table-cell office:value-type="float" office:value="-103.3838700000000017"/>
          <table:table-cell office:value-type="float" office:value="20.6860500000000016"/>
          <table:table-cell office:value-type="float" office:value="-103.3540799999999962"/>
        </table:table-row>
        <table:table-row>
          <table:table-cell office:value-type="string">
            <text:p>191</text:p>
          </table:table-cell>
          <table:table-cell office:value-type="string">
            <text:p>191</text:p>
          </table:table-cell>
          <table:table-cell office:value-type="string">
            <text:p>2</text:p>
          </table:table-cell>
          <table:table-cell office:value-type="float" office:value="20.6774099999999983"/>
          <table:table-cell office:value-type="float" office:value="-103.3838700000000017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191</text:p>
          </table:table-cell>
          <table:table-cell office:value-type="string">
            <text:p>201</text:p>
          </table:table-cell>
          <table:table-cell office:value-type="string">
            <text:p>1</text:p>
          </table:table-cell>
          <table:table-cell office:value-type="float" office:value="20.6774099999999983"/>
          <table:table-cell office:value-type="float" office:value="-103.3838700000000017"/>
          <table:table-cell office:value-type="float" office:value="20.6701599999999992"/>
          <table:table-cell office:value-type="float" office:value="-103.3844799999999964"/>
        </table:table-row>
        <table:table-row>
          <table:table-cell office:value-type="string">
            <text:p>191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  <table:table-cell office:value-type="float" office:value="20.6774099999999983"/>
          <table:table-cell office:value-type="float" office:value="-103.3838700000000017"/>
          <table:table-cell office:value-type="float" office:value="20.6515799999999992"/>
          <table:table-cell office:value-type="float" office:value="-103.3895700000000062"/>
        </table:table-row>
        <table:table-row>
          <table:table-cell office:value-type="string">
            <text:p>191</text:p>
          </table:table-cell>
          <table:table-cell office:value-type="string">
            <text:p>254</text:p>
          </table:table-cell>
          <table:table-cell office:value-type="string">
            <text:p>11</text:p>
          </table:table-cell>
          <table:table-cell office:value-type="float" office:value="20.6774099999999983"/>
          <table:table-cell office:value-type="float" office:value="-103.3838700000000017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91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774099999999983"/>
          <table:table-cell office:value-type="float" office:value="-103.3838700000000017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191</text:p>
          </table:table-cell>
          <table:table-cell office:value-type="string">
            <text:p>50</text:p>
          </table:table-cell>
          <table:table-cell office:value-type="string">
            <text:p>5</text:p>
          </table:table-cell>
          <table:table-cell office:value-type="float" office:value="20.6774099999999983"/>
          <table:table-cell office:value-type="float" office:value="-103.3838700000000017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191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74099999999983"/>
          <table:table-cell office:value-type="float" office:value="-103.3838700000000017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92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  <table:table-cell office:value-type="float" office:value="20.6769099999999995"/>
          <table:table-cell office:value-type="float" office:value="-103.3799300000000017"/>
          <table:table-cell office:value-type="float" office:value="20.6791400000000003"/>
          <table:table-cell office:value-type="float" office:value="-103.3825300000000027"/>
        </table:table-row>
        <table:table-row>
          <table:table-cell office:value-type="string">
            <text:p>192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769099999999995"/>
          <table:table-cell office:value-type="float" office:value="-103.3799300000000017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192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769099999999995"/>
          <table:table-cell office:value-type="float" office:value="-103.3799300000000017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192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69099999999995"/>
          <table:table-cell office:value-type="float" office:value="-103.3799300000000017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93</text:p>
          </table:table-cell>
          <table:table-cell office:value-type="string">
            <text:p>210</text:p>
          </table:table-cell>
          <table:table-cell office:value-type="string">
            <text:p>1</text:p>
          </table:table-cell>
          <table:table-cell office:value-type="float" office:value="20.6764699999999984"/>
          <table:table-cell office:value-type="float" office:value="-103.3760599999999954"/>
          <table:table-cell office:value-type="float" office:value="20.6625000000000014"/>
          <table:table-cell office:value-type="float" office:value="-103.3840699999999941"/>
        </table:table-row>
        <table:table-row>
          <table:table-cell office:value-type="string">
            <text:p>193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764699999999984"/>
          <table:table-cell office:value-type="float" office:value="-103.3760599999999954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193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64699999999984"/>
          <table:table-cell office:value-type="float" office:value="-103.3760599999999954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193</text:p>
          </table:table-cell>
          <table:table-cell office:value-type="string">
            <text:p>51</text:p>
          </table:table-cell>
          <table:table-cell office:value-type="string">
            <text:p>5</text:p>
          </table:table-cell>
          <table:table-cell office:value-type="float" office:value="20.6764699999999984"/>
          <table:table-cell office:value-type="float" office:value="-103.3760599999999954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93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64699999999984"/>
          <table:table-cell office:value-type="float" office:value="-103.3760599999999954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93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64699999999984"/>
          <table:table-cell office:value-type="float" office:value="-103.3760599999999954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193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764699999999984"/>
          <table:table-cell office:value-type="float" office:value="-103.3760599999999954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193</text:p>
          </table:table-cell>
          <table:table-cell office:value-type="string">
            <text:p>80</text:p>
          </table:table-cell>
          <table:table-cell office:value-type="string">
            <text:p>3</text:p>
          </table:table-cell>
          <table:table-cell office:value-type="float" office:value="20.6764699999999984"/>
          <table:table-cell office:value-type="float" office:value="-103.3760599999999954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194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94</text:p>
          </table:table-cell>
          <table:table-cell office:value-type="string">
            <text:p>137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593799999999987"/>
          <table:table-cell office:value-type="float" office:value="-103.4019499999999994"/>
        </table:table-row>
        <table:table-row>
          <table:table-cell office:value-type="string">
            <text:p>194</text:p>
          </table:table-cell>
          <table:table-cell office:value-type="string">
            <text:p>154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194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194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896899999999988"/>
          <table:table-cell office:value-type="float" office:value="-103.3748599999999982"/>
        </table:table-row>
        <table:table-row>
          <table:table-cell office:value-type="string">
            <text:p>194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858600000000017"/>
          <table:table-cell office:value-type="float" office:value="-103.3396400000000028"/>
        </table:table-row>
        <table:table-row>
          <table:table-cell office:value-type="string">
            <text:p>194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844700000000010"/>
          <table:table-cell office:value-type="float" office:value="-103.3798900000000032"/>
        </table:table-row>
        <table:table-row>
          <table:table-cell office:value-type="string">
            <text:p>194</text:p>
          </table:table-cell>
          <table:table-cell office:value-type="string">
            <text:p>191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194</text:p>
          </table:table-cell>
          <table:table-cell office:value-type="string">
            <text:p>194</text:p>
          </table:table-cell>
          <table:table-cell office:value-type="string">
            <text:p>4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94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44799999999991"/>
          <table:table-cell office:value-type="float" office:value="-103.3761800000000051"/>
        </table:table-row>
        <table:table-row>
          <table:table-cell office:value-type="string">
            <text:p>194</text:p>
          </table:table-cell>
          <table:table-cell office:value-type="string">
            <text:p>199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194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695700000000002"/>
          <table:table-cell office:value-type="float" office:value="-103.3762300000000067"/>
        </table:table-row>
        <table:table-row>
          <table:table-cell office:value-type="string">
            <text:p>194</text:p>
          </table:table-cell>
          <table:table-cell office:value-type="string">
            <text:p>207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681600000000003"/>
          <table:table-cell office:value-type="float" office:value="-103.3848799999999954"/>
        </table:table-row>
        <table:table-row>
          <table:table-cell office:value-type="string">
            <text:p>194</text:p>
          </table:table-cell>
          <table:table-cell office:value-type="string">
            <text:p>209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646999999999998"/>
          <table:table-cell office:value-type="float" office:value="-103.3885499999999951"/>
        </table:table-row>
        <table:table-row>
          <table:table-cell office:value-type="string">
            <text:p>194</text:p>
          </table:table-cell>
          <table:table-cell office:value-type="string">
            <text:p>221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576099999999983"/>
          <table:table-cell office:value-type="float" office:value="-103.3936300000000017"/>
        </table:table-row>
        <table:table-row>
          <table:table-cell office:value-type="string">
            <text:p>194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27620099999996"/>
          <table:table-cell office:value-type="float" office:value="-103.3976248999999967"/>
        </table:table-row>
        <table:table-row>
          <table:table-cell office:value-type="string">
            <text:p>194</text:p>
          </table:table-cell>
          <table:table-cell office:value-type="string">
            <text:p>254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94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194</text:p>
          </table:table-cell>
          <table:table-cell office:value-type="string">
            <text:p>260</text:p>
          </table:table-cell>
          <table:table-cell office:value-type="string">
            <text:p>5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194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194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577500000000001"/>
          <table:table-cell office:value-type="float" office:value="-103.3513200000000012"/>
        </table:table-row>
        <table:table-row>
          <table:table-cell office:value-type="string">
            <text:p>194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7004699999999993"/>
          <table:table-cell office:value-type="float" office:value="-103.3615800000000036"/>
        </table:table-row>
        <table:table-row>
          <table:table-cell office:value-type="string">
            <text:p>19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194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19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194</text:p>
          </table:table-cell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194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194</text:p>
          </table:table-cell>
          <table:table-cell office:value-type="string">
            <text:p>39</text:p>
          </table:table-cell>
          <table:table-cell office:value-type="string">
            <text:p>2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194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194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67099999999999"/>
          <table:table-cell office:value-type="float" office:value="-103.3706600000000009"/>
        </table:table-row>
        <table:table-row>
          <table:table-cell office:value-type="string">
            <text:p>194</text:p>
          </table:table-cell>
          <table:table-cell office:value-type="string">
            <text:p>45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194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54439999999988"/>
          <table:table-cell office:value-type="float" office:value="-103.3701470000000029"/>
        </table:table-row>
        <table:table-row>
          <table:table-cell office:value-type="string">
            <text:p>194</text:p>
          </table:table-cell>
          <table:table-cell office:value-type="string">
            <text:p>48</text:p>
          </table:table-cell>
          <table:table-cell office:value-type="string">
            <text:p>2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50140000000009"/>
          <table:table-cell office:value-type="float" office:value="-103.3650250000000028"/>
        </table:table-row>
        <table:table-row>
          <table:table-cell office:value-type="string">
            <text:p>194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194</text:p>
          </table:table-cell>
          <table:table-cell office:value-type="string">
            <text:p>51</text:p>
          </table:table-cell>
          <table:table-cell office:value-type="string">
            <text:p>9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94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94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94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194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194</text:p>
          </table:table-cell>
          <table:table-cell office:value-type="string">
            <text:p>64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30720000000012"/>
          <table:table-cell office:value-type="float" office:value="-103.3650549999999981"/>
        </table:table-row>
        <table:table-row>
          <table:table-cell office:value-type="string">
            <text:p>194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194</text:p>
          </table:table-cell>
          <table:table-cell office:value-type="string">
            <text:p>66</text:p>
          </table:table-cell>
          <table:table-cell office:value-type="string">
            <text:p>3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194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194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43799999999993"/>
          <table:table-cell office:value-type="float" office:value="-103.3848799999999954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19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195</text:p>
          </table:table-cell>
          <table:table-cell office:value-type="string">
            <text:p>195</text:p>
          </table:table-cell>
          <table:table-cell office:value-type="string">
            <text:p>1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55400000000016"/>
          <table:table-cell office:value-type="float" office:value="-103.3840900000000005"/>
        </table:table-row>
        <table:table-row>
          <table:table-cell office:value-type="string">
            <text:p>195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95</text:p>
          </table:table-cell>
          <table:table-cell office:value-type="string">
            <text:p>212</text:p>
          </table:table-cell>
          <table:table-cell office:value-type="string">
            <text:p>1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673599999999986"/>
          <table:table-cell office:value-type="float" office:value="-103.3947000000000003"/>
        </table:table-row>
        <table:table-row>
          <table:table-cell office:value-type="string">
            <text:p>195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27620099999996"/>
          <table:table-cell office:value-type="float" office:value="-103.3976248999999967"/>
        </table:table-row>
        <table:table-row>
          <table:table-cell office:value-type="string">
            <text:p>195</text:p>
          </table:table-cell>
          <table:table-cell office:value-type="string">
            <text:p>254</text:p>
          </table:table-cell>
          <table:table-cell office:value-type="string">
            <text:p>2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95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195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195</text:p>
          </table:table-cell>
          <table:table-cell office:value-type="string">
            <text:p>51</text:p>
          </table:table-cell>
          <table:table-cell office:value-type="string">
            <text:p>4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95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195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195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195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float" office:value="20.6755400000000016"/>
          <table:table-cell office:value-type="float" office:value="-103.3840900000000005"/>
          <table:table-cell office:value-type="float" office:value="20.6704679999999996"/>
          <table:table-cell office:value-type="float" office:value="-103.3660710000000051"/>
        </table:table-row>
        <table:table-row>
          <table:table-cell office:value-type="string">
            <text:p>196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196</text:p>
          </table:table-cell>
          <table:table-cell office:value-type="string">
            <text:p>160</text:p>
          </table:table-cell>
          <table:table-cell office:value-type="string">
            <text:p>3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196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896899999999988"/>
          <table:table-cell office:value-type="float" office:value="-103.3748599999999982"/>
        </table:table-row>
        <table:table-row>
          <table:table-cell office:value-type="string">
            <text:p>196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196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196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94699999999985"/>
          <table:table-cell office:value-type="float" office:value="-103.3792600000000022"/>
        </table:table-row>
        <table:table-row>
          <table:table-cell office:value-type="string">
            <text:p>196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196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96</text:p>
          </table:table-cell>
          <table:table-cell office:value-type="string">
            <text:p>196</text:p>
          </table:table-cell>
          <table:table-cell office:value-type="string">
            <text:p>4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96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18900000000012"/>
          <table:table-cell office:value-type="float" office:value="-103.3760800000000017"/>
        </table:table-row>
        <table:table-row>
          <table:table-cell office:value-type="string">
            <text:p>196</text:p>
          </table:table-cell>
          <table:table-cell office:value-type="string">
            <text:p>207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681600000000003"/>
          <table:table-cell office:value-type="float" office:value="-103.3848799999999954"/>
        </table:table-row>
        <table:table-row>
          <table:table-cell office:value-type="string">
            <text:p>196</text:p>
          </table:table-cell>
          <table:table-cell office:value-type="string">
            <text:p>254</text:p>
          </table:table-cell>
          <table:table-cell office:value-type="string">
            <text:p>2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96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196</text:p>
          </table:table-cell>
          <table:table-cell office:value-type="string">
            <text:p>50</text:p>
          </table:table-cell>
          <table:table-cell office:value-type="string">
            <text:p>7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196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96</text:p>
          </table:table-cell>
          <table:table-cell office:value-type="string">
            <text:p>66</text:p>
          </table:table-cell>
          <table:table-cell office:value-type="string">
            <text:p>4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196</text:p>
          </table:table-cell>
          <table:table-cell office:value-type="string">
            <text:p>68</text:p>
          </table:table-cell>
          <table:table-cell office:value-type="string">
            <text:p>2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196</text:p>
          </table:table-cell>
          <table:table-cell office:value-type="string">
            <text:p>70</text:p>
          </table:table-cell>
          <table:table-cell office:value-type="string">
            <text:p>4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196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196</text:p>
          </table:table-cell>
          <table:table-cell office:value-type="string">
            <text:p>86</text:p>
          </table:table-cell>
          <table:table-cell office:value-type="string">
            <text:p>2</text:p>
          </table:table-cell>
          <table:table-cell office:value-type="float" office:value="20.6745500000000000"/>
          <table:table-cell office:value-type="float" office:value="-103.3799800000000033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197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97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197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896899999999988"/>
          <table:table-cell office:value-type="float" office:value="-103.3748599999999982"/>
        </table:table-row>
        <table:table-row>
          <table:table-cell office:value-type="string">
            <text:p>197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197</text:p>
          </table:table-cell>
          <table:table-cell office:value-type="string">
            <text:p>196</text:p>
          </table:table-cell>
          <table:table-cell office:value-type="string">
            <text:p>3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19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197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593100000000014"/>
          <table:table-cell office:value-type="float" office:value="-103.3888400000000019"/>
        </table:table-row>
        <table:table-row>
          <table:table-cell office:value-type="string">
            <text:p>197</text:p>
          </table:table-cell>
          <table:table-cell office:value-type="string">
            <text:p>254</text:p>
          </table:table-cell>
          <table:table-cell office:value-type="string">
            <text:p>2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197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197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197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197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197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97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197</text:p>
          </table:table-cell>
          <table:table-cell office:value-type="string">
            <text:p>53</text:p>
          </table:table-cell>
          <table:table-cell office:value-type="string">
            <text:p>2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197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197</text:p>
          </table:table-cell>
          <table:table-cell office:value-type="string">
            <text:p>78</text:p>
          </table:table-cell>
          <table:table-cell office:value-type="string">
            <text:p>3</text:p>
          </table:table-cell>
          <table:table-cell office:value-type="float" office:value="20.6744799999999991"/>
          <table:table-cell office:value-type="float" office:value="-103.3761800000000051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198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20599999999983"/>
          <table:table-cell office:value-type="float" office:value="-103.3840000000000003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98</text:p>
          </table:table-cell>
          <table:table-cell office:value-type="string">
            <text:p>130</text:p>
          </table:table-cell>
          <table:table-cell office:value-type="string">
            <text:p>1</text:p>
          </table:table-cell>
          <table:table-cell office:value-type="float" office:value="20.6720599999999983"/>
          <table:table-cell office:value-type="float" office:value="-103.3840000000000003"/>
          <table:table-cell office:value-type="float" office:value="20.6673100000000005"/>
          <table:table-cell office:value-type="float" office:value="-103.4095300000000037"/>
        </table:table-row>
        <table:table-row>
          <table:table-cell office:value-type="string">
            <text:p>198</text:p>
          </table:table-cell>
          <table:table-cell office:value-type="string">
            <text:p>141</text:p>
          </table:table-cell>
          <table:table-cell office:value-type="string">
            <text:p>4</text:p>
          </table:table-cell>
          <table:table-cell office:value-type="float" office:value="20.6720599999999983"/>
          <table:table-cell office:value-type="float" office:value="-103.3840000000000003"/>
          <table:table-cell office:value-type="float" office:value="20.6538100000000000"/>
          <table:table-cell office:value-type="float" office:value="-103.4013400000000047"/>
        </table:table-row>
        <table:table-row>
          <table:table-cell office:value-type="string">
            <text:p>198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  <table:table-cell office:value-type="float" office:value="20.6720599999999983"/>
          <table:table-cell office:value-type="float" office:value="-103.3840000000000003"/>
          <table:table-cell office:value-type="float" office:value="20.6844700000000010"/>
          <table:table-cell office:value-type="float" office:value="-103.3798900000000032"/>
        </table:table-row>
        <table:table-row>
          <table:table-cell office:value-type="string">
            <text:p>198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  <table:table-cell office:value-type="float" office:value="20.6720599999999983"/>
          <table:table-cell office:value-type="float" office:value="-103.3840000000000003"/>
          <table:table-cell office:value-type="float" office:value="20.6791400000000003"/>
          <table:table-cell office:value-type="float" office:value="-103.3825300000000027"/>
        </table:table-row>
        <table:table-row>
          <table:table-cell office:value-type="string">
            <text:p>198</text:p>
          </table:table-cell>
          <table:table-cell office:value-type="string">
            <text:p>211</text:p>
          </table:table-cell>
          <table:table-cell office:value-type="string">
            <text:p>6</text:p>
          </table:table-cell>
          <table:table-cell office:value-type="float" office:value="20.6720599999999983"/>
          <table:table-cell office:value-type="float" office:value="-103.3840000000000003"/>
          <table:table-cell office:value-type="float" office:value="20.6699309999999983"/>
          <table:table-cell office:value-type="float" office:value="-103.3943069999999977"/>
        </table:table-row>
        <table:table-row>
          <table:table-cell office:value-type="string">
            <text:p>198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  <table:table-cell office:value-type="float" office:value="20.6720599999999983"/>
          <table:table-cell office:value-type="float" office:value="-103.3840000000000003"/>
          <table:table-cell office:value-type="float" office:value="20.6727620099999996"/>
          <table:table-cell office:value-type="float" office:value="-103.3976248999999967"/>
        </table:table-row>
        <table:table-row>
          <table:table-cell office:value-type="string">
            <text:p>198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720599999999983"/>
          <table:table-cell office:value-type="float" office:value="-103.3840000000000003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198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720599999999983"/>
          <table:table-cell office:value-type="float" office:value="-103.3840000000000003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199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199</text:p>
          </table:table-cell>
          <table:table-cell office:value-type="string">
            <text:p>130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673100000000005"/>
          <table:table-cell office:value-type="float" office:value="-103.4095300000000037"/>
        </table:table-row>
        <table:table-row>
          <table:table-cell office:value-type="string">
            <text:p>199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631280599999982"/>
          <table:table-cell office:value-type="float" office:value="-103.4079076000000015"/>
        </table:table-row>
        <table:table-row>
          <table:table-cell office:value-type="string">
            <text:p>199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538100000000000"/>
          <table:table-cell office:value-type="float" office:value="-103.4013400000000047"/>
        </table:table-row>
        <table:table-row>
          <table:table-cell office:value-type="string">
            <text:p>199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199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199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44799999999991"/>
          <table:table-cell office:value-type="float" office:value="-103.3761800000000051"/>
        </table:table-row>
        <table:table-row>
          <table:table-cell office:value-type="string">
            <text:p>199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695700000000002"/>
          <table:table-cell office:value-type="float" office:value="-103.3762300000000067"/>
        </table:table-row>
        <table:table-row>
          <table:table-cell office:value-type="string">
            <text:p>199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199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199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199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199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199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04679999999996"/>
          <table:table-cell office:value-type="float" office:value="-103.3660710000000051"/>
        </table:table-row>
        <table:table-row>
          <table:table-cell office:value-type="string">
            <text:p>199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199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199</text:p>
          </table:table-cell>
          <table:table-cell office:value-type="string">
            <text:p>78</text:p>
          </table:table-cell>
          <table:table-cell office:value-type="string">
            <text:p>4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199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  <table:table-cell office:value-type="float" office:value="20.6720700000000015"/>
          <table:table-cell office:value-type="float" office:value="-103.3799700000000001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2</text:p>
          </table:table-cell>
          <table:table-cell office:value-type="string">
            <text:p>148</text:p>
          </table:table-cell>
          <table:table-cell office:value-type="string">
            <text:p>8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417600000000014"/>
          <table:table-cell office:value-type="float" office:value="-103.3171600000000012"/>
        </table:table-row>
        <table:table-row>
          <table:table-cell office:value-type="string">
            <text:p>2</text:p>
          </table:table-cell>
          <table:table-cell office:value-type="string">
            <text:p>193</text:p>
          </table:table-cell>
          <table:table-cell office:value-type="string">
            <text:p>3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764699999999984"/>
          <table:table-cell office:value-type="float" office:value="-103.3760599999999954"/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2</text:p>
          </table:table-cell>
          <table:table-cell office:value-type="string">
            <text:p>230</text:p>
          </table:table-cell>
          <table:table-cell office:value-type="string">
            <text:p>1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578170000000014"/>
          <table:table-cell office:value-type="float" office:value="-103.3289800000000014"/>
        </table:table-row>
        <table:table-row>
          <table:table-cell office:value-type="string">
            <text:p>2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487400000000001"/>
          <table:table-cell office:value-type="float" office:value="-103.3193899999999985"/>
        </table:table-row>
        <table:table-row>
          <table:table-cell office:value-type="string">
            <text:p>2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2</text:p>
          </table:table-cell>
          <table:table-cell office:value-type="string">
            <text:p>259</text:p>
          </table:table-cell>
          <table:table-cell office:value-type="string">
            <text:p>2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642900000000012"/>
          <table:table-cell office:value-type="float" office:value="-103.3627999999999929"/>
        </table:table-row>
        <table:table-row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2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2</text:p>
          </table:table-cell>
          <table:table-cell office:value-type="string">
            <text:p>57</text:p>
          </table:table-cell>
          <table:table-cell office:value-type="string">
            <text:p>3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2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2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float" office:value="20.6663780000000017"/>
          <table:table-cell office:value-type="float" office:value="-103.3488200000000035"/>
          <table:table-cell office:value-type="float" office:value="20.6667710000000007"/>
          <table:table-cell office:value-type="float" office:value="-103.3505619999999965"/>
        </table:table-row>
        <table:table-row>
          <table:table-cell office:value-type="string">
            <text:p>20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792960000000008"/>
          <table:table-cell office:value-type="float" office:value="-103.3706580000000059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2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float" office:value="20.6792960000000008"/>
          <table:table-cell office:value-type="float" office:value="-103.3706580000000059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20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  <table:table-cell office:value-type="float" office:value="20.6792960000000008"/>
          <table:table-cell office:value-type="float" office:value="-103.3706580000000059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20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792960000000008"/>
          <table:table-cell office:value-type="float" office:value="-103.3706580000000059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20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float" office:value="20.6792960000000008"/>
          <table:table-cell office:value-type="float" office:value="-103.3706580000000059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0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float" office:value="20.6792960000000008"/>
          <table:table-cell office:value-type="float" office:value="-103.3706580000000059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20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792960000000008"/>
          <table:table-cell office:value-type="float" office:value="-103.3706580000000059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20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float" office:value="20.6792960000000008"/>
          <table:table-cell office:value-type="float" office:value="-103.3706580000000059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20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18900000000012"/>
          <table:table-cell office:value-type="float" office:value="-103.3760800000000017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00</text:p>
          </table:table-cell>
          <table:table-cell office:value-type="string">
            <text:p>203</text:p>
          </table:table-cell>
          <table:table-cell office:value-type="string">
            <text:p>1</text:p>
          </table:table-cell>
          <table:table-cell office:value-type="float" office:value="20.6718900000000012"/>
          <table:table-cell office:value-type="float" office:value="-103.3760800000000017"/>
          <table:table-cell office:value-type="float" office:value="20.6692700000000009"/>
          <table:table-cell office:value-type="float" office:value="-103.3798299999999983"/>
        </table:table-row>
        <table:table-row>
          <table:table-cell office:value-type="string">
            <text:p>200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  <table:table-cell office:value-type="float" office:value="20.6718900000000012"/>
          <table:table-cell office:value-type="float" office:value="-103.3760800000000017"/>
          <table:table-cell office:value-type="float" office:value="20.6695700000000002"/>
          <table:table-cell office:value-type="float" office:value="-103.3762300000000067"/>
        </table:table-row>
        <table:table-row>
          <table:table-cell office:value-type="string">
            <text:p>20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18900000000012"/>
          <table:table-cell office:value-type="float" office:value="-103.3760800000000017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00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18900000000012"/>
          <table:table-cell office:value-type="float" office:value="-103.3760800000000017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201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  <table:table-cell office:value-type="float" office:value="20.6701599999999992"/>
          <table:table-cell office:value-type="float" office:value="-103.3844799999999964"/>
          <table:table-cell office:value-type="float" office:value="20.6698400000000007"/>
          <table:table-cell office:value-type="float" office:value="-103.4096799999999945"/>
        </table:table-row>
        <table:table-row>
          <table:table-cell office:value-type="string">
            <text:p>201</text:p>
          </table:table-cell>
          <table:table-cell office:value-type="string">
            <text:p>191</text:p>
          </table:table-cell>
          <table:table-cell office:value-type="string">
            <text:p>3</text:p>
          </table:table-cell>
          <table:table-cell office:value-type="float" office:value="20.6701599999999992"/>
          <table:table-cell office:value-type="float" office:value="-103.3844799999999964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201</text:p>
          </table:table-cell>
          <table:table-cell office:value-type="string">
            <text:p>201</text:p>
          </table:table-cell>
          <table:table-cell office:value-type="string">
            <text:p>2</text:p>
          </table:table-cell>
          <table:table-cell office:value-type="float" office:value="20.6701599999999992"/>
          <table:table-cell office:value-type="float" office:value="-103.3844799999999964"/>
          <table:table-cell office:value-type="float" office:value="20.6701599999999992"/>
          <table:table-cell office:value-type="float" office:value="-103.3844799999999964"/>
        </table:table-row>
        <table:table-row>
          <table:table-cell office:value-type="string">
            <text:p>201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701599999999992"/>
          <table:table-cell office:value-type="float" office:value="-103.3844799999999964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201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float" office:value="20.6701599999999992"/>
          <table:table-cell office:value-type="float" office:value="-103.3844799999999964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202</text:p>
          </table:table-cell>
          <table:table-cell office:value-type="string">
            <text:p>15</text:p>
          </table:table-cell>
          <table:table-cell office:value-type="string">
            <text:p>14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676229999999990"/>
          <table:table-cell office:value-type="float" office:value="-103.3704989999999952"/>
        </table:table-row>
        <table:table-row>
          <table:table-cell office:value-type="string">
            <text:p>202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202</text:p>
          </table:table-cell>
          <table:table-cell office:value-type="string">
            <text:p>160</text:p>
          </table:table-cell>
          <table:table-cell office:value-type="string">
            <text:p>2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202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792960000000008"/>
          <table:table-cell office:value-type="float" office:value="-103.3706580000000059"/>
        </table:table-row>
        <table:table-row>
          <table:table-cell office:value-type="string">
            <text:p>202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686799999999984"/>
          <table:table-cell office:value-type="float" office:value="-103.3730999999999938"/>
        </table:table-row>
        <table:table-row>
          <table:table-cell office:value-type="string">
            <text:p>202</text:p>
          </table:table-cell>
          <table:table-cell office:value-type="string">
            <text:p>280</text:p>
          </table:table-cell>
          <table:table-cell office:value-type="string">
            <text:p>1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656300000000002"/>
          <table:table-cell office:value-type="float" office:value="-103.3580199999999962"/>
        </table:table-row>
        <table:table-row>
          <table:table-cell office:value-type="string">
            <text:p>20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202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202</text:p>
          </table:table-cell>
          <table:table-cell office:value-type="string">
            <text:p>83</text:p>
          </table:table-cell>
          <table:table-cell office:value-type="string">
            <text:p>1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673520000000011"/>
          <table:table-cell office:value-type="float" office:value="-103.3633379999999988"/>
        </table:table-row>
        <table:table-row>
          <table:table-cell office:value-type="string">
            <text:p>202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686799999999984"/>
          <table:table-cell office:value-type="float" office:value="-103.3730999999999938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203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  <table:table-cell office:value-type="float" office:value="20.6692700000000009"/>
          <table:table-cell office:value-type="float" office:value="-103.3798299999999983"/>
          <table:table-cell office:value-type="float" office:value="20.6845600000000012"/>
          <table:table-cell office:value-type="float" office:value="-103.3569899999999961"/>
        </table:table-row>
        <table:table-row>
          <table:table-cell office:value-type="string">
            <text:p>204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695700000000002"/>
          <table:table-cell office:value-type="float" office:value="-103.3762300000000067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20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695700000000002"/>
          <table:table-cell office:value-type="float" office:value="-103.3762300000000067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204</text:p>
          </table:table-cell>
          <table:table-cell office:value-type="string">
            <text:p>45</text:p>
          </table:table-cell>
          <table:table-cell office:value-type="string">
            <text:p>13</text:p>
          </table:table-cell>
          <table:table-cell office:value-type="float" office:value="20.6695700000000002"/>
          <table:table-cell office:value-type="float" office:value="-103.3762300000000067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204</text:p>
          </table:table-cell>
          <table:table-cell office:value-type="string">
            <text:p>84</text:p>
          </table:table-cell>
          <table:table-cell office:value-type="string">
            <text:p>1</text:p>
          </table:table-cell>
          <table:table-cell office:value-type="float" office:value="20.6695700000000002"/>
          <table:table-cell office:value-type="float" office:value="-103.3762300000000067"/>
          <table:table-cell office:value-type="float" office:value="20.6693260000000016"/>
          <table:table-cell office:value-type="float" office:value="-103.3625349999999941"/>
        </table:table-row>
        <table:table-row>
          <table:table-cell office:value-type="string">
            <text:p>205</text:p>
          </table:table-cell>
          <table:table-cell office:value-type="string">
            <text:p>216</text:p>
          </table:table-cell>
          <table:table-cell office:value-type="string">
            <text:p>1</text:p>
          </table:table-cell>
          <table:table-cell office:value-type="float" office:value="20.6655699999999989"/>
          <table:table-cell office:value-type="float" office:value="-103.3913399999999996"/>
          <table:table-cell office:value-type="float" office:value="20.6651099999999985"/>
          <table:table-cell office:value-type="float" office:value="-103.3938799999999958"/>
        </table:table-row>
        <table:table-row>
          <table:table-cell office:value-type="string">
            <text:p>206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666699999999999"/>
          <table:table-cell office:value-type="float" office:value="-103.3886300000000062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06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  <table:table-cell office:value-type="float" office:value="20.6666699999999999"/>
          <table:table-cell office:value-type="float" office:value="-103.3886300000000062"/>
          <table:table-cell office:value-type="float" office:value="20.6791400000000003"/>
          <table:table-cell office:value-type="float" office:value="-103.3825300000000027"/>
        </table:table-row>
        <table:table-row>
          <table:table-cell office:value-type="string">
            <text:p>206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float" office:value="20.6666699999999999"/>
          <table:table-cell office:value-type="float" office:value="-103.3886300000000062"/>
          <table:table-cell office:value-type="float" office:value="20.6718900000000012"/>
          <table:table-cell office:value-type="float" office:value="-103.3760800000000017"/>
        </table:table-row>
        <table:table-row>
          <table:table-cell office:value-type="string">
            <text:p>206</text:p>
          </table:table-cell>
          <table:table-cell office:value-type="string">
            <text:p>211</text:p>
          </table:table-cell>
          <table:table-cell office:value-type="string">
            <text:p>1</text:p>
          </table:table-cell>
          <table:table-cell office:value-type="float" office:value="20.6666699999999999"/>
          <table:table-cell office:value-type="float" office:value="-103.3886300000000062"/>
          <table:table-cell office:value-type="float" office:value="20.6699309999999983"/>
          <table:table-cell office:value-type="float" office:value="-103.3943069999999977"/>
        </table:table-row>
        <table:table-row>
          <table:table-cell office:value-type="string">
            <text:p>206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float" office:value="20.6666699999999999"/>
          <table:table-cell office:value-type="float" office:value="-103.3886300000000062"/>
          <table:table-cell office:value-type="float" office:value="20.6766280000000009"/>
          <table:table-cell office:value-type="float" office:value="-103.3726869999999991"/>
        </table:table-row>
        <table:table-row>
          <table:table-cell office:value-type="string">
            <text:p>206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666699999999999"/>
          <table:table-cell office:value-type="float" office:value="-103.3886300000000062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206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666699999999999"/>
          <table:table-cell office:value-type="float" office:value="-103.3886300000000062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206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float" office:value="20.6666699999999999"/>
          <table:table-cell office:value-type="float" office:value="-103.3886300000000062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207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698400000000007"/>
          <table:table-cell office:value-type="float" office:value="-103.4096799999999945"/>
        </table:table-row>
        <table:table-row>
          <table:table-cell office:value-type="string">
            <text:p>207</text:p>
          </table:table-cell>
          <table:table-cell office:value-type="string">
            <text:p>130</text:p>
          </table:table-cell>
          <table:table-cell office:value-type="string">
            <text:p>1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673100000000005"/>
          <table:table-cell office:value-type="float" office:value="-103.4095300000000037"/>
        </table:table-row>
        <table:table-row>
          <table:table-cell office:value-type="string">
            <text:p>207</text:p>
          </table:table-cell>
          <table:table-cell office:value-type="string">
            <text:p>209</text:p>
          </table:table-cell>
          <table:table-cell office:value-type="string">
            <text:p>1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646999999999998"/>
          <table:table-cell office:value-type="float" office:value="-103.3885499999999951"/>
        </table:table-row>
        <table:table-row>
          <table:table-cell office:value-type="string">
            <text:p>207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207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07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20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07</text:p>
          </table:table-cell>
          <table:table-cell office:value-type="string">
            <text:p>61</text:p>
          </table:table-cell>
          <table:table-cell office:value-type="string">
            <text:p>2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722310000000000"/>
          <table:table-cell office:value-type="float" office:value="-103.3555080000000004"/>
        </table:table-row>
        <table:table-row>
          <table:table-cell office:value-type="string">
            <text:p>207</text:p>
          </table:table-cell>
          <table:table-cell office:value-type="string">
            <text:p>62</text:p>
          </table:table-cell>
          <table:table-cell office:value-type="string">
            <text:p>3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207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681600000000003"/>
          <table:table-cell office:value-type="float" office:value="-103.3848799999999954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208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  <table:table-cell office:value-type="float" office:value="20.6670200000000008"/>
          <table:table-cell office:value-type="float" office:value="-103.3762100000000004"/>
          <table:table-cell office:value-type="float" office:value="20.6734200000000001"/>
          <table:table-cell office:value-type="float" office:value="-103.4094500000000068"/>
        </table:table-row>
        <table:table-row>
          <table:table-cell office:value-type="string">
            <text:p>208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float" office:value="20.6670200000000008"/>
          <table:table-cell office:value-type="float" office:value="-103.3762100000000004"/>
          <table:table-cell office:value-type="float" office:value="20.6676229999999990"/>
          <table:table-cell office:value-type="float" office:value="-103.3704989999999952"/>
        </table:table-row>
        <table:table-row>
          <table:table-cell office:value-type="string">
            <text:p>208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float" office:value="20.6670200000000008"/>
          <table:table-cell office:value-type="float" office:value="-103.3762100000000004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209</text:p>
          </table:table-cell>
          <table:table-cell office:value-type="string">
            <text:p>137</text:p>
          </table:table-cell>
          <table:table-cell office:value-type="string">
            <text:p>1</text:p>
          </table:table-cell>
          <table:table-cell office:value-type="float" office:value="20.6646999999999998"/>
          <table:table-cell office:value-type="float" office:value="-103.3885499999999951"/>
          <table:table-cell office:value-type="float" office:value="20.6593799999999987"/>
          <table:table-cell office:value-type="float" office:value="-103.4019499999999994"/>
        </table:table-row>
        <table:table-row>
          <table:table-cell office:value-type="string">
            <text:p>209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float" office:value="20.6646999999999998"/>
          <table:table-cell office:value-type="float" office:value="-103.3885499999999951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209</text:p>
          </table:table-cell>
          <table:table-cell office:value-type="string">
            <text:p>216</text:p>
          </table:table-cell>
          <table:table-cell office:value-type="string">
            <text:p>1</text:p>
          </table:table-cell>
          <table:table-cell office:value-type="float" office:value="20.6646999999999998"/>
          <table:table-cell office:value-type="float" office:value="-103.3885499999999951"/>
          <table:table-cell office:value-type="float" office:value="20.6651099999999985"/>
          <table:table-cell office:value-type="float" office:value="-103.3938799999999958"/>
        </table:table-row>
        <table:table-row>
          <table:table-cell office:value-type="string">
            <text:p>209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646999999999998"/>
          <table:table-cell office:value-type="float" office:value="-103.388549999999995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09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646999999999998"/>
          <table:table-cell office:value-type="float" office:value="-103.3885499999999951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1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21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961058800000011"/>
          <table:table-cell office:value-type="float" office:value="-103.3549491999999930"/>
        </table:table-row>
        <table:table-row>
          <table:table-cell office:value-type="string">
            <text:p>21</text:p>
          </table:table-cell>
          <table:table-cell office:value-type="string">
            <text:p>167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926899999999989"/>
          <table:table-cell office:value-type="float" office:value="-103.3708199999999948"/>
        </table:table-row>
        <table:table-row>
          <table:table-cell office:value-type="string">
            <text:p>2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21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94699999999985"/>
          <table:table-cell office:value-type="float" office:value="-103.3792600000000022"/>
        </table:table-row>
        <table:table-row>
          <table:table-cell office:value-type="string">
            <text:p>21</text:p>
          </table:table-cell>
          <table:table-cell office:value-type="string">
            <text:p>19</text:p>
          </table:table-cell>
          <table:table-cell office:value-type="string">
            <text:p>3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21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21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21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866899999999987"/>
          <table:table-cell office:value-type="float" office:value="-103.3765700000000010"/>
        </table:table-row>
        <table:table-row>
          <table:table-cell office:value-type="string">
            <text:p>21</text:p>
          </table:table-cell>
          <table:table-cell office:value-type="string">
            <text:p>246</text:p>
          </table:table-cell>
          <table:table-cell office:value-type="string">
            <text:p>2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21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21</text:p>
          </table:table-cell>
          <table:table-cell office:value-type="string">
            <text:p>249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970500000000008"/>
          <table:table-cell office:value-type="float" office:value="-103.3632199999999983"/>
        </table:table-row>
        <table:table-row>
          <table:table-cell office:value-type="string">
            <text:p>21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21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21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21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7004599999999996"/>
          <table:table-cell office:value-type="float" office:value="-103.3547800000000052"/>
        </table:table-row>
        <table:table-row>
          <table:table-cell office:value-type="string">
            <text:p>21</text:p>
          </table:table-cell>
          <table:table-cell office:value-type="string">
            <text:p>277</text:p>
          </table:table-cell>
          <table:table-cell office:value-type="string">
            <text:p>3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650999999999989"/>
          <table:table-cell office:value-type="float" office:value="-103.3680700000000030"/>
        </table:table-row>
        <table:table-row>
          <table:table-cell office:value-type="string">
            <text:p>21</text:p>
          </table:table-cell>
          <table:table-cell office:value-type="string">
            <text:p>278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626499999999993"/>
          <table:table-cell office:value-type="float" office:value="-103.3655399999999958"/>
        </table:table-row>
        <table:table-row>
          <table:table-cell office:value-type="string">
            <text:p>21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21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21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21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1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21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21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21</text:p>
          </table:table-cell>
          <table:table-cell office:value-type="string">
            <text:p>48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50140000000009"/>
          <table:table-cell office:value-type="float" office:value="-103.3650250000000028"/>
        </table:table-row>
        <table:table-row>
          <table:table-cell office:value-type="string">
            <text:p>21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1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21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21</text:p>
          </table:table-cell>
          <table:table-cell office:value-type="string">
            <text:p>73</text:p>
          </table:table-cell>
          <table:table-cell office:value-type="string">
            <text:p>2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21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788349999999994"/>
          <table:table-cell office:value-type="float" office:value="-103.3680449999999951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21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210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791400000000003"/>
          <table:table-cell office:value-type="float" office:value="-103.3825300000000027"/>
        </table:table-row>
        <table:table-row>
          <table:table-cell office:value-type="string">
            <text:p>210</text:p>
          </table:table-cell>
          <table:table-cell office:value-type="string">
            <text:p>192</text:p>
          </table:table-cell>
          <table:table-cell office:value-type="string">
            <text:p>1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769099999999995"/>
          <table:table-cell office:value-type="float" office:value="-103.3799300000000017"/>
        </table:table-row>
        <table:table-row>
          <table:table-cell office:value-type="string">
            <text:p>210</text:p>
          </table:table-cell>
          <table:table-cell office:value-type="string">
            <text:p>209</text:p>
          </table:table-cell>
          <table:table-cell office:value-type="string">
            <text:p>1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646999999999998"/>
          <table:table-cell office:value-type="float" office:value="-103.3885499999999951"/>
        </table:table-row>
        <table:table-row>
          <table:table-cell office:value-type="string">
            <text:p>210</text:p>
          </table:table-cell>
          <table:table-cell office:value-type="string">
            <text:p>211</text:p>
          </table:table-cell>
          <table:table-cell office:value-type="string">
            <text:p>1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699309999999983"/>
          <table:table-cell office:value-type="float" office:value="-103.3943069999999977"/>
        </table:table-row>
        <table:table-row>
          <table:table-cell office:value-type="string">
            <text:p>210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210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210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21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210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  <table:table-cell office:value-type="float" office:value="20.6625000000000014"/>
          <table:table-cell office:value-type="float" office:value="-103.384069999999994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11</text:p>
          </table:table-cell>
          <table:table-cell office:value-type="string">
            <text:p>128</text:p>
          </table:table-cell>
          <table:table-cell office:value-type="string">
            <text:p>1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698400000000007"/>
          <table:table-cell office:value-type="float" office:value="-103.4096799999999945"/>
        </table:table-row>
        <table:table-row>
          <table:table-cell office:value-type="string">
            <text:p>211</text:p>
          </table:table-cell>
          <table:table-cell office:value-type="string">
            <text:p>131</text:p>
          </table:table-cell>
          <table:table-cell office:value-type="string">
            <text:p>2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668781999999993"/>
          <table:table-cell office:value-type="float" office:value="-103.4031329000000028"/>
        </table:table-row>
        <table:table-row>
          <table:table-cell office:value-type="string">
            <text:p>211</text:p>
          </table:table-cell>
          <table:table-cell office:value-type="string">
            <text:p>132</text:p>
          </table:table-cell>
          <table:table-cell office:value-type="string">
            <text:p>1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658100000000005"/>
          <table:table-cell office:value-type="float" office:value="-103.4066200000000038"/>
        </table:table-row>
        <table:table-row>
          <table:table-cell office:value-type="string">
            <text:p>211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211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211</text:p>
          </table:table-cell>
          <table:table-cell office:value-type="string">
            <text:p>206</text:p>
          </table:table-cell>
          <table:table-cell office:value-type="string">
            <text:p>1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666699999999999"/>
          <table:table-cell office:value-type="float" office:value="-103.3886300000000062"/>
        </table:table-row>
        <table:table-row>
          <table:table-cell office:value-type="string">
            <text:p>211</text:p>
          </table:table-cell>
          <table:table-cell office:value-type="string">
            <text:p>211</text:p>
          </table:table-cell>
          <table:table-cell office:value-type="string">
            <text:p>2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699309999999983"/>
          <table:table-cell office:value-type="float" office:value="-103.3943069999999977"/>
        </table:table-row>
        <table:table-row>
          <table:table-cell office:value-type="string">
            <text:p>211</text:p>
          </table:table-cell>
          <table:table-cell office:value-type="string">
            <text:p>212</text:p>
          </table:table-cell>
          <table:table-cell office:value-type="string">
            <text:p>1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673599999999986"/>
          <table:table-cell office:value-type="float" office:value="-103.3947000000000003"/>
        </table:table-row>
        <table:table-row>
          <table:table-cell office:value-type="string">
            <text:p>211</text:p>
          </table:table-cell>
          <table:table-cell office:value-type="string">
            <text:p>253</text:p>
          </table:table-cell>
          <table:table-cell office:value-type="string">
            <text:p>16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211</text:p>
          </table:table-cell>
          <table:table-cell office:value-type="string">
            <text:p>260</text:p>
          </table:table-cell>
          <table:table-cell office:value-type="string">
            <text:p>5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211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577500000000001"/>
          <table:table-cell office:value-type="float" office:value="-103.3513200000000012"/>
        </table:table-row>
        <table:table-row>
          <table:table-cell office:value-type="string">
            <text:p>211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699309999999983"/>
          <table:table-cell office:value-type="float" office:value="-103.3943069999999977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212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  <table:table-cell office:value-type="float" office:value="20.6673599999999986"/>
          <table:table-cell office:value-type="float" office:value="-103.3947000000000003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212</text:p>
          </table:table-cell>
          <table:table-cell office:value-type="string">
            <text:p>201</text:p>
          </table:table-cell>
          <table:table-cell office:value-type="string">
            <text:p>1</text:p>
          </table:table-cell>
          <table:table-cell office:value-type="float" office:value="20.6673599999999986"/>
          <table:table-cell office:value-type="float" office:value="-103.3947000000000003"/>
          <table:table-cell office:value-type="float" office:value="20.6701599999999992"/>
          <table:table-cell office:value-type="float" office:value="-103.3844799999999964"/>
        </table:table-row>
        <table:table-row>
          <table:table-cell office:value-type="string">
            <text:p>212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float" office:value="20.6673599999999986"/>
          <table:table-cell office:value-type="float" office:value="-103.3947000000000003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212</text:p>
          </table:table-cell>
          <table:table-cell office:value-type="string">
            <text:p>37</text:p>
          </table:table-cell>
          <table:table-cell office:value-type="string">
            <text:p>11</text:p>
          </table:table-cell>
          <table:table-cell office:value-type="float" office:value="20.6673599999999986"/>
          <table:table-cell office:value-type="float" office:value="-103.3947000000000003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212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673599999999986"/>
          <table:table-cell office:value-type="float" office:value="-103.3947000000000003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212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  <table:table-cell office:value-type="float" office:value="20.6673599999999986"/>
          <table:table-cell office:value-type="float" office:value="-103.3947000000000003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214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float" office:value="20.6662299999999988"/>
          <table:table-cell office:value-type="float" office:value="-103.3965400000000017"/>
          <table:table-cell office:value-type="float" office:value="20.6631280599999982"/>
          <table:table-cell office:value-type="float" office:value="-103.4079076000000015"/>
        </table:table-row>
        <table:table-row>
          <table:table-cell office:value-type="string">
            <text:p>214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662299999999988"/>
          <table:table-cell office:value-type="float" office:value="-103.3965400000000017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15</text:p>
          </table:table-cell>
          <table:table-cell office:value-type="string">
            <text:p>131</text:p>
          </table:table-cell>
          <table:table-cell office:value-type="string">
            <text:p>2</text:p>
          </table:table-cell>
          <table:table-cell office:value-type="float" office:value="20.6650099999999988"/>
          <table:table-cell office:value-type="float" office:value="-103.3978800000000007"/>
          <table:table-cell office:value-type="float" office:value="20.6668781999999993"/>
          <table:table-cell office:value-type="float" office:value="-103.4031329000000028"/>
        </table:table-row>
        <table:table-row>
          <table:table-cell office:value-type="string">
            <text:p>215</text:p>
          </table:table-cell>
          <table:table-cell office:value-type="string">
            <text:p>253</text:p>
          </table:table-cell>
          <table:table-cell office:value-type="string">
            <text:p>4</text:p>
          </table:table-cell>
          <table:table-cell office:value-type="float" office:value="20.6650099999999988"/>
          <table:table-cell office:value-type="float" office:value="-103.3978800000000007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216</text:p>
          </table:table-cell>
          <table:table-cell office:value-type="string">
            <text:p>241</text:p>
          </table:table-cell>
          <table:table-cell office:value-type="string">
            <text:p>1</text:p>
          </table:table-cell>
          <table:table-cell office:value-type="float" office:value="20.6651099999999985"/>
          <table:table-cell office:value-type="float" office:value="-103.3938799999999958"/>
          <table:table-cell office:value-type="float" office:value="20.6641000000000012"/>
          <table:table-cell office:value-type="float" office:value="-103.4003000000000014"/>
        </table:table-row>
        <table:table-row>
          <table:table-cell office:value-type="string">
            <text:p>216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float" office:value="20.6651099999999985"/>
          <table:table-cell office:value-type="float" office:value="-103.3938799999999958"/>
          <table:table-cell office:value-type="float" office:value="20.6749310000000008"/>
          <table:table-cell office:value-type="float" office:value="-103.3623510000000039"/>
        </table:table-row>
        <table:table-row>
          <table:table-cell office:value-type="string">
            <text:p>216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651099999999985"/>
          <table:table-cell office:value-type="float" office:value="-103.3938799999999958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218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  <table:table-cell office:value-type="float" office:value="20.6600000000000001"/>
          <table:table-cell office:value-type="float" office:value="-103.3949599999999975"/>
          <table:table-cell office:value-type="float" office:value="20.6593100000000014"/>
          <table:table-cell office:value-type="float" office:value="-103.3888400000000019"/>
        </table:table-row>
        <table:table-row>
          <table:table-cell office:value-type="string">
            <text:p>218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600000000000001"/>
          <table:table-cell office:value-type="float" office:value="-103.3949599999999975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219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float" office:value="20.6593100000000014"/>
          <table:table-cell office:value-type="float" office:value="-103.3888400000000019"/>
          <table:table-cell office:value-type="float" office:value="20.6631280599999982"/>
          <table:table-cell office:value-type="float" office:value="-103.4079076000000015"/>
        </table:table-row>
        <table:table-row>
          <table:table-cell office:value-type="string">
            <text:p>219</text:p>
          </table:table-cell>
          <table:table-cell office:value-type="string">
            <text:p>137</text:p>
          </table:table-cell>
          <table:table-cell office:value-type="string">
            <text:p>1</text:p>
          </table:table-cell>
          <table:table-cell office:value-type="float" office:value="20.6593100000000014"/>
          <table:table-cell office:value-type="float" office:value="-103.3888400000000019"/>
          <table:table-cell office:value-type="float" office:value="20.6593799999999987"/>
          <table:table-cell office:value-type="float" office:value="-103.4019499999999994"/>
        </table:table-row>
        <table:table-row>
          <table:table-cell office:value-type="string">
            <text:p>219</text:p>
          </table:table-cell>
          <table:table-cell office:value-type="string">
            <text:p>141</text:p>
          </table:table-cell>
          <table:table-cell office:value-type="string">
            <text:p>2</text:p>
          </table:table-cell>
          <table:table-cell office:value-type="float" office:value="20.6593100000000014"/>
          <table:table-cell office:value-type="float" office:value="-103.3888400000000019"/>
          <table:table-cell office:value-type="float" office:value="20.6538100000000000"/>
          <table:table-cell office:value-type="float" office:value="-103.4013400000000047"/>
        </table:table-row>
        <table:table-row>
          <table:table-cell office:value-type="string">
            <text:p>219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593100000000014"/>
          <table:table-cell office:value-type="float" office:value="-103.3888400000000019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220</text:p>
          </table:table-cell>
          <table:table-cell office:value-type="string">
            <text:p>220</text:p>
          </table:table-cell>
          <table:table-cell office:value-type="string">
            <text:p>3</text:p>
          </table:table-cell>
          <table:table-cell office:value-type="float" office:value="20.6584600000000016"/>
          <table:table-cell office:value-type="float" office:value="-103.3909199999999942"/>
          <table:table-cell office:value-type="float" office:value="20.6584600000000016"/>
          <table:table-cell office:value-type="float" office:value="-103.3909199999999942"/>
        </table:table-row>
        <table:table-row>
          <table:table-cell office:value-type="string">
            <text:p>22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584600000000016"/>
          <table:table-cell office:value-type="float" office:value="-103.3909199999999942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21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576099999999983"/>
          <table:table-cell office:value-type="float" office:value="-103.3936300000000017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221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  <table:table-cell office:value-type="float" office:value="20.6576099999999983"/>
          <table:table-cell office:value-type="float" office:value="-103.3936300000000017"/>
          <table:table-cell office:value-type="float" office:value="20.6593100000000014"/>
          <table:table-cell office:value-type="float" office:value="-103.3888400000000019"/>
        </table:table-row>
        <table:table-row>
          <table:table-cell office:value-type="string">
            <text:p>221</text:p>
          </table:table-cell>
          <table:table-cell office:value-type="string">
            <text:p>221</text:p>
          </table:table-cell>
          <table:table-cell office:value-type="string">
            <text:p>2</text:p>
          </table:table-cell>
          <table:table-cell office:value-type="float" office:value="20.6576099999999983"/>
          <table:table-cell office:value-type="float" office:value="-103.3936300000000017"/>
          <table:table-cell office:value-type="float" office:value="20.6576099999999983"/>
          <table:table-cell office:value-type="float" office:value="-103.3936300000000017"/>
        </table:table-row>
        <table:table-row>
          <table:table-cell office:value-type="string">
            <text:p>221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float" office:value="20.6576099999999983"/>
          <table:table-cell office:value-type="float" office:value="-103.3936300000000017"/>
          <table:table-cell office:value-type="float" office:value="20.6841870000000014"/>
          <table:table-cell office:value-type="float" office:value="-103.3611300000000028"/>
        </table:table-row>
        <table:table-row>
          <table:table-cell office:value-type="string">
            <text:p>222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  <table:table-cell office:value-type="float" office:value="20.6571297300000012"/>
          <table:table-cell office:value-type="float" office:value="-103.3883797000000015"/>
          <table:table-cell office:value-type="float" office:value="20.6515799999999992"/>
          <table:table-cell office:value-type="float" office:value="-103.3895700000000062"/>
        </table:table-row>
        <table:table-row>
          <table:table-cell office:value-type="string">
            <text:p>222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571297300000012"/>
          <table:table-cell office:value-type="float" office:value="-103.388379700000001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24</text:p>
          </table:table-cell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float" office:value="20.6545400000000008"/>
          <table:table-cell office:value-type="float" office:value="-103.3916200000000032"/>
          <table:table-cell office:value-type="float" office:value="20.6538100000000000"/>
          <table:table-cell office:value-type="float" office:value="-103.4013400000000047"/>
        </table:table-row>
        <table:table-row>
          <table:table-cell office:value-type="string">
            <text:p>224</text:p>
          </table:table-cell>
          <table:table-cell office:value-type="string">
            <text:p>221</text:p>
          </table:table-cell>
          <table:table-cell office:value-type="string">
            <text:p>1</text:p>
          </table:table-cell>
          <table:table-cell office:value-type="float" office:value="20.6545400000000008"/>
          <table:table-cell office:value-type="float" office:value="-103.3916200000000032"/>
          <table:table-cell office:value-type="float" office:value="20.6576099999999983"/>
          <table:table-cell office:value-type="float" office:value="-103.3936300000000017"/>
        </table:table-row>
        <table:table-row>
          <table:table-cell office:value-type="string">
            <text:p>224</text:p>
          </table:table-cell>
          <table:table-cell office:value-type="string">
            <text:p>225</text:p>
          </table:table-cell>
          <table:table-cell office:value-type="string">
            <text:p>8</text:p>
          </table:table-cell>
          <table:table-cell office:value-type="float" office:value="20.6545400000000008"/>
          <table:table-cell office:value-type="float" office:value="-103.3916200000000032"/>
          <table:table-cell office:value-type="float" office:value="20.6515799999999992"/>
          <table:table-cell office:value-type="float" office:value="-103.3895700000000062"/>
        </table:table-row>
        <table:table-row>
          <table:table-cell office:value-type="string">
            <text:p>224</text:p>
          </table:table-cell>
          <table:table-cell office:value-type="string">
            <text:p>277</text:p>
          </table:table-cell>
          <table:table-cell office:value-type="string">
            <text:p>1</text:p>
          </table:table-cell>
          <table:table-cell office:value-type="float" office:value="20.6545400000000008"/>
          <table:table-cell office:value-type="float" office:value="-103.3916200000000032"/>
          <table:table-cell office:value-type="float" office:value="20.6650999999999989"/>
          <table:table-cell office:value-type="float" office:value="-103.3680700000000030"/>
        </table:table-row>
        <table:table-row>
          <table:table-cell office:value-type="string">
            <text:p>22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545400000000008"/>
          <table:table-cell office:value-type="float" office:value="-103.3916200000000032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224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545400000000008"/>
          <table:table-cell office:value-type="float" office:value="-103.3916200000000032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225</text:p>
          </table:table-cell>
          <table:table-cell office:value-type="string">
            <text:p>140</text:p>
          </table:table-cell>
          <table:table-cell office:value-type="string">
            <text:p>3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568660000000008"/>
          <table:table-cell office:value-type="float" office:value="-103.3977249999999941"/>
        </table:table-row>
        <table:table-row>
          <table:table-cell office:value-type="string">
            <text:p>22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225</text:p>
          </table:table-cell>
          <table:table-cell office:value-type="string">
            <text:p>210</text:p>
          </table:table-cell>
          <table:table-cell office:value-type="string">
            <text:p>1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625000000000014"/>
          <table:table-cell office:value-type="float" office:value="-103.3840699999999941"/>
        </table:table-row>
        <table:table-row>
          <table:table-cell office:value-type="string">
            <text:p>225</text:p>
          </table:table-cell>
          <table:table-cell office:value-type="string">
            <text:p>253</text:p>
          </table:table-cell>
          <table:table-cell office:value-type="string">
            <text:p>5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225</text:p>
          </table:table-cell>
          <table:table-cell office:value-type="string">
            <text:p>281</text:p>
          </table:table-cell>
          <table:table-cell office:value-type="string">
            <text:p>3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608100000000015"/>
          <table:table-cell office:value-type="float" office:value="-103.3570399999999978"/>
        </table:table-row>
        <table:table-row>
          <table:table-cell office:value-type="string">
            <text:p>225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22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25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25</text:p>
          </table:table-cell>
          <table:table-cell office:value-type="string">
            <text:p>66</text:p>
          </table:table-cell>
          <table:table-cell office:value-type="string">
            <text:p>3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225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515799999999992"/>
          <table:table-cell office:value-type="float" office:value="-103.3895700000000062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22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226</text:p>
          </table:table-cell>
          <table:table-cell office:value-type="string">
            <text:p>230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578170000000014"/>
          <table:table-cell office:value-type="float" office:value="-103.3289800000000014"/>
        </table:table-row>
        <table:table-row>
          <table:table-cell office:value-type="string">
            <text:p>226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226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226</text:p>
          </table:table-cell>
          <table:table-cell office:value-type="string">
            <text:p>257</text:p>
          </table:table-cell>
          <table:table-cell office:value-type="string">
            <text:p>2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595903000000014"/>
          <table:table-cell office:value-type="float" office:value="-103.3244710000000026"/>
        </table:table-row>
        <table:table-row>
          <table:table-cell office:value-type="string">
            <text:p>226</text:p>
          </table:table-cell>
          <table:table-cell office:value-type="string">
            <text:p>258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631800000000005"/>
          <table:table-cell office:value-type="float" office:value="-103.3294199999999989"/>
        </table:table-row>
        <table:table-row>
          <table:table-cell office:value-type="string">
            <text:p>226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743999999999986"/>
          <table:table-cell office:value-type="float" office:value="-103.3412299999999959"/>
        </table:table-row>
        <table:table-row>
          <table:table-cell office:value-type="string">
            <text:p>226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504800000000017"/>
          <table:table-cell office:value-type="float" office:value="-103.3099899999999991"/>
        </table:table-row>
        <table:table-row>
          <table:table-cell office:value-type="string">
            <text:p>226</text:p>
          </table:table-cell>
          <table:table-cell office:value-type="string">
            <text:p>268</text:p>
          </table:table-cell>
          <table:table-cell office:value-type="string">
            <text:p>2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226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26</text:p>
          </table:table-cell>
          <table:table-cell office:value-type="string">
            <text:p>55</text:p>
          </table:table-cell>
          <table:table-cell office:value-type="string">
            <text:p>5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226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26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22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811509999999998"/>
          <table:table-cell office:value-type="float" office:value="-103.3388630000000035"/>
        </table:table-row>
        <table:table-row>
          <table:table-cell office:value-type="string">
            <text:p>226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float" office:value="20.6646800000000006"/>
          <table:table-cell office:value-type="float" office:value="-103.3335699999999946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227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611399999999996"/>
          <table:table-cell office:value-type="float" office:value="-103.3315000000000055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227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611399999999996"/>
          <table:table-cell office:value-type="float" office:value="-103.3315000000000055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227</text:p>
          </table:table-cell>
          <table:table-cell office:value-type="string">
            <text:p>55</text:p>
          </table:table-cell>
          <table:table-cell office:value-type="string">
            <text:p>4</text:p>
          </table:table-cell>
          <table:table-cell office:value-type="float" office:value="20.6611399999999996"/>
          <table:table-cell office:value-type="float" office:value="-103.3315000000000055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227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float" office:value="20.6611399999999996"/>
          <table:table-cell office:value-type="float" office:value="-103.3315000000000055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227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611399999999996"/>
          <table:table-cell office:value-type="float" office:value="-103.3315000000000055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228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  <table:table-cell office:value-type="float" office:value="20.6592500000000001"/>
          <table:table-cell office:value-type="float" office:value="-103.3305500000000023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23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float" office:value="20.6796599999999984"/>
          <table:table-cell office:value-type="float" office:value="-103.3622239999999977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23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6796599999999984"/>
          <table:table-cell office:value-type="float" office:value="-103.3622239999999977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23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6796599999999984"/>
          <table:table-cell office:value-type="float" office:value="-103.3622239999999977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230</text:p>
          </table:table-cell>
          <table:table-cell office:value-type="string">
            <text:p>151</text:p>
          </table:table-cell>
          <table:table-cell office:value-type="string">
            <text:p>1</text:p>
          </table:table-cell>
          <table:table-cell office:value-type="float" office:value="20.6578170000000014"/>
          <table:table-cell office:value-type="float" office:value="-103.3289800000000014"/>
          <table:table-cell office:value-type="float" office:value="20.6383399999999995"/>
          <table:table-cell office:value-type="float" office:value="-103.3095200000000062"/>
        </table:table-row>
        <table:table-row>
          <table:table-cell office:value-type="string">
            <text:p>230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578170000000014"/>
          <table:table-cell office:value-type="float" office:value="-103.3289800000000014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230</text:p>
          </table:table-cell>
          <table:table-cell office:value-type="string">
            <text:p>85</text:p>
          </table:table-cell>
          <table:table-cell office:value-type="string">
            <text:p>3</text:p>
          </table:table-cell>
          <table:table-cell office:value-type="float" office:value="20.6578170000000014"/>
          <table:table-cell office:value-type="float" office:value="-103.3289800000000014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231</text:p>
          </table:table-cell>
          <table:table-cell office:value-type="string">
            <text:p>231</text:p>
          </table:table-cell>
          <table:table-cell office:value-type="string">
            <text:p>1</text:p>
          </table:table-cell>
          <table:table-cell office:value-type="float" office:value="20.6550000000000011"/>
          <table:table-cell office:value-type="float" office:value="-103.3218600000000009"/>
          <table:table-cell office:value-type="float" office:value="20.6550000000000011"/>
          <table:table-cell office:value-type="float" office:value="-103.3218600000000009"/>
        </table:table-row>
        <table:table-row>
          <table:table-cell office:value-type="string">
            <text:p>231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  <table:table-cell office:value-type="float" office:value="20.6550000000000011"/>
          <table:table-cell office:value-type="float" office:value="-103.3218600000000009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231</text:p>
          </table:table-cell>
          <table:table-cell office:value-type="string">
            <text:p>237</text:p>
          </table:table-cell>
          <table:table-cell office:value-type="string">
            <text:p>3</text:p>
          </table:table-cell>
          <table:table-cell office:value-type="float" office:value="20.6550000000000011"/>
          <table:table-cell office:value-type="float" office:value="-103.3218600000000009"/>
          <table:table-cell office:value-type="float" office:value="20.6469799999999992"/>
          <table:table-cell office:value-type="float" office:value="-103.3061900000000009"/>
        </table:table-row>
        <table:table-row>
          <table:table-cell office:value-type="string">
            <text:p>23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525099999999995"/>
          <table:table-cell office:value-type="float" office:value="-103.3255300000000005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232</text:p>
          </table:table-cell>
          <table:table-cell office:value-type="string">
            <text:p>234</text:p>
          </table:table-cell>
          <table:table-cell office:value-type="string">
            <text:p>2</text:p>
          </table:table-cell>
          <table:table-cell office:value-type="float" office:value="20.6525099999999995"/>
          <table:table-cell office:value-type="float" office:value="-103.3255300000000005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232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float" office:value="20.6525099999999995"/>
          <table:table-cell office:value-type="float" office:value="-103.3255300000000005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232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525099999999995"/>
          <table:table-cell office:value-type="float" office:value="-103.3255300000000005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233</text:p>
          </table:table-cell>
          <table:table-cell office:value-type="string">
            <text:p>143</text:p>
          </table:table-cell>
          <table:table-cell office:value-type="string">
            <text:p>11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383352000000002"/>
          <table:table-cell office:value-type="float" office:value="-103.3163317000000063"/>
        </table:table-row>
        <table:table-row>
          <table:table-cell office:value-type="string">
            <text:p>233</text:p>
          </table:table-cell>
          <table:table-cell office:value-type="string">
            <text:p>150</text:p>
          </table:table-cell>
          <table:table-cell office:value-type="string">
            <text:p>3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233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611399999999996"/>
          <table:table-cell office:value-type="float" office:value="-103.3315000000000055"/>
        </table:table-row>
        <table:table-row>
          <table:table-cell office:value-type="string">
            <text:p>233</text:p>
          </table:table-cell>
          <table:table-cell office:value-type="string">
            <text:p>233</text:p>
          </table:table-cell>
          <table:table-cell office:value-type="string">
            <text:p>3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233</text:p>
          </table:table-cell>
          <table:table-cell office:value-type="string">
            <text:p>234</text:p>
          </table:table-cell>
          <table:table-cell office:value-type="string">
            <text:p>3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233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233</text:p>
          </table:table-cell>
          <table:table-cell office:value-type="string">
            <text:p>237</text:p>
          </table:table-cell>
          <table:table-cell office:value-type="string">
            <text:p>10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469799999999992"/>
          <table:table-cell office:value-type="float" office:value="-103.3061900000000009"/>
        </table:table-row>
        <table:table-row>
          <table:table-cell office:value-type="string">
            <text:p>233</text:p>
          </table:table-cell>
          <table:table-cell office:value-type="string">
            <text:p>264</text:p>
          </table:table-cell>
          <table:table-cell office:value-type="string">
            <text:p>2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743999999999986"/>
          <table:table-cell office:value-type="float" office:value="-103.3412299999999959"/>
        </table:table-row>
        <table:table-row>
          <table:table-cell office:value-type="string">
            <text:p>233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33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233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547499999999999"/>
          <table:table-cell office:value-type="float" office:value="-103.3271900000000016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234</text:p>
          </table:table-cell>
          <table:table-cell office:value-type="string">
            <text:p>143</text:p>
          </table:table-cell>
          <table:table-cell office:value-type="string">
            <text:p>1</text:p>
          </table:table-cell>
          <table:table-cell office:value-type="float" office:value="20.6496199999999988"/>
          <table:table-cell office:value-type="float" office:value="-103.3235600000000005"/>
          <table:table-cell office:value-type="float" office:value="20.6383352000000002"/>
          <table:table-cell office:value-type="float" office:value="-103.3163317000000063"/>
        </table:table-row>
        <table:table-row>
          <table:table-cell office:value-type="string">
            <text:p>234</text:p>
          </table:table-cell>
          <table:table-cell office:value-type="string">
            <text:p>148</text:p>
          </table:table-cell>
          <table:table-cell office:value-type="string">
            <text:p>1</text:p>
          </table:table-cell>
          <table:table-cell office:value-type="float" office:value="20.6496199999999988"/>
          <table:table-cell office:value-type="float" office:value="-103.3235600000000005"/>
          <table:table-cell office:value-type="float" office:value="20.6417600000000014"/>
          <table:table-cell office:value-type="float" office:value="-103.3171600000000012"/>
        </table:table-row>
        <table:table-row>
          <table:table-cell office:value-type="string">
            <text:p>234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float" office:value="20.6496199999999988"/>
          <table:table-cell office:value-type="float" office:value="-103.3235600000000005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234</text:p>
          </table:table-cell>
          <table:table-cell office:value-type="string">
            <text:p>151</text:p>
          </table:table-cell>
          <table:table-cell office:value-type="string">
            <text:p>5</text:p>
          </table:table-cell>
          <table:table-cell office:value-type="float" office:value="20.6496199999999988"/>
          <table:table-cell office:value-type="float" office:value="-103.3235600000000005"/>
          <table:table-cell office:value-type="float" office:value="20.6383399999999995"/>
          <table:table-cell office:value-type="float" office:value="-103.3095200000000062"/>
        </table:table-row>
        <table:table-row>
          <table:table-cell office:value-type="string">
            <text:p>234</text:p>
          </table:table-cell>
          <table:table-cell office:value-type="string">
            <text:p>233</text:p>
          </table:table-cell>
          <table:table-cell office:value-type="string">
            <text:p>2</text:p>
          </table:table-cell>
          <table:table-cell office:value-type="float" office:value="20.6496199999999988"/>
          <table:table-cell office:value-type="float" office:value="-103.3235600000000005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234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float" office:value="20.6496199999999988"/>
          <table:table-cell office:value-type="float" office:value="-103.3235600000000005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234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496199999999988"/>
          <table:table-cell office:value-type="float" office:value="-103.323560000000000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35</text:p>
          </table:table-cell>
          <table:table-cell office:value-type="string">
            <text:p>231</text:p>
          </table:table-cell>
          <table:table-cell office:value-type="string">
            <text:p>2</text:p>
          </table:table-cell>
          <table:table-cell office:value-type="float" office:value="20.6487400000000001"/>
          <table:table-cell office:value-type="float" office:value="-103.3193899999999985"/>
          <table:table-cell office:value-type="float" office:value="20.6550000000000011"/>
          <table:table-cell office:value-type="float" office:value="-103.3218600000000009"/>
        </table:table-row>
        <table:table-row>
          <table:table-cell office:value-type="string">
            <text:p>235</text:p>
          </table:table-cell>
          <table:table-cell office:value-type="string">
            <text:p>239</text:p>
          </table:table-cell>
          <table:table-cell office:value-type="string">
            <text:p>1</text:p>
          </table:table-cell>
          <table:table-cell office:value-type="float" office:value="20.6487400000000001"/>
          <table:table-cell office:value-type="float" office:value="-103.3193899999999985"/>
          <table:table-cell office:value-type="float" office:value="20.6443399999999997"/>
          <table:table-cell office:value-type="float" office:value="-103.3067800000000034"/>
        </table:table-row>
        <table:table-row>
          <table:table-cell office:value-type="string">
            <text:p>235</text:p>
          </table:table-cell>
          <table:table-cell office:value-type="string">
            <text:p>240</text:p>
          </table:table-cell>
          <table:table-cell office:value-type="string">
            <text:p>1</text:p>
          </table:table-cell>
          <table:table-cell office:value-type="float" office:value="20.6487400000000001"/>
          <table:table-cell office:value-type="float" office:value="-103.3193899999999985"/>
          <table:table-cell office:value-type="float" office:value="20.6450400000000016"/>
          <table:table-cell office:value-type="float" office:value="-103.3051799999999929"/>
        </table:table-row>
        <table:table-row>
          <table:table-cell office:value-type="string">
            <text:p>235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487400000000001"/>
          <table:table-cell office:value-type="float" office:value="-103.3193899999999985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236</text:p>
          </table:table-cell>
          <table:table-cell office:value-type="string">
            <text:p>143</text:p>
          </table:table-cell>
          <table:table-cell office:value-type="string">
            <text:p>1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383352000000002"/>
          <table:table-cell office:value-type="float" office:value="-103.3163317000000063"/>
        </table:table-row>
        <table:table-row>
          <table:table-cell office:value-type="string">
            <text:p>236</text:p>
          </table:table-cell>
          <table:table-cell office:value-type="string">
            <text:p>151</text:p>
          </table:table-cell>
          <table:table-cell office:value-type="string">
            <text:p>1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383399999999995"/>
          <table:table-cell office:value-type="float" office:value="-103.3095200000000062"/>
        </table:table-row>
        <table:table-row>
          <table:table-cell office:value-type="string">
            <text:p>236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392200000000017"/>
          <table:table-cell office:value-type="float" office:value="-103.3046499999999952"/>
        </table:table-row>
        <table:table-row>
          <table:table-cell office:value-type="string">
            <text:p>236</text:p>
          </table:table-cell>
          <table:table-cell office:value-type="string">
            <text:p>153</text:p>
          </table:table-cell>
          <table:table-cell office:value-type="string">
            <text:p>1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361300000000014"/>
          <table:table-cell office:value-type="float" office:value="-103.3019000000000034"/>
        </table:table-row>
        <table:table-row>
          <table:table-cell office:value-type="string">
            <text:p>236</text:p>
          </table:table-cell>
          <table:table-cell office:value-type="string">
            <text:p>226</text:p>
          </table:table-cell>
          <table:table-cell office:value-type="string">
            <text:p>2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236</text:p>
          </table:table-cell>
          <table:table-cell office:value-type="string">
            <text:p>232</text:p>
          </table:table-cell>
          <table:table-cell office:value-type="string">
            <text:p>2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236</text:p>
          </table:table-cell>
          <table:table-cell office:value-type="string">
            <text:p>233</text:p>
          </table:table-cell>
          <table:table-cell office:value-type="string">
            <text:p>2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236</text:p>
          </table:table-cell>
          <table:table-cell office:value-type="string">
            <text:p>236</text:p>
          </table:table-cell>
          <table:table-cell office:value-type="string">
            <text:p>2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236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236</text:p>
          </table:table-cell>
          <table:table-cell office:value-type="string">
            <text:p>56</text:p>
          </table:table-cell>
          <table:table-cell office:value-type="string">
            <text:p>14</text:p>
          </table:table-cell>
          <table:table-cell office:value-type="float" office:value="20.6470699999999994"/>
          <table:table-cell office:value-type="float" office:value="-103.3214700000000050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37</text:p>
          </table:table-cell>
          <table:table-cell office:value-type="string">
            <text:p>232</text:p>
          </table:table-cell>
          <table:table-cell office:value-type="string">
            <text:p>13</text:p>
          </table:table-cell>
          <table:table-cell office:value-type="float" office:value="20.6469799999999992"/>
          <table:table-cell office:value-type="float" office:value="-103.3061900000000009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237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  <table:table-cell office:value-type="float" office:value="20.6469799999999992"/>
          <table:table-cell office:value-type="float" office:value="-103.3061900000000009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237</text:p>
          </table:table-cell>
          <table:table-cell office:value-type="string">
            <text:p>257</text:p>
          </table:table-cell>
          <table:table-cell office:value-type="string">
            <text:p>4</text:p>
          </table:table-cell>
          <table:table-cell office:value-type="float" office:value="20.6469799999999992"/>
          <table:table-cell office:value-type="float" office:value="-103.3061900000000009"/>
          <table:table-cell office:value-type="float" office:value="20.6595903000000014"/>
          <table:table-cell office:value-type="float" office:value="-103.3244710000000026"/>
        </table:table-row>
        <table:table-row>
          <table:table-cell office:value-type="string">
            <text:p>238</text:p>
          </table:table-cell>
          <table:table-cell office:value-type="string">
            <text:p>150</text:p>
          </table:table-cell>
          <table:table-cell office:value-type="string">
            <text:p>4</text:p>
          </table:table-cell>
          <table:table-cell office:value-type="float" office:value="20.6461000000000006"/>
          <table:table-cell office:value-type="float" office:value="-103.3101999999999947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238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  <table:table-cell office:value-type="float" office:value="20.6461000000000006"/>
          <table:table-cell office:value-type="float" office:value="-103.3101999999999947"/>
          <table:table-cell office:value-type="float" office:value="20.6392200000000017"/>
          <table:table-cell office:value-type="float" office:value="-103.3046499999999952"/>
        </table:table-row>
        <table:table-row>
          <table:table-cell office:value-type="string">
            <text:p>238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  <table:table-cell office:value-type="float" office:value="20.6461000000000006"/>
          <table:table-cell office:value-type="float" office:value="-103.3101999999999947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238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  <table:table-cell office:value-type="float" office:value="20.6461000000000006"/>
          <table:table-cell office:value-type="float" office:value="-103.3101999999999947"/>
          <table:table-cell office:value-type="float" office:value="20.6487400000000001"/>
          <table:table-cell office:value-type="float" office:value="-103.3193899999999985"/>
        </table:table-row>
        <table:table-row>
          <table:table-cell office:value-type="string">
            <text:p>238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  <table:table-cell office:value-type="float" office:value="20.6461000000000006"/>
          <table:table-cell office:value-type="float" office:value="-103.3101999999999947"/>
          <table:table-cell office:value-type="float" office:value="20.6461000000000006"/>
          <table:table-cell office:value-type="float" office:value="-103.3101999999999947"/>
        </table:table-row>
        <table:table-row>
          <table:table-cell office:value-type="string">
            <text:p>238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461000000000006"/>
          <table:table-cell office:value-type="float" office:value="-103.3101999999999947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38</text:p>
          </table:table-cell>
          <table:table-cell office:value-type="string">
            <text:p>69</text:p>
          </table:table-cell>
          <table:table-cell office:value-type="string">
            <text:p>13</text:p>
          </table:table-cell>
          <table:table-cell office:value-type="float" office:value="20.6461000000000006"/>
          <table:table-cell office:value-type="float" office:value="-103.3101999999999947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239</text:p>
          </table:table-cell>
          <table:table-cell office:value-type="string">
            <text:p>150</text:p>
          </table:table-cell>
          <table:table-cell office:value-type="string">
            <text:p>1</text:p>
          </table:table-cell>
          <table:table-cell office:value-type="float" office:value="20.6443399999999997"/>
          <table:table-cell office:value-type="float" office:value="-103.3067800000000034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239</text:p>
          </table:table-cell>
          <table:table-cell office:value-type="string">
            <text:p>226</text:p>
          </table:table-cell>
          <table:table-cell office:value-type="string">
            <text:p>2</text:p>
          </table:table-cell>
          <table:table-cell office:value-type="float" office:value="20.6443399999999997"/>
          <table:table-cell office:value-type="float" office:value="-103.3067800000000034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239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  <table:table-cell office:value-type="float" office:value="20.6443399999999997"/>
          <table:table-cell office:value-type="float" office:value="-103.3067800000000034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239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  <table:table-cell office:value-type="float" office:value="20.6443399999999997"/>
          <table:table-cell office:value-type="float" office:value="-103.3067800000000034"/>
          <table:table-cell office:value-type="float" office:value="20.6504800000000017"/>
          <table:table-cell office:value-type="float" office:value="-103.3099899999999991"/>
        </table:table-row>
        <table:table-row>
          <table:table-cell office:value-type="string">
            <text:p>239</text:p>
          </table:table-cell>
          <table:table-cell office:value-type="string">
            <text:p>69</text:p>
          </table:table-cell>
          <table:table-cell office:value-type="string">
            <text:p>2</text:p>
          </table:table-cell>
          <table:table-cell office:value-type="float" office:value="20.6443399999999997"/>
          <table:table-cell office:value-type="float" office:value="-103.3067800000000034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float" office:value="20.6793890000000005"/>
          <table:table-cell office:value-type="float" office:value="-103.3591299999999933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24</text:p>
          </table:table-cell>
          <table:table-cell office:value-type="string">
            <text:p>166</text:p>
          </table:table-cell>
          <table:table-cell office:value-type="string">
            <text:p>3</text:p>
          </table:table-cell>
          <table:table-cell office:value-type="float" office:value="20.6793890000000005"/>
          <table:table-cell office:value-type="float" office:value="-103.3591299999999933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24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float" office:value="20.6793890000000005"/>
          <table:table-cell office:value-type="float" office:value="-103.3591299999999933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24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float" office:value="20.6793890000000005"/>
          <table:table-cell office:value-type="float" office:value="-103.3591299999999933"/>
          <table:table-cell office:value-type="float" office:value="20.6841870000000014"/>
          <table:table-cell office:value-type="float" office:value="-103.3611300000000028"/>
        </table:table-row>
        <table:table-row>
          <table:table-cell office:value-type="string">
            <text:p>24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93890000000005"/>
          <table:table-cell office:value-type="float" office:value="-103.3591299999999933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40</text:p>
          </table:table-cell>
          <table:table-cell office:value-type="string">
            <text:p>232</text:p>
          </table:table-cell>
          <table:table-cell office:value-type="string">
            <text:p>3</text:p>
          </table:table-cell>
          <table:table-cell office:value-type="float" office:value="20.6450400000000016"/>
          <table:table-cell office:value-type="float" office:value="-103.3051799999999929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241</text:p>
          </table:table-cell>
          <table:table-cell office:value-type="string">
            <text:p>139</text:p>
          </table:table-cell>
          <table:table-cell office:value-type="string">
            <text:p>1</text:p>
          </table:table-cell>
          <table:table-cell office:value-type="float" office:value="20.6641000000000012"/>
          <table:table-cell office:value-type="float" office:value="-103.4003000000000014"/>
          <table:table-cell office:value-type="float" office:value="20.6570099999999996"/>
          <table:table-cell office:value-type="float" office:value="-103.4046400000000006"/>
        </table:table-row>
        <table:table-row>
          <table:table-cell office:value-type="string">
            <text:p>241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641000000000012"/>
          <table:table-cell office:value-type="float" office:value="-103.4003000000000014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241</text:p>
          </table:table-cell>
          <table:table-cell office:value-type="string">
            <text:p>241</text:p>
          </table:table-cell>
          <table:table-cell office:value-type="string">
            <text:p>1</text:p>
          </table:table-cell>
          <table:table-cell office:value-type="float" office:value="20.6641000000000012"/>
          <table:table-cell office:value-type="float" office:value="-103.4003000000000014"/>
          <table:table-cell office:value-type="float" office:value="20.6641000000000012"/>
          <table:table-cell office:value-type="float" office:value="-103.4003000000000014"/>
        </table:table-row>
        <table:table-row>
          <table:table-cell office:value-type="string">
            <text:p>242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float" office:value="20.6623407199999995"/>
          <table:table-cell office:value-type="float" office:value="-103.3981344000000036"/>
          <table:table-cell office:value-type="float" office:value="20.6631280599999982"/>
          <table:table-cell office:value-type="float" office:value="-103.4079076000000015"/>
        </table:table-row>
        <table:table-row>
          <table:table-cell office:value-type="string">
            <text:p>242</text:p>
          </table:table-cell>
          <table:table-cell office:value-type="string">
            <text:p>242</text:p>
          </table:table-cell>
          <table:table-cell office:value-type="string">
            <text:p>1</text:p>
          </table:table-cell>
          <table:table-cell office:value-type="float" office:value="20.6623407199999995"/>
          <table:table-cell office:value-type="float" office:value="-103.3981344000000036"/>
          <table:table-cell office:value-type="float" office:value="20.6623407199999995"/>
          <table:table-cell office:value-type="float" office:value="-103.3981344000000036"/>
        </table:table-row>
        <table:table-row>
          <table:table-cell office:value-type="string">
            <text:p>242</text:p>
          </table:table-cell>
          <table:table-cell office:value-type="string">
            <text:p>253</text:p>
          </table:table-cell>
          <table:table-cell office:value-type="string">
            <text:p>2</text:p>
          </table:table-cell>
          <table:table-cell office:value-type="float" office:value="20.6623407199999995"/>
          <table:table-cell office:value-type="float" office:value="-103.3981344000000036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242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623407199999995"/>
          <table:table-cell office:value-type="float" office:value="-103.3981344000000036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243</text:p>
          </table:table-cell>
          <table:table-cell office:value-type="string">
            <text:p>194</text:p>
          </table:table-cell>
          <table:table-cell office:value-type="string">
            <text:p>3</text:p>
          </table:table-cell>
          <table:table-cell office:value-type="float" office:value="20.6727620099999996"/>
          <table:table-cell office:value-type="float" office:value="-103.3976248999999967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243</text:p>
          </table:table-cell>
          <table:table-cell office:value-type="string">
            <text:p>232</text:p>
          </table:table-cell>
          <table:table-cell office:value-type="string">
            <text:p>2</text:p>
          </table:table-cell>
          <table:table-cell office:value-type="float" office:value="20.6727620099999996"/>
          <table:table-cell office:value-type="float" office:value="-103.3976248999999967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243</text:p>
          </table:table-cell>
          <table:table-cell office:value-type="string">
            <text:p>283</text:p>
          </table:table-cell>
          <table:table-cell office:value-type="string">
            <text:p>2</text:p>
          </table:table-cell>
          <table:table-cell office:value-type="float" office:value="20.6727620099999996"/>
          <table:table-cell office:value-type="float" office:value="-103.3976248999999967"/>
          <table:table-cell office:value-type="float" office:value="20.6577500000000001"/>
          <table:table-cell office:value-type="float" office:value="-103.3513200000000012"/>
        </table:table-row>
        <table:table-row>
          <table:table-cell office:value-type="string">
            <text:p>243</text:p>
          </table:table-cell>
          <table:table-cell office:value-type="string">
            <text:p>45</text:p>
          </table:table-cell>
          <table:table-cell office:value-type="string">
            <text:p>8</text:p>
          </table:table-cell>
          <table:table-cell office:value-type="float" office:value="20.6727620099999996"/>
          <table:table-cell office:value-type="float" office:value="-103.3976248999999967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24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27620099999996"/>
          <table:table-cell office:value-type="float" office:value="-103.3976248999999967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43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float" office:value="20.6727620099999996"/>
          <table:table-cell office:value-type="float" office:value="-103.3976248999999967"/>
          <table:table-cell office:value-type="float" office:value="20.6704679999999996"/>
          <table:table-cell office:value-type="float" office:value="-103.3660710000000051"/>
        </table:table-row>
        <table:table-row>
          <table:table-cell office:value-type="string">
            <text:p>244</text:p>
          </table:table-cell>
          <table:table-cell office:value-type="string">
            <text:p>162</text:p>
          </table:table-cell>
          <table:table-cell office:value-type="string">
            <text:p>15</text:p>
          </table:table-cell>
          <table:table-cell office:value-type="float" office:value="20.6866899999999987"/>
          <table:table-cell office:value-type="float" office:value="-103.3765700000000010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244</text:p>
          </table:table-cell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float" office:value="20.6866899999999987"/>
          <table:table-cell office:value-type="float" office:value="-103.3765700000000010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244</text:p>
          </table:table-cell>
          <table:table-cell office:value-type="string">
            <text:p>244</text:p>
          </table:table-cell>
          <table:table-cell office:value-type="string">
            <text:p>2</text:p>
          </table:table-cell>
          <table:table-cell office:value-type="float" office:value="20.6866899999999987"/>
          <table:table-cell office:value-type="float" office:value="-103.3765700000000010"/>
          <table:table-cell office:value-type="float" office:value="20.6866899999999987"/>
          <table:table-cell office:value-type="float" office:value="-103.3765700000000010"/>
        </table:table-row>
        <table:table-row>
          <table:table-cell office:value-type="string">
            <text:p>244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866899999999987"/>
          <table:table-cell office:value-type="float" office:value="-103.3765700000000010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244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866899999999987"/>
          <table:table-cell office:value-type="float" office:value="-103.3765700000000010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246</text:p>
          </table:table-cell>
          <table:table-cell office:value-type="string">
            <text:p>173</text:p>
          </table:table-cell>
          <table:table-cell office:value-type="string">
            <text:p>11</text:p>
          </table:table-cell>
          <table:table-cell office:value-type="float" office:value="20.6851079999999996"/>
          <table:table-cell office:value-type="float" office:value="-103.3337460000000050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246</text:p>
          </table:table-cell>
          <table:table-cell office:value-type="string">
            <text:p>246</text:p>
          </table:table-cell>
          <table:table-cell office:value-type="string">
            <text:p>2</text:p>
          </table:table-cell>
          <table:table-cell office:value-type="float" office:value="20.6851079999999996"/>
          <table:table-cell office:value-type="float" office:value="-103.3337460000000050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24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851079999999996"/>
          <table:table-cell office:value-type="float" office:value="-103.3337460000000050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46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float" office:value="20.6851079999999996"/>
          <table:table-cell office:value-type="float" office:value="-103.3337460000000050"/>
          <table:table-cell office:value-type="float" office:value="20.6798609999999989"/>
          <table:table-cell office:value-type="float" office:value="-103.3451979999999963"/>
        </table:table-row>
        <table:table-row>
          <table:table-cell office:value-type="string">
            <text:p>247</text:p>
          </table:table-cell>
          <table:table-cell office:value-type="string">
            <text:p>171</text:p>
          </table:table-cell>
          <table:table-cell office:value-type="string">
            <text:p>2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247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247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247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707999999999998"/>
          <table:table-cell office:value-type="float" office:value="-103.3438500000000033"/>
        </table:table-row>
        <table:table-row>
          <table:table-cell office:value-type="string">
            <text:p>247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743999999999986"/>
          <table:table-cell office:value-type="float" office:value="-103.3412299999999959"/>
        </table:table-row>
        <table:table-row>
          <table:table-cell office:value-type="string">
            <text:p>247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247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247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247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247</text:p>
          </table:table-cell>
          <table:table-cell office:value-type="string">
            <text:p>56</text:p>
          </table:table-cell>
          <table:table-cell office:value-type="string">
            <text:p>5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47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713099999999983"/>
          <table:table-cell office:value-type="float" office:value="-103.3516510000000039"/>
        </table:table-row>
        <table:table-row>
          <table:table-cell office:value-type="string">
            <text:p>247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float" office:value="20.6879500000000007"/>
          <table:table-cell office:value-type="float" office:value="-103.3334300000000070"/>
          <table:table-cell office:value-type="float" office:value="20.6696279999999994"/>
          <table:table-cell office:value-type="float" office:value="-103.3487680000000069"/>
        </table:table-row>
        <table:table-row>
          <table:table-cell office:value-type="string">
            <text:p>248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869200000000006"/>
          <table:table-cell office:value-type="float" office:value="-103.3346700000000027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48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float" office:value="20.6869200000000006"/>
          <table:table-cell office:value-type="float" office:value="-103.3346700000000027"/>
          <table:table-cell office:value-type="float" office:value="20.6858600000000017"/>
          <table:table-cell office:value-type="float" office:value="-103.3396400000000028"/>
        </table:table-row>
        <table:table-row>
          <table:table-cell office:value-type="string">
            <text:p>248</text:p>
          </table:table-cell>
          <table:table-cell office:value-type="string">
            <text:p>247</text:p>
          </table:table-cell>
          <table:table-cell office:value-type="string">
            <text:p>2</text:p>
          </table:table-cell>
          <table:table-cell office:value-type="float" office:value="20.6869200000000006"/>
          <table:table-cell office:value-type="float" office:value="-103.3346700000000027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248</text:p>
          </table:table-cell>
          <table:table-cell office:value-type="string">
            <text:p>38</text:p>
          </table:table-cell>
          <table:table-cell office:value-type="string">
            <text:p>14</text:p>
          </table:table-cell>
          <table:table-cell office:value-type="float" office:value="20.6869200000000006"/>
          <table:table-cell office:value-type="float" office:value="-103.3346700000000027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249</text:p>
          </table:table-cell>
          <table:table-cell office:value-type="string">
            <text:p>157</text:p>
          </table:table-cell>
          <table:table-cell office:value-type="string">
            <text:p>5</text:p>
          </table:table-cell>
          <table:table-cell office:value-type="float" office:value="20.6970500000000008"/>
          <table:table-cell office:value-type="float" office:value="-103.3632199999999983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249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970500000000008"/>
          <table:table-cell office:value-type="float" office:value="-103.3632199999999983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249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float" office:value="20.6970500000000008"/>
          <table:table-cell office:value-type="float" office:value="-103.3632199999999983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249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6970500000000008"/>
          <table:table-cell office:value-type="float" office:value="-103.3632199999999983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249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float" office:value="20.6970500000000008"/>
          <table:table-cell office:value-type="float" office:value="-103.3632199999999983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249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float" office:value="20.6970500000000008"/>
          <table:table-cell office:value-type="float" office:value="-103.3632199999999983"/>
          <table:table-cell office:value-type="float" office:value="20.6860500000000016"/>
          <table:table-cell office:value-type="float" office:value="-103.3540799999999962"/>
        </table:table-row>
        <table:table-row>
          <table:table-cell office:value-type="string">
            <text:p>249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  <table:table-cell office:value-type="float" office:value="20.6970500000000008"/>
          <table:table-cell office:value-type="float" office:value="-103.3632199999999983"/>
          <table:table-cell office:value-type="float" office:value="20.7004599999999996"/>
          <table:table-cell office:value-type="float" office:value="-103.3547800000000052"/>
        </table:table-row>
        <table:table-row>
          <table:table-cell office:value-type="string">
            <text:p>249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float" office:value="20.6970500000000008"/>
          <table:table-cell office:value-type="float" office:value="-103.3632199999999983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25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25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25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25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93890000000005"/>
          <table:table-cell office:value-type="float" office:value="-103.3591299999999933"/>
        </table:table-row>
        <table:table-row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25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5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25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841870000000014"/>
          <table:table-cell office:value-type="float" office:value="-103.3611300000000028"/>
        </table:table-row>
        <table:table-row>
          <table:table-cell office:value-type="string">
            <text:p>25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25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5</text:p>
          </table:table-cell>
          <table:table-cell office:value-type="string">
            <text:p>38</text:p>
          </table:table-cell>
          <table:table-cell office:value-type="string">
            <text:p>12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25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2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5</text:p>
          </table:table-cell>
          <table:table-cell office:value-type="string">
            <text:p>52</text:p>
          </table:table-cell>
          <table:table-cell office:value-type="string">
            <text:p>4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5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25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25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float" office:value="20.6793089999999999"/>
          <table:table-cell office:value-type="float" office:value="-103.3562809999999956"/>
          <table:table-cell office:value-type="float" office:value="20.6667710000000007"/>
          <table:table-cell office:value-type="float" office:value="-103.3505619999999965"/>
        </table:table-row>
        <table:table-row>
          <table:table-cell office:value-type="string">
            <text:p>251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  <table:table-cell office:value-type="float" office:value="20.6390419999999999"/>
          <table:table-cell office:value-type="float" office:value="-103.3012389999999954"/>
          <table:table-cell office:value-type="float" office:value="20.6448299999999989"/>
          <table:table-cell office:value-type="float" office:value="-103.3194799999999987"/>
        </table:table-row>
        <table:table-row>
          <table:table-cell office:value-type="string">
            <text:p>251</text:p>
          </table:table-cell>
          <table:table-cell office:value-type="string">
            <text:p>148</text:p>
          </table:table-cell>
          <table:table-cell office:value-type="string">
            <text:p>8</text:p>
          </table:table-cell>
          <table:table-cell office:value-type="float" office:value="20.6390419999999999"/>
          <table:table-cell office:value-type="float" office:value="-103.3012389999999954"/>
          <table:table-cell office:value-type="float" office:value="20.6417600000000014"/>
          <table:table-cell office:value-type="float" office:value="-103.3171600000000012"/>
        </table:table-row>
        <table:table-row>
          <table:table-cell office:value-type="string">
            <text:p>251</text:p>
          </table:table-cell>
          <table:table-cell office:value-type="string">
            <text:p>233</text:p>
          </table:table-cell>
          <table:table-cell office:value-type="string">
            <text:p>6</text:p>
          </table:table-cell>
          <table:table-cell office:value-type="float" office:value="20.6390419999999999"/>
          <table:table-cell office:value-type="float" office:value="-103.3012389999999954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251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float" office:value="20.6390419999999999"/>
          <table:table-cell office:value-type="float" office:value="-103.3012389999999954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25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53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844700000000010"/>
          <table:table-cell office:value-type="float" office:value="-103.3798900000000032"/>
        </table:table-row>
        <table:table-row>
          <table:table-cell office:value-type="string">
            <text:p>253</text:p>
          </table:table-cell>
          <table:table-cell office:value-type="string">
            <text:p>188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91400000000003"/>
          <table:table-cell office:value-type="float" office:value="-103.3825300000000027"/>
        </table:table-row>
        <table:table-row>
          <table:table-cell office:value-type="string">
            <text:p>253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253</text:p>
          </table:table-cell>
          <table:table-cell office:value-type="string">
            <text:p>211</text:p>
          </table:table-cell>
          <table:table-cell office:value-type="string">
            <text:p>3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699309999999983"/>
          <table:table-cell office:value-type="float" office:value="-103.3943069999999977"/>
        </table:table-row>
        <table:table-row>
          <table:table-cell office:value-type="string">
            <text:p>253</text:p>
          </table:table-cell>
          <table:table-cell office:value-type="string">
            <text:p>212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673599999999986"/>
          <table:table-cell office:value-type="float" office:value="-103.3947000000000003"/>
        </table:table-row>
        <table:table-row>
          <table:table-cell office:value-type="string">
            <text:p>253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27620099999996"/>
          <table:table-cell office:value-type="float" office:value="-103.3976248999999967"/>
        </table:table-row>
        <table:table-row>
          <table:table-cell office:value-type="string">
            <text:p>253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253</text:p>
          </table:table-cell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31681999999992"/>
          <table:table-cell office:value-type="float" office:value="-103.3826892999999956"/>
        </table:table-row>
        <table:table-row>
          <table:table-cell office:value-type="string">
            <text:p>253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25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53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53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253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253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253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731681999999992"/>
          <table:table-cell office:value-type="float" office:value="-103.3826892999999956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254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254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898100000000014"/>
          <table:table-cell office:value-type="float" office:value="-103.3581999999999965"/>
        </table:table-row>
        <table:table-row>
          <table:table-cell office:value-type="string">
            <text:p>254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254</text:p>
          </table:table-cell>
          <table:table-cell office:value-type="string">
            <text:p>191</text:p>
          </table:table-cell>
          <table:table-cell office:value-type="string">
            <text:p>8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254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254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254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54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254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49310000000008"/>
          <table:table-cell office:value-type="float" office:value="-103.3623510000000039"/>
        </table:table-row>
        <table:table-row>
          <table:table-cell office:value-type="string">
            <text:p>254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254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254</text:p>
          </table:table-cell>
          <table:table-cell office:value-type="string">
            <text:p>63</text:p>
          </table:table-cell>
          <table:table-cell office:value-type="string">
            <text:p>3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254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254</text:p>
          </table:table-cell>
          <table:table-cell office:value-type="string">
            <text:p>85</text:p>
          </table:table-cell>
          <table:table-cell office:value-type="string">
            <text:p>3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254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84800000000004"/>
          <table:table-cell office:value-type="float" office:value="-103.3651030000000048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255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float" office:value="20.6841645000000014"/>
          <table:table-cell office:value-type="float" office:value="-103.3648292999999967"/>
          <table:table-cell office:value-type="float" office:value="20.6810809999999989"/>
          <table:table-cell office:value-type="float" office:value="-103.3600990000000053"/>
        </table:table-row>
        <table:table-row>
          <table:table-cell office:value-type="string">
            <text:p>255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841645000000014"/>
          <table:table-cell office:value-type="float" office:value="-103.3648292999999967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255</text:p>
          </table:table-cell>
          <table:table-cell office:value-type="string">
            <text:p>271</text:p>
          </table:table-cell>
          <table:table-cell office:value-type="string">
            <text:p>8</text:p>
          </table:table-cell>
          <table:table-cell office:value-type="float" office:value="20.6841645000000014"/>
          <table:table-cell office:value-type="float" office:value="-103.3648292999999967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55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841645000000014"/>
          <table:table-cell office:value-type="float" office:value="-103.3648292999999967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256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256</text:p>
          </table:table-cell>
          <table:table-cell office:value-type="string">
            <text:p>193</text:p>
          </table:table-cell>
          <table:table-cell office:value-type="string">
            <text:p>6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64699999999984"/>
          <table:table-cell office:value-type="float" office:value="-103.3760599999999954"/>
        </table:table-row>
        <table:table-row>
          <table:table-cell office:value-type="string">
            <text:p>256</text:p>
          </table:table-cell>
          <table:table-cell office:value-type="string">
            <text:p>197</text:p>
          </table:table-cell>
          <table:table-cell office:value-type="string">
            <text:p>2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44799999999991"/>
          <table:table-cell office:value-type="float" office:value="-103.3761800000000051"/>
        </table:table-row>
        <table:table-row>
          <table:table-cell office:value-type="string">
            <text:p>25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256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515799999999992"/>
          <table:table-cell office:value-type="float" office:value="-103.3895700000000062"/>
        </table:table-row>
        <table:table-row>
          <table:table-cell office:value-type="string">
            <text:p>256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256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256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256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25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256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256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256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56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56</text:p>
          </table:table-cell>
          <table:table-cell office:value-type="string">
            <text:p>57</text:p>
          </table:table-cell>
          <table:table-cell office:value-type="string">
            <text:p>2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25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256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704679999999996"/>
          <table:table-cell office:value-type="float" office:value="-103.3660710000000051"/>
        </table:table-row>
        <table:table-row>
          <table:table-cell office:value-type="string">
            <text:p>256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256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256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639862000000001"/>
          <table:table-cell office:value-type="float" office:value="-103.3480775000000023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257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257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461000000000006"/>
          <table:table-cell office:value-type="float" office:value="-103.3101999999999947"/>
        </table:table-row>
        <table:table-row>
          <table:table-cell office:value-type="string">
            <text:p>257</text:p>
          </table:table-cell>
          <table:table-cell office:value-type="string">
            <text:p>240</text:p>
          </table:table-cell>
          <table:table-cell office:value-type="string">
            <text:p>1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450400000000016"/>
          <table:table-cell office:value-type="float" office:value="-103.3051799999999929"/>
        </table:table-row>
        <table:table-row>
          <table:table-cell office:value-type="string">
            <text:p>257</text:p>
          </table:table-cell>
          <table:table-cell office:value-type="string">
            <text:p>257</text:p>
          </table:table-cell>
          <table:table-cell office:value-type="string">
            <text:p>8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595903000000014"/>
          <table:table-cell office:value-type="float" office:value="-103.3244710000000026"/>
        </table:table-row>
        <table:table-row>
          <table:table-cell office:value-type="string">
            <text:p>257</text:p>
          </table:table-cell>
          <table:table-cell office:value-type="string">
            <text:p>258</text:p>
          </table:table-cell>
          <table:table-cell office:value-type="string">
            <text:p>3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631800000000005"/>
          <table:table-cell office:value-type="float" office:value="-103.3294199999999989"/>
        </table:table-row>
        <table:table-row>
          <table:table-cell office:value-type="string">
            <text:p>257</text:p>
          </table:table-cell>
          <table:table-cell office:value-type="string">
            <text:p>260</text:p>
          </table:table-cell>
          <table:table-cell office:value-type="string">
            <text:p>2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257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707999999999998"/>
          <table:table-cell office:value-type="float" office:value="-103.3438500000000033"/>
        </table:table-row>
        <table:table-row>
          <table:table-cell office:value-type="string">
            <text:p>257</text:p>
          </table:table-cell>
          <table:table-cell office:value-type="string">
            <text:p>264</text:p>
          </table:table-cell>
          <table:table-cell office:value-type="string">
            <text:p>3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743999999999986"/>
          <table:table-cell office:value-type="float" office:value="-103.3412299999999959"/>
        </table:table-row>
        <table:table-row>
          <table:table-cell office:value-type="string">
            <text:p>257</text:p>
          </table:table-cell>
          <table:table-cell office:value-type="string">
            <text:p>281</text:p>
          </table:table-cell>
          <table:table-cell office:value-type="string">
            <text:p>1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608100000000015"/>
          <table:table-cell office:value-type="float" office:value="-103.3570399999999978"/>
        </table:table-row>
        <table:table-row>
          <table:table-cell office:value-type="string">
            <text:p>257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57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57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595903000000014"/>
          <table:table-cell office:value-type="float" office:value="-103.3244710000000026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258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  <table:table-cell office:value-type="float" office:value="20.6631800000000005"/>
          <table:table-cell office:value-type="float" office:value="-103.3294199999999989"/>
          <table:table-cell office:value-type="float" office:value="20.6448299999999989"/>
          <table:table-cell office:value-type="float" office:value="-103.3194799999999987"/>
        </table:table-row>
        <table:table-row>
          <table:table-cell office:value-type="string">
            <text:p>258</text:p>
          </table:table-cell>
          <table:table-cell office:value-type="string">
            <text:p>257</text:p>
          </table:table-cell>
          <table:table-cell office:value-type="string">
            <text:p>3</text:p>
          </table:table-cell>
          <table:table-cell office:value-type="float" office:value="20.6631800000000005"/>
          <table:table-cell office:value-type="float" office:value="-103.3294199999999989"/>
          <table:table-cell office:value-type="float" office:value="20.6595903000000014"/>
          <table:table-cell office:value-type="float" office:value="-103.3244710000000026"/>
        </table:table-row>
        <table:table-row>
          <table:table-cell office:value-type="string">
            <text:p>258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  <table:table-cell office:value-type="float" office:value="20.6631800000000005"/>
          <table:table-cell office:value-type="float" office:value="-103.3294199999999989"/>
          <table:table-cell office:value-type="float" office:value="20.6743999999999986"/>
          <table:table-cell office:value-type="float" office:value="-103.3412299999999959"/>
        </table:table-row>
        <table:table-row>
          <table:table-cell office:value-type="string">
            <text:p>259</text:p>
          </table:table-cell>
          <table:table-cell office:value-type="string">
            <text:p>259</text:p>
          </table:table-cell>
          <table:table-cell office:value-type="string">
            <text:p>4</text:p>
          </table:table-cell>
          <table:table-cell office:value-type="float" office:value="20.6642900000000012"/>
          <table:table-cell office:value-type="float" office:value="-103.3627999999999929"/>
          <table:table-cell office:value-type="float" office:value="20.6642900000000012"/>
          <table:table-cell office:value-type="float" office:value="-103.3627999999999929"/>
        </table:table-row>
        <table:table-row>
          <table:table-cell office:value-type="string">
            <text:p>259</text:p>
          </table:table-cell>
          <table:table-cell office:value-type="string">
            <text:p>47</text:p>
          </table:table-cell>
          <table:table-cell office:value-type="string">
            <text:p>3</text:p>
          </table:table-cell>
          <table:table-cell office:value-type="float" office:value="20.6642900000000012"/>
          <table:table-cell office:value-type="float" office:value="-103.3627999999999929"/>
          <table:table-cell office:value-type="float" office:value="20.6754439999999988"/>
          <table:table-cell office:value-type="float" office:value="-103.3701470000000029"/>
        </table:table-row>
        <table:table-row>
          <table:table-cell office:value-type="string">
            <text:p>259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float" office:value="20.6642900000000012"/>
          <table:table-cell office:value-type="float" office:value="-103.3627999999999929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59</text:p>
          </table:table-cell>
          <table:table-cell office:value-type="string">
            <text:p>66</text:p>
          </table:table-cell>
          <table:table-cell office:value-type="string">
            <text:p>16</text:p>
          </table:table-cell>
          <table:table-cell office:value-type="float" office:value="20.6642900000000012"/>
          <table:table-cell office:value-type="float" office:value="-103.3627999999999929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259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642900000000012"/>
          <table:table-cell office:value-type="float" office:value="-103.3627999999999929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259</text:p>
          </table:table-cell>
          <table:table-cell office:value-type="string">
            <text:p>85</text:p>
          </table:table-cell>
          <table:table-cell office:value-type="string">
            <text:p>7</text:p>
          </table:table-cell>
          <table:table-cell office:value-type="float" office:value="20.6642900000000012"/>
          <table:table-cell office:value-type="float" office:value="-103.3627999999999929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259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642900000000012"/>
          <table:table-cell office:value-type="float" office:value="-103.3627999999999929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26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6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26</text:p>
          </table:table-cell>
          <table:table-cell office:value-type="string">
            <text:p>160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26</text:p>
          </table:table-cell>
          <table:table-cell office:value-type="string">
            <text:p>162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26</text:p>
          </table:table-cell>
          <table:table-cell office:value-type="string">
            <text:p>163</text:p>
          </table:table-cell>
          <table:table-cell office:value-type="string">
            <text:p>3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26</text:p>
          </table:table-cell>
          <table:table-cell office:value-type="string">
            <text:p>167</text:p>
          </table:table-cell>
          <table:table-cell office:value-type="string">
            <text:p>3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926899999999989"/>
          <table:table-cell office:value-type="float" office:value="-103.3708199999999948"/>
        </table:table-row>
        <table:table-row>
          <table:table-cell office:value-type="string">
            <text:p>26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26</text:p>
          </table:table-cell>
          <table:table-cell office:value-type="string">
            <text:p>194</text:p>
          </table:table-cell>
          <table:table-cell office:value-type="string">
            <text:p>3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26</text:p>
          </table:table-cell>
          <table:table-cell office:value-type="string">
            <text:p>247</text:p>
          </table:table-cell>
          <table:table-cell office:value-type="string">
            <text:p>3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26</text:p>
          </table:table-cell>
          <table:table-cell office:value-type="string">
            <text:p>26</text:p>
          </table:table-cell>
          <table:table-cell office:value-type="string">
            <text:p>5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26</text:p>
          </table:table-cell>
          <table:table-cell office:value-type="string">
            <text:p>260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26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26</text:p>
          </table:table-cell>
          <table:table-cell office:value-type="string">
            <text:p>272</text:p>
          </table:table-cell>
          <table:table-cell office:value-type="string">
            <text:p>4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26</text:p>
          </table:table-cell>
          <table:table-cell office:value-type="string">
            <text:p>273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26</text:p>
          </table:table-cell>
          <table:table-cell office:value-type="string">
            <text:p>280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656300000000002"/>
          <table:table-cell office:value-type="float" office:value="-103.3580199999999962"/>
        </table:table-row>
        <table:table-row>
          <table:table-cell office:value-type="string">
            <text:p>26</text:p>
          </table:table-cell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2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2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2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26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26</text:p>
          </table:table-cell>
          <table:table-cell office:value-type="string">
            <text:p>51</text:p>
          </table:table-cell>
          <table:table-cell office:value-type="string">
            <text:p>4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6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6</text:p>
          </table:table-cell>
          <table:table-cell office:value-type="string">
            <text:p>53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11509999999998"/>
          <table:table-cell office:value-type="float" office:value="-103.3388630000000035"/>
        </table:table-row>
        <table:table-row>
          <table:table-cell office:value-type="string">
            <text:p>26</text:p>
          </table:table-cell>
          <table:table-cell office:value-type="string">
            <text:p>61</text:p>
          </table:table-cell>
          <table:table-cell office:value-type="string">
            <text:p>2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722310000000000"/>
          <table:table-cell office:value-type="float" office:value="-103.3555080000000004"/>
        </table:table-row>
        <table:table-row>
          <table:table-cell office:value-type="string">
            <text:p>26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807519000000006"/>
          <table:table-cell office:value-type="float" office:value="-103.3443800999999951"/>
        </table:table-row>
        <table:table-row>
          <table:table-cell office:value-type="string">
            <text:p>26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87770000000002"/>
          <table:table-cell office:value-type="float" office:value="-103.3540349999999961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260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260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260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260</text:p>
          </table:table-cell>
          <table:table-cell office:value-type="string">
            <text:p>173</text:p>
          </table:table-cell>
          <table:table-cell office:value-type="string">
            <text:p>3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260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860500000000016"/>
          <table:table-cell office:value-type="float" office:value="-103.3540799999999962"/>
        </table:table-row>
        <table:table-row>
          <table:table-cell office:value-type="string">
            <text:p>26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260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260</text:p>
          </table:table-cell>
          <table:table-cell office:value-type="string">
            <text:p>258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631800000000005"/>
          <table:table-cell office:value-type="float" office:value="-103.3294199999999989"/>
        </table:table-row>
        <table:table-row>
          <table:table-cell office:value-type="string">
            <text:p>260</text:p>
          </table:table-cell>
          <table:table-cell office:value-type="string">
            <text:p>262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692000000000000"/>
          <table:table-cell office:value-type="float" office:value="-103.3411600000000021"/>
        </table:table-row>
        <table:table-row>
          <table:table-cell office:value-type="string">
            <text:p>260</text:p>
          </table:table-cell>
          <table:table-cell office:value-type="string">
            <text:p>263</text:p>
          </table:table-cell>
          <table:table-cell office:value-type="string">
            <text:p>2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707999999999998"/>
          <table:table-cell office:value-type="float" office:value="-103.3438500000000033"/>
        </table:table-row>
        <table:table-row>
          <table:table-cell office:value-type="string">
            <text:p>260</text:p>
          </table:table-cell>
          <table:table-cell office:value-type="string">
            <text:p>273</text:p>
          </table:table-cell>
          <table:table-cell office:value-type="string">
            <text:p>10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260</text:p>
          </table:table-cell>
          <table:table-cell office:value-type="string">
            <text:p>280</text:p>
          </table:table-cell>
          <table:table-cell office:value-type="string">
            <text:p>2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656300000000002"/>
          <table:table-cell office:value-type="float" office:value="-103.3580199999999962"/>
        </table:table-row>
        <table:table-row>
          <table:table-cell office:value-type="string">
            <text:p>260</text:p>
          </table:table-cell>
          <table:table-cell office:value-type="string">
            <text:p>34</text:p>
          </table:table-cell>
          <table:table-cell office:value-type="string">
            <text:p>5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26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6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60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260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60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60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260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728400000000008"/>
          <table:table-cell office:value-type="float" office:value="-103.3471799999999945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261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float" office:value="20.7092799999999997"/>
          <table:table-cell office:value-type="float" office:value="-103.3701499999999953"/>
          <table:table-cell office:value-type="float" office:value="20.6860500000000016"/>
          <table:table-cell office:value-type="float" office:value="-103.3540799999999962"/>
        </table:table-row>
        <table:table-row>
          <table:table-cell office:value-type="string">
            <text:p>261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7092799999999997"/>
          <table:table-cell office:value-type="float" office:value="-103.3701499999999953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261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float" office:value="20.7092799999999997"/>
          <table:table-cell office:value-type="float" office:value="-103.3701499999999953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26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692000000000000"/>
          <table:table-cell office:value-type="float" office:value="-103.341160000000002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63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707999999999998"/>
          <table:table-cell office:value-type="float" office:value="-103.3438500000000033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26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07999999999998"/>
          <table:table-cell office:value-type="float" office:value="-103.3438500000000033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263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07999999999998"/>
          <table:table-cell office:value-type="float" office:value="-103.3438500000000033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63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07999999999998"/>
          <table:table-cell office:value-type="float" office:value="-103.3438500000000033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63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float" office:value="20.6707999999999998"/>
          <table:table-cell office:value-type="float" office:value="-103.3438500000000033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263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707999999999998"/>
          <table:table-cell office:value-type="float" office:value="-103.3438500000000033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63</text:p>
          </table:table-cell>
          <table:table-cell office:value-type="string">
            <text:p>59</text:p>
          </table:table-cell>
          <table:table-cell office:value-type="string">
            <text:p>1</text:p>
          </table:table-cell>
          <table:table-cell office:value-type="float" office:value="20.6707999999999998"/>
          <table:table-cell office:value-type="float" office:value="-103.3438500000000033"/>
          <table:table-cell office:value-type="float" office:value="20.6725160000000017"/>
          <table:table-cell office:value-type="float" office:value="-103.3495730000000066"/>
        </table:table-row>
        <table:table-row>
          <table:table-cell office:value-type="string">
            <text:p>264</text:p>
          </table:table-cell>
          <table:table-cell office:value-type="string">
            <text:p>171</text:p>
          </table:table-cell>
          <table:table-cell office:value-type="string">
            <text:p>2</text:p>
          </table:table-cell>
          <table:table-cell office:value-type="float" office:value="20.6743999999999986"/>
          <table:table-cell office:value-type="float" office:value="-103.3412299999999959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264</text:p>
          </table:table-cell>
          <table:table-cell office:value-type="string">
            <text:p>247</text:p>
          </table:table-cell>
          <table:table-cell office:value-type="string">
            <text:p>3</text:p>
          </table:table-cell>
          <table:table-cell office:value-type="float" office:value="20.6743999999999986"/>
          <table:table-cell office:value-type="float" office:value="-103.3412299999999959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264</text:p>
          </table:table-cell>
          <table:table-cell office:value-type="string">
            <text:p>257</text:p>
          </table:table-cell>
          <table:table-cell office:value-type="string">
            <text:p>10</text:p>
          </table:table-cell>
          <table:table-cell office:value-type="float" office:value="20.6743999999999986"/>
          <table:table-cell office:value-type="float" office:value="-103.3412299999999959"/>
          <table:table-cell office:value-type="float" office:value="20.6595903000000014"/>
          <table:table-cell office:value-type="float" office:value="-103.3244710000000026"/>
        </table:table-row>
        <table:table-row>
          <table:table-cell office:value-type="string">
            <text:p>264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743999999999986"/>
          <table:table-cell office:value-type="float" office:value="-103.3412299999999959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64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float" office:value="20.6743999999999986"/>
          <table:table-cell office:value-type="float" office:value="-103.3412299999999959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26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7065599999999996"/>
          <table:table-cell office:value-type="float" office:value="-103.3656399999999991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265</text:p>
          </table:table-cell>
          <table:table-cell office:value-type="string">
            <text:p>261</text:p>
          </table:table-cell>
          <table:table-cell office:value-type="string">
            <text:p>1</text:p>
          </table:table-cell>
          <table:table-cell office:value-type="float" office:value="20.7065599999999996"/>
          <table:table-cell office:value-type="float" office:value="-103.3656399999999991"/>
          <table:table-cell office:value-type="float" office:value="20.7092799999999997"/>
          <table:table-cell office:value-type="float" office:value="-103.3701499999999953"/>
        </table:table-row>
        <table:table-row>
          <table:table-cell office:value-type="string">
            <text:p>265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7065599999999996"/>
          <table:table-cell office:value-type="float" office:value="-103.3656399999999991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265</text:p>
          </table:table-cell>
          <table:table-cell office:value-type="string">
            <text:p>296</text:p>
          </table:table-cell>
          <table:table-cell office:value-type="string">
            <text:p>2</text:p>
          </table:table-cell>
          <table:table-cell office:value-type="float" office:value="20.7065599999999996"/>
          <table:table-cell office:value-type="float" office:value="-103.3656399999999991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266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66</text:p>
          </table:table-cell>
          <table:table-cell office:value-type="string">
            <text:p>155</text:p>
          </table:table-cell>
          <table:table-cell office:value-type="string">
            <text:p>4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971999999999987"/>
          <table:table-cell office:value-type="float" office:value="-103.3677299999999946"/>
        </table:table-row>
        <table:table-row>
          <table:table-cell office:value-type="string">
            <text:p>266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266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266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266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7092799999999997"/>
          <table:table-cell office:value-type="float" office:value="-103.3701499999999953"/>
        </table:table-row>
        <table:table-row>
          <table:table-cell office:value-type="string">
            <text:p>266</text:p>
          </table:table-cell>
          <table:table-cell office:value-type="string">
            <text:p>266</text:p>
          </table:table-cell>
          <table:table-cell office:value-type="string">
            <text:p>2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266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266</text:p>
          </table:table-cell>
          <table:table-cell office:value-type="string">
            <text:p>275</text:p>
          </table:table-cell>
          <table:table-cell office:value-type="string">
            <text:p>7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266</text:p>
          </table:table-cell>
          <table:table-cell office:value-type="string">
            <text:p>277</text:p>
          </table:table-cell>
          <table:table-cell office:value-type="string">
            <text:p>1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650999999999989"/>
          <table:table-cell office:value-type="float" office:value="-103.3680700000000030"/>
        </table:table-row>
        <table:table-row>
          <table:table-cell office:value-type="string">
            <text:p>26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266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66</text:p>
          </table:table-cell>
          <table:table-cell office:value-type="string">
            <text:p>60</text:p>
          </table:table-cell>
          <table:table-cell office:value-type="string">
            <text:p>1</text:p>
          </table:table-cell>
          <table:table-cell office:value-type="float" office:value="20.7021100000000011"/>
          <table:table-cell office:value-type="float" office:value="-103.3599600000000009"/>
          <table:table-cell office:value-type="float" office:value="20.6726409999999987"/>
          <table:table-cell office:value-type="float" office:value="-103.3535420000000045"/>
        </table:table-row>
        <table:table-row>
          <table:table-cell office:value-type="string">
            <text:p>267</text:p>
          </table:table-cell>
          <table:table-cell office:value-type="string">
            <text:p>150</text:p>
          </table:table-cell>
          <table:table-cell office:value-type="string">
            <text:p>1</text:p>
          </table:table-cell>
          <table:table-cell office:value-type="float" office:value="20.6504800000000017"/>
          <table:table-cell office:value-type="float" office:value="-103.3099899999999991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267</text:p>
          </table:table-cell>
          <table:table-cell office:value-type="string">
            <text:p>152</text:p>
          </table:table-cell>
          <table:table-cell office:value-type="string">
            <text:p>1</text:p>
          </table:table-cell>
          <table:table-cell office:value-type="float" office:value="20.6504800000000017"/>
          <table:table-cell office:value-type="float" office:value="-103.3099899999999991"/>
          <table:table-cell office:value-type="float" office:value="20.6392200000000017"/>
          <table:table-cell office:value-type="float" office:value="-103.3046499999999952"/>
        </table:table-row>
        <table:table-row>
          <table:table-cell office:value-type="string">
            <text:p>267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  <table:table-cell office:value-type="float" office:value="20.6504800000000017"/>
          <table:table-cell office:value-type="float" office:value="-103.3099899999999991"/>
          <table:table-cell office:value-type="float" office:value="20.6487400000000001"/>
          <table:table-cell office:value-type="float" office:value="-103.3193899999999985"/>
        </table:table-row>
        <table:table-row>
          <table:table-cell office:value-type="string">
            <text:p>267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  <table:table-cell office:value-type="float" office:value="20.6504800000000017"/>
          <table:table-cell office:value-type="float" office:value="-103.3099899999999991"/>
          <table:table-cell office:value-type="float" office:value="20.6504800000000017"/>
          <table:table-cell office:value-type="float" office:value="-103.3099899999999991"/>
        </table:table-row>
        <table:table-row>
          <table:table-cell office:value-type="string">
            <text:p>267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504800000000017"/>
          <table:table-cell office:value-type="float" office:value="-103.3099899999999991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67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504800000000017"/>
          <table:table-cell office:value-type="float" office:value="-103.3099899999999991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268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68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268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268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26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268</text:p>
          </table:table-cell>
          <table:table-cell office:value-type="string">
            <text:p>271</text:p>
          </table:table-cell>
          <table:table-cell office:value-type="string">
            <text:p>2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68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268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268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268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268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52900000000004"/>
          <table:table-cell office:value-type="float" office:value="-103.3465599999999966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69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836100000000016"/>
          <table:table-cell office:value-type="float" office:value="-103.3375599999999963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269</text:p>
          </table:table-cell>
          <table:table-cell office:value-type="string">
            <text:p>248</text:p>
          </table:table-cell>
          <table:table-cell office:value-type="string">
            <text:p>1</text:p>
          </table:table-cell>
          <table:table-cell office:value-type="float" office:value="20.6836100000000016"/>
          <table:table-cell office:value-type="float" office:value="-103.3375599999999963"/>
          <table:table-cell office:value-type="float" office:value="20.6869200000000006"/>
          <table:table-cell office:value-type="float" office:value="-103.3346700000000027"/>
        </table:table-row>
        <table:table-row>
          <table:table-cell office:value-type="string">
            <text:p>269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836100000000016"/>
          <table:table-cell office:value-type="float" office:value="-103.3375599999999963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7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7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27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98100000000014"/>
          <table:table-cell office:value-type="float" office:value="-103.3581999999999965"/>
        </table:table-row>
        <table:table-row>
          <table:table-cell office:value-type="string">
            <text:p>27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27</text:p>
          </table:table-cell>
          <table:table-cell office:value-type="string">
            <text:p>181</text:p>
          </table:table-cell>
          <table:table-cell office:value-type="string">
            <text:p>2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27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27</text:p>
          </table:table-cell>
          <table:table-cell office:value-type="string">
            <text:p>247</text:p>
          </table:table-cell>
          <table:table-cell office:value-type="string">
            <text:p>3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27</text:p>
          </table:table-cell>
          <table:table-cell office:value-type="string">
            <text:p>27</text:p>
          </table:table-cell>
          <table:table-cell office:value-type="string">
            <text:p>4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27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27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27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27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7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2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7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27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7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7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27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802269999999986"/>
          <table:table-cell office:value-type="float" office:value="-103.3501459999999952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271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71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961058800000011"/>
          <table:table-cell office:value-type="float" office:value="-103.3549491999999930"/>
        </table:table-row>
        <table:table-row>
          <table:table-cell office:value-type="string">
            <text:p>271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271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271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271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27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271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271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271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71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271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271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271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7004599999999996"/>
          <table:table-cell office:value-type="float" office:value="-103.3547800000000052"/>
        </table:table-row>
        <table:table-row>
          <table:table-cell office:value-type="string">
            <text:p>271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7178000000000004"/>
          <table:table-cell office:value-type="float" office:value="-103.3833800000000025"/>
        </table:table-row>
        <table:table-row>
          <table:table-cell office:value-type="string">
            <text:p>271</text:p>
          </table:table-cell>
          <table:table-cell office:value-type="string">
            <text:p>35</text:p>
          </table:table-cell>
          <table:table-cell office:value-type="string">
            <text:p>6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271</text:p>
          </table:table-cell>
          <table:table-cell office:value-type="string">
            <text:p>36</text:p>
          </table:table-cell>
          <table:table-cell office:value-type="string">
            <text:p>6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71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271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27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917499999999990"/>
          <table:table-cell office:value-type="float" office:value="-103.3625499999999988"/>
        </table:table-row>
        <table:table-row>
          <table:table-cell office:value-type="string">
            <text:p>271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271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7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271</text:p>
          </table:table-cell>
          <table:table-cell office:value-type="string">
            <text:p>54</text:p>
          </table:table-cell>
          <table:table-cell office:value-type="string">
            <text:p>3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71</text:p>
          </table:table-cell>
          <table:table-cell office:value-type="string">
            <text:p>56</text:p>
          </table:table-cell>
          <table:table-cell office:value-type="string">
            <text:p>6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71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271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271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271</text:p>
          </table:table-cell>
          <table:table-cell office:value-type="string">
            <text:p>73</text:p>
          </table:table-cell>
          <table:table-cell office:value-type="string">
            <text:p>5</text:p>
          </table:table-cell>
          <table:table-cell office:value-type="float" office:value="20.6850400000000008"/>
          <table:table-cell office:value-type="float" office:value="-103.3479600000000005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272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272</text:p>
          </table:table-cell>
          <table:table-cell office:value-type="string">
            <text:p>173</text:p>
          </table:table-cell>
          <table:table-cell office:value-type="string">
            <text:p>4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272</text:p>
          </table:table-cell>
          <table:table-cell office:value-type="string">
            <text:p>174</text:p>
          </table:table-cell>
          <table:table-cell office:value-type="string">
            <text:p>2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272</text:p>
          </table:table-cell>
          <table:table-cell office:value-type="string">
            <text:p>192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769099999999995"/>
          <table:table-cell office:value-type="float" office:value="-103.3799300000000017"/>
        </table:table-row>
        <table:table-row>
          <table:table-cell office:value-type="string">
            <text:p>272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272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272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72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272</text:p>
          </table:table-cell>
          <table:table-cell office:value-type="string">
            <text:p>273</text:p>
          </table:table-cell>
          <table:table-cell office:value-type="string">
            <text:p>4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272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272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272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72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272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72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272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float" office:value="20.6890999999999998"/>
          <table:table-cell office:value-type="float" office:value="-103.3480600000000038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273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273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273</text:p>
          </table:table-cell>
          <table:table-cell office:value-type="string">
            <text:p>163</text:p>
          </table:table-cell>
          <table:table-cell office:value-type="string">
            <text:p>3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273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273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273</text:p>
          </table:table-cell>
          <table:table-cell office:value-type="string">
            <text:p>173</text:p>
          </table:table-cell>
          <table:table-cell office:value-type="string">
            <text:p>7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273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273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73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273</text:p>
          </table:table-cell>
          <table:table-cell office:value-type="string">
            <text:p>273</text:p>
          </table:table-cell>
          <table:table-cell office:value-type="string">
            <text:p>4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273</text:p>
          </table:table-cell>
          <table:table-cell office:value-type="string">
            <text:p>274</text:p>
          </table:table-cell>
          <table:table-cell office:value-type="string">
            <text:p>5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273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273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273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73</text:p>
          </table:table-cell>
          <table:table-cell office:value-type="string">
            <text:p>58</text:p>
          </table:table-cell>
          <table:table-cell office:value-type="string">
            <text:p>11</text:p>
          </table:table-cell>
          <table:table-cell office:value-type="float" office:value="20.6940600000000003"/>
          <table:table-cell office:value-type="float" office:value="-103.3482400000000041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274</text:p>
          </table:table-cell>
          <table:table-cell office:value-type="string">
            <text:p>157</text:p>
          </table:table-cell>
          <table:table-cell office:value-type="string">
            <text:p>12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274</text:p>
          </table:table-cell>
          <table:table-cell office:value-type="string">
            <text:p>158</text:p>
          </table:table-cell>
          <table:table-cell office:value-type="string">
            <text:p>3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274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961058800000011"/>
          <table:table-cell office:value-type="float" office:value="-103.3549491999999930"/>
        </table:table-row>
        <table:table-row>
          <table:table-cell office:value-type="string">
            <text:p>274</text:p>
          </table:table-cell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860500000000016"/>
          <table:table-cell office:value-type="float" office:value="-103.3540799999999962"/>
        </table:table-row>
        <table:table-row>
          <table:table-cell office:value-type="string">
            <text:p>274</text:p>
          </table:table-cell>
          <table:table-cell office:value-type="string">
            <text:p>211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699309999999983"/>
          <table:table-cell office:value-type="float" office:value="-103.3943069999999977"/>
        </table:table-row>
        <table:table-row>
          <table:table-cell office:value-type="string">
            <text:p>274</text:p>
          </table:table-cell>
          <table:table-cell office:value-type="string">
            <text:p>265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7065599999999996"/>
          <table:table-cell office:value-type="float" office:value="-103.3656399999999991"/>
        </table:table-row>
        <table:table-row>
          <table:table-cell office:value-type="string">
            <text:p>274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274</text:p>
          </table:table-cell>
          <table:table-cell office:value-type="string">
            <text:p>271</text:p>
          </table:table-cell>
          <table:table-cell office:value-type="string">
            <text:p>3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74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274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274</text:p>
          </table:table-cell>
          <table:table-cell office:value-type="string">
            <text:p>274</text:p>
          </table:table-cell>
          <table:table-cell office:value-type="string">
            <text:p>7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274</text:p>
          </table:table-cell>
          <table:table-cell office:value-type="string">
            <text:p>296</text:p>
          </table:table-cell>
          <table:table-cell office:value-type="string">
            <text:p>4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274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27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274</text:p>
          </table:table-cell>
          <table:table-cell office:value-type="string">
            <text:p>37</text:p>
          </table:table-cell>
          <table:table-cell office:value-type="string">
            <text:p>4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274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74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274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944200000000009"/>
          <table:table-cell office:value-type="float" office:value="-103.3447400000000016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27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float" office:value="20.6989799999999988"/>
          <table:table-cell office:value-type="float" office:value="-103.3489299999999957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75</text:p>
          </table:table-cell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float" office:value="20.6989799999999988"/>
          <table:table-cell office:value-type="float" office:value="-103.3489299999999957"/>
          <table:table-cell office:value-type="float" office:value="20.6930720000000008"/>
          <table:table-cell office:value-type="float" office:value="-103.3542089999999973"/>
        </table:table-row>
        <table:table-row>
          <table:table-cell office:value-type="string">
            <text:p>275</text:p>
          </table:table-cell>
          <table:table-cell office:value-type="string">
            <text:p>174</text:p>
          </table:table-cell>
          <table:table-cell office:value-type="string">
            <text:p>4</text:p>
          </table:table-cell>
          <table:table-cell office:value-type="float" office:value="20.6989799999999988"/>
          <table:table-cell office:value-type="float" office:value="-103.3489299999999957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275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989799999999988"/>
          <table:table-cell office:value-type="float" office:value="-103.3489299999999957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275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float" office:value="20.6989799999999988"/>
          <table:table-cell office:value-type="float" office:value="-103.3489299999999957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276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float" office:value="20.7004599999999996"/>
          <table:table-cell office:value-type="float" office:value="-103.3547800000000052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276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float" office:value="20.7004599999999996"/>
          <table:table-cell office:value-type="float" office:value="-103.3547800000000052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276</text:p>
          </table:table-cell>
          <table:table-cell office:value-type="string">
            <text:p>254</text:p>
          </table:table-cell>
          <table:table-cell office:value-type="string">
            <text:p>4</text:p>
          </table:table-cell>
          <table:table-cell office:value-type="float" office:value="20.7004599999999996"/>
          <table:table-cell office:value-type="float" office:value="-103.3547800000000052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276</text:p>
          </table:table-cell>
          <table:table-cell office:value-type="string">
            <text:p>33</text:p>
          </table:table-cell>
          <table:table-cell office:value-type="string">
            <text:p>14</text:p>
          </table:table-cell>
          <table:table-cell office:value-type="float" office:value="20.7004599999999996"/>
          <table:table-cell office:value-type="float" office:value="-103.3547800000000052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276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7004599999999996"/>
          <table:table-cell office:value-type="float" office:value="-103.3547800000000052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77</text:p>
          </table:table-cell>
          <table:table-cell office:value-type="string">
            <text:p>156</text:p>
          </table:table-cell>
          <table:table-cell office:value-type="string">
            <text:p>3</text:p>
          </table:table-cell>
          <table:table-cell office:value-type="float" office:value="20.6650999999999989"/>
          <table:table-cell office:value-type="float" office:value="-103.3680700000000030"/>
          <table:table-cell office:value-type="float" office:value="20.6845600000000012"/>
          <table:table-cell office:value-type="float" office:value="-103.3569899999999961"/>
        </table:table-row>
        <table:table-row>
          <table:table-cell office:value-type="string">
            <text:p>277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650999999999989"/>
          <table:table-cell office:value-type="float" office:value="-103.3680700000000030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277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float" office:value="20.6650999999999989"/>
          <table:table-cell office:value-type="float" office:value="-103.3680700000000030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277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  <table:table-cell office:value-type="float" office:value="20.6650999999999989"/>
          <table:table-cell office:value-type="float" office:value="-103.3680700000000030"/>
          <table:table-cell office:value-type="float" office:value="20.6686799999999984"/>
          <table:table-cell office:value-type="float" office:value="-103.3730999999999938"/>
        </table:table-row>
        <table:table-row>
          <table:table-cell office:value-type="string">
            <text:p>277</text:p>
          </table:table-cell>
          <table:table-cell office:value-type="string">
            <text:p>281</text:p>
          </table:table-cell>
          <table:table-cell office:value-type="string">
            <text:p>6</text:p>
          </table:table-cell>
          <table:table-cell office:value-type="float" office:value="20.6650999999999989"/>
          <table:table-cell office:value-type="float" office:value="-103.3680700000000030"/>
          <table:table-cell office:value-type="float" office:value="20.6608100000000015"/>
          <table:table-cell office:value-type="float" office:value="-103.3570399999999978"/>
        </table:table-row>
        <table:table-row>
          <table:table-cell office:value-type="string">
            <text:p>277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  <table:table-cell office:value-type="float" office:value="20.6650999999999989"/>
          <table:table-cell office:value-type="float" office:value="-103.3680700000000030"/>
          <table:table-cell office:value-type="float" office:value="20.6577500000000001"/>
          <table:table-cell office:value-type="float" office:value="-103.3513200000000012"/>
        </table:table-row>
        <table:table-row>
          <table:table-cell office:value-type="string">
            <text:p>277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650999999999989"/>
          <table:table-cell office:value-type="float" office:value="-103.3680700000000030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277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float" office:value="20.6650999999999989"/>
          <table:table-cell office:value-type="float" office:value="-103.3680700000000030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278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626499999999993"/>
          <table:table-cell office:value-type="float" office:value="-103.3655399999999958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278</text:p>
          </table:table-cell>
          <table:table-cell office:value-type="string">
            <text:p>206</text:p>
          </table:table-cell>
          <table:table-cell office:value-type="string">
            <text:p>1</text:p>
          </table:table-cell>
          <table:table-cell office:value-type="float" office:value="20.6626499999999993"/>
          <table:table-cell office:value-type="float" office:value="-103.3655399999999958"/>
          <table:table-cell office:value-type="float" office:value="20.6666699999999999"/>
          <table:table-cell office:value-type="float" office:value="-103.3886300000000062"/>
        </table:table-row>
        <table:table-row>
          <table:table-cell office:value-type="string">
            <text:p>278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626499999999993"/>
          <table:table-cell office:value-type="float" office:value="-103.3655399999999958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28</text:p>
          </table:table-cell>
          <table:table-cell office:value-type="string">
            <text:p>110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7210390000000011"/>
          <table:table-cell office:value-type="float" office:value="-103.3869420000000048"/>
        </table:table-row>
        <table:table-row>
          <table:table-cell office:value-type="string">
            <text:p>28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28</text:p>
          </table:table-cell>
          <table:table-cell office:value-type="string">
            <text:p>158</text:p>
          </table:table-cell>
          <table:table-cell office:value-type="string">
            <text:p>2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28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28</text:p>
          </table:table-cell>
          <table:table-cell office:value-type="string">
            <text:p>166</text:p>
          </table:table-cell>
          <table:table-cell office:value-type="string">
            <text:p>2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28</text:p>
          </table:table-cell>
          <table:table-cell office:value-type="string">
            <text:p>172</text:p>
          </table:table-cell>
          <table:table-cell office:value-type="string">
            <text:p>2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28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28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28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28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28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836100000000016"/>
          <table:table-cell office:value-type="float" office:value="-103.3375599999999963"/>
        </table:table-row>
        <table:table-row>
          <table:table-cell office:value-type="string">
            <text:p>28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28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28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28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28</text:p>
          </table:table-cell>
          <table:table-cell office:value-type="string">
            <text:p>36</text:p>
          </table:table-cell>
          <table:table-cell office:value-type="string">
            <text:p>6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28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28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8</text:p>
          </table:table-cell>
          <table:table-cell office:value-type="string">
            <text:p>54</text:p>
          </table:table-cell>
          <table:table-cell office:value-type="string">
            <text:p>3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28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28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28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804780000000008"/>
          <table:table-cell office:value-type="float" office:value="-103.3483769999999993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28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float" office:value="20.6656300000000002"/>
          <table:table-cell office:value-type="float" office:value="-103.3580199999999962"/>
          <table:table-cell office:value-type="float" office:value="20.6676229999999990"/>
          <table:table-cell office:value-type="float" office:value="-103.3704989999999952"/>
        </table:table-row>
        <table:table-row>
          <table:table-cell office:value-type="string">
            <text:p>280</text:p>
          </table:table-cell>
          <table:table-cell office:value-type="string">
            <text:p>280</text:p>
          </table:table-cell>
          <table:table-cell office:value-type="string">
            <text:p>1</text:p>
          </table:table-cell>
          <table:table-cell office:value-type="float" office:value="20.6656300000000002"/>
          <table:table-cell office:value-type="float" office:value="-103.3580199999999962"/>
          <table:table-cell office:value-type="float" office:value="20.6656300000000002"/>
          <table:table-cell office:value-type="float" office:value="-103.3580199999999962"/>
        </table:table-row>
        <table:table-row>
          <table:table-cell office:value-type="string">
            <text:p>280</text:p>
          </table:table-cell>
          <table:table-cell office:value-type="string">
            <text:p>51</text:p>
          </table:table-cell>
          <table:table-cell office:value-type="string">
            <text:p>4</text:p>
          </table:table-cell>
          <table:table-cell office:value-type="float" office:value="20.6656300000000002"/>
          <table:table-cell office:value-type="float" office:value="-103.3580199999999962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280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656300000000002"/>
          <table:table-cell office:value-type="float" office:value="-103.3580199999999962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280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656300000000002"/>
          <table:table-cell office:value-type="float" office:value="-103.3580199999999962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280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656300000000002"/>
          <table:table-cell office:value-type="float" office:value="-103.3580199999999962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281</text:p>
          </table:table-cell>
          <table:table-cell office:value-type="string">
            <text:p>277</text:p>
          </table:table-cell>
          <table:table-cell office:value-type="string">
            <text:p>8</text:p>
          </table:table-cell>
          <table:table-cell office:value-type="float" office:value="20.6608100000000015"/>
          <table:table-cell office:value-type="float" office:value="-103.3570399999999978"/>
          <table:table-cell office:value-type="float" office:value="20.6650999999999989"/>
          <table:table-cell office:value-type="float" office:value="-103.3680700000000030"/>
        </table:table-row>
        <table:table-row>
          <table:table-cell office:value-type="string">
            <text:p>281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608100000000015"/>
          <table:table-cell office:value-type="float" office:value="-103.3570399999999978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282</text:p>
          </table:table-cell>
          <table:table-cell office:value-type="string">
            <text:p>259</text:p>
          </table:table-cell>
          <table:table-cell office:value-type="string">
            <text:p>1</text:p>
          </table:table-cell>
          <table:table-cell office:value-type="float" office:value="20.6605182999999997"/>
          <table:table-cell office:value-type="float" office:value="-103.3503244999999993"/>
          <table:table-cell office:value-type="float" office:value="20.6642900000000012"/>
          <table:table-cell office:value-type="float" office:value="-103.3627999999999929"/>
        </table:table-row>
        <table:table-row>
          <table:table-cell office:value-type="string">
            <text:p>282</text:p>
          </table:table-cell>
          <table:table-cell office:value-type="string">
            <text:p>282</text:p>
          </table:table-cell>
          <table:table-cell office:value-type="string">
            <text:p>1</text:p>
          </table:table-cell>
          <table:table-cell office:value-type="float" office:value="20.6605182999999997"/>
          <table:table-cell office:value-type="float" office:value="-103.3503244999999993"/>
          <table:table-cell office:value-type="float" office:value="20.6605182999999997"/>
          <table:table-cell office:value-type="float" office:value="-103.3503244999999993"/>
        </table:table-row>
        <table:table-row>
          <table:table-cell office:value-type="string">
            <text:p>28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605182999999997"/>
          <table:table-cell office:value-type="float" office:value="-103.3503244999999993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282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605182999999997"/>
          <table:table-cell office:value-type="float" office:value="-103.3503244999999993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282</text:p>
          </table:table-cell>
          <table:table-cell office:value-type="string">
            <text:p>60</text:p>
          </table:table-cell>
          <table:table-cell office:value-type="string">
            <text:p>1</text:p>
          </table:table-cell>
          <table:table-cell office:value-type="float" office:value="20.6605182999999997"/>
          <table:table-cell office:value-type="float" office:value="-103.3503244999999993"/>
          <table:table-cell office:value-type="float" office:value="20.6726409999999987"/>
          <table:table-cell office:value-type="float" office:value="-103.3535420000000045"/>
        </table:table-row>
        <table:table-row>
          <table:table-cell office:value-type="string">
            <text:p>283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  <table:table-cell office:value-type="float" office:value="20.6577500000000001"/>
          <table:table-cell office:value-type="float" office:value="-103.3513200000000012"/>
          <table:table-cell office:value-type="float" office:value="20.6504800000000017"/>
          <table:table-cell office:value-type="float" office:value="-103.3099899999999991"/>
        </table:table-row>
        <table:table-row>
          <table:table-cell office:value-type="string">
            <text:p>285</text:p>
          </table:table-cell>
          <table:table-cell office:value-type="string">
            <text:p>249</text:p>
          </table:table-cell>
          <table:table-cell office:value-type="string">
            <text:p>1</text:p>
          </table:table-cell>
          <table:table-cell office:value-type="float" office:value="20.7004699999999993"/>
          <table:table-cell office:value-type="float" office:value="-103.3615800000000036"/>
          <table:table-cell office:value-type="float" office:value="20.6970500000000008"/>
          <table:table-cell office:value-type="float" office:value="-103.3632199999999983"/>
        </table:table-row>
        <table:table-row>
          <table:table-cell office:value-type="string">
            <text:p>285</text:p>
          </table:table-cell>
          <table:table-cell office:value-type="string">
            <text:p>266</text:p>
          </table:table-cell>
          <table:table-cell office:value-type="string">
            <text:p>8</text:p>
          </table:table-cell>
          <table:table-cell office:value-type="float" office:value="20.7004699999999993"/>
          <table:table-cell office:value-type="float" office:value="-103.3615800000000036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285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7004699999999993"/>
          <table:table-cell office:value-type="float" office:value="-103.3615800000000036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285</text:p>
          </table:table-cell>
          <table:table-cell office:value-type="string">
            <text:p>275</text:p>
          </table:table-cell>
          <table:table-cell office:value-type="string">
            <text:p>2</text:p>
          </table:table-cell>
          <table:table-cell office:value-type="float" office:value="20.7004699999999993"/>
          <table:table-cell office:value-type="float" office:value="-103.3615800000000036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285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  <table:table-cell office:value-type="float" office:value="20.7004699999999993"/>
          <table:table-cell office:value-type="float" office:value="-103.3615800000000036"/>
          <table:table-cell office:value-type="float" office:value="20.7004699999999993"/>
          <table:table-cell office:value-type="float" office:value="-103.3615800000000036"/>
        </table:table-row>
        <table:table-row>
          <table:table-cell office:value-type="string">
            <text:p>285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7004699999999993"/>
          <table:table-cell office:value-type="float" office:value="-103.3615800000000036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286</text:p>
          </table:table-cell>
          <table:table-cell office:value-type="string">
            <text:p>102</text:p>
          </table:table-cell>
          <table:table-cell office:value-type="string">
            <text:p>1</text:p>
          </table:table-cell>
          <table:table-cell office:value-type="float" office:value="20.7323099999999982"/>
          <table:table-cell office:value-type="float" office:value="-103.3876300000000015"/>
          <table:table-cell office:value-type="float" office:value="20.7284460000000017"/>
          <table:table-cell office:value-type="float" office:value="-103.3903099999999995"/>
        </table:table-row>
        <table:table-row>
          <table:table-cell office:value-type="string">
            <text:p>286</text:p>
          </table:table-cell>
          <table:table-cell office:value-type="string">
            <text:p>288</text:p>
          </table:table-cell>
          <table:table-cell office:value-type="string">
            <text:p>1</text:p>
          </table:table-cell>
          <table:table-cell office:value-type="float" office:value="20.7323099999999982"/>
          <table:table-cell office:value-type="float" office:value="-103.3876300000000015"/>
          <table:table-cell office:value-type="float" office:value="20.7295799999999986"/>
          <table:table-cell office:value-type="float" office:value="-103.3885899999999936"/>
        </table:table-row>
        <table:table-row>
          <table:table-cell office:value-type="string">
            <text:p>288</text:p>
          </table:table-cell>
          <table:table-cell office:value-type="string">
            <text:p>286</text:p>
          </table:table-cell>
          <table:table-cell office:value-type="string">
            <text:p>1</text:p>
          </table:table-cell>
          <table:table-cell office:value-type="float" office:value="20.7295799999999986"/>
          <table:table-cell office:value-type="float" office:value="-103.3885899999999936"/>
          <table:table-cell office:value-type="float" office:value="20.7323099999999982"/>
          <table:table-cell office:value-type="float" office:value="-103.3876300000000015"/>
        </table:table-row>
        <table:table-row>
          <table:table-cell office:value-type="string">
            <text:p>289</text:p>
          </table:table-cell>
          <table:table-cell office:value-type="string">
            <text:p>103</text:p>
          </table:table-cell>
          <table:table-cell office:value-type="string">
            <text:p>1</text:p>
          </table:table-cell>
          <table:table-cell office:value-type="float" office:value="20.7178000000000004"/>
          <table:table-cell office:value-type="float" office:value="-103.3833800000000025"/>
          <table:table-cell office:value-type="float" office:value="20.7204380000000015"/>
          <table:table-cell office:value-type="float" office:value="-103.3918939999999935"/>
        </table:table-row>
        <table:table-row>
          <table:table-cell office:value-type="string">
            <text:p>289</text:p>
          </table:table-cell>
          <table:table-cell office:value-type="string">
            <text:p>106</text:p>
          </table:table-cell>
          <table:table-cell office:value-type="string">
            <text:p>1</text:p>
          </table:table-cell>
          <table:table-cell office:value-type="float" office:value="20.7178000000000004"/>
          <table:table-cell office:value-type="float" office:value="-103.3833800000000025"/>
          <table:table-cell office:value-type="float" office:value="20.7216430000000003"/>
          <table:table-cell office:value-type="float" office:value="-103.3901999999999930"/>
        </table:table-row>
        <table:table-row>
          <table:table-cell office:value-type="string">
            <text:p>289</text:p>
          </table:table-cell>
          <table:table-cell office:value-type="string">
            <text:p>110</text:p>
          </table:table-cell>
          <table:table-cell office:value-type="string">
            <text:p>1</text:p>
          </table:table-cell>
          <table:table-cell office:value-type="float" office:value="20.7178000000000004"/>
          <table:table-cell office:value-type="float" office:value="-103.3833800000000025"/>
          <table:table-cell office:value-type="float" office:value="20.7210390000000011"/>
          <table:table-cell office:value-type="float" office:value="-103.3869420000000048"/>
        </table:table-row>
        <table:table-row>
          <table:table-cell office:value-type="string">
            <text:p>289</text:p>
          </table:table-cell>
          <table:table-cell office:value-type="string">
            <text:p>261</text:p>
          </table:table-cell>
          <table:table-cell office:value-type="string">
            <text:p>2</text:p>
          </table:table-cell>
          <table:table-cell office:value-type="float" office:value="20.7178000000000004"/>
          <table:table-cell office:value-type="float" office:value="-103.3833800000000025"/>
          <table:table-cell office:value-type="float" office:value="20.7092799999999997"/>
          <table:table-cell office:value-type="float" office:value="-103.3701499999999953"/>
        </table:table-row>
        <table:table-row>
          <table:table-cell office:value-type="string">
            <text:p>289</text:p>
          </table:table-cell>
          <table:table-cell office:value-type="string">
            <text:p>289</text:p>
          </table:table-cell>
          <table:table-cell office:value-type="string">
            <text:p>2</text:p>
          </table:table-cell>
          <table:table-cell office:value-type="float" office:value="20.7178000000000004"/>
          <table:table-cell office:value-type="float" office:value="-103.3833800000000025"/>
          <table:table-cell office:value-type="float" office:value="20.7178000000000004"/>
          <table:table-cell office:value-type="float" office:value="-103.3833800000000025"/>
        </table:table-row>
        <table:table-row>
          <table:table-cell office:value-type="string">
            <text:p>29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float" office:value="20.6798609999999989"/>
          <table:table-cell office:value-type="float" office:value="-103.3451979999999963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29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798609999999989"/>
          <table:table-cell office:value-type="float" office:value="-103.3451979999999963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29</text:p>
          </table:table-cell>
          <table:table-cell office:value-type="string">
            <text:p>178</text:p>
          </table:table-cell>
          <table:table-cell office:value-type="string">
            <text:p>2</text:p>
          </table:table-cell>
          <table:table-cell office:value-type="float" office:value="20.6798609999999989"/>
          <table:table-cell office:value-type="float" office:value="-103.3451979999999963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29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  <table:table-cell office:value-type="float" office:value="20.6798609999999989"/>
          <table:table-cell office:value-type="float" office:value="-103.3451979999999963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29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float" office:value="20.6798609999999989"/>
          <table:table-cell office:value-type="float" office:value="-103.3451979999999963"/>
          <table:table-cell office:value-type="float" office:value="20.6798609999999989"/>
          <table:table-cell office:value-type="float" office:value="-103.3451979999999963"/>
        </table:table-row>
        <table:table-row>
          <table:table-cell office:value-type="string">
            <text:p>291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  <table:table-cell office:value-type="float" office:value="20.7383699999999997"/>
          <table:table-cell office:value-type="float" office:value="-103.3805700000000058"/>
          <table:table-cell office:value-type="float" office:value="20.7178000000000004"/>
          <table:table-cell office:value-type="float" office:value="-103.3833800000000025"/>
        </table:table-row>
        <table:table-row>
          <table:table-cell office:value-type="string">
            <text:p>291</text:p>
          </table:table-cell>
          <table:table-cell office:value-type="string">
            <text:p>291</text:p>
          </table:table-cell>
          <table:table-cell office:value-type="string">
            <text:p>1</text:p>
          </table:table-cell>
          <table:table-cell office:value-type="float" office:value="20.7383699999999997"/>
          <table:table-cell office:value-type="float" office:value="-103.3805700000000058"/>
          <table:table-cell office:value-type="float" office:value="20.7383699999999997"/>
          <table:table-cell office:value-type="float" office:value="-103.3805700000000058"/>
        </table:table-row>
        <table:table-row>
          <table:table-cell office:value-type="string">
            <text:p>291</text:p>
          </table:table-cell>
          <table:table-cell office:value-type="string">
            <text:p>294</text:p>
          </table:table-cell>
          <table:table-cell office:value-type="string">
            <text:p>1</text:p>
          </table:table-cell>
          <table:table-cell office:value-type="float" office:value="20.7383699999999997"/>
          <table:table-cell office:value-type="float" office:value="-103.3805700000000058"/>
          <table:table-cell office:value-type="float" office:value="20.7344100000000005"/>
          <table:table-cell office:value-type="float" office:value="-103.3807900000000046"/>
        </table:table-row>
        <table:table-row>
          <table:table-cell office:value-type="string">
            <text:p>291</text:p>
          </table:table-cell>
          <table:table-cell office:value-type="string">
            <text:p>98</text:p>
          </table:table-cell>
          <table:table-cell office:value-type="string">
            <text:p>4</text:p>
          </table:table-cell>
          <table:table-cell office:value-type="float" office:value="20.7383699999999997"/>
          <table:table-cell office:value-type="float" office:value="-103.3805700000000058"/>
          <table:table-cell office:value-type="float" office:value="20.7220100000000009"/>
          <table:table-cell office:value-type="float" office:value="-103.3942700000000059"/>
        </table:table-row>
        <table:table-row>
          <table:table-cell office:value-type="string">
            <text:p>294</text:p>
          </table:table-cell>
          <table:table-cell office:value-type="string">
            <text:p>115</text:p>
          </table:table-cell>
          <table:table-cell office:value-type="string">
            <text:p>1</text:p>
          </table:table-cell>
          <table:table-cell office:value-type="float" office:value="20.7344100000000005"/>
          <table:table-cell office:value-type="float" office:value="-103.3807900000000046"/>
          <table:table-cell office:value-type="float" office:value="20.7279130000000009"/>
          <table:table-cell office:value-type="float" office:value="-103.3881619999999941"/>
        </table:table-row>
        <table:table-row>
          <table:table-cell office:value-type="string">
            <text:p>295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7315399999999990"/>
          <table:table-cell office:value-type="float" office:value="-103.3851499999999959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296</text:p>
          </table:table-cell>
          <table:table-cell office:value-type="string">
            <text:p>108</text:p>
          </table:table-cell>
          <table:table-cell office:value-type="string">
            <text:p>1</text:p>
          </table:table-cell>
          <table:table-cell office:value-type="float" office:value="20.7136500000000012"/>
          <table:table-cell office:value-type="float" office:value="-103.3774200000000008"/>
          <table:table-cell office:value-type="float" office:value="20.7270679999999992"/>
          <table:table-cell office:value-type="float" office:value="-103.3862859999999984"/>
        </table:table-row>
        <table:table-row>
          <table:table-cell office:value-type="string">
            <text:p>296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float" office:value="20.7136500000000012"/>
          <table:table-cell office:value-type="float" office:value="-103.3774200000000008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296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7136500000000012"/>
          <table:table-cell office:value-type="float" office:value="-103.3774200000000008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296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7136500000000012"/>
          <table:table-cell office:value-type="float" office:value="-103.3774200000000008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296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7136500000000012"/>
          <table:table-cell office:value-type="float" office:value="-103.3774200000000008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296</text:p>
          </table:table-cell>
          <table:table-cell office:value-type="string">
            <text:p>273</text:p>
          </table:table-cell>
          <table:table-cell office:value-type="string">
            <text:p>2</text:p>
          </table:table-cell>
          <table:table-cell office:value-type="float" office:value="20.7136500000000012"/>
          <table:table-cell office:value-type="float" office:value="-103.3774200000000008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296</text:p>
          </table:table-cell>
          <table:table-cell office:value-type="string">
            <text:p>274</text:p>
          </table:table-cell>
          <table:table-cell office:value-type="string">
            <text:p>3</text:p>
          </table:table-cell>
          <table:table-cell office:value-type="float" office:value="20.7136500000000012"/>
          <table:table-cell office:value-type="float" office:value="-103.3774200000000008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296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7136500000000012"/>
          <table:table-cell office:value-type="float" office:value="-103.3774200000000008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296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  <table:table-cell office:value-type="float" office:value="20.7136500000000012"/>
          <table:table-cell office:value-type="float" office:value="-103.3774200000000008"/>
          <table:table-cell office:value-type="float" office:value="20.7178000000000004"/>
          <table:table-cell office:value-type="float" office:value="-103.3833800000000025"/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820069999999987"/>
          <table:table-cell office:value-type="float" office:value="-103.3726419999999990"/>
        </table:table-row>
        <table:table-row>
          <table:table-cell office:value-type="string">
            <text:p>3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3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44799999999991"/>
          <table:table-cell office:value-type="float" office:value="-103.3761800000000051"/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3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515799999999992"/>
          <table:table-cell office:value-type="float" office:value="-103.3895700000000062"/>
        </table:table-row>
        <table:table-row>
          <table:table-cell office:value-type="string">
            <text:p>3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3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3</text:p>
          </table:table-cell>
          <table:table-cell office:value-type="string">
            <text:p>59</text:p>
          </table:table-cell>
          <table:table-cell office:value-type="string">
            <text:p>2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25160000000017"/>
          <table:table-cell office:value-type="float" office:value="-103.3495730000000066"/>
        </table:table-row>
        <table:table-row>
          <table:table-cell office:value-type="string">
            <text:p>3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3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3</text:p>
          </table:table-cell>
          <table:table-cell office:value-type="string">
            <text:p>71</text:p>
          </table:table-cell>
          <table:table-cell office:value-type="string">
            <text:p>2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04679999999996"/>
          <table:table-cell office:value-type="float" office:value="-103.3660710000000051"/>
        </table:table-row>
        <table:table-row>
          <table:table-cell office:value-type="string">
            <text:p>3</text:p>
          </table:table-cell>
          <table:table-cell office:value-type="string">
            <text:p>73</text:p>
          </table:table-cell>
          <table:table-cell office:value-type="string">
            <text:p>3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3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13099999999983"/>
          <table:table-cell office:value-type="float" office:value="-103.3516510000000039"/>
        </table:table-row>
        <table:table-row>
          <table:table-cell office:value-type="string">
            <text:p>3</text:p>
          </table:table-cell>
          <table:table-cell office:value-type="string">
            <text:p>79</text:p>
          </table:table-cell>
          <table:table-cell office:value-type="string">
            <text:p>3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3</text:p>
          </table:table-cell>
          <table:table-cell office:value-type="string">
            <text:p>85</text:p>
          </table:table-cell>
          <table:table-cell office:value-type="string">
            <text:p>4</text:p>
          </table:table-cell>
          <table:table-cell office:value-type="float" office:value="20.6672280000000015"/>
          <table:table-cell office:value-type="float" office:value="-103.3659999999999997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3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841870000000014"/>
          <table:table-cell office:value-type="float" office:value="-103.3611300000000028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30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6841870000000014"/>
          <table:table-cell office:value-type="float" office:value="-103.3611300000000028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30</text:p>
          </table:table-cell>
          <table:table-cell office:value-type="string">
            <text:p>25</text:p>
          </table:table-cell>
          <table:table-cell office:value-type="string">
            <text:p>4</text:p>
          </table:table-cell>
          <table:table-cell office:value-type="float" office:value="20.6841870000000014"/>
          <table:table-cell office:value-type="float" office:value="-103.3611300000000028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30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841870000000014"/>
          <table:table-cell office:value-type="float" office:value="-103.3611300000000028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30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841870000000014"/>
          <table:table-cell office:value-type="float" office:value="-103.3611300000000028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30</text:p>
          </table:table-cell>
          <table:table-cell office:value-type="string">
            <text:p>46</text:p>
          </table:table-cell>
          <table:table-cell office:value-type="string">
            <text:p>2</text:p>
          </table:table-cell>
          <table:table-cell office:value-type="float" office:value="20.6841870000000014"/>
          <table:table-cell office:value-type="float" office:value="-103.3611300000000028"/>
          <table:table-cell office:value-type="float" office:value="20.6746359999999996"/>
          <table:table-cell office:value-type="float" office:value="-103.3716390000000018"/>
        </table:table-row>
        <table:table-row>
          <table:table-cell office:value-type="string">
            <text:p>31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31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858600000000017"/>
          <table:table-cell office:value-type="float" office:value="-103.3396400000000028"/>
        </table:table-row>
        <table:table-row>
          <table:table-cell office:value-type="string">
            <text:p>3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31</text:p>
          </table:table-cell>
          <table:table-cell office:value-type="string">
            <text:p>247</text:p>
          </table:table-cell>
          <table:table-cell office:value-type="string">
            <text:p>4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31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31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31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31</text:p>
          </table:table-cell>
          <table:table-cell office:value-type="string">
            <text:p>36</text:p>
          </table:table-cell>
          <table:table-cell office:value-type="string">
            <text:p>3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31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31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760669999999998"/>
          <table:table-cell office:value-type="float" office:value="-103.3670489999999944"/>
        </table:table-row>
        <table:table-row>
          <table:table-cell office:value-type="string">
            <text:p>31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754439999999988"/>
          <table:table-cell office:value-type="float" office:value="-103.3701470000000029"/>
        </table:table-row>
        <table:table-row>
          <table:table-cell office:value-type="string">
            <text:p>3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31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31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31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float" office:value="20.6795049999999989"/>
          <table:table-cell office:value-type="float" office:value="-103.3397530000000017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32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32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845600000000012"/>
          <table:table-cell office:value-type="float" office:value="-103.3569899999999961"/>
        </table:table-row>
        <table:table-row>
          <table:table-cell office:value-type="string">
            <text:p>32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32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32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32</text:p>
          </table:table-cell>
          <table:table-cell office:value-type="string">
            <text:p>178</text:p>
          </table:table-cell>
          <table:table-cell office:value-type="string">
            <text:p>2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32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32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32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32</text:p>
          </table:table-cell>
          <table:table-cell office:value-type="string">
            <text:p>198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720599999999983"/>
          <table:table-cell office:value-type="float" office:value="-103.3840000000000003"/>
        </table:table-row>
        <table:table-row>
          <table:table-cell office:value-type="string">
            <text:p>32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32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32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32</text:p>
          </table:table-cell>
          <table:table-cell office:value-type="string">
            <text:p>258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631800000000005"/>
          <table:table-cell office:value-type="float" office:value="-103.3294199999999989"/>
        </table:table-row>
        <table:table-row>
          <table:table-cell office:value-type="string">
            <text:p>32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32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32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32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32</text:p>
          </table:table-cell>
          <table:table-cell office:value-type="string">
            <text:p>86</text:p>
          </table:table-cell>
          <table:table-cell office:value-type="string">
            <text:p>2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32</text:p>
          </table:table-cell>
          <table:table-cell office:value-type="string">
            <text:p>88</text:p>
          </table:table-cell>
          <table:table-cell office:value-type="string">
            <text:p>1</text:p>
          </table:table-cell>
          <table:table-cell office:value-type="float" office:value="20.6754609999999985"/>
          <table:table-cell office:value-type="float" office:value="-103.3675010000000043"/>
          <table:table-cell office:value-type="float" office:value="20.6670400000000001"/>
          <table:table-cell office:value-type="float" office:value="-103.3724440000000016"/>
        </table:table-row>
        <table:table-row>
          <table:table-cell office:value-type="string">
            <text:p>33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33</text:p>
          </table:table-cell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33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33</text:p>
          </table:table-cell>
          <table:table-cell office:value-type="string">
            <text:p>158</text:p>
          </table:table-cell>
          <table:table-cell office:value-type="string">
            <text:p>3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33</text:p>
          </table:table-cell>
          <table:table-cell office:value-type="string">
            <text:p>161</text:p>
          </table:table-cell>
          <table:table-cell office:value-type="string">
            <text:p>2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932399999999994"/>
          <table:table-cell office:value-type="float" office:value="-103.3675700000000006"/>
        </table:table-row>
        <table:table-row>
          <table:table-cell office:value-type="string">
            <text:p>33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33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33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33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33</text:p>
          </table:table-cell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33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33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33</text:p>
          </table:table-cell>
          <table:table-cell office:value-type="string">
            <text:p>33</text:p>
          </table:table-cell>
          <table:table-cell office:value-type="string">
            <text:p>3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33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float" office:value="20.6856520000000010"/>
          <table:table-cell office:value-type="float" office:value="-103.3682150000000064"/>
          <table:table-cell office:value-type="float" office:value="20.6754439999999988"/>
          <table:table-cell office:value-type="float" office:value="-103.3701470000000029"/>
        </table:table-row>
        <table:table-row>
          <table:table-cell office:value-type="string">
            <text:p>34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3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34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45600000000012"/>
          <table:table-cell office:value-type="float" office:value="-103.3569899999999961"/>
        </table:table-row>
        <table:table-row>
          <table:table-cell office:value-type="string">
            <text:p>34</text:p>
          </table:table-cell>
          <table:table-cell office:value-type="string">
            <text:p>171</text:p>
          </table:table-cell>
          <table:table-cell office:value-type="string">
            <text:p>3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34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34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34</text:p>
          </table:table-cell>
          <table:table-cell office:value-type="string">
            <text:p>181</text:p>
          </table:table-cell>
          <table:table-cell office:value-type="string">
            <text:p>5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34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34</text:p>
          </table:table-cell>
          <table:table-cell office:value-type="string">
            <text:p>260</text:p>
          </table:table-cell>
          <table:table-cell office:value-type="string">
            <text:p>2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34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34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36100000000016"/>
          <table:table-cell office:value-type="float" office:value="-103.3375599999999963"/>
        </table:table-row>
        <table:table-row>
          <table:table-cell office:value-type="string">
            <text:p>34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34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34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34</text:p>
          </table:table-cell>
          <table:table-cell office:value-type="string">
            <text:p>282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605182999999997"/>
          <table:table-cell office:value-type="float" office:value="-103.3503244999999993"/>
        </table:table-row>
        <table:table-row>
          <table:table-cell office:value-type="string">
            <text:p>34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7178000000000004"/>
          <table:table-cell office:value-type="float" office:value="-103.3833800000000025"/>
        </table:table-row>
        <table:table-row>
          <table:table-cell office:value-type="string">
            <text:p>3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3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34</text:p>
          </table:table-cell>
          <table:table-cell office:value-type="string">
            <text:p>35</text:p>
          </table:table-cell>
          <table:table-cell office:value-type="string">
            <text:p>4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34</text:p>
          </table:table-cell>
          <table:table-cell office:value-type="string">
            <text:p>36</text:p>
          </table:table-cell>
          <table:table-cell office:value-type="string">
            <text:p>4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34</text:p>
          </table:table-cell>
          <table:table-cell office:value-type="string">
            <text:p>37</text:p>
          </table:table-cell>
          <table:table-cell office:value-type="string">
            <text:p>2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34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34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34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34</text:p>
          </table:table-cell>
          <table:table-cell office:value-type="string">
            <text:p>54</text:p>
          </table:table-cell>
          <table:table-cell office:value-type="string">
            <text:p>5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34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34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34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772627000000000"/>
          <table:table-cell office:value-type="float" office:value="-103.3449080000000038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3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35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10809999999989"/>
          <table:table-cell office:value-type="float" office:value="-103.3600990000000053"/>
        </table:table-row>
        <table:table-row>
          <table:table-cell office:value-type="string">
            <text:p>35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35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35</text:p>
          </table:table-cell>
          <table:table-cell office:value-type="string">
            <text:p>166</text:p>
          </table:table-cell>
          <table:table-cell office:value-type="string">
            <text:p>2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35</text:p>
          </table:table-cell>
          <table:table-cell office:value-type="string">
            <text:p>172</text:p>
          </table:table-cell>
          <table:table-cell office:value-type="string">
            <text:p>3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35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35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58600000000017"/>
          <table:table-cell office:value-type="float" office:value="-103.3396400000000028"/>
        </table:table-row>
        <table:table-row>
          <table:table-cell office:value-type="string">
            <text:p>35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35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96599999999984"/>
          <table:table-cell office:value-type="float" office:value="-103.3622239999999977"/>
        </table:table-row>
        <table:table-row>
          <table:table-cell office:value-type="string">
            <text:p>35</text:p>
          </table:table-cell>
          <table:table-cell office:value-type="string">
            <text:p>247</text:p>
          </table:table-cell>
          <table:table-cell office:value-type="string">
            <text:p>2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35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35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35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35</text:p>
          </table:table-cell>
          <table:table-cell office:value-type="string">
            <text:p>271</text:p>
          </table:table-cell>
          <table:table-cell office:value-type="string">
            <text:p>4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35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35</text:p>
          </table:table-cell>
          <table:table-cell office:value-type="string">
            <text:p>273</text:p>
          </table:table-cell>
          <table:table-cell office:value-type="string">
            <text:p>2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35</text:p>
          </table:table-cell>
          <table:table-cell office:value-type="string">
            <text:p>274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944200000000009"/>
          <table:table-cell office:value-type="float" office:value="-103.3447400000000016"/>
        </table:table-row>
        <table:table-row>
          <table:table-cell office:value-type="string">
            <text:p>35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7004599999999996"/>
          <table:table-cell office:value-type="float" office:value="-103.3547800000000052"/>
        </table:table-row>
        <table:table-row>
          <table:table-cell office:value-type="string">
            <text:p>35</text:p>
          </table:table-cell>
          <table:table-cell office:value-type="string">
            <text:p>28</text:p>
          </table:table-cell>
          <table:table-cell office:value-type="string">
            <text:p>4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35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35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3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917499999999990"/>
          <table:table-cell office:value-type="float" office:value="-103.3625499999999988"/>
        </table:table-row>
        <table:table-row>
          <table:table-cell office:value-type="string">
            <text:p>35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3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35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35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35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35</text:p>
          </table:table-cell>
          <table:table-cell office:value-type="string">
            <text:p>56</text:p>
          </table:table-cell>
          <table:table-cell office:value-type="string">
            <text:p>4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35</text:p>
          </table:table-cell>
          <table:table-cell office:value-type="string">
            <text:p>57</text:p>
          </table:table-cell>
          <table:table-cell office:value-type="string">
            <text:p>3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35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35</text:p>
          </table:table-cell>
          <table:table-cell office:value-type="string">
            <text:p>62</text:p>
          </table:table-cell>
          <table:table-cell office:value-type="string">
            <text:p>7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35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774190000000004"/>
          <table:table-cell office:value-type="float" office:value="-103.3479829999999993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36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36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36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36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36</text:p>
          </table:table-cell>
          <table:table-cell office:value-type="string">
            <text:p>161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932399999999994"/>
          <table:table-cell office:value-type="float" office:value="-103.3675700000000006"/>
        </table:table-row>
        <table:table-row>
          <table:table-cell office:value-type="string">
            <text:p>36</text:p>
          </table:table-cell>
          <table:table-cell office:value-type="string">
            <text:p>166</text:p>
          </table:table-cell>
          <table:table-cell office:value-type="string">
            <text:p>7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36</text:p>
          </table:table-cell>
          <table:table-cell office:value-type="string">
            <text:p>171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34799999999994"/>
          <table:table-cell office:value-type="float" office:value="-103.3485299999999967"/>
        </table:table-row>
        <table:table-row>
          <table:table-cell office:value-type="string">
            <text:p>36</text:p>
          </table:table-cell>
          <table:table-cell office:value-type="string">
            <text:p>246</text:p>
          </table:table-cell>
          <table:table-cell office:value-type="string">
            <text:p>2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36</text:p>
          </table:table-cell>
          <table:table-cell office:value-type="string">
            <text:p>247</text:p>
          </table:table-cell>
          <table:table-cell office:value-type="string">
            <text:p>5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36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36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36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36100000000016"/>
          <table:table-cell office:value-type="float" office:value="-103.3375599999999963"/>
        </table:table-row>
        <table:table-row>
          <table:table-cell office:value-type="string">
            <text:p>36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3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36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36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7004599999999996"/>
          <table:table-cell office:value-type="float" office:value="-103.3547800000000052"/>
        </table:table-row>
        <table:table-row>
          <table:table-cell office:value-type="string">
            <text:p>36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98609999999989"/>
          <table:table-cell office:value-type="float" office:value="-103.3451979999999963"/>
        </table:table-row>
        <table:table-row>
          <table:table-cell office:value-type="string">
            <text:p>3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36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60669999999998"/>
          <table:table-cell office:value-type="float" office:value="-103.3670489999999944"/>
        </table:table-row>
        <table:table-row>
          <table:table-cell office:value-type="string">
            <text:p>36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36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3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811509999999998"/>
          <table:table-cell office:value-type="float" office:value="-103.3388630000000035"/>
        </table:table-row>
        <table:table-row>
          <table:table-cell office:value-type="string">
            <text:p>36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3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36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64609999999998"/>
          <table:table-cell office:value-type="float" office:value="-103.3502440000000036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37</text:p>
          </table:table-cell>
          <table:table-cell office:value-type="string">
            <text:p>157</text:p>
          </table:table-cell>
          <table:table-cell office:value-type="string">
            <text:p>4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37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37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37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37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37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37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37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37</text:p>
          </table:table-cell>
          <table:table-cell office:value-type="string">
            <text:p>34</text:p>
          </table:table-cell>
          <table:table-cell office:value-type="string">
            <text:p>3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37</text:p>
          </table:table-cell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37</text:p>
          </table:table-cell>
          <table:table-cell office:value-type="string">
            <text:p>88</text:p>
          </table:table-cell>
          <table:table-cell office:value-type="string">
            <text:p>14</text:p>
          </table:table-cell>
          <table:table-cell office:value-type="float" office:value="20.6773150000000001"/>
          <table:table-cell office:value-type="float" office:value="-103.3534144999999995"/>
          <table:table-cell office:value-type="float" office:value="20.6670400000000001"/>
          <table:table-cell office:value-type="float" office:value="-103.3724440000000016"/>
        </table:table-row>
        <table:table-row>
          <table:table-cell office:value-type="string">
            <text:p>38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38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38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38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38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38</text:p>
          </table:table-cell>
          <table:table-cell office:value-type="string">
            <text:p>164</text:p>
          </table:table-cell>
          <table:table-cell office:value-type="string">
            <text:p>4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898100000000014"/>
          <table:table-cell office:value-type="float" office:value="-103.3581999999999965"/>
        </table:table-row>
        <table:table-row>
          <table:table-cell office:value-type="string">
            <text:p>38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38</text:p>
          </table:table-cell>
          <table:table-cell office:value-type="string">
            <text:p>198</text:p>
          </table:table-cell>
          <table:table-cell office:value-type="string">
            <text:p>4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20599999999983"/>
          <table:table-cell office:value-type="float" office:value="-103.3840000000000003"/>
        </table:table-row>
        <table:table-row>
          <table:table-cell office:value-type="string">
            <text:p>38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38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38</text:p>
          </table:table-cell>
          <table:table-cell office:value-type="string">
            <text:p>210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625000000000014"/>
          <table:table-cell office:value-type="float" office:value="-103.3840699999999941"/>
        </table:table-row>
        <table:table-row>
          <table:table-cell office:value-type="string">
            <text:p>38</text:p>
          </table:table-cell>
          <table:table-cell office:value-type="string">
            <text:p>212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673599999999986"/>
          <table:table-cell office:value-type="float" office:value="-103.3947000000000003"/>
        </table:table-row>
        <table:table-row>
          <table:table-cell office:value-type="string">
            <text:p>38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38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38</text:p>
          </table:table-cell>
          <table:table-cell office:value-type="string">
            <text:p>259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642900000000012"/>
          <table:table-cell office:value-type="float" office:value="-103.3627999999999929"/>
        </table:table-row>
        <table:table-row>
          <table:table-cell office:value-type="string">
            <text:p>38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38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38</text:p>
          </table:table-cell>
          <table:table-cell office:value-type="string">
            <text:p>272</text:p>
          </table:table-cell>
          <table:table-cell office:value-type="string">
            <text:p>2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38</text:p>
          </table:table-cell>
          <table:table-cell office:value-type="string">
            <text:p>280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656300000000002"/>
          <table:table-cell office:value-type="float" office:value="-103.3580199999999962"/>
        </table:table-row>
        <table:table-row>
          <table:table-cell office:value-type="string">
            <text:p>38</text:p>
          </table:table-cell>
          <table:table-cell office:value-type="string">
            <text:p>282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605182999999997"/>
          <table:table-cell office:value-type="float" office:value="-103.3503244999999993"/>
        </table:table-row>
        <table:table-row>
          <table:table-cell office:value-type="string">
            <text:p>38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38</text:p>
          </table:table-cell>
          <table:table-cell office:value-type="string">
            <text:p>38</text:p>
          </table:table-cell>
          <table:table-cell office:value-type="string">
            <text:p>9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38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46359999999996"/>
          <table:table-cell office:value-type="float" office:value="-103.3716390000000018"/>
        </table:table-row>
        <table:table-row>
          <table:table-cell office:value-type="string">
            <text:p>38</text:p>
          </table:table-cell>
          <table:table-cell office:value-type="string">
            <text:p>54</text:p>
          </table:table-cell>
          <table:table-cell office:value-type="string">
            <text:p>4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38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38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38</text:p>
          </table:table-cell>
          <table:table-cell office:value-type="string">
            <text:p>60</text:p>
          </table:table-cell>
          <table:table-cell office:value-type="string">
            <text:p>4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26409999999987"/>
          <table:table-cell office:value-type="float" office:value="-103.3535420000000045"/>
        </table:table-row>
        <table:table-row>
          <table:table-cell office:value-type="string">
            <text:p>38</text:p>
          </table:table-cell>
          <table:table-cell office:value-type="string">
            <text:p>66</text:p>
          </table:table-cell>
          <table:table-cell office:value-type="string">
            <text:p>8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38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22064000000003"/>
          <table:table-cell office:value-type="float" office:value="-103.3725879999999933"/>
        </table:table-row>
        <table:table-row>
          <table:table-cell office:value-type="string">
            <text:p>38</text:p>
          </table:table-cell>
          <table:table-cell office:value-type="string">
            <text:p>74</text:p>
          </table:table-cell>
          <table:table-cell office:value-type="string">
            <text:p>2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05599999999983"/>
          <table:table-cell office:value-type="float" office:value="-103.3575890000000044"/>
        </table:table-row>
        <table:table-row>
          <table:table-cell office:value-type="string">
            <text:p>38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38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float" office:value="20.6760780000000004"/>
          <table:table-cell office:value-type="float" office:value="-103.3564580000000035"/>
          <table:table-cell office:value-type="float" office:value="20.6807519000000006"/>
          <table:table-cell office:value-type="float" office:value="-103.3443800999999951"/>
        </table:table-row>
        <table:table-row>
          <table:table-cell office:value-type="string">
            <text:p>39</text:p>
          </table:table-cell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986500000000007"/>
          <table:table-cell office:value-type="float" office:value="-103.3551899999999932"/>
        </table:table-row>
        <table:table-row>
          <table:table-cell office:value-type="string">
            <text:p>39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961058800000011"/>
          <table:table-cell office:value-type="float" office:value="-103.3549491999999930"/>
        </table:table-row>
        <table:table-row>
          <table:table-cell office:value-type="string">
            <text:p>39</text:p>
          </table:table-cell>
          <table:table-cell office:value-type="string">
            <text:p>166</text:p>
          </table:table-cell>
          <table:table-cell office:value-type="string">
            <text:p>2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39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39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39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39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39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39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39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780340000000002"/>
          <table:table-cell office:value-type="float" office:value="-103.3584660000000071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4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631280599999982"/>
          <table:table-cell office:value-type="float" office:value="-103.4079076000000015"/>
        </table:table-row>
        <table:table-row>
          <table:table-cell office:value-type="string">
            <text:p>4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4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4</text:p>
          </table:table-cell>
          <table:table-cell office:value-type="string">
            <text:p>199</text:p>
          </table:table-cell>
          <table:table-cell office:value-type="string">
            <text:p>2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4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4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836100000000016"/>
          <table:table-cell office:value-type="float" office:value="-103.3375599999999963"/>
        </table:table-row>
        <table:table-row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4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4</text:p>
          </table:table-cell>
          <table:table-cell office:value-type="string">
            <text:p>60</text:p>
          </table:table-cell>
          <table:table-cell office:value-type="string">
            <text:p>3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26409999999987"/>
          <table:table-cell office:value-type="float" office:value="-103.3535420000000045"/>
        </table:table-row>
        <table:table-row>
          <table:table-cell office:value-type="string">
            <text:p>4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4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4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4</text:p>
          </table:table-cell>
          <table:table-cell office:value-type="string">
            <text:p>79</text:p>
          </table:table-cell>
          <table:table-cell office:value-type="string">
            <text:p>12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4</text:p>
          </table:table-cell>
          <table:table-cell office:value-type="string">
            <text:p>83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673520000000011"/>
          <table:table-cell office:value-type="float" office:value="-103.3633379999999988"/>
        </table:table-row>
        <table:table-row>
          <table:table-cell office:value-type="string">
            <text:p>4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676900000000003"/>
          <table:table-cell office:value-type="float" office:value="-103.3682519999999982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40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40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40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40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40</text:p>
          </table:table-cell>
          <table:table-cell office:value-type="string">
            <text:p>255</text:p>
          </table:table-cell>
          <table:table-cell office:value-type="string">
            <text:p>1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841645000000014"/>
          <table:table-cell office:value-type="float" office:value="-103.3648292999999967"/>
        </table:table-row>
        <table:table-row>
          <table:table-cell office:value-type="string">
            <text:p>40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40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40</text:p>
          </table:table-cell>
          <table:table-cell office:value-type="string">
            <text:p>40</text:p>
          </table:table-cell>
          <table:table-cell office:value-type="string">
            <text:p>4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40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40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40</text:p>
          </table:table-cell>
          <table:table-cell office:value-type="string">
            <text:p>75</text:p>
          </table:table-cell>
          <table:table-cell office:value-type="string">
            <text:p>5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40</text:p>
          </table:table-cell>
          <table:table-cell office:value-type="string">
            <text:p>81</text:p>
          </table:table-cell>
          <table:table-cell office:value-type="string">
            <text:p>7</text:p>
          </table:table-cell>
          <table:table-cell office:value-type="float" office:value="20.6766560000000013"/>
          <table:table-cell office:value-type="float" office:value="-103.3623309999999975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41</text:p>
          </table:table-cell>
          <table:table-cell office:value-type="string">
            <text:p>155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971999999999987"/>
          <table:table-cell office:value-type="float" office:value="-103.3677299999999946"/>
        </table:table-row>
        <table:table-row>
          <table:table-cell office:value-type="string">
            <text:p>41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41</text:p>
          </table:table-cell>
          <table:table-cell office:value-type="string">
            <text:p>183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844700000000010"/>
          <table:table-cell office:value-type="float" office:value="-103.3798900000000032"/>
        </table:table-row>
        <table:table-row>
          <table:table-cell office:value-type="string">
            <text:p>41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41</text:p>
          </table:table-cell>
          <table:table-cell office:value-type="string">
            <text:p>195</text:p>
          </table:table-cell>
          <table:table-cell office:value-type="string">
            <text:p>2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755400000000016"/>
          <table:table-cell office:value-type="float" office:value="-103.3840900000000005"/>
        </table:table-row>
        <table:table-row>
          <table:table-cell office:value-type="string">
            <text:p>41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41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41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41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749310000000008"/>
          <table:table-cell office:value-type="float" office:value="-103.3623510000000039"/>
        </table:table-row>
        <table:table-row>
          <table:table-cell office:value-type="string">
            <text:p>41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41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41</text:p>
          </table:table-cell>
          <table:table-cell office:value-type="string">
            <text:p>64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730720000000012"/>
          <table:table-cell office:value-type="float" office:value="-103.3650549999999981"/>
        </table:table-row>
        <table:table-row>
          <table:table-cell office:value-type="string">
            <text:p>41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771080000000005"/>
          <table:table-cell office:value-type="float" office:value="-103.3650880000000001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4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60669999999998"/>
          <table:table-cell office:value-type="float" office:value="-103.3670489999999944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42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60669999999998"/>
          <table:table-cell office:value-type="float" office:value="-103.3670489999999944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42</text:p>
          </table:table-cell>
          <table:table-cell office:value-type="string">
            <text:p>60</text:p>
          </table:table-cell>
          <table:table-cell office:value-type="string">
            <text:p>1</text:p>
          </table:table-cell>
          <table:table-cell office:value-type="float" office:value="20.6760669999999998"/>
          <table:table-cell office:value-type="float" office:value="-103.3670489999999944"/>
          <table:table-cell office:value-type="float" office:value="20.6726409999999987"/>
          <table:table-cell office:value-type="float" office:value="-103.3535420000000045"/>
        </table:table-row>
        <table:table-row>
          <table:table-cell office:value-type="string">
            <text:p>42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60669999999998"/>
          <table:table-cell office:value-type="float" office:value="-103.3670489999999944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43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float" office:value="20.6767099999999999"/>
          <table:table-cell office:value-type="float" office:value="-103.3706600000000009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43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float" office:value="20.6767099999999999"/>
          <table:table-cell office:value-type="float" office:value="-103.3706600000000009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44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766280000000009"/>
          <table:table-cell office:value-type="float" office:value="-103.3726869999999991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44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  <table:table-cell office:value-type="float" office:value="20.6766280000000009"/>
          <table:table-cell office:value-type="float" office:value="-103.3726869999999991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44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66280000000009"/>
          <table:table-cell office:value-type="float" office:value="-103.3726869999999991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44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766280000000009"/>
          <table:table-cell office:value-type="float" office:value="-103.3726869999999991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44</text:p>
          </table:table-cell>
          <table:table-cell office:value-type="string">
            <text:p>75</text:p>
          </table:table-cell>
          <table:table-cell office:value-type="string">
            <text:p>6</text:p>
          </table:table-cell>
          <table:table-cell office:value-type="float" office:value="20.6766280000000009"/>
          <table:table-cell office:value-type="float" office:value="-103.3726869999999991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44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766280000000009"/>
          <table:table-cell office:value-type="float" office:value="-103.3726869999999991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45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4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45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45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718900000000012"/>
          <table:table-cell office:value-type="float" office:value="-103.3760800000000017"/>
        </table:table-row>
        <table:table-row>
          <table:table-cell office:value-type="string">
            <text:p>45</text:p>
          </table:table-cell>
          <table:table-cell office:value-type="string">
            <text:p>204</text:p>
          </table:table-cell>
          <table:table-cell office:value-type="string">
            <text:p>4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695700000000002"/>
          <table:table-cell office:value-type="float" office:value="-103.3762300000000067"/>
        </table:table-row>
        <table:table-row>
          <table:table-cell office:value-type="string">
            <text:p>45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727620099999996"/>
          <table:table-cell office:value-type="float" office:value="-103.3976248999999967"/>
        </table:table-row>
        <table:table-row>
          <table:table-cell office:value-type="string">
            <text:p>45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7004699999999993"/>
          <table:table-cell office:value-type="float" office:value="-103.3615800000000036"/>
        </table:table-row>
        <table:table-row>
          <table:table-cell office:value-type="string">
            <text:p>4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45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766280000000009"/>
          <table:table-cell office:value-type="float" office:value="-103.3726869999999991"/>
        </table:table-row>
        <table:table-row>
          <table:table-cell office:value-type="string">
            <text:p>45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45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45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45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45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45</text:p>
          </table:table-cell>
          <table:table-cell office:value-type="string">
            <text:p>87</text:p>
          </table:table-cell>
          <table:table-cell office:value-type="string">
            <text:p>2</text:p>
          </table:table-cell>
          <table:table-cell office:value-type="float" office:value="20.6737560000000009"/>
          <table:table-cell office:value-type="float" office:value="-103.3726130000000012"/>
          <table:table-cell office:value-type="float" office:value="20.6704259999999991"/>
          <table:table-cell office:value-type="float" office:value="-103.3733780000000024"/>
        </table:table-row>
        <table:table-row>
          <table:table-cell office:value-type="string">
            <text:p>46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46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46</text:p>
          </table:table-cell>
          <table:table-cell office:value-type="string">
            <text:p>195</text:p>
          </table:table-cell>
          <table:table-cell office:value-type="string">
            <text:p>1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755400000000016"/>
          <table:table-cell office:value-type="float" office:value="-103.3840900000000005"/>
        </table:table-row>
        <table:table-row>
          <table:table-cell office:value-type="string">
            <text:p>46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744799999999991"/>
          <table:table-cell office:value-type="float" office:value="-103.3761800000000051"/>
        </table:table-row>
        <table:table-row>
          <table:table-cell office:value-type="string">
            <text:p>46</text:p>
          </table:table-cell>
          <table:table-cell office:value-type="string">
            <text:p>198</text:p>
          </table:table-cell>
          <table:table-cell office:value-type="string">
            <text:p>2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720599999999983"/>
          <table:table-cell office:value-type="float" office:value="-103.3840000000000003"/>
        </table:table-row>
        <table:table-row>
          <table:table-cell office:value-type="string">
            <text:p>46</text:p>
          </table:table-cell>
          <table:table-cell office:value-type="string">
            <text:p>219</text:p>
          </table:table-cell>
          <table:table-cell office:value-type="string">
            <text:p>1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593100000000014"/>
          <table:table-cell office:value-type="float" office:value="-103.3888400000000019"/>
        </table:table-row>
        <table:table-row>
          <table:table-cell office:value-type="string">
            <text:p>46</text:p>
          </table:table-cell>
          <table:table-cell office:value-type="string">
            <text:p>46</text:p>
          </table:table-cell>
          <table:table-cell office:value-type="string">
            <text:p>2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746359999999996"/>
          <table:table-cell office:value-type="float" office:value="-103.3716390000000018"/>
        </table:table-row>
        <table:table-row>
          <table:table-cell office:value-type="string">
            <text:p>46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46</text:p>
          </table:table-cell>
          <table:table-cell office:value-type="string">
            <text:p>67</text:p>
          </table:table-cell>
          <table:table-cell office:value-type="string">
            <text:p>2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722064000000003"/>
          <table:table-cell office:value-type="float" office:value="-103.3725879999999933"/>
        </table:table-row>
        <table:table-row>
          <table:table-cell office:value-type="string">
            <text:p>46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float" office:value="20.6746359999999996"/>
          <table:table-cell office:value-type="float" office:value="-103.3716390000000018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47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float" office:value="20.6754439999999988"/>
          <table:table-cell office:value-type="float" office:value="-103.3701470000000029"/>
          <table:table-cell office:value-type="float" office:value="20.6792960000000008"/>
          <table:table-cell office:value-type="float" office:value="-103.3706580000000059"/>
        </table:table-row>
        <table:table-row>
          <table:table-cell office:value-type="string">
            <text:p>47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  <table:table-cell office:value-type="float" office:value="20.6754439999999988"/>
          <table:table-cell office:value-type="float" office:value="-103.3701470000000029"/>
          <table:table-cell office:value-type="float" office:value="20.6866899999999987"/>
          <table:table-cell office:value-type="float" office:value="-103.3765700000000010"/>
        </table:table-row>
        <table:table-row>
          <table:table-cell office:value-type="string">
            <text:p>47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754439999999988"/>
          <table:table-cell office:value-type="float" office:value="-103.3701470000000029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47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float" office:value="20.6754439999999988"/>
          <table:table-cell office:value-type="float" office:value="-103.3701470000000029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47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float" office:value="20.6754439999999988"/>
          <table:table-cell office:value-type="float" office:value="-103.3701470000000029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47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float" office:value="20.6754439999999988"/>
          <table:table-cell office:value-type="float" office:value="-103.3701470000000029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47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54439999999988"/>
          <table:table-cell office:value-type="float" office:value="-103.3701470000000029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47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54439999999988"/>
          <table:table-cell office:value-type="float" office:value="-103.3701470000000029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48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750140000000009"/>
          <table:table-cell office:value-type="float" office:value="-103.3650250000000028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48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float" office:value="20.6750140000000009"/>
          <table:table-cell office:value-type="float" office:value="-103.3650250000000028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48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float" office:value="20.6750140000000009"/>
          <table:table-cell office:value-type="float" office:value="-103.3650250000000028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49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49</text:p>
          </table:table-cell>
          <table:table-cell office:value-type="string">
            <text:p>176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872499999999988"/>
          <table:table-cell office:value-type="float" office:value="-103.3736300000000057"/>
        </table:table-row>
        <table:table-row>
          <table:table-cell office:value-type="string">
            <text:p>49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49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49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695700000000002"/>
          <table:table-cell office:value-type="float" office:value="-103.3762300000000067"/>
        </table:table-row>
        <table:table-row>
          <table:table-cell office:value-type="string">
            <text:p>49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49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707999999999998"/>
          <table:table-cell office:value-type="float" office:value="-103.3438500000000033"/>
        </table:table-row>
        <table:table-row>
          <table:table-cell office:value-type="string">
            <text:p>49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49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49</text:p>
          </table:table-cell>
          <table:table-cell office:value-type="string">
            <text:p>48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750140000000009"/>
          <table:table-cell office:value-type="float" office:value="-103.3650250000000028"/>
        </table:table-row>
        <table:table-row>
          <table:table-cell office:value-type="string">
            <text:p>49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749310000000008"/>
          <table:table-cell office:value-type="float" office:value="-103.3623510000000039"/>
        </table:table-row>
        <table:table-row>
          <table:table-cell office:value-type="string">
            <text:p>49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49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49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49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49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49310000000008"/>
          <table:table-cell office:value-type="float" office:value="-103.3623510000000039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float" office:value="20.6917499999999990"/>
          <table:table-cell office:value-type="float" office:value="-103.3625499999999988"/>
          <table:table-cell office:value-type="float" office:value="20.6810809999999989"/>
          <table:table-cell office:value-type="float" office:value="-103.3600990000000053"/>
        </table:table-row>
        <table:table-row>
          <table:table-cell office:value-type="string">
            <text:p>5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6917499999999990"/>
          <table:table-cell office:value-type="float" office:value="-103.3625499999999988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50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50</text:p>
          </table:table-cell>
          <table:table-cell office:value-type="string">
            <text:p>156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845600000000012"/>
          <table:table-cell office:value-type="float" office:value="-103.3569899999999961"/>
        </table:table-row>
        <table:table-row>
          <table:table-cell office:value-type="string">
            <text:p>50</text:p>
          </table:table-cell>
          <table:table-cell office:value-type="string">
            <text:p>160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50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896899999999988"/>
          <table:table-cell office:value-type="float" office:value="-103.3748599999999982"/>
        </table:table-row>
        <table:table-row>
          <table:table-cell office:value-type="string">
            <text:p>5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50</text:p>
          </table:table-cell>
          <table:table-cell office:value-type="string">
            <text:p>170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50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50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50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96599999999984"/>
          <table:table-cell office:value-type="float" office:value="-103.3622239999999977"/>
        </table:table-row>
        <table:table-row>
          <table:table-cell office:value-type="string">
            <text:p>50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50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50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50</text:p>
          </table:table-cell>
          <table:table-cell office:value-type="string">
            <text:p>254</text:p>
          </table:table-cell>
          <table:table-cell office:value-type="string">
            <text:p>8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50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50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5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50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50</text:p>
          </table:table-cell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50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50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67099999999999"/>
          <table:table-cell office:value-type="float" office:value="-103.3706600000000009"/>
        </table:table-row>
        <table:table-row>
          <table:table-cell office:value-type="string">
            <text:p>50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49310000000008"/>
          <table:table-cell office:value-type="float" office:value="-103.3623510000000039"/>
        </table:table-row>
        <table:table-row>
          <table:table-cell office:value-type="string">
            <text:p>50</text:p>
          </table:table-cell>
          <table:table-cell office:value-type="string">
            <text:p>50</text:p>
          </table:table-cell>
          <table:table-cell office:value-type="string">
            <text:p>3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5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5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50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50</text:p>
          </table:table-cell>
          <table:table-cell office:value-type="string">
            <text:p>57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50</text:p>
          </table:table-cell>
          <table:table-cell office:value-type="string">
            <text:p>64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30720000000012"/>
          <table:table-cell office:value-type="float" office:value="-103.3650549999999981"/>
        </table:table-row>
        <table:table-row>
          <table:table-cell office:value-type="string">
            <text:p>50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50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50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50</text:p>
          </table:table-cell>
          <table:table-cell office:value-type="string">
            <text:p>74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705599999999983"/>
          <table:table-cell office:value-type="float" office:value="-103.3575890000000044"/>
        </table:table-row>
        <table:table-row>
          <table:table-cell office:value-type="string">
            <text:p>50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50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50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47210000000017"/>
          <table:table-cell office:value-type="float" office:value="-103.3585479999999990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51</text:p>
          </table:table-cell>
          <table:table-cell office:value-type="string">
            <text:p>106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7216430000000003"/>
          <table:table-cell office:value-type="float" office:value="-103.3901999999999930"/>
        </table:table-row>
        <table:table-row>
          <table:table-cell office:value-type="string">
            <text:p>51</text:p>
          </table:table-cell>
          <table:table-cell office:value-type="string">
            <text:p>150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51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845600000000012"/>
          <table:table-cell office:value-type="float" office:value="-103.3569899999999961"/>
        </table:table-row>
        <table:table-row>
          <table:table-cell office:value-type="string">
            <text:p>51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961058800000011"/>
          <table:table-cell office:value-type="float" office:value="-103.3549491999999930"/>
        </table:table-row>
        <table:table-row>
          <table:table-cell office:value-type="string">
            <text:p>51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51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51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18900000000012"/>
          <table:table-cell office:value-type="float" office:value="-103.3760800000000017"/>
        </table:table-row>
        <table:table-row>
          <table:table-cell office:value-type="string">
            <text:p>51</text:p>
          </table:table-cell>
          <table:table-cell office:value-type="string">
            <text:p>201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01599999999992"/>
          <table:table-cell office:value-type="float" office:value="-103.3844799999999964"/>
        </table:table-row>
        <table:table-row>
          <table:table-cell office:value-type="string">
            <text:p>51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51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487400000000001"/>
          <table:table-cell office:value-type="float" office:value="-103.3193899999999985"/>
        </table:table-row>
        <table:table-row>
          <table:table-cell office:value-type="string">
            <text:p>51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51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866899999999987"/>
          <table:table-cell office:value-type="float" office:value="-103.3765700000000010"/>
        </table:table-row>
        <table:table-row>
          <table:table-cell office:value-type="string">
            <text:p>51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51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51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51</text:p>
          </table:table-cell>
          <table:table-cell office:value-type="string">
            <text:p>260</text:p>
          </table:table-cell>
          <table:table-cell office:value-type="string">
            <text:p>4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51</text:p>
          </table:table-cell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51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51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5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51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51</text:p>
          </table:table-cell>
          <table:table-cell office:value-type="string">
            <text:p>57</text:p>
          </table:table-cell>
          <table:table-cell office:value-type="string">
            <text:p>6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51</text:p>
          </table:table-cell>
          <table:table-cell office:value-type="string">
            <text:p>58</text:p>
          </table:table-cell>
          <table:table-cell office:value-type="string">
            <text:p>4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5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811509999999998"/>
          <table:table-cell office:value-type="float" office:value="-103.3388630000000035"/>
        </table:table-row>
        <table:table-row>
          <table:table-cell office:value-type="string">
            <text:p>51</text:p>
          </table:table-cell>
          <table:table-cell office:value-type="string">
            <text:p>60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26409999999987"/>
          <table:table-cell office:value-type="float" office:value="-103.3535420000000045"/>
        </table:table-row>
        <table:table-row>
          <table:table-cell office:value-type="string">
            <text:p>51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51</text:p>
          </table:table-cell>
          <table:table-cell office:value-type="string">
            <text:p>64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30720000000012"/>
          <table:table-cell office:value-type="float" office:value="-103.3650549999999981"/>
        </table:table-row>
        <table:table-row>
          <table:table-cell office:value-type="string">
            <text:p>51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51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51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713099999999983"/>
          <table:table-cell office:value-type="float" office:value="-103.3516510000000039"/>
        </table:table-row>
        <table:table-row>
          <table:table-cell office:value-type="string">
            <text:p>51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51</text:p>
          </table:table-cell>
          <table:table-cell office:value-type="string">
            <text:p>81</text:p>
          </table:table-cell>
          <table:table-cell office:value-type="string">
            <text:p>3</text:p>
          </table:table-cell>
          <table:table-cell office:value-type="float" office:value="20.6740865000000014"/>
          <table:table-cell office:value-type="float" office:value="-103.3563196000000062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5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52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52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961058800000011"/>
          <table:table-cell office:value-type="float" office:value="-103.3549491999999930"/>
        </table:table-row>
        <table:table-row>
          <table:table-cell office:value-type="string">
            <text:p>52</text:p>
          </table:table-cell>
          <table:table-cell office:value-type="string">
            <text:p>162</text:p>
          </table:table-cell>
          <table:table-cell office:value-type="string">
            <text:p>8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52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52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52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52</text:p>
          </table:table-cell>
          <table:table-cell office:value-type="string">
            <text:p>179</text:p>
          </table:table-cell>
          <table:table-cell office:value-type="string">
            <text:p>2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52</text:p>
          </table:table-cell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52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52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52</text:p>
          </table:table-cell>
          <table:table-cell office:value-type="string">
            <text:p>196</text:p>
          </table:table-cell>
          <table:table-cell office:value-type="string">
            <text:p>2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52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93890000000005"/>
          <table:table-cell office:value-type="float" office:value="-103.3591299999999933"/>
        </table:table-row>
        <table:table-row>
          <table:table-cell office:value-type="string">
            <text:p>52</text:p>
          </table:table-cell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52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52</text:p>
          </table:table-cell>
          <table:table-cell office:value-type="string">
            <text:p>260</text:p>
          </table:table-cell>
          <table:table-cell office:value-type="string">
            <text:p>3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52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52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52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52</text:p>
          </table:table-cell>
          <table:table-cell office:value-type="string">
            <text:p>289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7178000000000004"/>
          <table:table-cell office:value-type="float" office:value="-103.3833800000000025"/>
        </table:table-row>
        <table:table-row>
          <table:table-cell office:value-type="string">
            <text:p>52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52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52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52</text:p>
          </table:table-cell>
          <table:table-cell office:value-type="string">
            <text:p>34</text:p>
          </table:table-cell>
          <table:table-cell office:value-type="string">
            <text:p>8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52</text:p>
          </table:table-cell>
          <table:table-cell office:value-type="string">
            <text:p>35</text:p>
          </table:table-cell>
          <table:table-cell office:value-type="string">
            <text:p>8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52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52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46359999999996"/>
          <table:table-cell office:value-type="float" office:value="-103.3716390000000018"/>
        </table:table-row>
        <table:table-row>
          <table:table-cell office:value-type="string">
            <text:p>52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49310000000008"/>
          <table:table-cell office:value-type="float" office:value="-103.3623510000000039"/>
        </table:table-row>
        <table:table-row>
          <table:table-cell office:value-type="string">
            <text:p>52</text:p>
          </table:table-cell>
          <table:table-cell office:value-type="string">
            <text:p>52</text:p>
          </table:table-cell>
          <table:table-cell office:value-type="string">
            <text:p>4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52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52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52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52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52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52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757460000000002"/>
          <table:table-cell office:value-type="float" office:value="-103.3545790000000011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5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53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831910000000008"/>
          <table:table-cell office:value-type="float" office:value="-103.3693489999999997"/>
        </table:table-row>
        <table:table-row>
          <table:table-cell office:value-type="string">
            <text:p>53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53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53</text:p>
          </table:table-cell>
          <table:table-cell office:value-type="string">
            <text:p>259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642900000000012"/>
          <table:table-cell office:value-type="float" office:value="-103.3627999999999929"/>
        </table:table-row>
        <table:table-row>
          <table:table-cell office:value-type="string">
            <text:p>53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53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43999999999986"/>
          <table:table-cell office:value-type="float" office:value="-103.3412299999999959"/>
        </table:table-row>
        <table:table-row>
          <table:table-cell office:value-type="string">
            <text:p>5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53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53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5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53</text:p>
          </table:table-cell>
          <table:table-cell office:value-type="string">
            <text:p>56</text:p>
          </table:table-cell>
          <table:table-cell office:value-type="string">
            <text:p>3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53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53</text:p>
          </table:table-cell>
          <table:table-cell office:value-type="string">
            <text:p>61</text:p>
          </table:table-cell>
          <table:table-cell office:value-type="string">
            <text:p>3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22310000000000"/>
          <table:table-cell office:value-type="float" office:value="-103.3555080000000004"/>
        </table:table-row>
        <table:table-row>
          <table:table-cell office:value-type="string">
            <text:p>53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53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696279999999994"/>
          <table:table-cell office:value-type="float" office:value="-103.3487680000000069"/>
        </table:table-row>
        <table:table-row>
          <table:table-cell office:value-type="string">
            <text:p>53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53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53</text:p>
          </table:table-cell>
          <table:table-cell office:value-type="string">
            <text:p>81</text:p>
          </table:table-cell>
          <table:table-cell office:value-type="string">
            <text:p>2</text:p>
          </table:table-cell>
          <table:table-cell office:value-type="float" office:value="20.6745589999999986"/>
          <table:table-cell office:value-type="float" office:value="-103.3526630000000068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54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54</text:p>
          </table:table-cell>
          <table:table-cell office:value-type="string">
            <text:p>148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417600000000014"/>
          <table:table-cell office:value-type="float" office:value="-103.3171600000000012"/>
        </table:table-row>
        <table:table-row>
          <table:table-cell office:value-type="string">
            <text:p>54</text:p>
          </table:table-cell>
          <table:table-cell office:value-type="string">
            <text:p>151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383399999999995"/>
          <table:table-cell office:value-type="float" office:value="-103.3095200000000062"/>
        </table:table-row>
        <table:table-row>
          <table:table-cell office:value-type="string">
            <text:p>54</text:p>
          </table:table-cell>
          <table:table-cell office:value-type="string">
            <text:p>161</text:p>
          </table:table-cell>
          <table:table-cell office:value-type="string">
            <text:p>6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932399999999994"/>
          <table:table-cell office:value-type="float" office:value="-103.3675700000000006"/>
        </table:table-row>
        <table:table-row>
          <table:table-cell office:value-type="string">
            <text:p>54</text:p>
          </table:table-cell>
          <table:table-cell office:value-type="string">
            <text:p>164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898100000000014"/>
          <table:table-cell office:value-type="float" office:value="-103.3581999999999965"/>
        </table:table-row>
        <table:table-row>
          <table:table-cell office:value-type="string">
            <text:p>54</text:p>
          </table:table-cell>
          <table:table-cell office:value-type="string">
            <text:p>172</text:p>
          </table:table-cell>
          <table:table-cell office:value-type="string">
            <text:p>5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54</text:p>
          </table:table-cell>
          <table:table-cell office:value-type="string">
            <text:p>173</text:p>
          </table:table-cell>
          <table:table-cell office:value-type="string">
            <text:p>3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54</text:p>
          </table:table-cell>
          <table:table-cell office:value-type="string">
            <text:p>180</text:p>
          </table:table-cell>
          <table:table-cell office:value-type="string">
            <text:p>5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54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54</text:p>
          </table:table-cell>
          <table:table-cell office:value-type="string">
            <text:p>258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631800000000005"/>
          <table:table-cell office:value-type="float" office:value="-103.3294199999999989"/>
        </table:table-row>
        <table:table-row>
          <table:table-cell office:value-type="string">
            <text:p>54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54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54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54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54</text:p>
          </table:table-cell>
          <table:table-cell office:value-type="string">
            <text:p>271</text:p>
          </table:table-cell>
          <table:table-cell office:value-type="string">
            <text:p>4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54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54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54</text:p>
          </table:table-cell>
          <table:table-cell office:value-type="string">
            <text:p>281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608100000000015"/>
          <table:table-cell office:value-type="float" office:value="-103.3570399999999978"/>
        </table:table-row>
        <table:table-row>
          <table:table-cell office:value-type="string">
            <text:p>54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54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54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54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54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49310000000008"/>
          <table:table-cell office:value-type="float" office:value="-103.3623510000000039"/>
        </table:table-row>
        <table:table-row>
          <table:table-cell office:value-type="string">
            <text:p>54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54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54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54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54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54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54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54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float" office:value="20.6752439999999993"/>
          <table:table-cell office:value-type="float" office:value="-103.3478889999999950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55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792960000000008"/>
          <table:table-cell office:value-type="float" office:value="-103.3706580000000059"/>
        </table:table-row>
        <table:table-row>
          <table:table-cell office:value-type="string">
            <text:p>55</text:p>
          </table:table-cell>
          <table:table-cell office:value-type="string">
            <text:p>210</text:p>
          </table:table-cell>
          <table:table-cell office:value-type="string">
            <text:p>1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625000000000014"/>
          <table:table-cell office:value-type="float" office:value="-103.3840699999999941"/>
        </table:table-row>
        <table:table-row>
          <table:table-cell office:value-type="string">
            <text:p>55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611399999999996"/>
          <table:table-cell office:value-type="float" office:value="-103.3315000000000055"/>
        </table:table-row>
        <table:table-row>
          <table:table-cell office:value-type="string">
            <text:p>55</text:p>
          </table:table-cell>
          <table:table-cell office:value-type="string">
            <text:p>230</text:p>
          </table:table-cell>
          <table:table-cell office:value-type="string">
            <text:p>1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578170000000014"/>
          <table:table-cell office:value-type="float" office:value="-103.3289800000000014"/>
        </table:table-row>
        <table:table-row>
          <table:table-cell office:value-type="string">
            <text:p>55</text:p>
          </table:table-cell>
          <table:table-cell office:value-type="string">
            <text:p>234</text:p>
          </table:table-cell>
          <table:table-cell office:value-type="string">
            <text:p>5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55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5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55</text:p>
          </table:table-cell>
          <table:table-cell office:value-type="string">
            <text:p>264</text:p>
          </table:table-cell>
          <table:table-cell office:value-type="string">
            <text:p>1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743999999999986"/>
          <table:table-cell office:value-type="float" office:value="-103.3412299999999959"/>
        </table:table-row>
        <table:table-row>
          <table:table-cell office:value-type="string">
            <text:p>55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5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54010000000008"/>
          <table:table-cell office:value-type="float" office:value="-103.3456649999999968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56</text:p>
          </table:table-cell>
          <table:table-cell office:value-type="string">
            <text:p>142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448299999999989"/>
          <table:table-cell office:value-type="float" office:value="-103.3194799999999987"/>
        </table:table-row>
        <table:table-row>
          <table:table-cell office:value-type="string">
            <text:p>56</text:p>
          </table:table-cell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56</text:p>
          </table:table-cell>
          <table:table-cell office:value-type="string">
            <text:p>178</text:p>
          </table:table-cell>
          <table:table-cell office:value-type="string">
            <text:p>2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56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56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56</text:p>
          </table:table-cell>
          <table:table-cell office:value-type="string">
            <text:p>197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44799999999991"/>
          <table:table-cell office:value-type="float" office:value="-103.3761800000000051"/>
        </table:table-row>
        <table:table-row>
          <table:table-cell office:value-type="string">
            <text:p>56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56</text:p>
          </table:table-cell>
          <table:table-cell office:value-type="string">
            <text:p>231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550000000000011"/>
          <table:table-cell office:value-type="float" office:value="-103.3218600000000009"/>
        </table:table-row>
        <table:table-row>
          <table:table-cell office:value-type="string">
            <text:p>56</text:p>
          </table:table-cell>
          <table:table-cell office:value-type="string">
            <text:p>236</text:p>
          </table:table-cell>
          <table:table-cell office:value-type="string">
            <text:p>1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56</text:p>
          </table:table-cell>
          <table:table-cell office:value-type="string">
            <text:p>247</text:p>
          </table:table-cell>
          <table:table-cell office:value-type="string">
            <text:p>4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879500000000007"/>
          <table:table-cell office:value-type="float" office:value="-103.3334300000000070"/>
        </table:table-row>
        <table:table-row>
          <table:table-cell office:value-type="string">
            <text:p>56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56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56</text:p>
          </table:table-cell>
          <table:table-cell office:value-type="string">
            <text:p>257</text:p>
          </table:table-cell>
          <table:table-cell office:value-type="string">
            <text:p>5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595903000000014"/>
          <table:table-cell office:value-type="float" office:value="-103.3244710000000026"/>
        </table:table-row>
        <table:table-row>
          <table:table-cell office:value-type="string">
            <text:p>56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56</text:p>
          </table:table-cell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56</text:p>
          </table:table-cell>
          <table:table-cell office:value-type="string">
            <text:p>282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605182999999997"/>
          <table:table-cell office:value-type="float" office:value="-103.3503244999999993"/>
        </table:table-row>
        <table:table-row>
          <table:table-cell office:value-type="string">
            <text:p>5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5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56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56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56</text:p>
          </table:table-cell>
          <table:table-cell office:value-type="string">
            <text:p>47</text:p>
          </table:table-cell>
          <table:table-cell office:value-type="string">
            <text:p>2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54439999999988"/>
          <table:table-cell office:value-type="float" office:value="-103.3701470000000029"/>
        </table:table-row>
        <table:table-row>
          <table:table-cell office:value-type="string">
            <text:p>56</text:p>
          </table:table-cell>
          <table:table-cell office:value-type="string">
            <text:p>50</text:p>
          </table:table-cell>
          <table:table-cell office:value-type="string">
            <text:p>3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56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56</text:p>
          </table:table-cell>
          <table:table-cell office:value-type="string">
            <text:p>56</text:p>
          </table:table-cell>
          <table:table-cell office:value-type="string">
            <text:p>3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56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5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811509999999998"/>
          <table:table-cell office:value-type="float" office:value="-103.3388630000000035"/>
        </table:table-row>
        <table:table-row>
          <table:table-cell office:value-type="string">
            <text:p>5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56</text:p>
          </table:table-cell>
          <table:table-cell office:value-type="string">
            <text:p>64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30720000000012"/>
          <table:table-cell office:value-type="float" office:value="-103.3650549999999981"/>
        </table:table-row>
        <table:table-row>
          <table:table-cell office:value-type="string">
            <text:p>56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56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float" office:value="20.6754210000000000"/>
          <table:table-cell office:value-type="float" office:value="-103.3420490000000029"/>
          <table:table-cell office:value-type="float" office:value="20.6667710000000007"/>
          <table:table-cell office:value-type="float" office:value="-103.3505619999999965"/>
        </table:table-row>
        <table:table-row>
          <table:table-cell office:value-type="string">
            <text:p>57</text:p>
          </table:table-cell>
          <table:table-cell office:value-type="string">
            <text:p>173</text:p>
          </table:table-cell>
          <table:table-cell office:value-type="string">
            <text:p>10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57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858600000000017"/>
          <table:table-cell office:value-type="float" office:value="-103.3396400000000028"/>
        </table:table-row>
        <table:table-row>
          <table:table-cell office:value-type="string">
            <text:p>57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57</text:p>
          </table:table-cell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792960000000008"/>
          <table:table-cell office:value-type="float" office:value="-103.3706580000000059"/>
        </table:table-row>
        <table:table-row>
          <table:table-cell office:value-type="string">
            <text:p>57</text:p>
          </table:table-cell>
          <table:table-cell office:value-type="string">
            <text:p>228</text:p>
          </table:table-cell>
          <table:table-cell office:value-type="string">
            <text:p>1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592500000000001"/>
          <table:table-cell office:value-type="float" office:value="-103.3305500000000023"/>
        </table:table-row>
        <table:table-row>
          <table:table-cell office:value-type="string">
            <text:p>57</text:p>
          </table:table-cell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496199999999988"/>
          <table:table-cell office:value-type="float" office:value="-103.3235600000000005"/>
        </table:table-row>
        <table:table-row>
          <table:table-cell office:value-type="string">
            <text:p>57</text:p>
          </table:table-cell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470699999999994"/>
          <table:table-cell office:value-type="float" office:value="-103.3214700000000050"/>
        </table:table-row>
        <table:table-row>
          <table:table-cell office:value-type="string">
            <text:p>57</text:p>
          </table:table-cell>
          <table:table-cell office:value-type="string">
            <text:p>248</text:p>
          </table:table-cell>
          <table:table-cell office:value-type="string">
            <text:p>1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869200000000006"/>
          <table:table-cell office:value-type="float" office:value="-103.3346700000000027"/>
        </table:table-row>
        <table:table-row>
          <table:table-cell office:value-type="string">
            <text:p>57</text:p>
          </table:table-cell>
          <table:table-cell office:value-type="string">
            <text:p>256</text:p>
          </table:table-cell>
          <table:table-cell office:value-type="string">
            <text:p>4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57</text:p>
          </table:table-cell>
          <table:table-cell office:value-type="string">
            <text:p>271</text:p>
          </table:table-cell>
          <table:table-cell office:value-type="string">
            <text:p>4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850400000000008"/>
          <table:table-cell office:value-type="float" office:value="-103.3479600000000005"/>
        </table:table-row>
        <table:table-row>
          <table:table-cell office:value-type="string">
            <text:p>57</text:p>
          </table:table-cell>
          <table:table-cell office:value-type="string">
            <text:p>280</text:p>
          </table:table-cell>
          <table:table-cell office:value-type="string">
            <text:p>2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656300000000002"/>
          <table:table-cell office:value-type="float" office:value="-103.3580199999999962"/>
        </table:table-row>
        <table:table-row>
          <table:table-cell office:value-type="string">
            <text:p>57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57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754010000000008"/>
          <table:table-cell office:value-type="float" office:value="-103.3456649999999968"/>
        </table:table-row>
        <table:table-row>
          <table:table-cell office:value-type="string">
            <text:p>57</text:p>
          </table:table-cell>
          <table:table-cell office:value-type="string">
            <text:p>75</text:p>
          </table:table-cell>
          <table:table-cell office:value-type="string">
            <text:p>4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57</text:p>
          </table:table-cell>
          <table:table-cell office:value-type="string">
            <text:p>81</text:p>
          </table:table-cell>
          <table:table-cell office:value-type="string">
            <text:p>2</text:p>
          </table:table-cell>
          <table:table-cell office:value-type="float" office:value="20.6726959999999984"/>
          <table:table-cell office:value-type="float" office:value="-103.3453659999999985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58</text:p>
          </table:table-cell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58</text:p>
          </table:table-cell>
          <table:table-cell office:value-type="string">
            <text:p>173</text:p>
          </table:table-cell>
          <table:table-cell office:value-type="string">
            <text:p>4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58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58</text:p>
          </table:table-cell>
          <table:table-cell office:value-type="string">
            <text:p>267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504800000000017"/>
          <table:table-cell office:value-type="float" office:value="-103.3099899999999991"/>
        </table:table-row>
        <table:table-row>
          <table:table-cell office:value-type="string">
            <text:p>58</text:p>
          </table:table-cell>
          <table:table-cell office:value-type="string">
            <text:p>273</text:p>
          </table:table-cell>
          <table:table-cell office:value-type="string">
            <text:p>6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58</text:p>
          </table:table-cell>
          <table:table-cell office:value-type="string">
            <text:p>276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7004599999999996"/>
          <table:table-cell office:value-type="float" office:value="-103.3547800000000052"/>
        </table:table-row>
        <table:table-row>
          <table:table-cell office:value-type="string">
            <text:p>58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577500000000001"/>
          <table:table-cell office:value-type="float" office:value="-103.3513200000000012"/>
        </table:table-row>
        <table:table-row>
          <table:table-cell office:value-type="string">
            <text:p>58</text:p>
          </table:table-cell>
          <table:table-cell office:value-type="string">
            <text:p>34</text:p>
          </table:table-cell>
          <table:table-cell office:value-type="string">
            <text:p>6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58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58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58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58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58</text:p>
          </table:table-cell>
          <table:table-cell office:value-type="string">
            <text:p>58</text:p>
          </table:table-cell>
          <table:table-cell office:value-type="string">
            <text:p>3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5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811509999999998"/>
          <table:table-cell office:value-type="float" office:value="-103.3388630000000035"/>
        </table:table-row>
        <table:table-row>
          <table:table-cell office:value-type="string">
            <text:p>58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722310000000000"/>
          <table:table-cell office:value-type="float" office:value="-103.3555080000000004"/>
        </table:table-row>
        <table:table-row>
          <table:table-cell office:value-type="string">
            <text:p>58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719709999999992"/>
          <table:table-cell office:value-type="float" office:value="-103.3474219999999946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59</text:p>
          </table:table-cell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float" office:value="20.6725160000000017"/>
          <table:table-cell office:value-type="float" office:value="-103.3495730000000066"/>
          <table:table-cell office:value-type="float" office:value="20.6892500000000013"/>
          <table:table-cell office:value-type="float" office:value="-103.3361000000000018"/>
        </table:table-row>
        <table:table-row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725160000000017"/>
          <table:table-cell office:value-type="float" office:value="-103.3495730000000066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59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25160000000017"/>
          <table:table-cell office:value-type="float" office:value="-103.3495730000000066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811509999999998"/>
          <table:table-cell office:value-type="float" office:value="-103.3388630000000035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6</text:p>
          </table:table-cell>
          <table:table-cell office:value-type="string">
            <text:p>161</text:p>
          </table:table-cell>
          <table:table-cell office:value-type="string">
            <text:p>1</text:p>
          </table:table-cell>
          <table:table-cell office:value-type="float" office:value="20.6811509999999998"/>
          <table:table-cell office:value-type="float" office:value="-103.3388630000000035"/>
          <table:table-cell office:value-type="float" office:value="20.6932399999999994"/>
          <table:table-cell office:value-type="float" office:value="-103.3675700000000006"/>
        </table:table-row>
        <table:table-row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float" office:value="20.6811509999999998"/>
          <table:table-cell office:value-type="float" office:value="-103.3388630000000035"/>
          <table:table-cell office:value-type="float" office:value="20.6793089999999999"/>
          <table:table-cell office:value-type="float" office:value="-103.3562809999999956"/>
        </table:table-row>
        <table:table-row>
          <table:table-cell office:value-type="string">
            <text:p>6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  <table:table-cell office:value-type="float" office:value="20.6811509999999998"/>
          <table:table-cell office:value-type="float" office:value="-103.3388630000000035"/>
          <table:table-cell office:value-type="float" office:value="20.6707999999999998"/>
          <table:table-cell office:value-type="float" office:value="-103.3438500000000033"/>
        </table:table-row>
        <table:table-row>
          <table:table-cell office:value-type="string">
            <text:p>6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6811509999999998"/>
          <table:table-cell office:value-type="float" office:value="-103.3388630000000035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6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float" office:value="20.6811509999999998"/>
          <table:table-cell office:value-type="float" office:value="-103.3388630000000035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6</text:p>
          </table:table-cell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float" office:value="20.6811509999999998"/>
          <table:table-cell office:value-type="float" office:value="-103.3388630000000035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float" office:value="20.6811509999999998"/>
          <table:table-cell office:value-type="float" office:value="-103.3388630000000035"/>
          <table:table-cell office:value-type="float" office:value="20.6811509999999998"/>
          <table:table-cell office:value-type="float" office:value="-103.3388630000000035"/>
        </table:table-row>
        <table:table-row>
          <table:table-cell office:value-type="string">
            <text:p>6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float" office:value="20.6726409999999987"/>
          <table:table-cell office:value-type="float" office:value="-103.3535420000000045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60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26409999999987"/>
          <table:table-cell office:value-type="float" office:value="-103.353542000000004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60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726409999999987"/>
          <table:table-cell office:value-type="float" office:value="-103.3535420000000045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6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float" office:value="20.6726409999999987"/>
          <table:table-cell office:value-type="float" office:value="-103.3535420000000045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61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float" office:value="20.6722310000000000"/>
          <table:table-cell office:value-type="float" office:value="-103.3555080000000004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61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722310000000000"/>
          <table:table-cell office:value-type="float" office:value="-103.3555080000000004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61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722310000000000"/>
          <table:table-cell office:value-type="float" office:value="-103.3555080000000004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61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722310000000000"/>
          <table:table-cell office:value-type="float" office:value="-103.3555080000000004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61</text:p>
          </table:table-cell>
          <table:table-cell office:value-type="string">
            <text:p>273</text:p>
          </table:table-cell>
          <table:table-cell office:value-type="string">
            <text:p>1</text:p>
          </table:table-cell>
          <table:table-cell office:value-type="float" office:value="20.6722310000000000"/>
          <table:table-cell office:value-type="float" office:value="-103.3555080000000004"/>
          <table:table-cell office:value-type="float" office:value="20.6940600000000003"/>
          <table:table-cell office:value-type="float" office:value="-103.3482400000000041"/>
        </table:table-row>
        <table:table-row>
          <table:table-cell office:value-type="string">
            <text:p>61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float" office:value="20.6722310000000000"/>
          <table:table-cell office:value-type="float" office:value="-103.3555080000000004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6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22310000000000"/>
          <table:table-cell office:value-type="float" office:value="-103.3555080000000004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61</text:p>
          </table:table-cell>
          <table:table-cell office:value-type="string">
            <text:p>66</text:p>
          </table:table-cell>
          <table:table-cell office:value-type="string">
            <text:p>7</text:p>
          </table:table-cell>
          <table:table-cell office:value-type="float" office:value="20.6722310000000000"/>
          <table:table-cell office:value-type="float" office:value="-103.3555080000000004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6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62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62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896899999999988"/>
          <table:table-cell office:value-type="float" office:value="-103.3748599999999982"/>
        </table:table-row>
        <table:table-row>
          <table:table-cell office:value-type="string">
            <text:p>62</text:p>
          </table:table-cell>
          <table:table-cell office:value-type="string">
            <text:p>198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20599999999983"/>
          <table:table-cell office:value-type="float" office:value="-103.3840000000000003"/>
        </table:table-row>
        <table:table-row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62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18900000000012"/>
          <table:table-cell office:value-type="float" office:value="-103.3760800000000017"/>
        </table:table-row>
        <table:table-row>
          <table:table-cell office:value-type="string">
            <text:p>62</text:p>
          </table:table-cell>
          <table:table-cell office:value-type="string">
            <text:p>227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611399999999996"/>
          <table:table-cell office:value-type="float" office:value="-103.3315000000000055"/>
        </table:table-row>
        <table:table-row>
          <table:table-cell office:value-type="string">
            <text:p>62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62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62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62</text:p>
          </table:table-cell>
          <table:table-cell office:value-type="string">
            <text:p>35</text:p>
          </table:table-cell>
          <table:table-cell office:value-type="string">
            <text:p>4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62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62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62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62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62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62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62</text:p>
          </table:table-cell>
          <table:table-cell office:value-type="string">
            <text:p>63</text:p>
          </table:table-cell>
          <table:table-cell office:value-type="string">
            <text:p>2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62</text:p>
          </table:table-cell>
          <table:table-cell office:value-type="string">
            <text:p>64</text:p>
          </table:table-cell>
          <table:table-cell office:value-type="string">
            <text:p>2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30720000000012"/>
          <table:table-cell office:value-type="float" office:value="-103.3650549999999981"/>
        </table:table-row>
        <table:table-row>
          <table:table-cell office:value-type="string">
            <text:p>62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62</text:p>
          </table:table-cell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705599999999983"/>
          <table:table-cell office:value-type="float" office:value="-103.3575890000000044"/>
        </table:table-row>
        <table:table-row>
          <table:table-cell office:value-type="string">
            <text:p>62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696279999999994"/>
          <table:table-cell office:value-type="float" office:value="-103.3487680000000069"/>
        </table:table-row>
        <table:table-row>
          <table:table-cell office:value-type="string">
            <text:p>62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62</text:p>
          </table:table-cell>
          <table:table-cell office:value-type="string">
            <text:p>85</text:p>
          </table:table-cell>
          <table:table-cell office:value-type="string">
            <text:p>7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62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float" office:value="20.6734000000000009"/>
          <table:table-cell office:value-type="float" office:value="-103.3576840000000061"/>
          <table:table-cell office:value-type="float" office:value="20.6667710000000007"/>
          <table:table-cell office:value-type="float" office:value="-103.3505619999999965"/>
        </table:table-row>
        <table:table-row>
          <table:table-cell office:value-type="string">
            <text:p>6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63</text:p>
          </table:table-cell>
          <table:table-cell office:value-type="string">
            <text:p>164</text:p>
          </table:table-cell>
          <table:table-cell office:value-type="string">
            <text:p>2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898100000000014"/>
          <table:table-cell office:value-type="float" office:value="-103.3581999999999965"/>
        </table:table-row>
        <table:table-row>
          <table:table-cell office:value-type="string">
            <text:p>63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896899999999988"/>
          <table:table-cell office:value-type="float" office:value="-103.3748599999999982"/>
        </table:table-row>
        <table:table-row>
          <table:table-cell office:value-type="string">
            <text:p>63</text:p>
          </table:table-cell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822000000000017"/>
          <table:table-cell office:value-type="float" office:value="-103.3460100000000068"/>
        </table:table-row>
        <table:table-row>
          <table:table-cell office:value-type="string">
            <text:p>63</text:p>
          </table:table-cell>
          <table:table-cell office:value-type="string">
            <text:p>207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681600000000003"/>
          <table:table-cell office:value-type="float" office:value="-103.3848799999999954"/>
        </table:table-row>
        <table:table-row>
          <table:table-cell office:value-type="string">
            <text:p>63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6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63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63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63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63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63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63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63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63</text:p>
          </table:table-cell>
          <table:table-cell office:value-type="string">
            <text:p>63</text:p>
          </table:table-cell>
          <table:table-cell office:value-type="string">
            <text:p>5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63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63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63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63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63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63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696279999999994"/>
          <table:table-cell office:value-type="float" office:value="-103.3487680000000069"/>
        </table:table-row>
        <table:table-row>
          <table:table-cell office:value-type="string">
            <text:p>63</text:p>
          </table:table-cell>
          <table:table-cell office:value-type="string">
            <text:p>80</text:p>
          </table:table-cell>
          <table:table-cell office:value-type="string">
            <text:p>3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63</text:p>
          </table:table-cell>
          <table:table-cell office:value-type="string">
            <text:p>85</text:p>
          </table:table-cell>
          <table:table-cell office:value-type="string">
            <text:p>4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63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17779999999998"/>
          <table:table-cell office:value-type="float" office:value="-103.3612739999999945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64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819890000000015"/>
          <table:table-cell office:value-type="float" office:value="-103.3629200000000026"/>
        </table:table-row>
        <table:table-row>
          <table:table-cell office:value-type="string">
            <text:p>64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64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64</text:p>
          </table:table-cell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74099999999983"/>
          <table:table-cell office:value-type="float" office:value="-103.3838700000000017"/>
        </table:table-row>
        <table:table-row>
          <table:table-cell office:value-type="string">
            <text:p>64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64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64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64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46359999999996"/>
          <table:table-cell office:value-type="float" office:value="-103.3716390000000018"/>
        </table:table-row>
        <table:table-row>
          <table:table-cell office:value-type="string">
            <text:p>64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64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64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22310000000000"/>
          <table:table-cell office:value-type="float" office:value="-103.3555080000000004"/>
        </table:table-row>
        <table:table-row>
          <table:table-cell office:value-type="string">
            <text:p>64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64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64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64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64</text:p>
          </table:table-cell>
          <table:table-cell office:value-type="string">
            <text:p>81</text:p>
          </table:table-cell>
          <table:table-cell office:value-type="string">
            <text:p>2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64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float" office:value="20.6730720000000012"/>
          <table:table-cell office:value-type="float" office:value="-103.3650549999999981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65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65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819890000000015"/>
          <table:table-cell office:value-type="float" office:value="-103.3629200000000026"/>
        </table:table-row>
        <table:table-row>
          <table:table-cell office:value-type="string">
            <text:p>6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65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65</text:p>
          </table:table-cell>
          <table:table-cell office:value-type="string">
            <text:p>195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55400000000016"/>
          <table:table-cell office:value-type="float" office:value="-103.3840900000000005"/>
        </table:table-row>
        <table:table-row>
          <table:table-cell office:value-type="string">
            <text:p>65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65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65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7004699999999993"/>
          <table:table-cell office:value-type="float" office:value="-103.3615800000000036"/>
        </table:table-row>
        <table:table-row>
          <table:table-cell office:value-type="string">
            <text:p>65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65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65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65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65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65</text:p>
          </table:table-cell>
          <table:table-cell office:value-type="string">
            <text:p>65</text:p>
          </table:table-cell>
          <table:table-cell office:value-type="string">
            <text:p>4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65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65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65</text:p>
          </table:table-cell>
          <table:table-cell office:value-type="string">
            <text:p>75</text:p>
          </table:table-cell>
          <table:table-cell office:value-type="string">
            <text:p>3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65</text:p>
          </table:table-cell>
          <table:table-cell office:value-type="string">
            <text:p>79</text:p>
          </table:table-cell>
          <table:table-cell office:value-type="string">
            <text:p>2</text:p>
          </table:table-cell>
          <table:table-cell office:value-type="float" office:value="20.6741320000000002"/>
          <table:table-cell office:value-type="float" office:value="-103.3661390000000040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66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66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66</text:p>
          </table:table-cell>
          <table:table-cell office:value-type="string">
            <text:p>174</text:p>
          </table:table-cell>
          <table:table-cell office:value-type="string">
            <text:p>3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66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820069999999987"/>
          <table:table-cell office:value-type="float" office:value="-103.3726419999999990"/>
        </table:table-row>
        <table:table-row>
          <table:table-cell office:value-type="string">
            <text:p>66</text:p>
          </table:table-cell>
          <table:table-cell office:value-type="string">
            <text:p>189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94699999999985"/>
          <table:table-cell office:value-type="float" office:value="-103.3792600000000022"/>
        </table:table-row>
        <table:table-row>
          <table:table-cell office:value-type="string">
            <text:p>66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66</text:p>
          </table:table-cell>
          <table:table-cell office:value-type="string">
            <text:p>204</text:p>
          </table:table-cell>
          <table:table-cell office:value-type="string">
            <text:p>4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695700000000002"/>
          <table:table-cell office:value-type="float" office:value="-103.3762300000000067"/>
        </table:table-row>
        <table:table-row>
          <table:table-cell office:value-type="string">
            <text:p>66</text:p>
          </table:table-cell>
          <table:table-cell office:value-type="string">
            <text:p>225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515799999999992"/>
          <table:table-cell office:value-type="float" office:value="-103.3895700000000062"/>
        </table:table-row>
        <table:table-row>
          <table:table-cell office:value-type="string">
            <text:p>66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96599999999984"/>
          <table:table-cell office:value-type="float" office:value="-103.3622239999999977"/>
        </table:table-row>
        <table:table-row>
          <table:table-cell office:value-type="string">
            <text:p>66</text:p>
          </table:table-cell>
          <table:table-cell office:value-type="string">
            <text:p>246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851079999999996"/>
          <table:table-cell office:value-type="float" office:value="-103.3337460000000050"/>
        </table:table-row>
        <table:table-row>
          <table:table-cell office:value-type="string">
            <text:p>66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66</text:p>
          </table:table-cell>
          <table:table-cell office:value-type="string">
            <text:p>259</text:p>
          </table:table-cell>
          <table:table-cell office:value-type="string">
            <text:p>13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642900000000012"/>
          <table:table-cell office:value-type="float" office:value="-103.3627999999999929"/>
        </table:table-row>
        <table:table-row>
          <table:table-cell office:value-type="string">
            <text:p>66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66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66</text:p>
          </table:table-cell>
          <table:table-cell office:value-type="string">
            <text:p>266</text:p>
          </table:table-cell>
          <table:table-cell office:value-type="string">
            <text:p>5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66</text:p>
          </table:table-cell>
          <table:table-cell office:value-type="string">
            <text:p>269</text:p>
          </table:table-cell>
          <table:table-cell office:value-type="string">
            <text:p>2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836100000000016"/>
          <table:table-cell office:value-type="float" office:value="-103.3375599999999963"/>
        </table:table-row>
        <table:table-row>
          <table:table-cell office:value-type="string">
            <text:p>66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66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856520000000010"/>
          <table:table-cell office:value-type="float" office:value="-103.3682150000000064"/>
        </table:table-row>
        <table:table-row>
          <table:table-cell office:value-type="string">
            <text:p>66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66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66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66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66</text:p>
          </table:table-cell>
          <table:table-cell office:value-type="string">
            <text:p>52</text:p>
          </table:table-cell>
          <table:table-cell office:value-type="string">
            <text:p>4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66</text:p>
          </table:table-cell>
          <table:table-cell office:value-type="string">
            <text:p>61</text:p>
          </table:table-cell>
          <table:table-cell office:value-type="string">
            <text:p>5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22310000000000"/>
          <table:table-cell office:value-type="float" office:value="-103.3555080000000004"/>
        </table:table-row>
        <table:table-row>
          <table:table-cell office:value-type="string">
            <text:p>6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66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66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66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66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66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33210000000014"/>
          <table:table-cell office:value-type="float" office:value="-103.3705709999999982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67</text:p>
          </table:table-cell>
          <table:table-cell office:value-type="string">
            <text:p>168</text:p>
          </table:table-cell>
          <table:table-cell office:value-type="string">
            <text:p>1</text:p>
          </table:table-cell>
          <table:table-cell office:value-type="float" office:value="20.6722064000000003"/>
          <table:table-cell office:value-type="float" office:value="-103.3725879999999933"/>
          <table:table-cell office:value-type="float" office:value="20.6896899999999988"/>
          <table:table-cell office:value-type="float" office:value="-103.3748599999999982"/>
        </table:table-row>
        <table:table-row>
          <table:table-cell office:value-type="string">
            <text:p>67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722064000000003"/>
          <table:table-cell office:value-type="float" office:value="-103.3725879999999933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6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22064000000003"/>
          <table:table-cell office:value-type="float" office:value="-103.3725879999999933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67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float" office:value="20.6722064000000003"/>
          <table:table-cell office:value-type="float" office:value="-103.3725879999999933"/>
          <table:table-cell office:value-type="float" office:value="20.6704259999999991"/>
          <table:table-cell office:value-type="float" office:value="-103.3733780000000024"/>
        </table:table-row>
        <table:table-row>
          <table:table-cell office:value-type="string">
            <text:p>68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68</text:p>
          </table:table-cell>
          <table:table-cell office:value-type="string">
            <text:p>204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695700000000002"/>
          <table:table-cell office:value-type="float" office:value="-103.3762300000000067"/>
        </table:table-row>
        <table:table-row>
          <table:table-cell office:value-type="string">
            <text:p>68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68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68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68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68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68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713640000000005"/>
          <table:table-cell office:value-type="float" office:value="-103.3717860000000002"/>
        </table:table-row>
        <table:table-row>
          <table:table-cell office:value-type="string">
            <text:p>68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68</text:p>
          </table:table-cell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float" office:value="20.6713640000000005"/>
          <table:table-cell office:value-type="float" office:value="-103.3717860000000002"/>
          <table:table-cell office:value-type="float" office:value="20.6696279999999994"/>
          <table:table-cell office:value-type="float" office:value="-103.3487680000000069"/>
        </table:table-row>
        <table:table-row>
          <table:table-cell office:value-type="string">
            <text:p>69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69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69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676229999999990"/>
          <table:table-cell office:value-type="float" office:value="-103.3704989999999952"/>
        </table:table-row>
        <table:table-row>
          <table:table-cell office:value-type="string">
            <text:p>69</text:p>
          </table:table-cell>
          <table:table-cell office:value-type="string">
            <text:p>233</text:p>
          </table:table-cell>
          <table:table-cell office:value-type="string">
            <text:p>1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69</text:p>
          </table:table-cell>
          <table:table-cell office:value-type="string">
            <text:p>235</text:p>
          </table:table-cell>
          <table:table-cell office:value-type="string">
            <text:p>2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487400000000001"/>
          <table:table-cell office:value-type="float" office:value="-103.3193899999999985"/>
        </table:table-row>
        <table:table-row>
          <table:table-cell office:value-type="string">
            <text:p>69</text:p>
          </table:table-cell>
          <table:table-cell office:value-type="string">
            <text:p>238</text:p>
          </table:table-cell>
          <table:table-cell office:value-type="string">
            <text:p>3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461000000000006"/>
          <table:table-cell office:value-type="float" office:value="-103.3101999999999947"/>
        </table:table-row>
        <table:table-row>
          <table:table-cell office:value-type="string">
            <text:p>69</text:p>
          </table:table-cell>
          <table:table-cell office:value-type="string">
            <text:p>279</text:p>
          </table:table-cell>
          <table:table-cell office:value-type="string">
            <text:p>1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623100000000015"/>
          <table:table-cell office:value-type="float" office:value="-103.3601100000000059"/>
        </table:table-row>
        <table:table-row>
          <table:table-cell office:value-type="string">
            <text:p>69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69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69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69</text:p>
          </table:table-cell>
          <table:table-cell office:value-type="string">
            <text:p>57</text:p>
          </table:table-cell>
          <table:table-cell office:value-type="string">
            <text:p>2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69</text:p>
          </table:table-cell>
          <table:table-cell office:value-type="string">
            <text:p>69</text:p>
          </table:table-cell>
          <table:table-cell office:value-type="string">
            <text:p>2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69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69</text:p>
          </table:table-cell>
          <table:table-cell office:value-type="string">
            <text:p>73</text:p>
          </table:table-cell>
          <table:table-cell office:value-type="string">
            <text:p>3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69</text:p>
          </table:table-cell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float" office:value="20.6668824999999998"/>
          <table:table-cell office:value-type="float" office:value="-103.3555917000000051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70</text:p>
          </table:table-cell>
          <table:table-cell office:value-type="string">
            <text:p>154</text:p>
          </table:table-cell>
          <table:table-cell office:value-type="string">
            <text:p>15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949299999999994"/>
          <table:table-cell office:value-type="float" office:value="-103.3733299999999957"/>
        </table:table-row>
        <table:table-row>
          <table:table-cell office:value-type="string">
            <text:p>70</text:p>
          </table:table-cell>
          <table:table-cell office:value-type="string">
            <text:p>160</text:p>
          </table:table-cell>
          <table:table-cell office:value-type="string">
            <text:p>3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70</text:p>
          </table:table-cell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70</text:p>
          </table:table-cell>
          <table:table-cell office:value-type="string">
            <text:p>196</text:p>
          </table:table-cell>
          <table:table-cell office:value-type="string">
            <text:p>2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70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70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866899999999987"/>
          <table:table-cell office:value-type="float" office:value="-103.3765700000000010"/>
        </table:table-row>
        <table:table-row>
          <table:table-cell office:value-type="string">
            <text:p>70</text:p>
          </table:table-cell>
          <table:table-cell office:value-type="string">
            <text:p>259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642900000000012"/>
          <table:table-cell office:value-type="float" office:value="-103.3627999999999929"/>
        </table:table-row>
        <table:table-row>
          <table:table-cell office:value-type="string">
            <text:p>70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70</text:p>
          </table:table-cell>
          <table:table-cell office:value-type="string">
            <text:p>263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07999999999998"/>
          <table:table-cell office:value-type="float" office:value="-103.3438500000000033"/>
        </table:table-row>
        <table:table-row>
          <table:table-cell office:value-type="string">
            <text:p>7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70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70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70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7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70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46359999999996"/>
          <table:table-cell office:value-type="float" office:value="-103.3716390000000018"/>
        </table:table-row>
        <table:table-row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4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70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70</text:p>
          </table:table-cell>
          <table:table-cell office:value-type="string">
            <text:p>57</text:p>
          </table:table-cell>
          <table:table-cell office:value-type="string">
            <text:p>2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26959999999984"/>
          <table:table-cell office:value-type="float" office:value="-103.3453659999999985"/>
        </table:table-row>
        <table:table-row>
          <table:table-cell office:value-type="string">
            <text:p>70</text:p>
          </table:table-cell>
          <table:table-cell office:value-type="string">
            <text:p>60</text:p>
          </table:table-cell>
          <table:table-cell office:value-type="string">
            <text:p>2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26409999999987"/>
          <table:table-cell office:value-type="float" office:value="-103.3535420000000045"/>
        </table:table-row>
        <table:table-row>
          <table:table-cell office:value-type="string">
            <text:p>70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70</text:p>
          </table:table-cell>
          <table:table-cell office:value-type="string">
            <text:p>70</text:p>
          </table:table-cell>
          <table:table-cell office:value-type="string">
            <text:p>4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70</text:p>
          </table:table-cell>
          <table:table-cell office:value-type="string">
            <text:p>71</text:p>
          </table:table-cell>
          <table:table-cell office:value-type="string">
            <text:p>2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04679999999996"/>
          <table:table-cell office:value-type="float" office:value="-103.3660710000000051"/>
        </table:table-row>
        <table:table-row>
          <table:table-cell office:value-type="string">
            <text:p>70</text:p>
          </table:table-cell>
          <table:table-cell office:value-type="string">
            <text:p>73</text:p>
          </table:table-cell>
          <table:table-cell office:value-type="string">
            <text:p>2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70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70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70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float" office:value="20.6705119999999987"/>
          <table:table-cell office:value-type="float" office:value="-103.3683060000000040"/>
          <table:table-cell office:value-type="float" office:value="20.6704259999999991"/>
          <table:table-cell office:value-type="float" office:value="-103.3733780000000024"/>
        </table:table-row>
        <table:table-row>
          <table:table-cell office:value-type="string">
            <text:p>71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71</text:p>
          </table:table-cell>
          <table:table-cell office:value-type="string">
            <text:p>179</text:p>
          </table:table-cell>
          <table:table-cell office:value-type="string">
            <text:p>2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71</text:p>
          </table:table-cell>
          <table:table-cell office:value-type="string">
            <text:p>243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727620099999996"/>
          <table:table-cell office:value-type="float" office:value="-103.3976248999999967"/>
        </table:table-row>
        <table:table-row>
          <table:table-cell office:value-type="string">
            <text:p>71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71</text:p>
          </table:table-cell>
          <table:table-cell office:value-type="string">
            <text:p>257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595903000000014"/>
          <table:table-cell office:value-type="float" office:value="-103.3244710000000026"/>
        </table:table-row>
        <table:table-row>
          <table:table-cell office:value-type="string">
            <text:p>71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71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71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71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71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71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71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704679999999996"/>
          <table:table-cell office:value-type="float" office:value="-103.3660710000000051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72</text:p>
          </table:table-cell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898499999999999"/>
          <table:table-cell office:value-type="float" office:value="-103.3707100000000025"/>
        </table:table-row>
        <table:table-row>
          <table:table-cell office:value-type="string">
            <text:p>72</text:p>
          </table:table-cell>
          <table:table-cell office:value-type="string">
            <text:p>193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764699999999984"/>
          <table:table-cell office:value-type="float" office:value="-103.3760599999999954"/>
        </table:table-row>
        <table:table-row>
          <table:table-cell office:value-type="string">
            <text:p>72</text:p>
          </table:table-cell>
          <table:table-cell office:value-type="string">
            <text:p>235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487400000000001"/>
          <table:table-cell office:value-type="float" office:value="-103.3193899999999985"/>
        </table:table-row>
        <table:table-row>
          <table:table-cell office:value-type="string">
            <text:p>72</text:p>
          </table:table-cell>
          <table:table-cell office:value-type="string">
            <text:p>244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866899999999987"/>
          <table:table-cell office:value-type="float" office:value="-103.3765700000000010"/>
        </table:table-row>
        <table:table-row>
          <table:table-cell office:value-type="string">
            <text:p>7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72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722310000000000"/>
          <table:table-cell office:value-type="float" office:value="-103.3555080000000004"/>
        </table:table-row>
        <table:table-row>
          <table:table-cell office:value-type="string">
            <text:p>72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72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72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704679999999996"/>
          <table:table-cell office:value-type="float" office:value="-103.3660710000000051"/>
        </table:table-row>
        <table:table-row>
          <table:table-cell office:value-type="string">
            <text:p>72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72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72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713099999999983"/>
          <table:table-cell office:value-type="float" office:value="-103.3516510000000039"/>
        </table:table-row>
        <table:table-row>
          <table:table-cell office:value-type="string">
            <text:p>72</text:p>
          </table:table-cell>
          <table:table-cell office:value-type="string">
            <text:p>81</text:p>
          </table:table-cell>
          <table:table-cell office:value-type="string">
            <text:p>2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72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14550000000017"/>
          <table:table-cell office:value-type="float" office:value="-103.3636329999999930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73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73</text:p>
          </table:table-cell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846500000000013"/>
          <table:table-cell office:value-type="float" office:value="-103.3452599999999961"/>
        </table:table-row>
        <table:table-row>
          <table:table-cell office:value-type="string">
            <text:p>73</text:p>
          </table:table-cell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73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802269999999986"/>
          <table:table-cell office:value-type="float" office:value="-103.3501459999999952"/>
        </table:table-row>
        <table:table-row>
          <table:table-cell office:value-type="string">
            <text:p>73</text:p>
          </table:table-cell>
          <table:table-cell office:value-type="string">
            <text:p>279</text:p>
          </table:table-cell>
          <table:table-cell office:value-type="string">
            <text:p>1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623100000000015"/>
          <table:table-cell office:value-type="float" office:value="-103.3601100000000059"/>
        </table:table-row>
        <table:table-row>
          <table:table-cell office:value-type="string">
            <text:p>7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73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73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73</text:p>
          </table:table-cell>
          <table:table-cell office:value-type="string">
            <text:p>66</text:p>
          </table:table-cell>
          <table:table-cell office:value-type="string">
            <text:p>4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73</text:p>
          </table:table-cell>
          <table:table-cell office:value-type="string">
            <text:p>69</text:p>
          </table:table-cell>
          <table:table-cell office:value-type="string">
            <text:p>3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73</text:p>
          </table:table-cell>
          <table:table-cell office:value-type="string">
            <text:p>70</text:p>
          </table:table-cell>
          <table:table-cell office:value-type="string">
            <text:p>7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73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73</text:p>
          </table:table-cell>
          <table:table-cell office:value-type="string">
            <text:p>73</text:p>
          </table:table-cell>
          <table:table-cell office:value-type="string">
            <text:p>5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73</text:p>
          </table:table-cell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705599999999983"/>
          <table:table-cell office:value-type="float" office:value="-103.3575890000000044"/>
        </table:table-row>
        <table:table-row>
          <table:table-cell office:value-type="string">
            <text:p>73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float" office:value="20.6703620000000008"/>
          <table:table-cell office:value-type="float" office:value="-103.3595370000000031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74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float" office:value="20.6705599999999983"/>
          <table:table-cell office:value-type="float" office:value="-103.3575890000000044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74</text:p>
          </table:table-cell>
          <table:table-cell office:value-type="string">
            <text:p>266</text:p>
          </table:table-cell>
          <table:table-cell office:value-type="string">
            <text:p>1</text:p>
          </table:table-cell>
          <table:table-cell office:value-type="float" office:value="20.6705599999999983"/>
          <table:table-cell office:value-type="float" office:value="-103.3575890000000044"/>
          <table:table-cell office:value-type="float" office:value="20.7021100000000011"/>
          <table:table-cell office:value-type="float" office:value="-103.3599600000000009"/>
        </table:table-row>
        <table:table-row>
          <table:table-cell office:value-type="string">
            <text:p>74</text:p>
          </table:table-cell>
          <table:table-cell office:value-type="string">
            <text:p>283</text:p>
          </table:table-cell>
          <table:table-cell office:value-type="string">
            <text:p>1</text:p>
          </table:table-cell>
          <table:table-cell office:value-type="float" office:value="20.6705599999999983"/>
          <table:table-cell office:value-type="float" office:value="-103.3575890000000044"/>
          <table:table-cell office:value-type="float" office:value="20.6577500000000001"/>
          <table:table-cell office:value-type="float" office:value="-103.3513200000000012"/>
        </table:table-row>
        <table:table-row>
          <table:table-cell office:value-type="string">
            <text:p>74</text:p>
          </table:table-cell>
          <table:table-cell office:value-type="string">
            <text:p>38</text:p>
          </table:table-cell>
          <table:table-cell office:value-type="string">
            <text:p>2</text:p>
          </table:table-cell>
          <table:table-cell office:value-type="float" office:value="20.6705599999999983"/>
          <table:table-cell office:value-type="float" office:value="-103.3575890000000044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75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75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75</text:p>
          </table:table-cell>
          <table:table-cell office:value-type="string">
            <text:p>126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19499999999989"/>
          <table:table-cell office:value-type="float" office:value="-103.4064099999999939"/>
        </table:table-row>
        <table:table-row>
          <table:table-cell office:value-type="string">
            <text:p>75</text:p>
          </table:table-cell>
          <table:table-cell office:value-type="string">
            <text:p>131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668781999999993"/>
          <table:table-cell office:value-type="float" office:value="-103.4031329000000028"/>
        </table:table-row>
        <table:table-row>
          <table:table-cell office:value-type="string">
            <text:p>75</text:p>
          </table:table-cell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631280599999982"/>
          <table:table-cell office:value-type="float" office:value="-103.4079076000000015"/>
        </table:table-row>
        <table:table-row>
          <table:table-cell office:value-type="string">
            <text:p>75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75</text:p>
          </table:table-cell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898100000000014"/>
          <table:table-cell office:value-type="float" office:value="-103.3539729999999963"/>
        </table:table-row>
        <table:table-row>
          <table:table-cell office:value-type="string">
            <text:p>7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75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92960000000008"/>
          <table:table-cell office:value-type="float" office:value="-103.3706580000000059"/>
        </table:table-row>
        <table:table-row>
          <table:table-cell office:value-type="string">
            <text:p>75</text:p>
          </table:table-cell>
          <table:table-cell office:value-type="string">
            <text:p>211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699309999999983"/>
          <table:table-cell office:value-type="float" office:value="-103.3943069999999977"/>
        </table:table-row>
        <table:table-row>
          <table:table-cell office:value-type="string">
            <text:p>75</text:p>
          </table:table-cell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646800000000006"/>
          <table:table-cell office:value-type="float" office:value="-103.3335699999999946"/>
        </table:table-row>
        <table:table-row>
          <table:table-cell office:value-type="string">
            <text:p>75</text:p>
          </table:table-cell>
          <table:table-cell office:value-type="string">
            <text:p>232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525099999999995"/>
          <table:table-cell office:value-type="float" office:value="-103.3255300000000005"/>
        </table:table-row>
        <table:table-row>
          <table:table-cell office:value-type="string">
            <text:p>75</text:p>
          </table:table-cell>
          <table:table-cell office:value-type="string">
            <text:p>238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461000000000006"/>
          <table:table-cell office:value-type="float" office:value="-103.3101999999999947"/>
        </table:table-row>
        <table:table-row>
          <table:table-cell office:value-type="string">
            <text:p>75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75</text:p>
          </table:table-cell>
          <table:table-cell office:value-type="string">
            <text:p>260</text:p>
          </table:table-cell>
          <table:table-cell office:value-type="string">
            <text:p>2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28400000000008"/>
          <table:table-cell office:value-type="float" office:value="-103.3471799999999945"/>
        </table:table-row>
        <table:table-row>
          <table:table-cell office:value-type="string">
            <text:p>75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75</text:p>
          </table:table-cell>
          <table:table-cell office:value-type="string">
            <text:p>280</text:p>
          </table:table-cell>
          <table:table-cell office:value-type="string">
            <text:p>2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656300000000002"/>
          <table:table-cell office:value-type="float" office:value="-103.3580199999999962"/>
        </table:table-row>
        <table:table-row>
          <table:table-cell office:value-type="string">
            <text:p>75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75</text:p>
          </table:table-cell>
          <table:table-cell office:value-type="string">
            <text:p>40</text:p>
          </table:table-cell>
          <table:table-cell office:value-type="string">
            <text:p>2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75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75</text:p>
          </table:table-cell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75</text:p>
          </table:table-cell>
          <table:table-cell office:value-type="string">
            <text:p>63</text:p>
          </table:table-cell>
          <table:table-cell office:value-type="string">
            <text:p>2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75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75</text:p>
          </table:table-cell>
          <table:table-cell office:value-type="string">
            <text:p>67</text:p>
          </table:table-cell>
          <table:table-cell office:value-type="string">
            <text:p>2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22064000000003"/>
          <table:table-cell office:value-type="float" office:value="-103.3725879999999933"/>
        </table:table-row>
        <table:table-row>
          <table:table-cell office:value-type="string">
            <text:p>75</text:p>
          </table:table-cell>
          <table:table-cell office:value-type="string">
            <text:p>70</text:p>
          </table:table-cell>
          <table:table-cell office:value-type="string">
            <text:p>2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75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704679999999996"/>
          <table:table-cell office:value-type="float" office:value="-103.3660710000000051"/>
        </table:table-row>
        <table:table-row>
          <table:table-cell office:value-type="string">
            <text:p>75</text:p>
          </table:table-cell>
          <table:table-cell office:value-type="string">
            <text:p>75</text:p>
          </table:table-cell>
          <table:table-cell office:value-type="string">
            <text:p>5</text:p>
          </table:table-cell>
          <table:table-cell office:value-type="float" office:value="20.6699550000000016"/>
          <table:table-cell office:value-type="float" office:value="-103.3550319999999942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76</text:p>
          </table:table-cell>
          <table:table-cell office:value-type="string">
            <text:p>269</text:p>
          </table:table-cell>
          <table:table-cell office:value-type="string">
            <text:p>1</text:p>
          </table:table-cell>
          <table:table-cell office:value-type="float" office:value="20.6713099999999983"/>
          <table:table-cell office:value-type="float" office:value="-103.3516510000000039"/>
          <table:table-cell office:value-type="float" office:value="20.6836100000000016"/>
          <table:table-cell office:value-type="float" office:value="-103.3375599999999963"/>
        </table:table-row>
        <table:table-row>
          <table:table-cell office:value-type="string">
            <text:p>7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713099999999983"/>
          <table:table-cell office:value-type="float" office:value="-103.3516510000000039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76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float" office:value="20.6713099999999983"/>
          <table:table-cell office:value-type="float" office:value="-103.3516510000000039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76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713099999999983"/>
          <table:table-cell office:value-type="float" office:value="-103.3516510000000039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76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713099999999983"/>
          <table:table-cell office:value-type="float" office:value="-103.3516510000000039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77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float" office:value="20.6696279999999994"/>
          <table:table-cell office:value-type="float" office:value="-103.3487680000000069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77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696279999999994"/>
          <table:table-cell office:value-type="float" office:value="-103.3487680000000069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77</text:p>
          </table:table-cell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float" office:value="20.6696279999999994"/>
          <table:table-cell office:value-type="float" office:value="-103.3487680000000069"/>
          <table:table-cell office:value-type="float" office:value="20.6754210000000000"/>
          <table:table-cell office:value-type="float" office:value="-103.3420490000000029"/>
        </table:table-row>
        <table:table-row>
          <table:table-cell office:value-type="string">
            <text:p>77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float" office:value="20.6696279999999994"/>
          <table:table-cell office:value-type="float" office:value="-103.3487680000000069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78</text:p>
          </table:table-cell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float" office:value="20.6702429999999993"/>
          <table:table-cell office:value-type="float" office:value="-103.3461949999999945"/>
          <table:table-cell office:value-type="float" office:value="20.6961058800000011"/>
          <table:table-cell office:value-type="float" office:value="-103.3549491999999930"/>
        </table:table-row>
        <table:table-row>
          <table:table-cell office:value-type="string">
            <text:p>78</text:p>
          </table:table-cell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float" office:value="20.6702429999999993"/>
          <table:table-cell office:value-type="float" office:value="-103.3461949999999945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78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702429999999993"/>
          <table:table-cell office:value-type="float" office:value="-103.3461949999999945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78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float" office:value="20.6702429999999993"/>
          <table:table-cell office:value-type="float" office:value="-103.3461949999999945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78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702429999999993"/>
          <table:table-cell office:value-type="float" office:value="-103.3461949999999945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78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702429999999993"/>
          <table:table-cell office:value-type="float" office:value="-103.3461949999999945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79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79</text:p>
          </table:table-cell>
          <table:table-cell office:value-type="string">
            <text:p>180</text:p>
          </table:table-cell>
          <table:table-cell office:value-type="string">
            <text:p>2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880336999999983"/>
          <table:table-cell office:value-type="float" office:value="-103.3627160000000060"/>
        </table:table-row>
        <table:table-row>
          <table:table-cell office:value-type="string">
            <text:p>79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79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79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79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80340000000002"/>
          <table:table-cell office:value-type="float" office:value="-103.3584660000000071"/>
        </table:table-row>
        <table:table-row>
          <table:table-cell office:value-type="string">
            <text:p>79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79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60669999999998"/>
          <table:table-cell office:value-type="float" office:value="-103.3670489999999944"/>
        </table:table-row>
        <table:table-row>
          <table:table-cell office:value-type="string">
            <text:p>79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54439999999988"/>
          <table:table-cell office:value-type="float" office:value="-103.3701470000000029"/>
        </table:table-row>
        <table:table-row>
          <table:table-cell office:value-type="string">
            <text:p>79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79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79</text:p>
          </table:table-cell>
          <table:table-cell office:value-type="string">
            <text:p>63</text:p>
          </table:table-cell>
          <table:table-cell office:value-type="string">
            <text:p>2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79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79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79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79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79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756309999999992"/>
          <table:table-cell office:value-type="float" office:value="-103.3613399999999984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8</text:p>
          </table:table-cell>
          <table:table-cell office:value-type="string">
            <text:p>163</text:p>
          </table:table-cell>
          <table:table-cell office:value-type="string">
            <text:p>3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8</text:p>
          </table:table-cell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745500000000000"/>
          <table:table-cell office:value-type="float" office:value="-103.3799800000000033"/>
        </table:table-row>
        <table:table-row>
          <table:table-cell office:value-type="string">
            <text:p>8</text:p>
          </table:table-cell>
          <table:table-cell office:value-type="string">
            <text:p>275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989799999999988"/>
          <table:table-cell office:value-type="float" office:value="-103.3489299999999957"/>
        </table:table-row>
        <table:table-row>
          <table:table-cell office:value-type="string">
            <text:p>8</text:p>
          </table:table-cell>
          <table:table-cell office:value-type="string">
            <text:p>285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7004699999999993"/>
          <table:table-cell office:value-type="float" office:value="-103.3615800000000036"/>
        </table:table-row>
        <table:table-row>
          <table:table-cell office:value-type="string">
            <text:p>8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8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747210000000017"/>
          <table:table-cell office:value-type="float" office:value="-103.3585479999999990"/>
        </table:table-row>
        <table:table-row>
          <table:table-cell office:value-type="string">
            <text:p>8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8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8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8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float" office:value="20.6807519000000006"/>
          <table:table-cell office:value-type="float" office:value="-103.3443800999999951"/>
          <table:table-cell office:value-type="float" office:value="20.6807519000000006"/>
          <table:table-cell office:value-type="float" office:value="-103.3443800999999951"/>
        </table:table-row>
        <table:table-row>
          <table:table-cell office:value-type="string">
            <text:p>80</text:p>
          </table:table-cell>
          <table:table-cell office:value-type="string">
            <text:p>148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417600000000014"/>
          <table:table-cell office:value-type="float" office:value="-103.3171600000000012"/>
        </table:table-row>
        <table:table-row>
          <table:table-cell office:value-type="string">
            <text:p>8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80</text:p>
          </table:table-cell>
          <table:table-cell office:value-type="string">
            <text:p>207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681600000000003"/>
          <table:table-cell office:value-type="float" office:value="-103.3848799999999954"/>
        </table:table-row>
        <table:table-row>
          <table:table-cell office:value-type="string">
            <text:p>80</text:p>
          </table:table-cell>
          <table:table-cell office:value-type="string">
            <text:p>214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662299999999988"/>
          <table:table-cell office:value-type="float" office:value="-103.3965400000000017"/>
        </table:table-row>
        <table:table-row>
          <table:table-cell office:value-type="string">
            <text:p>80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80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8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80</text:p>
          </table:table-cell>
          <table:table-cell office:value-type="string">
            <text:p>62</text:p>
          </table:table-cell>
          <table:table-cell office:value-type="string">
            <text:p>4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80</text:p>
          </table:table-cell>
          <table:table-cell office:value-type="string">
            <text:p>63</text:p>
          </table:table-cell>
          <table:table-cell office:value-type="string">
            <text:p>3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80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80</text:p>
          </table:table-cell>
          <table:table-cell office:value-type="string">
            <text:p>71</text:p>
          </table:table-cell>
          <table:table-cell office:value-type="string">
            <text:p>2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704679999999996"/>
          <table:table-cell office:value-type="float" office:value="-103.3660710000000051"/>
        </table:table-row>
        <table:table-row>
          <table:table-cell office:value-type="string">
            <text:p>80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80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80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8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float" office:value="20.6679460000000006"/>
          <table:table-cell office:value-type="float" office:value="-103.3467749999999938"/>
          <table:table-cell office:value-type="float" office:value="20.6667710000000007"/>
          <table:table-cell office:value-type="float" office:value="-103.3505619999999965"/>
        </table:table-row>
        <table:table-row>
          <table:table-cell office:value-type="string">
            <text:p>81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81</text:p>
          </table:table-cell>
          <table:table-cell office:value-type="string">
            <text:p>193</text:p>
          </table:table-cell>
          <table:table-cell office:value-type="string">
            <text:p>4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64699999999984"/>
          <table:table-cell office:value-type="float" office:value="-103.3760599999999954"/>
        </table:table-row>
        <table:table-row>
          <table:table-cell office:value-type="string">
            <text:p>81</text:p>
          </table:table-cell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81</text:p>
          </table:table-cell>
          <table:table-cell office:value-type="string">
            <text:p>197</text:p>
          </table:table-cell>
          <table:table-cell office:value-type="string">
            <text:p>2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44799999999991"/>
          <table:table-cell office:value-type="float" office:value="-103.3761800000000051"/>
        </table:table-row>
        <table:table-row>
          <table:table-cell office:value-type="string">
            <text:p>8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81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81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64609999999998"/>
          <table:table-cell office:value-type="float" office:value="-103.3502440000000036"/>
        </table:table-row>
        <table:table-row>
          <table:table-cell office:value-type="string">
            <text:p>81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8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81</text:p>
          </table:table-cell>
          <table:table-cell office:value-type="string">
            <text:p>40</text:p>
          </table:table-cell>
          <table:table-cell office:value-type="string">
            <text:p>12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81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81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81</text:p>
          </table:table-cell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81</text:p>
          </table:table-cell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705599999999983"/>
          <table:table-cell office:value-type="float" office:value="-103.3575890000000044"/>
        </table:table-row>
        <table:table-row>
          <table:table-cell office:value-type="string">
            <text:p>81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81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81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float" office:value="20.6688626999999983"/>
          <table:table-cell office:value-type="float" office:value="-103.3513022000000063"/>
          <table:table-cell office:value-type="float" office:value="20.6688626999999983"/>
          <table:table-cell office:value-type="float" office:value="-103.3513022000000063"/>
        </table:table-row>
        <table:table-row>
          <table:table-cell office:value-type="string">
            <text:p>82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82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82</text:p>
          </table:table-cell>
          <table:table-cell office:value-type="string">
            <text:p>177</text:p>
          </table:table-cell>
          <table:table-cell office:value-type="string">
            <text:p>2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872299999999996"/>
          <table:table-cell office:value-type="float" office:value="-103.3708400000000012"/>
        </table:table-row>
        <table:table-row>
          <table:table-cell office:value-type="string">
            <text:p>82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820069999999987"/>
          <table:table-cell office:value-type="float" office:value="-103.3726419999999990"/>
        </table:table-row>
        <table:table-row>
          <table:table-cell office:value-type="string">
            <text:p>82</text:p>
          </table:table-cell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82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788349999999994"/>
          <table:table-cell office:value-type="float" office:value="-103.3680449999999951"/>
        </table:table-row>
        <table:table-row>
          <table:table-cell office:value-type="string">
            <text:p>82</text:p>
          </table:table-cell>
          <table:table-cell office:value-type="string">
            <text:p>38</text:p>
          </table:table-cell>
          <table:table-cell office:value-type="string">
            <text:p>8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760780000000004"/>
          <table:table-cell office:value-type="float" office:value="-103.3564580000000035"/>
        </table:table-row>
        <table:table-row>
          <table:table-cell office:value-type="string">
            <text:p>82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757460000000002"/>
          <table:table-cell office:value-type="float" office:value="-103.3545790000000011"/>
        </table:table-row>
        <table:table-row>
          <table:table-cell office:value-type="string">
            <text:p>82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82</text:p>
          </table:table-cell>
          <table:table-cell office:value-type="string">
            <text:p>82</text:p>
          </table:table-cell>
          <table:table-cell office:value-type="string">
            <text:p>6</text:p>
          </table:table-cell>
          <table:table-cell office:value-type="float" office:value="20.6843199999999996"/>
          <table:table-cell office:value-type="float" office:value="-103.3732519999999937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8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float" office:value="20.6673520000000011"/>
          <table:table-cell office:value-type="float" office:value="-103.3633379999999988"/>
          <table:table-cell office:value-type="float" office:value="20.6818710000000010"/>
          <table:table-cell office:value-type="float" office:value="-103.3503960000000035"/>
        </table:table-row>
        <table:table-row>
          <table:table-cell office:value-type="string">
            <text:p>83</text:p>
          </table:table-cell>
          <table:table-cell office:value-type="string">
            <text:p>202</text:p>
          </table:table-cell>
          <table:table-cell office:value-type="string">
            <text:p>2</text:p>
          </table:table-cell>
          <table:table-cell office:value-type="float" office:value="20.6673520000000011"/>
          <table:table-cell office:value-type="float" office:value="-103.3633379999999988"/>
          <table:table-cell office:value-type="float" office:value="20.6686799999999984"/>
          <table:table-cell office:value-type="float" office:value="-103.3730999999999938"/>
        </table:table-row>
        <table:table-row>
          <table:table-cell office:value-type="string">
            <text:p>83</text:p>
          </table:table-cell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float" office:value="20.6673520000000011"/>
          <table:table-cell office:value-type="float" office:value="-103.3633379999999988"/>
          <table:table-cell office:value-type="float" office:value="20.6752900000000004"/>
          <table:table-cell office:value-type="float" office:value="-103.3465599999999966"/>
        </table:table-row>
        <table:table-row>
          <table:table-cell office:value-type="string">
            <text:p>83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float" office:value="20.6673520000000011"/>
          <table:table-cell office:value-type="float" office:value="-103.3633379999999988"/>
          <table:table-cell office:value-type="float" office:value="20.6754439999999988"/>
          <table:table-cell office:value-type="float" office:value="-103.3701470000000029"/>
        </table:table-row>
        <table:table-row>
          <table:table-cell office:value-type="string">
            <text:p>83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673520000000011"/>
          <table:table-cell office:value-type="float" office:value="-103.3633379999999988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83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673520000000011"/>
          <table:table-cell office:value-type="float" office:value="-103.3633379999999988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83</text:p>
          </table:table-cell>
          <table:table-cell office:value-type="string">
            <text:p>78</text:p>
          </table:table-cell>
          <table:table-cell office:value-type="string">
            <text:p>5</text:p>
          </table:table-cell>
          <table:table-cell office:value-type="float" office:value="20.6673520000000011"/>
          <table:table-cell office:value-type="float" office:value="-103.3633379999999988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83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673520000000011"/>
          <table:table-cell office:value-type="float" office:value="-103.3633379999999988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84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float" office:value="20.6693260000000016"/>
          <table:table-cell office:value-type="float" office:value="-103.3625349999999941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85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76229999999990"/>
          <table:table-cell office:value-type="float" office:value="-103.3704989999999952"/>
        </table:table-row>
        <table:table-row>
          <table:table-cell office:value-type="string">
            <text:p>85</text:p>
          </table:table-cell>
          <table:table-cell office:value-type="string">
            <text:p>150</text:p>
          </table:table-cell>
          <table:table-cell office:value-type="string">
            <text:p>3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381599999999992"/>
          <table:table-cell office:value-type="float" office:value="-103.3114800000000031"/>
        </table:table-row>
        <table:table-row>
          <table:table-cell office:value-type="string">
            <text:p>85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845600000000012"/>
          <table:table-cell office:value-type="float" office:value="-103.3569899999999961"/>
        </table:table-row>
        <table:table-row>
          <table:table-cell office:value-type="string">
            <text:p>85</text:p>
          </table:table-cell>
          <table:table-cell office:value-type="string">
            <text:p>158</text:p>
          </table:table-cell>
          <table:table-cell office:value-type="string">
            <text:p>2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960970000000017"/>
          <table:table-cell office:value-type="float" office:value="-103.3493820000000056"/>
        </table:table-row>
        <table:table-row>
          <table:table-cell office:value-type="string">
            <text:p>85</text:p>
          </table:table-cell>
          <table:table-cell office:value-type="string">
            <text:p>162</text:p>
          </table:table-cell>
          <table:table-cell office:value-type="string">
            <text:p>13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927249999999994"/>
          <table:table-cell office:value-type="float" office:value="-103.3516000000000048"/>
        </table:table-row>
        <table:table-row>
          <table:table-cell office:value-type="string">
            <text:p>85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90860000000016"/>
          <table:table-cell office:value-type="float" office:value="-103.3728409999999940"/>
        </table:table-row>
        <table:table-row>
          <table:table-cell office:value-type="string">
            <text:p>85</text:p>
          </table:table-cell>
          <table:table-cell office:value-type="string">
            <text:p>194</text:p>
          </table:table-cell>
          <table:table-cell office:value-type="string">
            <text:p>2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43799999999993"/>
          <table:table-cell office:value-type="float" office:value="-103.3848799999999954"/>
        </table:table-row>
        <table:table-row>
          <table:table-cell office:value-type="string">
            <text:p>85</text:p>
          </table:table-cell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20700000000015"/>
          <table:table-cell office:value-type="float" office:value="-103.3799700000000001"/>
        </table:table-row>
        <table:table-row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63780000000017"/>
          <table:table-cell office:value-type="float" office:value="-103.3488200000000035"/>
        </table:table-row>
        <table:table-row>
          <table:table-cell office:value-type="string">
            <text:p>85</text:p>
          </table:table-cell>
          <table:table-cell office:value-type="string">
            <text:p>233</text:p>
          </table:table-cell>
          <table:table-cell office:value-type="string">
            <text:p>4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547499999999999"/>
          <table:table-cell office:value-type="float" office:value="-103.3271900000000016"/>
        </table:table-row>
        <table:table-row>
          <table:table-cell office:value-type="string">
            <text:p>85</text:p>
          </table:table-cell>
          <table:table-cell office:value-type="string">
            <text:p>254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84800000000004"/>
          <table:table-cell office:value-type="float" office:value="-103.3651030000000048"/>
        </table:table-row>
        <table:table-row>
          <table:table-cell office:value-type="string">
            <text:p>85</text:p>
          </table:table-cell>
          <table:table-cell office:value-type="string">
            <text:p>256</text:p>
          </table:table-cell>
          <table:table-cell office:value-type="string">
            <text:p>2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85</text:p>
          </table:table-cell>
          <table:table-cell office:value-type="string">
            <text:p>259</text:p>
          </table:table-cell>
          <table:table-cell office:value-type="string">
            <text:p>6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42900000000012"/>
          <table:table-cell office:value-type="float" office:value="-103.3627999999999929"/>
        </table:table-row>
        <table:table-row>
          <table:table-cell office:value-type="string">
            <text:p>85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804780000000008"/>
          <table:table-cell office:value-type="float" office:value="-103.3483769999999993"/>
        </table:table-row>
        <table:table-row>
          <table:table-cell office:value-type="string">
            <text:p>8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72280000000015"/>
          <table:table-cell office:value-type="float" office:value="-103.3659999999999997"/>
        </table:table-row>
        <table:table-row>
          <table:table-cell office:value-type="string">
            <text:p>85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72627000000000"/>
          <table:table-cell office:value-type="float" office:value="-103.3449080000000038"/>
        </table:table-row>
        <table:table-row>
          <table:table-cell office:value-type="string">
            <text:p>8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76900000000003"/>
          <table:table-cell office:value-type="float" office:value="-103.3682519999999982"/>
        </table:table-row>
        <table:table-row>
          <table:table-cell office:value-type="string">
            <text:p>85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85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52439999999993"/>
          <table:table-cell office:value-type="float" office:value="-103.3478889999999950"/>
        </table:table-row>
        <table:table-row>
          <table:table-cell office:value-type="string">
            <text:p>85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85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22310000000000"/>
          <table:table-cell office:value-type="float" office:value="-103.3555080000000004"/>
        </table:table-row>
        <table:table-row>
          <table:table-cell office:value-type="string">
            <text:p>85</text:p>
          </table:table-cell>
          <table:table-cell office:value-type="string">
            <text:p>62</text:p>
          </table:table-cell>
          <table:table-cell office:value-type="string">
            <text:p>7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34000000000009"/>
          <table:table-cell office:value-type="float" office:value="-103.3576840000000061"/>
        </table:table-row>
        <table:table-row>
          <table:table-cell office:value-type="string">
            <text:p>85</text:p>
          </table:table-cell>
          <table:table-cell office:value-type="string">
            <text:p>63</text:p>
          </table:table-cell>
          <table:table-cell office:value-type="string">
            <text:p>3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85</text:p>
          </table:table-cell>
          <table:table-cell office:value-type="string">
            <text:p>64</text:p>
          </table:table-cell>
          <table:table-cell office:value-type="string">
            <text:p>2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30720000000012"/>
          <table:table-cell office:value-type="float" office:value="-103.3650549999999981"/>
        </table:table-row>
        <table:table-row>
          <table:table-cell office:value-type="string">
            <text:p>85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85</text:p>
          </table:table-cell>
          <table:table-cell office:value-type="string">
            <text:p>69</text:p>
          </table:table-cell>
          <table:table-cell office:value-type="string">
            <text:p>7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85</text:p>
          </table:table-cell>
          <table:table-cell office:value-type="string">
            <text:p>70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85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99550000000016"/>
          <table:table-cell office:value-type="float" office:value="-103.3550319999999942"/>
        </table:table-row>
        <table:table-row>
          <table:table-cell office:value-type="string">
            <text:p>85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85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85</text:p>
          </table:table-cell>
          <table:table-cell office:value-type="string">
            <text:p>85</text:p>
          </table:table-cell>
          <table:table-cell office:value-type="string">
            <text:p>6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85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float" office:value="20.6675320000000013"/>
          <table:table-cell office:value-type="float" office:value="-103.3595222000000007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86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819839999999999"/>
          <table:table-cell office:value-type="float" office:value="-103.3538350000000037"/>
        </table:table-row>
        <table:table-row>
          <table:table-cell office:value-type="string">
            <text:p>86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817859999999989"/>
          <table:table-cell office:value-type="float" office:value="-103.3572669999999931"/>
        </table:table-row>
        <table:table-row>
          <table:table-cell office:value-type="string">
            <text:p>86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820589999999989"/>
          <table:table-cell office:value-type="float" office:value="-103.3659690000000069"/>
        </table:table-row>
        <table:table-row>
          <table:table-cell office:value-type="string">
            <text:p>86</text:p>
          </table:table-cell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86</text:p>
          </table:table-cell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886100000000006"/>
          <table:table-cell office:value-type="float" office:value="-103.3658140000000003"/>
        </table:table-row>
        <table:table-row>
          <table:table-cell office:value-type="string">
            <text:p>86</text:p>
          </table:table-cell>
          <table:table-cell office:value-type="string">
            <text:p>179</text:p>
          </table:table-cell>
          <table:table-cell office:value-type="string">
            <text:p>3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870000000000012"/>
          <table:table-cell office:value-type="float" office:value="-103.3658199999999994"/>
        </table:table-row>
        <table:table-row>
          <table:table-cell office:value-type="string">
            <text:p>86</text:p>
          </table:table-cell>
          <table:table-cell office:value-type="string">
            <text:p>185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816800000000001"/>
          <table:table-cell office:value-type="float" office:value="-103.3819699999999955"/>
        </table:table-row>
        <table:table-row>
          <table:table-cell office:value-type="string">
            <text:p>86</text:p>
          </table:table-cell>
          <table:table-cell office:value-type="string">
            <text:p>198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20599999999983"/>
          <table:table-cell office:value-type="float" office:value="-103.3840000000000003"/>
        </table:table-row>
        <table:table-row>
          <table:table-cell office:value-type="string">
            <text:p>86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86</text:p>
          </table:table-cell>
          <table:table-cell office:value-type="string">
            <text:p>277</text:p>
          </table:table-cell>
          <table:table-cell office:value-type="string">
            <text:p>2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650999999999989"/>
          <table:table-cell office:value-type="float" office:value="-103.3680700000000030"/>
        </table:table-row>
        <table:table-row>
          <table:table-cell office:value-type="string">
            <text:p>86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54609999999985"/>
          <table:table-cell office:value-type="float" office:value="-103.3675010000000043"/>
        </table:table-row>
        <table:table-row>
          <table:table-cell office:value-type="string">
            <text:p>86</text:p>
          </table:table-cell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74190000000004"/>
          <table:table-cell office:value-type="float" office:value="-103.3479829999999993"/>
        </table:table-row>
        <table:table-row>
          <table:table-cell office:value-type="string">
            <text:p>86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66560000000013"/>
          <table:table-cell office:value-type="float" office:value="-103.3623309999999975"/>
        </table:table-row>
        <table:table-row>
          <table:table-cell office:value-type="string">
            <text:p>86</text:p>
          </table:table-cell>
          <table:table-cell office:value-type="string">
            <text:p>51</text:p>
          </table:table-cell>
          <table:table-cell office:value-type="string">
            <text:p>5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86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45589999999986"/>
          <table:table-cell office:value-type="float" office:value="-103.3526630000000068"/>
        </table:table-row>
        <table:table-row>
          <table:table-cell office:value-type="string">
            <text:p>86</text:p>
          </table:table-cell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19709999999992"/>
          <table:table-cell office:value-type="float" office:value="-103.3474219999999946"/>
        </table:table-row>
        <table:table-row>
          <table:table-cell office:value-type="string">
            <text:p>86</text:p>
          </table:table-cell>
          <table:table-cell office:value-type="string">
            <text:p>63</text:p>
          </table:table-cell>
          <table:table-cell office:value-type="string">
            <text:p>3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17779999999998"/>
          <table:table-cell office:value-type="float" office:value="-103.3612739999999945"/>
        </table:table-row>
        <table:table-row>
          <table:table-cell office:value-type="string">
            <text:p>86</text:p>
          </table:table-cell>
          <table:table-cell office:value-type="string">
            <text:p>66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33210000000014"/>
          <table:table-cell office:value-type="float" office:value="-103.3705709999999982"/>
        </table:table-row>
        <table:table-row>
          <table:table-cell office:value-type="string">
            <text:p>86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668824999999998"/>
          <table:table-cell office:value-type="float" office:value="-103.3555917000000051"/>
        </table:table-row>
        <table:table-row>
          <table:table-cell office:value-type="string">
            <text:p>86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14550000000017"/>
          <table:table-cell office:value-type="float" office:value="-103.3636329999999930"/>
        </table:table-row>
        <table:table-row>
          <table:table-cell office:value-type="string">
            <text:p>86</text:p>
          </table:table-cell>
          <table:table-cell office:value-type="string">
            <text:p>73</text:p>
          </table:table-cell>
          <table:table-cell office:value-type="string">
            <text:p>4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03620000000008"/>
          <table:table-cell office:value-type="float" office:value="-103.3595370000000031"/>
        </table:table-row>
        <table:table-row>
          <table:table-cell office:value-type="string">
            <text:p>86</text:p>
          </table:table-cell>
          <table:table-cell office:value-type="string">
            <text:p>79</text:p>
          </table:table-cell>
          <table:table-cell office:value-type="string">
            <text:p>2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756309999999992"/>
          <table:table-cell office:value-type="float" office:value="-103.3613399999999984"/>
        </table:table-row>
        <table:table-row>
          <table:table-cell office:value-type="string">
            <text:p>86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843199999999996"/>
          <table:table-cell office:value-type="float" office:value="-103.3732519999999937"/>
        </table:table-row>
        <table:table-row>
          <table:table-cell office:value-type="string">
            <text:p>86</text:p>
          </table:table-cell>
          <table:table-cell office:value-type="string">
            <text:p>85</text:p>
          </table:table-cell>
          <table:table-cell office:value-type="string">
            <text:p>3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675320000000013"/>
          <table:table-cell office:value-type="float" office:value="-103.3595222000000007"/>
        </table:table-row>
        <table:table-row>
          <table:table-cell office:value-type="string">
            <text:p>86</text:p>
          </table:table-cell>
          <table:table-cell office:value-type="string">
            <text:p>86</text:p>
          </table:table-cell>
          <table:table-cell office:value-type="string">
            <text:p>3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693059999999988"/>
          <table:table-cell office:value-type="float" office:value="-103.3683120000000031"/>
        </table:table-row>
        <table:table-row>
          <table:table-cell office:value-type="string">
            <text:p>86</text:p>
          </table:table-cell>
          <table:table-cell office:value-type="string">
            <text:p>88</text:p>
          </table:table-cell>
          <table:table-cell office:value-type="string">
            <text:p>1</text:p>
          </table:table-cell>
          <table:table-cell office:value-type="float" office:value="20.6693059999999988"/>
          <table:table-cell office:value-type="float" office:value="-103.3683120000000031"/>
          <table:table-cell office:value-type="float" office:value="20.6670400000000001"/>
          <table:table-cell office:value-type="float" office:value="-103.3724440000000016"/>
        </table:table-row>
        <table:table-row>
          <table:table-cell office:value-type="string">
            <text:p>87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float" office:value="20.6704259999999991"/>
          <table:table-cell office:value-type="float" office:value="-103.3733780000000024"/>
          <table:table-cell office:value-type="float" office:value="20.6931100000000008"/>
          <table:table-cell office:value-type="float" office:value="-103.3729799999999983"/>
        </table:table-row>
        <table:table-row>
          <table:table-cell office:value-type="string">
            <text:p>87</text:p>
          </table:table-cell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float" office:value="20.6704259999999991"/>
          <table:table-cell office:value-type="float" office:value="-103.3733780000000024"/>
          <table:table-cell office:value-type="float" office:value="20.6871960000000001"/>
          <table:table-cell office:value-type="float" office:value="-103.3505250000000046"/>
        </table:table-row>
        <table:table-row>
          <table:table-cell office:value-type="string">
            <text:p>87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  <table:table-cell office:value-type="float" office:value="20.6704259999999991"/>
          <table:table-cell office:value-type="float" office:value="-103.3733780000000024"/>
          <table:table-cell office:value-type="float" office:value="20.6686799999999984"/>
          <table:table-cell office:value-type="float" office:value="-103.3730999999999938"/>
        </table:table-row>
        <table:table-row>
          <table:table-cell office:value-type="string">
            <text:p>87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float" office:value="20.6704259999999991"/>
          <table:table-cell office:value-type="float" office:value="-103.3733780000000024"/>
          <table:table-cell office:value-type="float" office:value="20.6773150000000001"/>
          <table:table-cell office:value-type="float" office:value="-103.3534144999999995"/>
        </table:table-row>
        <table:table-row>
          <table:table-cell office:value-type="string">
            <text:p>87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float" office:value="20.6704259999999991"/>
          <table:table-cell office:value-type="float" office:value="-103.3733780000000024"/>
          <table:table-cell office:value-type="float" office:value="20.6737560000000009"/>
          <table:table-cell office:value-type="float" office:value="-103.3726130000000012"/>
        </table:table-row>
        <table:table-row>
          <table:table-cell office:value-type="string">
            <text:p>87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float" office:value="20.6704259999999991"/>
          <table:table-cell office:value-type="float" office:value="-103.3733780000000024"/>
          <table:table-cell office:value-type="float" office:value="20.6740865000000014"/>
          <table:table-cell office:value-type="float" office:value="-103.3563196000000062"/>
        </table:table-row>
        <table:table-row>
          <table:table-cell office:value-type="string">
            <text:p>87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float" office:value="20.6704259999999991"/>
          <table:table-cell office:value-type="float" office:value="-103.3733780000000024"/>
          <table:table-cell office:value-type="float" office:value="20.6741320000000002"/>
          <table:table-cell office:value-type="float" office:value="-103.3661390000000040"/>
        </table:table-row>
        <table:table-row>
          <table:table-cell office:value-type="string">
            <text:p>87</text:p>
          </table:table-cell>
          <table:table-cell office:value-type="string">
            <text:p>70</text:p>
          </table:table-cell>
          <table:table-cell office:value-type="string">
            <text:p>6</text:p>
          </table:table-cell>
          <table:table-cell office:value-type="float" office:value="20.6704259999999991"/>
          <table:table-cell office:value-type="float" office:value="-103.3733780000000024"/>
          <table:table-cell office:value-type="float" office:value="20.6705119999999987"/>
          <table:table-cell office:value-type="float" office:value="-103.3683060000000040"/>
        </table:table-row>
        <table:table-row>
          <table:table-cell office:value-type="string">
            <text:p>88</text:p>
          </table:table-cell>
          <table:table-cell office:value-type="string">
            <text:p>163</text:p>
          </table:table-cell>
          <table:table-cell office:value-type="string">
            <text:p>5</text:p>
          </table:table-cell>
          <table:table-cell office:value-type="float" office:value="20.6670400000000001"/>
          <table:table-cell office:value-type="float" office:value="-103.3724440000000016"/>
          <table:table-cell office:value-type="float" office:value="20.6890999999999998"/>
          <table:table-cell office:value-type="float" office:value="-103.3507100000000065"/>
        </table:table-row>
        <table:table-row>
          <table:table-cell office:value-type="string">
            <text:p>88</text:p>
          </table:table-cell>
          <table:table-cell office:value-type="string">
            <text:p>202</text:p>
          </table:table-cell>
          <table:table-cell office:value-type="string">
            <text:p>1</text:p>
          </table:table-cell>
          <table:table-cell office:value-type="float" office:value="20.6670400000000001"/>
          <table:table-cell office:value-type="float" office:value="-103.3724440000000016"/>
          <table:table-cell office:value-type="float" office:value="20.6686799999999984"/>
          <table:table-cell office:value-type="float" office:value="-103.3730999999999938"/>
        </table:table-row>
        <table:table-row>
          <table:table-cell office:value-type="string">
            <text:p>88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float" office:value="20.6670400000000001"/>
          <table:table-cell office:value-type="float" office:value="-103.3724440000000016"/>
          <table:table-cell office:value-type="float" office:value="20.6787770000000002"/>
          <table:table-cell office:value-type="float" office:value="-103.3540349999999961"/>
        </table:table-row>
        <table:table-row>
          <table:table-cell office:value-type="string">
            <text:p>9</text:p>
          </table:table-cell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float" office:value="20.6667710000000007"/>
          <table:table-cell office:value-type="float" office:value="-103.3505619999999965"/>
          <table:table-cell office:value-type="float" office:value="20.6862279999999998"/>
          <table:table-cell office:value-type="float" office:value="-103.3363049999999959"/>
        </table:table-row>
        <table:table-row>
          <table:table-cell office:value-type="string">
            <text:p>9</text:p>
          </table:table-cell>
          <table:table-cell office:value-type="string">
            <text:p>256</text:p>
          </table:table-cell>
          <table:table-cell office:value-type="string">
            <text:p>1</text:p>
          </table:table-cell>
          <table:table-cell office:value-type="float" office:value="20.6667710000000007"/>
          <table:table-cell office:value-type="float" office:value="-103.3505619999999965"/>
          <table:table-cell office:value-type="float" office:value="20.6639862000000001"/>
          <table:table-cell office:value-type="float" office:value="-103.3480775000000023"/>
        </table:table-row>
        <table:table-row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float" office:value="20.6667710000000007"/>
          <table:table-cell office:value-type="float" office:value="-103.3505619999999965"/>
          <table:table-cell office:value-type="float" office:value="20.6795049999999989"/>
          <table:table-cell office:value-type="float" office:value="-103.3397530000000017"/>
        </table:table-row>
        <table:table-row>
          <table:table-cell office:value-type="string">
            <text:p>9</text:p>
          </table:table-cell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float" office:value="20.6667710000000007"/>
          <table:table-cell office:value-type="float" office:value="-103.3505619999999965"/>
          <table:table-cell office:value-type="float" office:value="20.6702429999999993"/>
          <table:table-cell office:value-type="float" office:value="-103.3461949999999945"/>
        </table:table-row>
        <table:table-row>
          <table:table-cell office:value-type="string">
            <text:p>9</text:p>
          </table:table-cell>
          <table:table-cell office:value-type="string">
            <text:p>80</text:p>
          </table:table-cell>
          <table:table-cell office:value-type="string">
            <text:p>2</text:p>
          </table:table-cell>
          <table:table-cell office:value-type="float" office:value="20.6667710000000007"/>
          <table:table-cell office:value-type="float" office:value="-103.3505619999999965"/>
          <table:table-cell office:value-type="float" office:value="20.6679460000000006"/>
          <table:table-cell office:value-type="float" office:value="-103.3467749999999938"/>
        </table:table-row>
        <table:table-row>
          <table:table-cell office:value-type="string">
            <text:p>92</text:p>
          </table:table-cell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float" office:value="20.7263759999999984"/>
          <table:table-cell office:value-type="float" office:value="-103.3974659999999943"/>
          <table:table-cell office:value-type="float" office:value="20.6890999999999998"/>
          <table:table-cell office:value-type="float" office:value="-103.3480600000000038"/>
        </table:table-row>
        <table:table-row>
          <table:table-cell office:value-type="string">
            <text:p>98</text:p>
          </table:table-cell>
          <table:table-cell office:value-type="string">
            <text:p>103</text:p>
          </table:table-cell>
          <table:table-cell office:value-type="string">
            <text:p>1</text:p>
          </table:table-cell>
          <table:table-cell office:value-type="float" office:value="20.7220100000000009"/>
          <table:table-cell office:value-type="float" office:value="-103.3942700000000059"/>
          <table:table-cell office:value-type="float" office:value="20.7204380000000015"/>
          <table:table-cell office:value-type="float" office:value="-103.3918939999999935"/>
        </table:table-row>
        <table:table-row>
          <table:table-cell office:value-type="string">
            <text:p>98</text:p>
          </table:table-cell>
          <table:table-cell office:value-type="string">
            <text:p>291</text:p>
          </table:table-cell>
          <table:table-cell office:value-type="string">
            <text:p>1</text:p>
          </table:table-cell>
          <table:table-cell office:value-type="float" office:value="20.7220100000000009"/>
          <table:table-cell office:value-type="float" office:value="-103.3942700000000059"/>
          <table:table-cell office:value-type="float" office:value="20.7383699999999997"/>
          <table:table-cell office:value-type="float" office:value="-103.3805700000000058"/>
        </table:table-row>
        <table:table-row>
          <table:table-cell office:value-type="string">
            <text:p>98</text:p>
          </table:table-cell>
          <table:table-cell office:value-type="string">
            <text:p>296</text:p>
          </table:table-cell>
          <table:table-cell office:value-type="string">
            <text:p>2</text:p>
          </table:table-cell>
          <table:table-cell office:value-type="float" office:value="20.7220100000000009"/>
          <table:table-cell office:value-type="float" office:value="-103.3942700000000059"/>
          <table:table-cell office:value-type="float" office:value="20.7136500000000012"/>
          <table:table-cell office:value-type="float" office:value="-103.3774200000000008"/>
        </table:table-row>
        <table:table-row>
          <table:table-cell office:value-type="string">
            <text:p>98</text:p>
          </table:table-cell>
          <table:table-cell office:value-type="string">
            <text:p>98</text:p>
          </table:table-cell>
          <table:table-cell office:value-type="string">
            <text:p>1</text:p>
          </table:table-cell>
          <table:table-cell office:value-type="float" office:value="20.7220100000000009"/>
          <table:table-cell office:value-type="float" office:value="-103.3942700000000059"/>
          <table:table-cell office:value-type="float" office:value="20.7220100000000009"/>
          <table:table-cell office:value-type="float" office:value="-103.39427000000000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